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d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bdi</text:p>
          </table:table-cell>
          <table:table-cell office:value-type="string" calcext:value-type="string">
            <text:p>Sanae</text:p>
          </table:table-cell>
          <table:table-cell table:formula="of:=CONCATENATE([.B2]; &quot; &quot;;[.A2])" office:value-type="string" office:string-value="Sanae Abdi" calcext:value-type="string">
            <text:p>Sanae Abdi</text:p>
          </table:table-cell>
          <table:table-cell office:value-type="string" calcext:value-type="string">
            <text:p>F</text:p>
          </table:table-cell>
          <table:table-cell office:value-type="float" office:value="861028" calcext:value-type="float">
            <text:p>861028</text:p>
          </table:table-cell>
        </table:table-row>
        <table:table-row table:style-name="ro1">
          <table:table-cell office:value-type="string" calcext:value-type="string">
            <text:p>Akbulut</text:p>
          </table:table-cell>
          <table:table-cell office:value-type="string" calcext:value-type="string">
            <text:p>Gökay</text:p>
          </table:table-cell>
          <table:table-cell table:formula="of:=CONCATENATE([.B3]; &quot; &quot;;[.A3])" office:value-type="string" office:string-value="Gökay Akbulut" calcext:value-type="string">
            <text:p>Gökay Akbulut</text:p>
          </table:table-cell>
          <table:table-cell office:value-type="string" calcext:value-type="string">
            <text:p>F</text:p>
          </table:table-cell>
          <table:table-cell office:value-type="float" office:value="857082" calcext:value-type="float">
            <text:p>857082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Valentin</text:p>
          </table:table-cell>
          <table:table-cell table:formula="of:=CONCATENATE([.B4]; &quot; &quot;;[.A4])" office:value-type="string" office:string-value="Valentin Abel" calcext:value-type="string">
            <text:p>Valentin Abel</text:p>
          </table:table-cell>
          <table:table-cell office:value-type="string" calcext:value-type="string">
            <text:p>M</text:p>
          </table:table-cell>
          <table:table-cell office:value-type="float" office:value="860100" calcext:value-type="float">
            <text:p>860100</text:p>
          </table:table-cell>
        </table:table-row>
        <table:table-row table:style-name="ro1">
          <table:table-cell office:value-type="string" calcext:value-type="string">
            <text:p>Al-Dailami</text:p>
          </table:table-cell>
          <table:table-cell office:value-type="string" calcext:value-type="string">
            <text:p>Ali</text:p>
          </table:table-cell>
          <table:table-cell table:formula="of:=CONCATENATE([.B5]; &quot; &quot;;[.A5])" office:value-type="string" office:string-value="Ali Al-Dailami" calcext:value-type="string">
            <text:p>Ali Al-Dailami</text:p>
          </table:table-cell>
          <table:table-cell office:value-type="string" calcext:value-type="string">
            <text:p>M</text:p>
          </table:table-cell>
          <table:table-cell office:value-type="float" office:value="860114" calcext:value-type="float">
            <text:p>860114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Knut</text:p>
          </table:table-cell>
          <table:table-cell table:formula="of:=CONCATENATE([.B6]; &quot; &quot;;[.A6])" office:value-type="string" office:string-value="Knut Abraham" calcext:value-type="string">
            <text:p>Knut Abraham</text:p>
          </table:table-cell>
          <table:table-cell office:value-type="string" calcext:value-type="string">
            <text:p>M</text:p>
          </table:table-cell>
          <table:table-cell office:value-type="float" office:value="860546" calcext:value-type="float">
            <text:p>860546</text:p>
          </table:table-cell>
        </table:table-row>
        <table:table-row table:style-name="ro1">
          <table:table-cell office:value-type="string" calcext:value-type="string">
            <text:p>Al-Halak</text:p>
          </table:table-cell>
          <table:table-cell office:value-type="string" calcext:value-type="string">
            <text:p>Muhanad</text:p>
          </table:table-cell>
          <table:table-cell table:formula="of:=CONCATENATE([.B7]; &quot; &quot;;[.A7])" office:value-type="string" office:string-value="Muhanad Al-Halak" calcext:value-type="string">
            <text:p>Muhanad Al-Halak</text:p>
          </table:table-cell>
          <table:table-cell office:value-type="string" calcext:value-type="string">
            <text:p>M</text:p>
          </table:table-cell>
          <table:table-cell office:value-type="float" office:value="860118" calcext:value-type="float">
            <text:p>860118</text:p>
          </table:table-cell>
        </table:table-row>
        <table:table-row table:style-name="ro1">
          <table:table-cell office:value-type="string" calcext:value-type="string">
            <text:p>Adler</text:p>
          </table:table-cell>
          <table:table-cell office:value-type="string" calcext:value-type="string">
            <text:p>Katja</text:p>
          </table:table-cell>
          <table:table-cell table:formula="of:=CONCATENATE([.B8]; &quot; &quot;;[.A8])" office:value-type="string" office:string-value="Katja Adler" calcext:value-type="string">
            <text:p>Katja Adler</text:p>
          </table:table-cell>
          <table:table-cell office:value-type="string" calcext:value-type="string">
            <text:p>F</text:p>
          </table:table-cell>
          <table:table-cell office:value-type="float" office:value="860102" calcext:value-type="float">
            <text:p>860102</text:p>
          </table:table-cell>
        </table:table-row>
        <table:table-row table:style-name="ro1">
          <table:table-cell office:value-type="string" calcext:value-type="string">
            <text:p>Alabali-Radovan</text:p>
          </table:table-cell>
          <table:table-cell office:value-type="string" calcext:value-type="string">
            <text:p>Reem</text:p>
          </table:table-cell>
          <table:table-cell table:formula="of:=CONCATENATE([.B9]; &quot; &quot;;[.A9])" office:value-type="string" office:string-value="Reem Alabali-Radovan" calcext:value-type="string">
            <text:p>Reem Alabali-Radovan</text:p>
          </table:table-cell>
          <table:table-cell office:value-type="string" calcext:value-type="string">
            <text:p>F</text:p>
          </table:table-cell>
          <table:table-cell office:value-type="float" office:value="860830" calcext:value-type="float">
            <text:p>860830</text:p>
          </table:table-cell>
        </table:table-row>
        <table:table-row table:style-name="ro1">
          <table:table-cell office:value-type="string" calcext:value-type="string">
            <text:p>Aeffner</text:p>
          </table:table-cell>
          <table:table-cell office:value-type="string" calcext:value-type="string">
            <text:p>Stephanie</text:p>
          </table:table-cell>
          <table:table-cell table:formula="of:=CONCATENATE([.B10]; &quot; &quot;;[.A10])" office:value-type="string" office:string-value="Stephanie Aeffner" calcext:value-type="string">
            <text:p>Stephanie Aeffner</text:p>
          </table:table-cell>
          <table:table-cell office:value-type="string" calcext:value-type="string">
            <text:p>F</text:p>
          </table:table-cell>
          <table:table-cell office:value-type="float" office:value="860154" calcext:value-type="float">
            <text:p>860154</text:p>
          </table:table-cell>
        </table:table-row>
        <table:table-row table:style-name="ro1">
          <table:table-cell office:value-type="string" calcext:value-type="string">
            <text:p>Albani</text:p>
          </table:table-cell>
          <table:table-cell office:value-type="string" calcext:value-type="string">
            <text:p>Stephan</text:p>
          </table:table-cell>
          <table:table-cell table:formula="of:=CONCATENATE([.B11]; &quot; &quot;;[.A11])" office:value-type="string" office:string-value="Stephan Albani" calcext:value-type="string">
            <text:p>Stephan Albani</text:p>
          </table:table-cell>
          <table:table-cell office:value-type="string" calcext:value-type="string">
            <text:p>M</text:p>
          </table:table-cell>
          <table:table-cell office:value-type="float" office:value="857088" calcext:value-type="float">
            <text:p>857088</text:p>
          </table:table-cell>
        </table:table-row>
        <table:table-row table:style-name="ro1">
          <table:table-cell office:value-type="string" calcext:value-type="string">
            <text:p>Ahmetovic</text:p>
          </table:table-cell>
          <table:table-cell office:value-type="string" calcext:value-type="string">
            <text:p>Adis</text:p>
          </table:table-cell>
          <table:table-cell table:formula="of:=CONCATENATE([.B12]; &quot; &quot;;[.A12])" office:value-type="string" office:string-value="Adis Ahmetovic" calcext:value-type="string">
            <text:p>Adis Ahmetovic</text:p>
          </table:table-cell>
          <table:table-cell office:value-type="string" calcext:value-type="string">
            <text:p>M</text:p>
          </table:table-cell>
          <table:table-cell office:value-type="float" office:value="861876" calcext:value-type="float">
            <text:p>861876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Renata</text:p>
          </table:table-cell>
          <table:table-cell table:formula="of:=CONCATENATE([.B13]; &quot; &quot;;[.A13])" office:value-type="string" office:string-value="Renata Alt" calcext:value-type="string">
            <text:p>Renata Alt</text:p>
          </table:table-cell>
          <table:table-cell office:value-type="string" calcext:value-type="string">
            <text:p>F</text:p>
          </table:table-cell>
          <table:table-cell office:value-type="float" office:value="857098" calcext:value-type="float">
            <text:p>857098</text:p>
          </table:table-cell>
        </table:table-row>
        <table:table-row table:style-name="ro1">
          <table:table-cell office:value-type="string" calcext:value-type="string">
            <text:p>Altenkamp</text:p>
          </table:table-cell>
          <table:table-cell office:value-type="string" calcext:value-type="string">
            <text:p>Norbert Maria</text:p>
          </table:table-cell>
          <table:table-cell table:formula="of:=CONCATENATE([.B14]; &quot; &quot;;[.A14])" office:value-type="string" office:string-value="Norbert Maria Altenkamp" calcext:value-type="string">
            <text:p>Norbert Maria Altenkamp</text:p>
          </table:table-cell>
          <table:table-cell office:value-type="string" calcext:value-type="string">
            <text:p>M</text:p>
          </table:table-cell>
          <table:table-cell office:value-type="float" office:value="857102" calcext:value-type="float">
            <text:p>857102</text:p>
          </table:table-cell>
        </table:table-row>
        <table:table-row table:style-name="ro1">
          <table:table-cell office:value-type="string" calcext:value-type="string">
            <text:p>Amthor</text:p>
          </table:table-cell>
          <table:table-cell office:value-type="string" calcext:value-type="string">
            <text:p>Philipp</text:p>
          </table:table-cell>
          <table:table-cell table:formula="of:=CONCATENATE([.B15]; &quot; &quot;;[.A15])" office:value-type="string" office:string-value="Philipp Amthor" calcext:value-type="string">
            <text:p>Philipp Amthor</text:p>
          </table:table-cell>
          <table:table-cell office:value-type="string" calcext:value-type="string">
            <text:p>M</text:p>
          </table:table-cell>
          <table:table-cell office:value-type="float" office:value="857086" calcext:value-type="float">
            <text:p>857086</text:p>
          </table:table-cell>
        </table:table-row>
        <table:table-row table:style-name="ro1">
          <table:table-cell office:value-type="string" calcext:value-type="string">
            <text:p>Amtsberg</text:p>
          </table:table-cell>
          <table:table-cell office:value-type="string" calcext:value-type="string">
            <text:p>Luise</text:p>
          </table:table-cell>
          <table:table-cell table:formula="of:=CONCATENATE([.B16]; &quot; &quot;;[.A16])" office:value-type="string" office:string-value="Luise Amtsberg" calcext:value-type="string">
            <text:p>Luise Amtsberg</text:p>
          </table:table-cell>
          <table:table-cell office:value-type="string" calcext:value-type="string">
            <text:p>F</text:p>
          </table:table-cell>
          <table:table-cell office:value-type="float" office:value="857104" calcext:value-type="float">
            <text:p>857104</text:p>
          </table:table-cell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Dagmar</text:p>
          </table:table-cell>
          <table:table-cell table:formula="of:=CONCATENATE([.B17]; &quot; &quot;;[.A17])" office:value-type="string" office:string-value="Dagmar Andres" calcext:value-type="string">
            <text:p>Dagmar Andres</text:p>
          </table:table-cell>
          <table:table-cell office:value-type="string" calcext:value-type="string">
            <text:p>F</text:p>
          </table:table-cell>
          <table:table-cell office:value-type="float" office:value="860980" calcext:value-type="float">
            <text:p>860980</text:p>
          </table:table-cell>
        </table:table-row>
        <table:table-row table:style-name="ro1">
          <table:table-cell office:value-type="string" calcext:value-type="string">
            <text:p>Annen</text:p>
          </table:table-cell>
          <table:table-cell office:value-type="string" calcext:value-type="string">
            <text:p>Niels</text:p>
          </table:table-cell>
          <table:table-cell table:formula="of:=CONCATENATE([.B18]; &quot; &quot;;[.A18])" office:value-type="string" office:string-value="Niels Annen" calcext:value-type="string">
            <text:p>Niels Annen</text:p>
          </table:table-cell>
          <table:table-cell office:value-type="string" calcext:value-type="string">
            <text:p>M</text:p>
          </table:table-cell>
          <table:table-cell office:value-type="float" office:value="857106" calcext:value-type="float">
            <text:p>857106</text:p>
          </table:table-cell>
        </table:table-row>
        <table:table-row table:style-name="ro1">
          <table:table-cell office:value-type="string" calcext:value-type="string">
            <text:p>Arlt</text:p>
          </table:table-cell>
          <table:table-cell office:value-type="string" calcext:value-type="string">
            <text:p>Johannes</text:p>
          </table:table-cell>
          <table:table-cell table:formula="of:=CONCATENATE([.B19]; &quot; &quot;;[.A19])" office:value-type="string" office:string-value="Johannes Arlt" calcext:value-type="string">
            <text:p>Johannes Arlt</text:p>
          </table:table-cell>
          <table:table-cell office:value-type="string" calcext:value-type="string">
            <text:p>M</text:p>
          </table:table-cell>
          <table:table-cell office:value-type="float" office:value="860828" calcext:value-type="float">
            <text:p>860828</text:p>
          </table:table-cell>
        </table:table-row>
        <table:table-row table:style-name="ro1">
          <table:table-cell office:value-type="string" calcext:value-type="string">
            <text:p>Aschenberg-Dugnus</text:p>
          </table:table-cell>
          <table:table-cell office:value-type="string" calcext:value-type="string">
            <text:p>Christine</text:p>
          </table:table-cell>
          <table:table-cell table:formula="of:=CONCATENATE([.B20]; &quot; &quot;;[.A20])" office:value-type="string" office:string-value="Christine Aschenberg-Dugnus" calcext:value-type="string">
            <text:p>Christine Aschenberg-Dugnus</text:p>
          </table:table-cell>
          <table:table-cell office:value-type="string" calcext:value-type="string">
            <text:p>F</text:p>
          </table:table-cell>
          <table:table-cell office:value-type="float" office:value="857094" calcext:value-type="float">
            <text:p>857094</text:p>
          </table:table-cell>
        </table:table-row>
        <table:table-row table:style-name="ro1">
          <table:table-cell office:value-type="string" calcext:value-type="string">
            <text:p>Audretsch</text:p>
          </table:table-cell>
          <table:table-cell office:value-type="string" calcext:value-type="string">
            <text:p>Andreas</text:p>
          </table:table-cell>
          <table:table-cell table:formula="of:=CONCATENATE([.B21]; &quot; &quot;;[.A21])" office:value-type="string" office:string-value="Andreas Audretsch" calcext:value-type="string">
            <text:p>Andreas Audretsch</text:p>
          </table:table-cell>
          <table:table-cell office:value-type="string" calcext:value-type="string">
            <text:p>M</text:p>
          </table:table-cell>
          <table:table-cell office:value-type="float" office:value="860496" calcext:value-type="float">
            <text:p>860496</text:p>
          </table:table-cell>
        </table:table-row>
        <table:table-row table:style-name="ro1">
          <table:table-cell office:value-type="string" calcext:value-type="string">
            <text:p>Auernhammer</text:p>
          </table:table-cell>
          <table:table-cell office:value-type="string" calcext:value-type="string">
            <text:p>Artur</text:p>
          </table:table-cell>
          <table:table-cell table:formula="of:=CONCATENATE([.B22]; &quot; &quot;;[.A22])" office:value-type="string" office:string-value="Artur Auernhammer" calcext:value-type="string">
            <text:p>Artur Auernhammer</text:p>
          </table:table-cell>
          <table:table-cell office:value-type="string" calcext:value-type="string">
            <text:p>M</text:p>
          </table:table-cell>
          <table:table-cell office:value-type="float" office:value="857084" calcext:value-type="float">
            <text:p>857084</text:p>
          </table:table-cell>
        </table:table-row>
        <table:table-row table:style-name="ro1">
          <table:table-cell office:value-type="string" calcext:value-type="string">
            <text:p>Aumer</text:p>
          </table:table-cell>
          <table:table-cell office:value-type="string" calcext:value-type="string">
            <text:p>Peter</text:p>
          </table:table-cell>
          <table:table-cell table:formula="of:=CONCATENATE([.B23]; &quot; &quot;;[.A23])" office:value-type="string" office:string-value="Peter Aumer" calcext:value-type="string">
            <text:p>Peter Aumer</text:p>
          </table:table-cell>
          <table:table-cell office:value-type="string" calcext:value-type="string">
            <text:p>M</text:p>
          </table:table-cell>
          <table:table-cell office:value-type="float" office:value="857090" calcext:value-type="float">
            <text:p>857090</text:p>
          </table:table-cell>
        </table:table-row>
        <table:table-row table:style-name="ro1">
          <table:table-cell office:value-type="string" calcext:value-type="string">
            <text:p>Außendorf</text:p>
          </table:table-cell>
          <table:table-cell office:value-type="string" calcext:value-type="string">
            <text:p>Maik</text:p>
          </table:table-cell>
          <table:table-cell table:formula="of:=CONCATENATE([.B24]; &quot; &quot;;[.A24])" office:value-type="string" office:string-value="Maik Außendorf" calcext:value-type="string">
            <text:p>Maik Außendorf</text:p>
          </table:table-cell>
          <table:table-cell office:value-type="string" calcext:value-type="string">
            <text:p>M</text:p>
          </table:table-cell>
          <table:table-cell office:value-type="float" office:value="860932" calcext:value-type="float">
            <text:p>860932</text:p>
          </table:table-cell>
        </table:table-row>
        <table:table-row table:style-name="ro1">
          <table:table-cell office:value-type="string" calcext:value-type="string">
            <text:p>Bacherle</text:p>
          </table:table-cell>
          <table:table-cell office:value-type="string" calcext:value-type="string">
            <text:p>Tobias</text:p>
          </table:table-cell>
          <table:table-cell table:formula="of:=CONCATENATE([.B25]; &quot; &quot;;[.A25])" office:value-type="string" office:string-value="Tobias Bacherle" calcext:value-type="string">
            <text:p>Tobias Bacherle</text:p>
          </table:table-cell>
          <table:table-cell office:value-type="string" calcext:value-type="string">
            <text:p>M</text:p>
          </table:table-cell>
          <table:table-cell office:value-type="float" office:value="860138" calcext:value-type="float">
            <text:p>860138</text:p>
          </table:table-cell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Carolin</text:p>
          </table:table-cell>
          <table:table-cell table:formula="of:=CONCATENATE([.B26]; &quot; &quot;;[.A26])" office:value-type="string" office:string-value="Carolin Bachmann" calcext:value-type="string">
            <text:p>Carolin Bachmann</text:p>
          </table:table-cell>
          <table:table-cell office:value-type="string" calcext:value-type="string">
            <text:p>F</text:p>
          </table:table-cell>
          <table:table-cell office:value-type="float" office:value="863318" calcext:value-type="float">
            <text:p>863318</text:p>
          </table:table-cell>
        </table:table-row>
        <table:table-row table:style-name="ro1">
          <table:table-cell office:value-type="string" calcext:value-type="string">
            <text:p>Badum</text:p>
          </table:table-cell>
          <table:table-cell office:value-type="string" calcext:value-type="string">
            <text:p>Lisa</text:p>
          </table:table-cell>
          <table:table-cell table:formula="of:=CONCATENATE([.B27]; &quot; &quot;;[.A27])" office:value-type="string" office:string-value="Lisa Badum" calcext:value-type="string">
            <text:p>Lisa Badum</text:p>
          </table:table-cell>
          <table:table-cell office:value-type="string" calcext:value-type="string">
            <text:p>F</text:p>
          </table:table-cell>
          <table:table-cell office:value-type="float" office:value="857148" calcext:value-type="float">
            <text:p>857148</text:p>
          </table:table-cell>
        </table:table-row>
        <table:table-row table:style-name="ro1">
          <table:table-cell office:value-type="string" calcext:value-type="string">
            <text:p>Baehrens</text:p>
          </table:table-cell>
          <table:table-cell office:value-type="string" calcext:value-type="string">
            <text:p>Heike</text:p>
          </table:table-cell>
          <table:table-cell table:formula="of:=CONCATENATE([.B28]; &quot; &quot;;[.A28])" office:value-type="string" office:string-value="Heike Baehrens" calcext:value-type="string">
            <text:p>Heike Baehrens</text:p>
          </table:table-cell>
          <table:table-cell office:value-type="string" calcext:value-type="string">
            <text:p>F</text:p>
          </table:table-cell>
          <table:table-cell office:value-type="float" office:value="857144" calcext:value-type="float">
            <text:p>857144</text:p>
          </table:table-cell>
        </table:table-row>
        <table:table-row table:style-name="ro1">
          <table:table-cell office:value-type="string" calcext:value-type="string">
            <text:p>Bär</text:p>
          </table:table-cell>
          <table:table-cell office:value-type="string" calcext:value-type="string">
            <text:p>Dorothee</text:p>
          </table:table-cell>
          <table:table-cell table:formula="of:=CONCATENATE([.B29]; &quot; &quot;;[.A29])" office:value-type="string" office:string-value="Dorothee Bär" calcext:value-type="string">
            <text:p>Dorothee Bär</text:p>
          </table:table-cell>
          <table:table-cell office:value-type="string" calcext:value-type="string">
            <text:p>F</text:p>
          </table:table-cell>
          <table:table-cell office:value-type="float" office:value="857110" calcext:value-type="float">
            <text:p>857110</text:p>
          </table:table-cell>
        </table:table-row>
        <table:table-row table:style-name="ro1">
          <table:table-cell office:value-type="string" calcext:value-type="string">
            <text:p>Bär</text:p>
          </table:table-cell>
          <table:table-cell office:value-type="string" calcext:value-type="string">
            <text:p>Karl</text:p>
          </table:table-cell>
          <table:table-cell table:formula="of:=CONCATENATE([.B30]; &quot; &quot;;[.A30])" office:value-type="string" office:string-value="Karl Bär" calcext:value-type="string">
            <text:p>Karl Bär</text:p>
          </table:table-cell>
          <table:table-cell office:value-type="string" calcext:value-type="string">
            <text:p>M</text:p>
          </table:table-cell>
          <table:table-cell office:value-type="float" office:value="860334" calcext:value-type="float">
            <text:p>860334</text:p>
          </table:table-cell>
        </table:table-row>
        <table:table-row table:style-name="ro1">
          <table:table-cell office:value-type="string" calcext:value-type="string">
            <text:p>Baerbock</text:p>
          </table:table-cell>
          <table:table-cell office:value-type="string" calcext:value-type="string">
            <text:p>Annalena</text:p>
          </table:table-cell>
          <table:table-cell table:formula="of:=CONCATENATE([.B31]; &quot; &quot;;[.A31])" office:value-type="string" office:string-value="Annalena Baerbock" calcext:value-type="string">
            <text:p>Annalena Baerbock</text:p>
          </table:table-cell>
          <table:table-cell office:value-type="string" calcext:value-type="string">
            <text:p>F</text:p>
          </table:table-cell>
          <table:table-cell office:value-type="float" office:value="857150" calcext:value-type="float">
            <text:p>857150</text:p>
          </table:table-cell>
        </table:table-row>
        <table:table-row table:style-name="ro1">
          <table:table-cell office:value-type="string" calcext:value-type="string">
            <text:p>Bahr</text:p>
          </table:table-cell>
          <table:table-cell office:value-type="string" calcext:value-type="string">
            <text:p>Ulrike</text:p>
          </table:table-cell>
          <table:table-cell table:formula="of:=CONCATENATE([.B32]; &quot; &quot;;[.A32])" office:value-type="string" office:string-value="Ulrike Bahr" calcext:value-type="string">
            <text:p>Ulrike Bahr</text:p>
          </table:table-cell>
          <table:table-cell office:value-type="string" calcext:value-type="string">
            <text:p>F</text:p>
          </table:table-cell>
          <table:table-cell office:value-type="float" office:value="857152" calcext:value-type="float">
            <text:p>857152</text:p>
          </table:table-cell>
        </table:table-row>
        <table:table-row table:style-name="ro1">
          <table:table-cell office:value-type="string" calcext:value-type="string">
            <text:p>Baldy</text:p>
          </table:table-cell>
          <table:table-cell office:value-type="string" calcext:value-type="string">
            <text:p>Daniel</text:p>
          </table:table-cell>
          <table:table-cell table:formula="of:=CONCATENATE([.B33]; &quot; &quot;;[.A33])" office:value-type="string" office:string-value="Daniel Baldy" calcext:value-type="string">
            <text:p>Daniel Baldy</text:p>
          </table:table-cell>
          <table:table-cell office:value-type="string" calcext:value-type="string">
            <text:p>M</text:p>
          </table:table-cell>
          <table:table-cell office:value-type="float" office:value="861186" calcext:value-type="float">
            <text:p>861186</text:p>
          </table:table-cell>
        </table:table-row>
        <table:table-row table:style-name="ro1">
          <table:table-cell office:value-type="string" calcext:value-type="string">
            <text:p>Banaszak</text:p>
          </table:table-cell>
          <table:table-cell office:value-type="string" calcext:value-type="string">
            <text:p>Felix</text:p>
          </table:table-cell>
          <table:table-cell table:formula="of:=CONCATENATE([.B34]; &quot; &quot;;[.A34])" office:value-type="string" office:string-value="Felix Banaszak" calcext:value-type="string">
            <text:p>Felix Banaszak</text:p>
          </table:table-cell>
          <table:table-cell office:value-type="string" calcext:value-type="string">
            <text:p>M</text:p>
          </table:table-cell>
          <table:table-cell office:value-type="float" office:value="860904" calcext:value-type="float">
            <text:p>860904</text:p>
          </table:table-cell>
        </table:table-row>
        <table:table-row table:style-name="ro1">
          <table:table-cell office:value-type="string" calcext:value-type="string">
            <text:p>Baradari</text:p>
          </table:table-cell>
          <table:table-cell office:value-type="string" calcext:value-type="string">
            <text:p>Nezahat</text:p>
          </table:table-cell>
          <table:table-cell table:formula="of:=CONCATENATE([.B35]; &quot; &quot;;[.A35])" office:value-type="string" office:string-value="Nezahat Baradari" calcext:value-type="string">
            <text:p>Nezahat Baradari</text:p>
          </table:table-cell>
          <table:table-cell office:value-type="string" calcext:value-type="string">
            <text:p>F</text:p>
          </table:table-cell>
          <table:table-cell office:value-type="float" office:value="857122" calcext:value-type="float">
            <text:p>857122</text:p>
          </table:table-cell>
        </table:table-row>
        <table:table-row table:style-name="ro1">
          <table:table-cell office:value-type="string" calcext:value-type="string">
            <text:p>Bareiß</text:p>
          </table:table-cell>
          <table:table-cell office:value-type="string" calcext:value-type="string">
            <text:p>Thomas</text:p>
          </table:table-cell>
          <table:table-cell table:formula="of:=CONCATENATE([.B36]; &quot; &quot;;[.A36])" office:value-type="string" office:string-value="Thomas Bareiß" calcext:value-type="string">
            <text:p>Thomas Bareiß</text:p>
          </table:table-cell>
          <table:table-cell office:value-type="string" calcext:value-type="string">
            <text:p>M</text:p>
          </table:table-cell>
          <table:table-cell office:value-type="float" office:value="857138" calcext:value-type="float">
            <text:p>857138</text:p>
          </table:table-cell>
        </table:table-row>
        <table:table-row table:style-name="ro1">
          <table:table-cell office:value-type="string" calcext:value-type="string">
            <text:p>Bartol</text:p>
          </table:table-cell>
          <table:table-cell office:value-type="string" calcext:value-type="string">
            <text:p>Sören</text:p>
          </table:table-cell>
          <table:table-cell table:formula="of:=CONCATENATE([.B37]; &quot; &quot;;[.A37])" office:value-type="string" office:string-value="Sören Bartol" calcext:value-type="string">
            <text:p>Sören Bartol</text:p>
          </table:table-cell>
          <table:table-cell office:value-type="string" calcext:value-type="string">
            <text:p>M</text:p>
          </table:table-cell>
          <table:table-cell office:value-type="float" office:value="857132" calcext:value-type="float">
            <text:p>857132</text:p>
          </table:table-cell>
        </table:table-row>
        <table:table-row table:style-name="ro1">
          <table:table-cell office:value-type="string" calcext:value-type="string">
            <text:p>Bartsch</text:p>
          </table:table-cell>
          <table:table-cell office:value-type="string" calcext:value-type="string">
            <text:p>Dr. Dietmar</text:p>
          </table:table-cell>
          <table:table-cell table:formula="of:=CONCATENATE([.B38]; &quot; &quot;;[.A38])" office:value-type="string" office:string-value="Dr. Dietmar Bartsch" calcext:value-type="string">
            <text:p>Dr. Dietmar Bartsch</text:p>
          </table:table-cell>
          <table:table-cell office:value-type="string" calcext:value-type="string">
            <text:p>M</text:p>
          </table:table-cell>
          <table:table-cell office:value-type="float" office:value="857154" calcext:value-type="float">
            <text:p>857154</text:p>
          </table:table-cell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Bärbel</text:p>
          </table:table-cell>
          <table:table-cell table:formula="of:=CONCATENATE([.B39]; &quot; &quot;;[.A39])" office:value-type="string" office:string-value="Bärbel Bas" calcext:value-type="string">
            <text:p>Bärbel Bas</text:p>
          </table:table-cell>
          <table:table-cell office:value-type="string" calcext:value-type="string">
            <text:p>F</text:p>
          </table:table-cell>
          <table:table-cell office:value-type="float" office:value="857120" calcext:value-type="float">
            <text:p>857120</text:p>
          </table:table-cell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Nicole</text:p>
          </table:table-cell>
          <table:table-cell table:formula="of:=CONCATENATE([.B40]; &quot; &quot;;[.A40])" office:value-type="string" office:string-value="Nicole Bauer" calcext:value-type="string">
            <text:p>Nicole Bauer</text:p>
          </table:table-cell>
          <table:table-cell office:value-type="string" calcext:value-type="string">
            <text:p>F</text:p>
          </table:table-cell>
          <table:table-cell office:value-type="float" office:value="857140" calcext:value-type="float">
            <text:p>857140</text:p>
          </table:table-cell>
        </table:table-row>
        <table:table-row table:style-name="ro1">
          <table:table-cell office:value-type="string" calcext:value-type="string">
            <text:p>Baum</text:p>
          </table:table-cell>
          <table:table-cell office:value-type="string" calcext:value-type="string">
            <text:p>Dr. Christina</text:p>
          </table:table-cell>
          <table:table-cell table:formula="of:=CONCATENATE([.B41]; &quot; &quot;;[.A41])" office:value-type="string" office:string-value="Dr. Christina Baum" calcext:value-type="string">
            <text:p>Dr. Christina Baum</text:p>
          </table:table-cell>
          <table:table-cell office:value-type="string" calcext:value-type="string">
            <text:p>F</text:p>
          </table:table-cell>
          <table:table-cell office:value-type="float" office:value="860218" calcext:value-type="float">
            <text:p>860218</text:p>
          </table:table-cell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Dr. Bernd</text:p>
          </table:table-cell>
          <table:table-cell table:formula="of:=CONCATENATE([.B42]; &quot; &quot;;[.A42])" office:value-type="string" office:string-value="Dr. Bernd Baumann" calcext:value-type="string">
            <text:p>Dr. Bernd Baumann</text:p>
          </table:table-cell>
          <table:table-cell office:value-type="string" calcext:value-type="string">
            <text:p>M</text:p>
          </table:table-cell>
          <table:table-cell office:value-type="float" office:value="857160" calcext:value-type="float">
            <text:p>857160</text:p>
          </table:table-cell>
        </table:table-row>
        <table:table-row table:style-name="ro1">
          <table:table-cell office:value-type="string" calcext:value-type="string">
            <text:p>Bayram</text:p>
          </table:table-cell>
          <table:table-cell office:value-type="string" calcext:value-type="string">
            <text:p>Canan</text:p>
          </table:table-cell>
          <table:table-cell table:formula="of:=CONCATENATE([.B43]; &quot; &quot;;[.A43])" office:value-type="string" office:string-value="Canan Bayram" calcext:value-type="string">
            <text:p>Canan Bayram</text:p>
          </table:table-cell>
          <table:table-cell office:value-type="string" calcext:value-type="string">
            <text:p>F</text:p>
          </table:table-cell>
          <table:table-cell office:value-type="float" office:value="857156" calcext:value-type="float">
            <text:p>857156</text:p>
          </table:table-cell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Katharina</text:p>
          </table:table-cell>
          <table:table-cell table:formula="of:=CONCATENATE([.B44]; &quot; &quot;;[.A44])" office:value-type="string" office:string-value="Katharina Beck" calcext:value-type="string">
            <text:p>Katharina Beck</text:p>
          </table:table-cell>
          <table:table-cell office:value-type="string" calcext:value-type="string">
            <text:p>F</text:p>
          </table:table-cell>
          <table:table-cell office:value-type="float" office:value="860700" calcext:value-type="float">
            <text:p>860700</text:p>
          </table:table-cell>
        </table:table-row>
        <table:table-row table:style-name="ro1">
          <table:table-cell office:value-type="string" calcext:value-type="string">
            <text:p>Beckamp</text:p>
          </table:table-cell>
          <table:table-cell office:value-type="string" calcext:value-type="string">
            <text:p>Roger</text:p>
          </table:table-cell>
          <table:table-cell table:formula="of:=CONCATENATE([.B45]; &quot; &quot;;[.A45])" office:value-type="string" office:string-value="Roger Beckamp" calcext:value-type="string">
            <text:p>Roger Beckamp</text:p>
          </table:table-cell>
          <table:table-cell office:value-type="string" calcext:value-type="string">
            <text:p>M</text:p>
          </table:table-cell>
          <table:table-cell office:value-type="float" office:value="860236" calcext:value-type="float">
            <text:p>860236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string" calcext:value-type="string">
            <text:p>Dr. Holger</text:p>
          </table:table-cell>
          <table:table-cell table:formula="of:=CONCATENATE([.B46]; &quot; &quot;;[.A46])" office:value-type="string" office:string-value="Dr. Holger Becker" calcext:value-type="string">
            <text:p>Dr. Holger Becker</text:p>
          </table:table-cell>
          <table:table-cell office:value-type="string" calcext:value-type="string">
            <text:p>M</text:p>
          </table:table-cell>
          <table:table-cell office:value-type="float" office:value="861440" calcext:value-type="float">
            <text:p>861440</text:p>
          </table:table-cell>
        </table:table-row>
        <table:table-row table:style-name="ro1">
          <table:table-cell office:value-type="string" calcext:value-type="string">
            <text:p>Beeck</text:p>
          </table:table-cell>
          <table:table-cell office:value-type="string" calcext:value-type="string">
            <text:p>Jens</text:p>
          </table:table-cell>
          <table:table-cell table:formula="of:=CONCATENATE([.B47]; &quot; &quot;;[.A47])" office:value-type="string" office:string-value="Jens Beeck" calcext:value-type="string">
            <text:p>Jens Beeck</text:p>
          </table:table-cell>
          <table:table-cell office:value-type="string" calcext:value-type="string">
            <text:p>M</text:p>
          </table:table-cell>
          <table:table-cell office:value-type="float" office:value="857142" calcext:value-type="float">
            <text:p>857142</text:p>
          </table:table-cell>
        </table:table-row>
        <table:table-row table:style-name="ro1">
          <table:table-cell office:value-type="string" calcext:value-type="string">
            <text:p>Benner</text:p>
          </table:table-cell>
          <table:table-cell office:value-type="string" calcext:value-type="string">
            <text:p>Lukas</text:p>
          </table:table-cell>
          <table:table-cell table:formula="of:=CONCATENATE([.B48]; &quot; &quot;;[.A48])" office:value-type="string" office:string-value="Lukas Benner" calcext:value-type="string">
            <text:p>Lukas Benner</text:p>
          </table:table-cell>
          <table:table-cell office:value-type="string" calcext:value-type="string">
            <text:p>M</text:p>
          </table:table-cell>
          <table:table-cell office:value-type="float" office:value="861470" calcext:value-type="float">
            <text:p>861470</text:p>
          </table:table-cell>
        </table:table-row>
        <table:table-row table:style-name="ro1">
          <table:table-cell office:value-type="string" calcext:value-type="string">
            <text:p>Berghahn</text:p>
          </table:table-cell>
          <table:table-cell office:value-type="string" calcext:value-type="string">
            <text:p>Jürgen</text:p>
          </table:table-cell>
          <table:table-cell table:formula="of:=CONCATENATE([.B49]; &quot; &quot;;[.A49])" office:value-type="string" office:string-value="Jürgen Berghahn" calcext:value-type="string">
            <text:p>Jürgen Berghahn</text:p>
          </table:table-cell>
          <table:table-cell office:value-type="string" calcext:value-type="string">
            <text:p>M</text:p>
          </table:table-cell>
          <table:table-cell office:value-type="float" office:value="861088" calcext:value-type="float">
            <text:p>861088</text:p>
          </table:table-cell>
        </table:table-row>
        <table:table-row table:style-name="ro1">
          <table:table-cell office:value-type="string" calcext:value-type="string">
            <text:p>Berghegger</text:p>
          </table:table-cell>
          <table:table-cell office:value-type="string" calcext:value-type="string">
            <text:p>Dr. André</text:p>
          </table:table-cell>
          <table:table-cell table:formula="of:=CONCATENATE([.B50]; &quot; &quot;;[.A50])" office:value-type="string" office:string-value="Dr. André Berghegger" calcext:value-type="string">
            <text:p>Dr. André Berghegger</text:p>
          </table:table-cell>
          <table:table-cell office:value-type="string" calcext:value-type="string">
            <text:p>M</text:p>
          </table:table-cell>
          <table:table-cell office:value-type="float" office:value="857124" calcext:value-type="float">
            <text:p>857124</text:p>
          </table:table-cell>
        </table:table-row>
        <table:table-row table:style-name="ro1">
          <table:table-cell office:value-type="string" calcext:value-type="string">
            <text:p>Bergt</text:p>
          </table:table-cell>
          <table:table-cell office:value-type="string" calcext:value-type="string">
            <text:p>Bengt</text:p>
          </table:table-cell>
          <table:table-cell table:formula="of:=CONCATENATE([.B51]; &quot; &quot;;[.A51])" office:value-type="string" office:string-value="Bengt Bergt" calcext:value-type="string">
            <text:p>Bengt Bergt</text:p>
          </table:table-cell>
          <table:table-cell office:value-type="string" calcext:value-type="string">
            <text:p>M</text:p>
          </table:table-cell>
          <table:table-cell office:value-type="float" office:value="861374" calcext:value-type="float">
            <text:p>861374</text:p>
          </table:table-cell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Marc</text:p>
          </table:table-cell>
          <table:table-cell table:formula="of:=CONCATENATE([.B52]; &quot; &quot;;[.A52])" office:value-type="string" office:string-value="Marc Bernhard" calcext:value-type="string">
            <text:p>Marc Bernhard</text:p>
          </table:table-cell>
          <table:table-cell office:value-type="string" calcext:value-type="string">
            <text:p>M</text:p>
          </table:table-cell>
          <table:table-cell office:value-type="float" office:value="857114" calcext:value-type="float">
            <text:p>857114</text:p>
          </table:table-cell>
        </table:table-row>
        <table:table-row table:style-name="ro1">
          <table:table-cell office:value-type="string" calcext:value-type="string">
            <text:p>Beyer</text:p>
          </table:table-cell>
          <table:table-cell office:value-type="string" calcext:value-type="string">
            <text:p>Peter</text:p>
          </table:table-cell>
          <table:table-cell table:formula="of:=CONCATENATE([.B53]; &quot; &quot;;[.A53])" office:value-type="string" office:string-value="Peter Beyer" calcext:value-type="string">
            <text:p>Peter Beyer</text:p>
          </table:table-cell>
          <table:table-cell office:value-type="string" calcext:value-type="string">
            <text:p>M</text:p>
          </table:table-cell>
          <table:table-cell office:value-type="float" office:value="857108" calcext:value-type="float">
            <text:p>857108</text:p>
          </table:table-cell>
        </table:table-row>
        <table:table-row table:style-name="ro1">
          <table:table-cell office:value-type="string" calcext:value-type="string">
            <text:p>Biadacz</text:p>
          </table:table-cell>
          <table:table-cell office:value-type="string" calcext:value-type="string">
            <text:p>Marc</text:p>
          </table:table-cell>
          <table:table-cell table:formula="of:=CONCATENATE([.B54]; &quot; &quot;;[.A54])" office:value-type="string" office:string-value="Marc Biadacz" calcext:value-type="string">
            <text:p>Marc Biadacz</text:p>
          </table:table-cell>
          <table:table-cell office:value-type="string" calcext:value-type="string">
            <text:p>M</text:p>
          </table:table-cell>
          <table:table-cell office:value-type="float" office:value="857126" calcext:value-type="float">
            <text:p>857126</text:p>
          </table:table-cell>
        </table:table-row>
        <table:table-row table:style-name="ro1">
          <table:table-cell office:value-type="string" calcext:value-type="string">
            <text:p>Bilger</text:p>
          </table:table-cell>
          <table:table-cell office:value-type="string" calcext:value-type="string">
            <text:p>Steffen</text:p>
          </table:table-cell>
          <table:table-cell table:formula="of:=CONCATENATE([.B55]; &quot; &quot;;[.A55])" office:value-type="string" office:string-value="Steffen Bilger" calcext:value-type="string">
            <text:p>Steffen Bilger</text:p>
          </table:table-cell>
          <table:table-cell office:value-type="string" calcext:value-type="string">
            <text:p>M</text:p>
          </table:table-cell>
          <table:table-cell office:value-type="float" office:value="857146" calcext:value-type="float">
            <text:p>857146</text:p>
          </table:table-cell>
        </table:table-row>
        <table:table-row table:style-name="ro1">
          <table:table-cell office:value-type="string" calcext:value-type="string">
            <text:p>Birkwald</text:p>
          </table:table-cell>
          <table:table-cell office:value-type="string" calcext:value-type="string">
            <text:p>Matthias W.</text:p>
          </table:table-cell>
          <table:table-cell table:formula="of:=CONCATENATE([.B56]; &quot; &quot;;[.A56])" office:value-type="string" office:string-value="Matthias W. Birkwald" calcext:value-type="string">
            <text:p>Matthias W. Birkwald</text:p>
          </table:table-cell>
          <table:table-cell office:value-type="string" calcext:value-type="string">
            <text:p>M</text:p>
          </table:table-cell>
          <table:table-cell office:value-type="float" office:value="857206" calcext:value-type="float">
            <text:p>857206</text:p>
          </table:table-cell>
        </table:table-row>
        <table:table-row table:style-name="ro1">
          <table:table-cell office:value-type="string" calcext:value-type="string">
            <text:p>Blankenburg</text:p>
          </table:table-cell>
          <table:table-cell office:value-type="string" calcext:value-type="string">
            <text:p>Jakob</text:p>
          </table:table-cell>
          <table:table-cell table:formula="of:=CONCATENATE([.B57]; &quot; &quot;;[.A57])" office:value-type="string" office:string-value="Jakob Blankenburg" calcext:value-type="string">
            <text:p>Jakob Blankenburg</text:p>
          </table:table-cell>
          <table:table-cell office:value-type="string" calcext:value-type="string">
            <text:p>M</text:p>
          </table:table-cell>
          <table:table-cell office:value-type="float" office:value="860872" calcext:value-type="float">
            <text:p>860872</text:p>
          </table:table-cell>
        </table:table-row>
        <table:table-row table:style-name="ro1">
          <table:table-cell office:value-type="string" calcext:value-type="string">
            <text:p>Bleck</text:p>
          </table:table-cell>
          <table:table-cell office:value-type="string" calcext:value-type="string">
            <text:p>Andreas</text:p>
          </table:table-cell>
          <table:table-cell table:formula="of:=CONCATENATE([.B58]; &quot; &quot;;[.A58])" office:value-type="string" office:string-value="Andreas Bleck" calcext:value-type="string">
            <text:p>Andreas Bleck</text:p>
          </table:table-cell>
          <table:table-cell office:value-type="string" calcext:value-type="string">
            <text:p>M</text:p>
          </table:table-cell>
          <table:table-cell office:value-type="float" office:value="857164" calcext:value-type="float">
            <text:p>857164</text:p>
          </table:table-cell>
        </table:table-row>
        <table:table-row table:style-name="ro1">
          <table:table-cell office:value-type="string" calcext:value-type="string">
            <text:p>Bochmann</text:p>
          </table:table-cell>
          <table:table-cell office:value-type="string" calcext:value-type="string">
            <text:p>René</text:p>
          </table:table-cell>
          <table:table-cell table:formula="of:=CONCATENATE([.B59]; &quot; &quot;;[.A59])" office:value-type="string" office:string-value="René Bochmann" calcext:value-type="string">
            <text:p>René Bochmann</text:p>
          </table:table-cell>
          <table:table-cell office:value-type="string" calcext:value-type="string">
            <text:p>M</text:p>
          </table:table-cell>
          <table:table-cell office:value-type="float" office:value="860294" calcext:value-type="float">
            <text:p>860294</text:p>
          </table:table-cell>
        </table:table-row>
        <table:table-row table:style-name="ro1">
          <table:table-cell office:value-type="string" calcext:value-type="string">
            <text:p>Bodtke</text:p>
          </table:table-cell>
          <table:table-cell office:value-type="string" calcext:value-type="string">
            <text:p>Ingo</text:p>
          </table:table-cell>
          <table:table-cell table:formula="of:=CONCATENATE([.B60]; &quot; &quot;;[.A60])" office:value-type="string" office:string-value="Ingo Bodtke" calcext:value-type="string">
            <text:p>Ingo Bodtke</text:p>
          </table:table-cell>
          <table:table-cell office:value-type="string" calcext:value-type="string">
            <text:p>M</text:p>
          </table:table-cell>
          <table:table-cell office:value-type="float" office:value="860300" calcext:value-type="float">
            <text:p>860300</text:p>
          </table:table-cell>
        </table:table-row>
        <table:table-row table:style-name="ro1">
          <table:table-cell office:value-type="string" calcext:value-type="string">
            <text:p>Boehringer</text:p>
          </table:table-cell>
          <table:table-cell office:value-type="string" calcext:value-type="string">
            <text:p>Peter</text:p>
          </table:table-cell>
          <table:table-cell table:formula="of:=CONCATENATE([.B61]; &quot; &quot;;[.A61])" office:value-type="string" office:string-value="Peter Boehringer" calcext:value-type="string">
            <text:p>Peter Boehringer</text:p>
          </table:table-cell>
          <table:table-cell office:value-type="string" calcext:value-type="string">
            <text:p>M</text:p>
          </table:table-cell>
          <table:table-cell office:value-type="float" office:value="857196" calcext:value-type="float">
            <text:p>857196</text:p>
          </table:table-cell>
        </table:table-row>
        <table:table-row table:style-name="ro1">
          <table:table-cell office:value-type="string" calcext:value-type="string">
            <text:p>Boginski</text:p>
          </table:table-cell>
          <table:table-cell office:value-type="string" calcext:value-type="string">
            <text:p>Friedhelm</text:p>
          </table:table-cell>
          <table:table-cell table:formula="of:=CONCATENATE([.B62]; &quot; &quot;;[.A62])" office:value-type="string" office:string-value="Friedhelm Boginski" calcext:value-type="string">
            <text:p>Friedhelm Boginski</text:p>
          </table:table-cell>
          <table:table-cell office:value-type="string" calcext:value-type="string">
            <text:p>M</text:p>
          </table:table-cell>
          <table:table-cell office:value-type="float" office:value="860302" calcext:value-type="float">
            <text:p>860302</text:p>
          </table:table-cell>
        </table:table-row>
        <table:table-row table:style-name="ro1">
          <table:table-cell office:value-type="string" calcext:value-type="string">
            <text:p>Bollmann</text:p>
          </table:table-cell>
          <table:table-cell office:value-type="string" calcext:value-type="string">
            <text:p>Gereon</text:p>
          </table:table-cell>
          <table:table-cell table:formula="of:=CONCATENATE([.B63]; &quot; &quot;;[.A63])" office:value-type="string" office:string-value="Gereon Bollmann" calcext:value-type="string">
            <text:p>Gereon Bollmann</text:p>
          </table:table-cell>
          <table:table-cell office:value-type="string" calcext:value-type="string">
            <text:p>M</text:p>
          </table:table-cell>
          <table:table-cell office:value-type="float" office:value="860310" calcext:value-type="float">
            <text:p>860310</text:p>
          </table:table-cell>
        </table:table-row>
        <table:table-row table:style-name="ro1">
          <table:table-cell office:value-type="string" calcext:value-type="string">
            <text:p>Borchardt</text:p>
          </table:table-cell>
          <table:table-cell office:value-type="string" calcext:value-type="string">
            <text:p>Simone</text:p>
          </table:table-cell>
          <table:table-cell table:formula="of:=CONCATENATE([.B64]; &quot; &quot;;[.A64])" office:value-type="string" office:string-value="Simone Borchardt" calcext:value-type="string">
            <text:p>Simone Borchardt</text:p>
          </table:table-cell>
          <table:table-cell office:value-type="string" calcext:value-type="string">
            <text:p>F</text:p>
          </table:table-cell>
          <table:table-cell office:value-type="float" office:value="860762" calcext:value-type="float">
            <text:p>860762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ichael</text:p>
          </table:table-cell>
          <table:table-cell table:formula="of:=CONCATENATE([.B65]; &quot; &quot;;[.A65])" office:value-type="string" office:string-value="Michael Brand" calcext:value-type="string">
            <text:p>Michael Brand</text:p>
          </table:table-cell>
          <table:table-cell office:value-type="string" calcext:value-type="string">
            <text:p>M</text:p>
          </table:table-cell>
          <table:table-cell office:value-type="float" office:value="857184" calcext:value-type="float">
            <text:p>857184</text:p>
          </table:table-cell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string" calcext:value-type="string">
            <text:p>Dr. Jens</text:p>
          </table:table-cell>
          <table:table-cell table:formula="of:=CONCATENATE([.B66]; &quot; &quot;;[.A66])" office:value-type="string" office:string-value="Dr. Jens Brandenburg" calcext:value-type="string">
            <text:p>Dr. Jens Brandenburg</text:p>
          </table:table-cell>
          <table:table-cell office:value-type="string" calcext:value-type="string">
            <text:p>M</text:p>
          </table:table-cell>
          <table:table-cell office:value-type="float" office:value="857216" calcext:value-type="float">
            <text:p>857216</text:p>
          </table:table-cell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string" calcext:value-type="string">
            <text:p>Mario</text:p>
          </table:table-cell>
          <table:table-cell table:formula="of:=CONCATENATE([.B67]; &quot; &quot;;[.A67])" office:value-type="string" office:string-value="Mario Brandenburg" calcext:value-type="string">
            <text:p>Mario Brandenburg</text:p>
          </table:table-cell>
          <table:table-cell office:value-type="string" calcext:value-type="string">
            <text:p>M</text:p>
          </table:table-cell>
          <table:table-cell office:value-type="float" office:value="857166" calcext:value-type="float">
            <text:p>857166</text:p>
          </table:table-cell>
        </table:table-row>
        <table:table-row table:style-name="ro1">
          <table:table-cell office:value-type="string" calcext:value-type="string">
            <text:p>Brandes</text:p>
          </table:table-cell>
          <table:table-cell office:value-type="string" calcext:value-type="string">
            <text:p>Dirk</text:p>
          </table:table-cell>
          <table:table-cell table:formula="of:=CONCATENATE([.B68]; &quot; &quot;;[.A68])" office:value-type="string" office:string-value="Dirk Brandes" calcext:value-type="string">
            <text:p>Dirk Brandes</text:p>
          </table:table-cell>
          <table:table-cell office:value-type="string" calcext:value-type="string">
            <text:p>M</text:p>
          </table:table-cell>
          <table:table-cell office:value-type="float" office:value="860314" calcext:value-type="float">
            <text:p>860314</text:p>
          </table:table-cell>
        </table:table-row>
        <table:table-row table:style-name="ro1">
          <table:table-cell office:value-type="string" calcext:value-type="string">
            <text:p>Brandl</text:p>
          </table:table-cell>
          <table:table-cell office:value-type="string" calcext:value-type="string">
            <text:p>Dr. Reinhard</text:p>
          </table:table-cell>
          <table:table-cell table:formula="of:=CONCATENATE([.B69]; &quot; &quot;;[.A69])" office:value-type="string" office:string-value="Dr. Reinhard Brandl" calcext:value-type="string">
            <text:p>Dr. Reinhard Brandl</text:p>
          </table:table-cell>
          <table:table-cell office:value-type="string" calcext:value-type="string">
            <text:p>M</text:p>
          </table:table-cell>
          <table:table-cell office:value-type="float" office:value="857194" calcext:value-type="float">
            <text:p>857194</text:p>
          </table:table-cell>
        </table:table-row>
        <table:table-row table:style-name="ro1">
          <table:table-cell office:value-type="string" calcext:value-type="string">
            <text:p>Brandner</text:p>
          </table:table-cell>
          <table:table-cell office:value-type="string" calcext:value-type="string">
            <text:p>Stephan</text:p>
          </table:table-cell>
          <table:table-cell table:formula="of:=CONCATENATE([.B70]; &quot; &quot;;[.A70])" office:value-type="string" office:string-value="Stephan Brandner" calcext:value-type="string">
            <text:p>Stephan Brandner</text:p>
          </table:table-cell>
          <table:table-cell office:value-type="string" calcext:value-type="string">
            <text:p>M</text:p>
          </table:table-cell>
          <table:table-cell office:value-type="float" office:value="857202" calcext:value-type="float">
            <text:p>857202</text:p>
          </table:table-cell>
        </table:table-row>
        <table:table-row table:style-name="ro1">
          <table:table-cell office:value-type="string" calcext:value-type="string">
            <text:p>Brantner</text:p>
          </table:table-cell>
          <table:table-cell office:value-type="string" calcext:value-type="string">
            <text:p>Dr. Franziska</text:p>
          </table:table-cell>
          <table:table-cell table:formula="of:=CONCATENATE([.B71]; &quot; &quot;;[.A71])" office:value-type="string" office:string-value="Dr. Franziska Brantner" calcext:value-type="string">
            <text:p>Dr. Franziska Brantner</text:p>
          </table:table-cell>
          <table:table-cell office:value-type="string" calcext:value-type="string">
            <text:p>F</text:p>
          </table:table-cell>
          <table:table-cell office:value-type="float" office:value="857200" calcext:value-type="float">
            <text:p>857200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Prof. Dr. Helge</text:p>
          </table:table-cell>
          <table:table-cell table:formula="of:=CONCATENATE([.B72]; &quot; &quot;;[.A72])" office:value-type="string" office:string-value="Prof. Dr. Helge Braun" calcext:value-type="string">
            <text:p>Prof. Dr. Helge Braun</text:p>
          </table:table-cell>
          <table:table-cell office:value-type="string" calcext:value-type="string">
            <text:p>M</text:p>
          </table:table-cell>
          <table:table-cell office:value-type="float" office:value="857178" calcext:value-type="float">
            <text:p>857178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Jürgen</text:p>
          </table:table-cell>
          <table:table-cell table:formula="of:=CONCATENATE([.B73]; &quot; &quot;;[.A73])" office:value-type="string" office:string-value="Jürgen Braun" calcext:value-type="string">
            <text:p>Jürgen Braun</text:p>
          </table:table-cell>
          <table:table-cell office:value-type="string" calcext:value-type="string">
            <text:p>M</text:p>
          </table:table-cell>
          <table:table-cell office:value-type="float" office:value="857190" calcext:value-type="float">
            <text:p>857190</text:p>
          </table:table-cell>
        </table:table-row>
        <table:table-row table:style-name="ro1">
          <table:table-cell office:value-type="string" calcext:value-type="string">
            <text:p>Breher</text:p>
          </table:table-cell>
          <table:table-cell office:value-type="string" calcext:value-type="string">
            <text:p>Silvia</text:p>
          </table:table-cell>
          <table:table-cell table:formula="of:=CONCATENATE([.B74]; &quot; &quot;;[.A74])" office:value-type="string" office:string-value="Silvia Breher" calcext:value-type="string">
            <text:p>Silvia Breher</text:p>
          </table:table-cell>
          <table:table-cell office:value-type="string" calcext:value-type="string">
            <text:p>F</text:p>
          </table:table-cell>
          <table:table-cell office:value-type="float" office:value="857172" calcext:value-type="float">
            <text:p>857172</text:p>
          </table:table-cell>
        </table:table-row>
        <table:table-row table:style-name="ro1">
          <table:table-cell office:value-type="string" calcext:value-type="string">
            <text:p>Brehm</text:p>
          </table:table-cell>
          <table:table-cell office:value-type="string" calcext:value-type="string">
            <text:p>Sebastian</text:p>
          </table:table-cell>
          <table:table-cell table:formula="of:=CONCATENATE([.B75]; &quot; &quot;;[.A75])" office:value-type="string" office:string-value="Sebastian Brehm" calcext:value-type="string">
            <text:p>Sebastian Brehm</text:p>
          </table:table-cell>
          <table:table-cell office:value-type="string" calcext:value-type="string">
            <text:p>M</text:p>
          </table:table-cell>
          <table:table-cell office:value-type="float" office:value="857198" calcext:value-type="float">
            <text:p>857198</text:p>
          </table:table-cell>
        </table:table-row>
        <table:table-row table:style-name="ro1">
          <table:table-cell office:value-type="string" calcext:value-type="string">
            <text:p>Brehmer</text:p>
          </table:table-cell>
          <table:table-cell office:value-type="string" calcext:value-type="string">
            <text:p>Heike</text:p>
          </table:table-cell>
          <table:table-cell table:formula="of:=CONCATENATE([.B76]; &quot; &quot;;[.A76])" office:value-type="string" office:string-value="Heike Brehmer" calcext:value-type="string">
            <text:p>Heike Brehmer</text:p>
          </table:table-cell>
          <table:table-cell office:value-type="string" calcext:value-type="string">
            <text:p>F</text:p>
          </table:table-cell>
          <table:table-cell office:value-type="float" office:value="857180" calcext:value-type="float">
            <text:p>857180</text:p>
          </table:table-cell>
        </table:table-row>
        <table:table-row table:style-name="ro1">
          <table:table-cell office:value-type="string" calcext:value-type="string">
            <text:p>Breilmann</text:p>
          </table:table-cell>
          <table:table-cell office:value-type="string" calcext:value-type="string">
            <text:p>Michael</text:p>
          </table:table-cell>
          <table:table-cell table:formula="of:=CONCATENATE([.B77]; &quot; &quot;;[.A77])" office:value-type="string" office:string-value="Michael Breilmann" calcext:value-type="string">
            <text:p>Michael Breilmann</text:p>
          </table:table-cell>
          <table:table-cell office:value-type="string" calcext:value-type="string">
            <text:p>M</text:p>
          </table:table-cell>
          <table:table-cell office:value-type="float" office:value="860954" calcext:value-type="float">
            <text:p>860954</text:p>
          </table:table-cell>
        </table:table-row>
        <table:table-row table:style-name="ro1">
          <table:table-cell office:value-type="string" calcext:value-type="string">
            <text:p>Breymaier</text:p>
          </table:table-cell>
          <table:table-cell office:value-type="string" calcext:value-type="string">
            <text:p>Leni</text:p>
          </table:table-cell>
          <table:table-cell table:formula="of:=CONCATENATE([.B78]; &quot; &quot;;[.A78])" office:value-type="string" office:string-value="Leni Breymaier" calcext:value-type="string">
            <text:p>Leni Breymaier</text:p>
          </table:table-cell>
          <table:table-cell office:value-type="string" calcext:value-type="string">
            <text:p>F</text:p>
          </table:table-cell>
          <table:table-cell office:value-type="float" office:value="857186" calcext:value-type="float">
            <text:p>857186</text:p>
          </table:table-cell>
        </table:table-row>
        <table:table-row table:style-name="ro1">
          <table:table-cell office:value-type="string" calcext:value-type="string">
            <text:p>Brinkhaus</text:p>
          </table:table-cell>
          <table:table-cell office:value-type="string" calcext:value-type="string">
            <text:p>Ralph</text:p>
          </table:table-cell>
          <table:table-cell table:formula="of:=CONCATENATE([.B79]; &quot; &quot;;[.A79])" office:value-type="string" office:string-value="Ralph Brinkhaus" calcext:value-type="string">
            <text:p>Ralph Brinkhaus</text:p>
          </table:table-cell>
          <table:table-cell office:value-type="string" calcext:value-type="string">
            <text:p>M</text:p>
          </table:table-cell>
          <table:table-cell office:value-type="float" office:value="857212" calcext:value-type="float">
            <text:p>857212</text:p>
          </table:table-cell>
        </table:table-row>
        <table:table-row table:style-name="ro1">
          <table:table-cell office:value-type="string" calcext:value-type="string">
            <text:p>Brodesser</text:p>
          </table:table-cell>
          <table:table-cell office:value-type="string" calcext:value-type="string">
            <text:p>Dr. Carsten</text:p>
          </table:table-cell>
          <table:table-cell table:formula="of:=CONCATENATE([.B80]; &quot; &quot;;[.A80])" office:value-type="string" office:string-value="Dr. Carsten Brodesser" calcext:value-type="string">
            <text:p>Dr. Carsten Brodesser</text:p>
          </table:table-cell>
          <table:table-cell office:value-type="string" calcext:value-type="string">
            <text:p>M</text:p>
          </table:table-cell>
          <table:table-cell office:value-type="float" office:value="857218" calcext:value-type="float">
            <text:p>857218</text:p>
          </table:table-cell>
        </table:table-row>
        <table:table-row table:style-name="ro1">
          <table:table-cell office:value-type="string" calcext:value-type="string">
            <text:p>Bröhr</text:p>
          </table:table-cell>
          <table:table-cell office:value-type="string" calcext:value-type="string">
            <text:p>Dr. Marlon</text:p>
          </table:table-cell>
          <table:table-cell table:formula="of:=CONCATENATE([.B81]; &quot; &quot;;[.A81])" office:value-type="string" office:string-value="Dr. Marlon Bröhr" calcext:value-type="string">
            <text:p>Dr. Marlon Bröhr</text:p>
          </table:table-cell>
          <table:table-cell office:value-type="string" calcext:value-type="string">
            <text:p>M</text:p>
          </table:table-cell>
          <table:table-cell office:value-type="float" office:value="861144" calcext:value-type="float">
            <text:p>861144</text:p>
          </table:table-cell>
        </table:table-row>
        <table:table-row table:style-name="ro1">
          <table:table-cell office:value-type="string" calcext:value-type="string">
            <text:p>Brugger</text:p>
          </table:table-cell>
          <table:table-cell office:value-type="string" calcext:value-type="string">
            <text:p>Agnieszka</text:p>
          </table:table-cell>
          <table:table-cell table:formula="of:=CONCATENATE([.B82]; &quot; &quot;;[.A82])" office:value-type="string" office:string-value="Agnieszka Brugger" calcext:value-type="string">
            <text:p>Agnieszka Brugger</text:p>
          </table:table-cell>
          <table:table-cell office:value-type="string" calcext:value-type="string">
            <text:p>F</text:p>
          </table:table-cell>
          <table:table-cell office:value-type="float" office:value="857182" calcext:value-type="float">
            <text:p>857182</text:p>
          </table:table-cell>
        </table:table-row>
        <table:table-row table:style-name="ro1">
          <table:table-cell office:value-type="string" calcext:value-type="string">
            <text:p>Bsirske</text:p>
          </table:table-cell>
          <table:table-cell office:value-type="string" calcext:value-type="string">
            <text:p>Frank</text:p>
          </table:table-cell>
          <table:table-cell table:formula="of:=CONCATENATE([.B83]; &quot; &quot;;[.A83])" office:value-type="string" office:string-value="Frank Bsirske" calcext:value-type="string">
            <text:p>Frank Bsirske</text:p>
          </table:table-cell>
          <table:table-cell office:value-type="string" calcext:value-type="string">
            <text:p>M</text:p>
          </table:table-cell>
          <table:table-cell office:value-type="float" office:value="860818" calcext:value-type="float">
            <text:p>860818</text:p>
          </table:table-cell>
        </table:table-row>
        <table:table-row table:style-name="ro1">
          <table:table-cell office:value-type="string" calcext:value-type="string">
            <text:p>Bubendorfer-Licht</text:p>
          </table:table-cell>
          <table:table-cell office:value-type="string" calcext:value-type="string">
            <text:p>Sandra</text:p>
          </table:table-cell>
          <table:table-cell table:formula="of:=CONCATENATE([.B84]; &quot; &quot;;[.A84])" office:value-type="string" office:string-value="Sandra Bubendorfer-Licht" calcext:value-type="string">
            <text:p>Sandra Bubendorfer-Licht</text:p>
          </table:table-cell>
          <table:table-cell office:value-type="string" calcext:value-type="string">
            <text:p>F</text:p>
          </table:table-cell>
          <table:table-cell office:value-type="float" office:value="857188" calcext:value-type="float">
            <text:p>857188</text:p>
          </table:table-cell>
        </table:table-row>
        <table:table-row table:style-name="ro1">
          <table:table-cell office:value-type="string" calcext:value-type="string">
            <text:p>Budde</text:p>
          </table:table-cell>
          <table:table-cell office:value-type="string" calcext:value-type="string">
            <text:p>Katrin</text:p>
          </table:table-cell>
          <table:table-cell table:formula="of:=CONCATENATE([.B85]; &quot; &quot;;[.A85])" office:value-type="string" office:string-value="Katrin Budde" calcext:value-type="string">
            <text:p>Katrin Budde</text:p>
          </table:table-cell>
          <table:table-cell office:value-type="string" calcext:value-type="string">
            <text:p>F</text:p>
          </table:table-cell>
          <table:table-cell office:value-type="float" office:value="857170" calcext:value-type="float">
            <text:p>857170</text:p>
          </table:table-cell>
        </table:table-row>
        <table:table-row table:style-name="ro1">
          <table:table-cell office:value-type="string" calcext:value-type="string">
            <text:p>Bühl</text:p>
          </table:table-cell>
          <table:table-cell office:value-type="string" calcext:value-type="string">
            <text:p>Marcus</text:p>
          </table:table-cell>
          <table:table-cell table:formula="of:=CONCATENATE([.B86]; &quot; &quot;;[.A86])" office:value-type="string" office:string-value="Marcus Bühl" calcext:value-type="string">
            <text:p>Marcus Bühl</text:p>
          </table:table-cell>
          <table:table-cell office:value-type="string" calcext:value-type="string">
            <text:p>M</text:p>
          </table:table-cell>
          <table:table-cell office:value-type="float" office:value="857208" calcext:value-type="float">
            <text:p>857208</text:p>
          </table:table-cell>
        </table:table-row>
        <table:table-row table:style-name="ro1">
          <table:table-cell office:value-type="string" calcext:value-type="string">
            <text:p>Bünger</text:p>
          </table:table-cell>
          <table:table-cell office:value-type="string" calcext:value-type="string">
            <text:p>Clara</text:p>
          </table:table-cell>
          <table:table-cell table:formula="of:=CONCATENATE([.B87]; &quot; &quot;;[.A87])" office:value-type="string" office:string-value="Clara Bünger" calcext:value-type="string">
            <text:p>Clara Bünger</text:p>
          </table:table-cell>
          <table:table-cell office:value-type="string" calcext:value-type="string">
            <text:p>F</text:p>
          </table:table-cell>
          <table:table-cell office:value-type="float" office:value="874466" calcext:value-type="float">
            <text:p>874466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Yannick</text:p>
          </table:table-cell>
          <table:table-cell table:formula="of:=CONCATENATE([.B88]; &quot; &quot;;[.A88])" office:value-type="string" office:string-value="Yannick Bury" calcext:value-type="string">
            <text:p>Yannick Bury</text:p>
          </table:table-cell>
          <table:table-cell office:value-type="string" calcext:value-type="string">
            <text:p>M</text:p>
          </table:table-cell>
          <table:table-cell office:value-type="float" office:value="861566" calcext:value-type="float">
            <text:p>861566</text:p>
          </table:table-cell>
        </table:table-row>
        <table:table-row table:style-name="ro1">
          <table:table-cell office:value-type="string" calcext:value-type="string">
            <text:p>Buschmann</text:p>
          </table:table-cell>
          <table:table-cell office:value-type="string" calcext:value-type="string">
            <text:p>Dr. Marco</text:p>
          </table:table-cell>
          <table:table-cell table:formula="of:=CONCATENATE([.B89]; &quot; &quot;;[.A89])" office:value-type="string" office:string-value="Dr. Marco Buschmann" calcext:value-type="string">
            <text:p>Dr. Marco Buschmann</text:p>
          </table:table-cell>
          <table:table-cell office:value-type="string" calcext:value-type="string">
            <text:p>M</text:p>
          </table:table-cell>
          <table:table-cell office:value-type="float" office:value="857192" calcext:value-type="float">
            <text:p>857192</text:p>
          </table:table-cell>
        </table:table-row>
        <table:table-row table:style-name="ro1">
          <table:table-cell office:value-type="string" calcext:value-type="string">
            <text:p>Busen</text:p>
          </table:table-cell>
          <table:table-cell office:value-type="string" calcext:value-type="string">
            <text:p>Karlheinz</text:p>
          </table:table-cell>
          <table:table-cell table:formula="of:=CONCATENATE([.B90]; &quot; &quot;;[.A90])" office:value-type="string" office:string-value="Karlheinz Busen" calcext:value-type="string">
            <text:p>Karlheinz Busen</text:p>
          </table:table-cell>
          <table:table-cell office:value-type="string" calcext:value-type="string">
            <text:p>M</text:p>
          </table:table-cell>
          <table:table-cell office:value-type="float" office:value="857210" calcext:value-type="float">
            <text:p>857210</text:p>
          </table:table-cell>
        </table:table-row>
        <table:table-row table:style-name="ro1">
          <table:table-cell office:value-type="string" calcext:value-type="string">
            <text:p>Bystron</text:p>
          </table:table-cell>
          <table:table-cell office:value-type="string" calcext:value-type="string">
            <text:p>Petr</text:p>
          </table:table-cell>
          <table:table-cell table:formula="of:=CONCATENATE([.B91]; &quot; &quot;;[.A91])" office:value-type="string" office:string-value="Petr Bystron" calcext:value-type="string">
            <text:p>Petr Bystron</text:p>
          </table:table-cell>
          <table:table-cell office:value-type="string" calcext:value-type="string">
            <text:p>M</text:p>
          </table:table-cell>
          <table:table-cell office:value-type="float" office:value="857176" calcext:value-type="float">
            <text:p>857176</text:p>
          </table:table-cell>
        </table:table-row>
        <table:table-row table:style-name="ro1">
          <table:table-cell office:value-type="string" calcext:value-type="string">
            <text:p>Cademartori</text:p>
          </table:table-cell>
          <table:table-cell office:value-type="string" calcext:value-type="string">
            <text:p>Isabel</text:p>
          </table:table-cell>
          <table:table-cell table:formula="of:=CONCATENATE([.B92]; &quot; &quot;;[.A92])" office:value-type="string" office:string-value="Isabel Cademartori" calcext:value-type="string">
            <text:p>Isabel Cademartori</text:p>
          </table:table-cell>
          <table:table-cell office:value-type="string" calcext:value-type="string">
            <text:p>F</text:p>
          </table:table-cell>
          <table:table-cell office:value-type="float" office:value="860204" calcext:value-type="float">
            <text:p>860204</text:p>
          </table:table-cell>
        </table:table-row>
        <table:table-row table:style-name="ro1">
          <table:table-cell office:value-type="string" calcext:value-type="string">
            <text:p>Castellucci</text:p>
          </table:table-cell>
          <table:table-cell office:value-type="string" calcext:value-type="string">
            <text:p>Prof. Dr. Lars</text:p>
          </table:table-cell>
          <table:table-cell table:formula="of:=CONCATENATE([.B93]; &quot; &quot;;[.A93])" office:value-type="string" office:string-value="Prof. Dr. Lars Castellucci" calcext:value-type="string">
            <text:p>Prof. Dr. Lars Castellucci</text:p>
          </table:table-cell>
          <table:table-cell office:value-type="string" calcext:value-type="string">
            <text:p>M</text:p>
          </table:table-cell>
          <table:table-cell office:value-type="float" office:value="857236" calcext:value-type="float">
            <text:p>857236</text:p>
          </table:table-cell>
        </table:table-row>
        <table:table-row table:style-name="ro1">
          <table:table-cell office:value-type="string" calcext:value-type="string">
            <text:p>Christmann</text:p>
          </table:table-cell>
          <table:table-cell office:value-type="string" calcext:value-type="string">
            <text:p>Dr. Anna</text:p>
          </table:table-cell>
          <table:table-cell table:formula="of:=CONCATENATE([.B94]; &quot; &quot;;[.A94])" office:value-type="string" office:string-value="Dr. Anna Christmann" calcext:value-type="string">
            <text:p>Dr. Anna Christmann</text:p>
          </table:table-cell>
          <table:table-cell office:value-type="string" calcext:value-type="string">
            <text:p>F</text:p>
          </table:table-cell>
          <table:table-cell office:value-type="float" office:value="857222" calcext:value-type="float">
            <text:p>857222</text:p>
          </table:table-cell>
        </table:table-row>
        <table:table-row table:style-name="ro1">
          <table:table-cell office:value-type="string" calcext:value-type="string">
            <text:p>Chrupalla</text:p>
          </table:table-cell>
          <table:table-cell office:value-type="string" calcext:value-type="string">
            <text:p>Tino</text:p>
          </table:table-cell>
          <table:table-cell table:formula="of:=CONCATENATE([.B95]; &quot; &quot;;[.A95])" office:value-type="string" office:string-value="Tino Chrupalla" calcext:value-type="string">
            <text:p>Tino Chrupalla</text:p>
          </table:table-cell>
          <table:table-cell office:value-type="string" calcext:value-type="string">
            <text:p>M</text:p>
          </table:table-cell>
          <table:table-cell office:value-type="float" office:value="857230" calcext:value-type="float">
            <text:p>857230</text:p>
          </table:table-cell>
        </table:table-row>
        <table:table-row table:style-name="ro1">
          <table:table-cell office:value-type="string" calcext:value-type="string">
            <text:p>Connemann</text:p>
          </table:table-cell>
          <table:table-cell office:value-type="string" calcext:value-type="string">
            <text:p>Gitta</text:p>
          </table:table-cell>
          <table:table-cell table:formula="of:=CONCATENATE([.B96]; &quot; &quot;;[.A96])" office:value-type="string" office:string-value="Gitta Connemann" calcext:value-type="string">
            <text:p>Gitta Connemann</text:p>
          </table:table-cell>
          <table:table-cell office:value-type="string" calcext:value-type="string">
            <text:p>F</text:p>
          </table:table-cell>
          <table:table-cell office:value-type="float" office:value="857226" calcext:value-type="float">
            <text:p>857226</text:p>
          </table:table-cell>
        </table:table-row>
        <table:table-row table:style-name="ro1">
          <table:table-cell office:value-type="string" calcext:value-type="string">
            <text:p>Coße</text:p>
          </table:table-cell>
          <table:table-cell office:value-type="string" calcext:value-type="string">
            <text:p>Jürgen</text:p>
          </table:table-cell>
          <table:table-cell table:formula="of:=CONCATENATE([.B97]; &quot; &quot;;[.A97])" office:value-type="string" office:string-value="Jürgen Coße" calcext:value-type="string">
            <text:p>Jürgen Coße</text:p>
          </table:table-cell>
          <table:table-cell office:value-type="string" calcext:value-type="string">
            <text:p>M</text:p>
          </table:table-cell>
          <table:table-cell office:value-type="float" office:value="860994" calcext:value-type="float">
            <text:p>860994</text:p>
          </table:table-cell>
        </table:table-row>
        <table:table-row table:style-name="ro1">
          <table:table-cell office:value-type="string" calcext:value-type="string">
            <text:p>Cotar</text:p>
          </table:table-cell>
          <table:table-cell office:value-type="string" calcext:value-type="string">
            <text:p>Joana</text:p>
          </table:table-cell>
          <table:table-cell table:formula="of:=CONCATENATE([.B98]; &quot; &quot;;[.A98])" office:value-type="string" office:string-value="Joana Cotar" calcext:value-type="string">
            <text:p>Joana Cotar</text:p>
          </table:table-cell>
          <table:table-cell office:value-type="string" calcext:value-type="string">
            <text:p>F</text:p>
          </table:table-cell>
          <table:table-cell office:value-type="float" office:value="857234" calcext:value-type="float">
            <text:p>857234</text:p>
          </table:table-cell>
        </table:table-row>
        <table:table-row table:style-name="ro1">
          <table:table-cell office:value-type="string" calcext:value-type="string">
            <text:p>Cronenberg</text:p>
          </table:table-cell>
          <table:table-cell office:value-type="string" calcext:value-type="string">
            <text:p>Carl-Julius</text:p>
          </table:table-cell>
          <table:table-cell table:formula="of:=CONCATENATE([.B99]; &quot; &quot;;[.A99])" office:value-type="string" office:string-value="Carl-Julius Cronenberg" calcext:value-type="string">
            <text:p>Carl-Julius Cronenberg</text:p>
          </table:table-cell>
          <table:table-cell office:value-type="string" calcext:value-type="string">
            <text:p>M</text:p>
          </table:table-cell>
          <table:table-cell office:value-type="float" office:value="857232" calcext:value-type="float">
            <text:p>857232</text:p>
          </table:table-cell>
        </table:table-row>
        <table:table-row table:style-name="ro1">
          <table:table-cell office:value-type="string" calcext:value-type="string">
            <text:p>Curio</text:p>
          </table:table-cell>
          <table:table-cell office:value-type="string" calcext:value-type="string">
            <text:p>Dr. Gottfried</text:p>
          </table:table-cell>
          <table:table-cell table:formula="of:=CONCATENATE([.B100]; &quot; &quot;;[.A100])" office:value-type="string" office:string-value="Dr. Gottfried Curio" calcext:value-type="string">
            <text:p>Dr. Gottfried Curio</text:p>
          </table:table-cell>
          <table:table-cell office:value-type="string" calcext:value-type="string">
            <text:p>M</text:p>
          </table:table-cell>
          <table:table-cell office:value-type="float" office:value="857228" calcext:value-type="float">
            <text:p>857228</text:p>
          </table:table-cell>
        </table:table-row>
        <table:table-row table:style-name="ro1">
          <table:table-cell office:value-type="string" calcext:value-type="string">
            <text:p>Czaja</text:p>
          </table:table-cell>
          <table:table-cell office:value-type="string" calcext:value-type="string">
            <text:p>Mario</text:p>
          </table:table-cell>
          <table:table-cell table:formula="of:=CONCATENATE([.B101]; &quot; &quot;;[.A101])" office:value-type="string" office:string-value="Mario Czaja" calcext:value-type="string">
            <text:p>Mario Czaja</text:p>
          </table:table-cell>
          <table:table-cell office:value-type="string" calcext:value-type="string">
            <text:p>M</text:p>
          </table:table-cell>
          <table:table-cell office:value-type="float" office:value="861524" calcext:value-type="float">
            <text:p>861524</text:p>
          </table:table-cell>
        </table:table-row>
        <table:table-row table:style-name="ro1">
          <table:table-cell office:value-type="string" calcext:value-type="string">
            <text:p>Dahmen</text:p>
          </table:table-cell>
          <table:table-cell office:value-type="string" calcext:value-type="string">
            <text:p>Dr. Janosch</text:p>
          </table:table-cell>
          <table:table-cell table:formula="of:=CONCATENATE([.B102]; &quot; &quot;;[.A102])" office:value-type="string" office:string-value="Dr. Janosch Dahmen" calcext:value-type="string">
            <text:p>Dr. Janosch Dahmen</text:p>
          </table:table-cell>
          <table:table-cell office:value-type="string" calcext:value-type="string">
            <text:p>M</text:p>
          </table:table-cell>
          <table:table-cell office:value-type="float" office:value="857272" calcext:value-type="float">
            <text:p>857272</text:p>
          </table:table-cell>
        </table:table-row>
        <table:table-row table:style-name="ro1">
          <table:table-cell office:value-type="string" calcext:value-type="string">
            <text:p>Daldrup</text:p>
          </table:table-cell>
          <table:table-cell office:value-type="string" calcext:value-type="string">
            <text:p>Bernhard</text:p>
          </table:table-cell>
          <table:table-cell table:formula="of:=CONCATENATE([.B103]; &quot; &quot;;[.A103])" office:value-type="string" office:string-value="Bernhard Daldrup" calcext:value-type="string">
            <text:p>Bernhard Daldrup</text:p>
          </table:table-cell>
          <table:table-cell office:value-type="string" calcext:value-type="string">
            <text:p>M</text:p>
          </table:table-cell>
          <table:table-cell office:value-type="float" office:value="857248" calcext:value-type="float">
            <text:p>857248</text:p>
          </table:table-cell>
        </table:table-row>
        <table:table-row table:style-name="ro1">
          <table:table-cell office:value-type="string" calcext:value-type="string">
            <text:p>Damerow</text:p>
          </table:table-cell>
          <table:table-cell office:value-type="string" calcext:value-type="string">
            <text:p>Astrid</text:p>
          </table:table-cell>
          <table:table-cell table:formula="of:=CONCATENATE([.B104]; &quot; &quot;;[.A104])" office:value-type="string" office:string-value="Astrid Damerow" calcext:value-type="string">
            <text:p>Astrid Damerow</text:p>
          </table:table-cell>
          <table:table-cell office:value-type="string" calcext:value-type="string">
            <text:p>F</text:p>
          </table:table-cell>
          <table:table-cell office:value-type="float" office:value="857268" calcext:value-type="float">
            <text:p>857268</text:p>
          </table:table-cell>
        </table:table-row>
        <table:table-row table:style-name="ro1">
          <table:table-cell office:value-type="string" calcext:value-type="string">
            <text:p>Dağdelen</text:p>
          </table:table-cell>
          <table:table-cell office:value-type="string" calcext:value-type="string">
            <text:p>Sevim</text:p>
          </table:table-cell>
          <table:table-cell table:formula="of:=CONCATENATE([.B105]; &quot; &quot;;[.A105])" office:value-type="string" office:string-value="Sevim Dağdelen" calcext:value-type="string">
            <text:p>Sevim Dağdelen</text:p>
          </table:table-cell>
          <table:table-cell office:value-type="string" calcext:value-type="string">
            <text:p>F</text:p>
          </table:table-cell>
          <table:table-cell office:value-type="float" office:value="857246" calcext:value-type="float">
            <text:p>857246</text:p>
          </table:table-cell>
        </table:table-row>
        <table:table-row table:style-name="ro1">
          <table:table-cell office:value-type="string" calcext:value-type="string">
            <text:p>Deligöz</text:p>
          </table:table-cell>
          <table:table-cell office:value-type="string" calcext:value-type="string">
            <text:p>Ekin</text:p>
          </table:table-cell>
          <table:table-cell table:formula="of:=CONCATENATE([.B106]; &quot; &quot;;[.A106])" office:value-type="string" office:string-value="Ekin Deligöz" calcext:value-type="string">
            <text:p>Ekin Deligöz</text:p>
          </table:table-cell>
          <table:table-cell office:value-type="string" calcext:value-type="string">
            <text:p>F</text:p>
          </table:table-cell>
          <table:table-cell office:value-type="float" office:value="857242" calcext:value-type="float">
            <text:p>857242</text:p>
          </table:table-cell>
        </table:table-row>
        <table:table-row table:style-name="ro1">
          <table:table-cell office:value-type="string" calcext:value-type="string">
            <text:p>Demir</text:p>
          </table:table-cell>
          <table:table-cell office:value-type="string" calcext:value-type="string">
            <text:p>Hakan</text:p>
          </table:table-cell>
          <table:table-cell table:formula="of:=CONCATENATE([.B107]; &quot; &quot;;[.A107])" office:value-type="string" office:string-value="Hakan Demir" calcext:value-type="string">
            <text:p>Hakan Demir</text:p>
          </table:table-cell>
          <table:table-cell office:value-type="string" calcext:value-type="string">
            <text:p>M</text:p>
          </table:table-cell>
          <table:table-cell office:value-type="float" office:value="861502" calcext:value-type="float">
            <text:p>861502</text:p>
          </table:table-cell>
        </table:table-row>
        <table:table-row table:style-name="ro1">
          <table:table-cell office:value-type="string" calcext:value-type="string">
            <text:p>Detzer</text:p>
          </table:table-cell>
          <table:table-cell office:value-type="string" calcext:value-type="string">
            <text:p>Dr. Sandra</text:p>
          </table:table-cell>
          <table:table-cell table:formula="of:=CONCATENATE([.B108]; &quot; &quot;;[.A108])" office:value-type="string" office:string-value="Dr. Sandra Detzer" calcext:value-type="string">
            <text:p>Dr. Sandra Detzer</text:p>
          </table:table-cell>
          <table:table-cell office:value-type="string" calcext:value-type="string">
            <text:p>F</text:p>
          </table:table-cell>
          <table:table-cell office:value-type="float" office:value="860130" calcext:value-type="float">
            <text:p>860130</text:p>
          </table:table-cell>
        </table:table-row>
        <table:table-row table:style-name="ro1">
          <table:table-cell office:value-type="string" calcext:value-type="string">
            <text:p>Diaby</text:p>
          </table:table-cell>
          <table:table-cell office:value-type="string" calcext:value-type="string">
            <text:p>Dr. Karamba</text:p>
          </table:table-cell>
          <table:table-cell table:formula="of:=CONCATENATE([.B109]; &quot; &quot;;[.A109])" office:value-type="string" office:string-value="Dr. Karamba Diaby" calcext:value-type="string">
            <text:p>Dr. Karamba Diaby</text:p>
          </table:table-cell>
          <table:table-cell office:value-type="string" calcext:value-type="string">
            <text:p>M</text:p>
          </table:table-cell>
          <table:table-cell office:value-type="float" office:value="857252" calcext:value-type="float">
            <text:p>857252</text:p>
          </table:table-cell>
        </table:table-row>
        <table:table-row table:style-name="ro1">
          <table:table-cell office:value-type="string" calcext:value-type="string">
            <text:p>Diedenhofen</text:p>
          </table:table-cell>
          <table:table-cell office:value-type="string" calcext:value-type="string">
            <text:p>Martin</text:p>
          </table:table-cell>
          <table:table-cell table:formula="of:=CONCATENATE([.B110]; &quot; &quot;;[.A110])" office:value-type="string" office:string-value="Martin Diedenhofen" calcext:value-type="string">
            <text:p>Martin Diedenhofen</text:p>
          </table:table-cell>
          <table:table-cell office:value-type="string" calcext:value-type="string">
            <text:p>M</text:p>
          </table:table-cell>
          <table:table-cell office:value-type="float" office:value="861190" calcext:value-type="float">
            <text:p>861190</text:p>
          </table:table-cell>
        </table:table-row>
        <table:table-row table:style-name="ro1">
          <table:table-cell office:value-type="string" calcext:value-type="string">
            <text:p>Dieren</text:p>
          </table:table-cell>
          <table:table-cell office:value-type="string" calcext:value-type="string">
            <text:p>Jan</text:p>
          </table:table-cell>
          <table:table-cell table:formula="of:=CONCATENATE([.B111]; &quot; &quot;;[.A111])" office:value-type="string" office:string-value="Jan Dieren" calcext:value-type="string">
            <text:p>Jan Dieren</text:p>
          </table:table-cell>
          <table:table-cell office:value-type="string" calcext:value-type="string">
            <text:p>M</text:p>
          </table:table-cell>
          <table:table-cell office:value-type="float" office:value="861096" calcext:value-type="float">
            <text:p>861096</text:p>
          </table:table-cell>
        </table:table-row>
        <table:table-row table:style-name="ro1">
          <table:table-cell office:value-type="string" calcext:value-type="string">
            <text:p>Dietz</text:p>
          </table:table-cell>
          <table:table-cell office:value-type="string" calcext:value-type="string">
            <text:p>Thomas</text:p>
          </table:table-cell>
          <table:table-cell table:formula="of:=CONCATENATE([.B112]; &quot; &quot;;[.A112])" office:value-type="string" office:string-value="Thomas Dietz" calcext:value-type="string">
            <text:p>Thomas Dietz</text:p>
          </table:table-cell>
          <table:table-cell office:value-type="string" calcext:value-type="string">
            <text:p>M</text:p>
          </table:table-cell>
          <table:table-cell office:value-type="float" office:value="860430" calcext:value-type="float">
            <text:p>860430</text:p>
          </table:table-cell>
        </table:table-row>
        <table:table-row table:style-name="ro1">
          <table:table-cell office:value-type="string" calcext:value-type="string">
            <text:p>Dilcher</text:p>
          </table:table-cell>
          <table:table-cell office:value-type="string" calcext:value-type="string">
            <text:p>Esther</text:p>
          </table:table-cell>
          <table:table-cell table:formula="of:=CONCATENATE([.B113]; &quot; &quot;;[.A113])" office:value-type="string" office:string-value="Esther Dilcher" calcext:value-type="string">
            <text:p>Esther Dilcher</text:p>
          </table:table-cell>
          <table:table-cell office:value-type="string" calcext:value-type="string">
            <text:p>F</text:p>
          </table:table-cell>
          <table:table-cell office:value-type="float" office:value="857244" calcext:value-type="float">
            <text:p>857244</text:p>
          </table:table-cell>
        </table:table-row>
        <table:table-row table:style-name="ro1">
          <table:table-cell office:value-type="string" calcext:value-type="string">
            <text:p>Dittmar</text:p>
          </table:table-cell>
          <table:table-cell office:value-type="string" calcext:value-type="string">
            <text:p>Sabine</text:p>
          </table:table-cell>
          <table:table-cell table:formula="of:=CONCATENATE([.B114]; &quot; &quot;;[.A114])" office:value-type="string" office:string-value="Sabine Dittmar" calcext:value-type="string">
            <text:p>Sabine Dittmar</text:p>
          </table:table-cell>
          <table:table-cell office:value-type="string" calcext:value-type="string">
            <text:p>F</text:p>
          </table:table-cell>
          <table:table-cell office:value-type="float" office:value="857240" calcext:value-type="float">
            <text:p>857240</text:p>
          </table:table-cell>
        </table:table-row>
        <table:table-row table:style-name="ro1">
          <table:table-cell office:value-type="string" calcext:value-type="string">
            <text:p>Djir-Sarai</text:p>
          </table:table-cell>
          <table:table-cell office:value-type="string" calcext:value-type="string">
            <text:p>Bijan</text:p>
          </table:table-cell>
          <table:table-cell table:formula="of:=CONCATENATE([.B115]; &quot; &quot;;[.A115])" office:value-type="string" office:string-value="Bijan Djir-Sarai" calcext:value-type="string">
            <text:p>Bijan Djir-Sarai</text:p>
          </table:table-cell>
          <table:table-cell office:value-type="string" calcext:value-type="string">
            <text:p>M</text:p>
          </table:table-cell>
          <table:table-cell office:value-type="float" office:value="857262" calcext:value-type="float">
            <text:p>857262</text:p>
          </table:table-cell>
        </table:table-row>
        <table:table-row table:style-name="ro1">
          <table:table-cell office:value-type="string" calcext:value-type="string">
            <text:p>Dobrindt</text:p>
          </table:table-cell>
          <table:table-cell office:value-type="string" calcext:value-type="string">
            <text:p>Alexander</text:p>
          </table:table-cell>
          <table:table-cell table:formula="of:=CONCATENATE([.B116]; &quot; &quot;;[.A116])" office:value-type="string" office:string-value="Alexander Dobrindt" calcext:value-type="string">
            <text:p>Alexander Dobrindt</text:p>
          </table:table-cell>
          <table:table-cell office:value-type="string" calcext:value-type="string">
            <text:p>M</text:p>
          </table:table-cell>
          <table:table-cell office:value-type="float" office:value="857264" calcext:value-type="float">
            <text:p>857264</text:p>
          </table:table-cell>
        </table:table-row>
        <table:table-row table:style-name="ro1">
          <table:table-cell office:value-type="string" calcext:value-type="string">
            <text:p>Döring</text:p>
          </table:table-cell>
          <table:table-cell office:value-type="string" calcext:value-type="string">
            <text:p>Felix</text:p>
          </table:table-cell>
          <table:table-cell table:formula="of:=CONCATENATE([.B117]; &quot; &quot;;[.A117])" office:value-type="string" office:string-value="Felix Döring" calcext:value-type="string">
            <text:p>Felix Döring</text:p>
          </table:table-cell>
          <table:table-cell office:value-type="string" calcext:value-type="string">
            <text:p>M</text:p>
          </table:table-cell>
          <table:table-cell office:value-type="float" office:value="860648" calcext:value-type="float">
            <text:p>860648</text:p>
          </table:table-cell>
        </table:table-row>
        <table:table-row table:style-name="ro1">
          <table:table-cell office:value-type="string" calcext:value-type="string">
            <text:p>Domscheit-Berg</text:p>
          </table:table-cell>
          <table:table-cell office:value-type="string" calcext:value-type="string">
            <text:p>Anke</text:p>
          </table:table-cell>
          <table:table-cell table:formula="of:=CONCATENATE([.B118]; &quot; &quot;;[.A118])" office:value-type="string" office:string-value="Anke Domscheit-Berg" calcext:value-type="string">
            <text:p>Anke Domscheit-Berg</text:p>
          </table:table-cell>
          <table:table-cell office:value-type="string" calcext:value-type="string">
            <text:p>F</text:p>
          </table:table-cell>
          <table:table-cell office:value-type="float" office:value="857258" calcext:value-type="float">
            <text:p>857258</text:p>
          </table:table-cell>
        </table:table-row>
        <table:table-row table:style-name="ro1">
          <table:table-cell office:value-type="string" calcext:value-type="string">
            <text:p>Donth</text:p>
          </table:table-cell>
          <table:table-cell office:value-type="string" calcext:value-type="string">
            <text:p>Michael</text:p>
          </table:table-cell>
          <table:table-cell table:formula="of:=CONCATENATE([.B119]; &quot; &quot;;[.A119])" office:value-type="string" office:string-value="Michael Donth" calcext:value-type="string">
            <text:p>Michael Donth</text:p>
          </table:table-cell>
          <table:table-cell office:value-type="string" calcext:value-type="string">
            <text:p>M</text:p>
          </table:table-cell>
          <table:table-cell office:value-type="float" office:value="857254" calcext:value-type="float">
            <text:p>857254</text:p>
          </table:table-cell>
        </table:table-row>
        <table:table-row table:style-name="ro1">
          <table:table-cell office:value-type="string" calcext:value-type="string">
            <text:p>Dröge</text:p>
          </table:table-cell>
          <table:table-cell office:value-type="string" calcext:value-type="string">
            <text:p>Katharina</text:p>
          </table:table-cell>
          <table:table-cell table:formula="of:=CONCATENATE([.B120]; &quot; &quot;;[.A120])" office:value-type="string" office:string-value="Katharina Dröge" calcext:value-type="string">
            <text:p>Katharina Dröge</text:p>
          </table:table-cell>
          <table:table-cell office:value-type="string" calcext:value-type="string">
            <text:p>F</text:p>
          </table:table-cell>
          <table:table-cell office:value-type="float" office:value="857250" calcext:value-type="float">
            <text:p>857250</text:p>
          </table:table-cell>
        </table:table-row>
        <table:table-row table:style-name="ro1">
          <table:table-cell office:value-type="string" calcext:value-type="string">
            <text:p>Droßmann</text:p>
          </table:table-cell>
          <table:table-cell office:value-type="string" calcext:value-type="string">
            <text:p>Falko</text:p>
          </table:table-cell>
          <table:table-cell table:formula="of:=CONCATENATE([.B121]; &quot; &quot;;[.A121])" office:value-type="string" office:string-value="Falko Droßmann" calcext:value-type="string">
            <text:p>Falko Droßmann</text:p>
          </table:table-cell>
          <table:table-cell office:value-type="string" calcext:value-type="string">
            <text:p>M</text:p>
          </table:table-cell>
          <table:table-cell office:value-type="float" office:value="861608" calcext:value-type="float">
            <text:p>861608</text:p>
          </table:table-cell>
        </table:table-row>
        <table:table-row table:style-name="ro1">
          <table:table-cell office:value-type="string" calcext:value-type="string">
            <text:p>Düring</text:p>
          </table:table-cell>
          <table:table-cell office:value-type="string" calcext:value-type="string">
            <text:p>Deborah</text:p>
          </table:table-cell>
          <table:table-cell table:formula="of:=CONCATENATE([.B122]; &quot; &quot;;[.A122])" office:value-type="string" office:string-value="Deborah Düring" calcext:value-type="string">
            <text:p>Deborah Düring</text:p>
          </table:table-cell>
          <table:table-cell office:value-type="string" calcext:value-type="string">
            <text:p>F</text:p>
          </table:table-cell>
          <table:table-cell office:value-type="float" office:value="860736" calcext:value-type="float">
            <text:p>860736</text:p>
          </table:table-cell>
        </table:table-row>
        <table:table-row table:style-name="ro1">
          <table:table-cell office:value-type="string" calcext:value-type="string">
            <text:p>Dürr</text:p>
          </table:table-cell>
          <table:table-cell office:value-type="string" calcext:value-type="string">
            <text:p>Christian</text:p>
          </table:table-cell>
          <table:table-cell table:formula="of:=CONCATENATE([.B123]; &quot; &quot;;[.A123])" office:value-type="string" office:string-value="Christian Dürr" calcext:value-type="string">
            <text:p>Christian Dürr</text:p>
          </table:table-cell>
          <table:table-cell office:value-type="string" calcext:value-type="string">
            <text:p>M</text:p>
          </table:table-cell>
          <table:table-cell office:value-type="float" office:value="857270" calcext:value-type="float">
            <text:p>857270</text:p>
          </table:table-cell>
        </table:table-row>
        <table:table-row table:style-name="ro1">
          <table:table-cell office:value-type="string" calcext:value-type="string">
            <text:p>Durz</text:p>
          </table:table-cell>
          <table:table-cell office:value-type="string" calcext:value-type="string">
            <text:p>Hansjörg</text:p>
          </table:table-cell>
          <table:table-cell table:formula="of:=CONCATENATE([.B124]; &quot; &quot;;[.A124])" office:value-type="string" office:string-value="Hansjörg Durz" calcext:value-type="string">
            <text:p>Hansjörg Durz</text:p>
          </table:table-cell>
          <table:table-cell office:value-type="string" calcext:value-type="string">
            <text:p>M</text:p>
          </table:table-cell>
          <table:table-cell office:value-type="float" office:value="857260" calcext:value-type="float">
            <text:p>857260</text:p>
          </table:table-cell>
        </table:table-row>
        <table:table-row table:style-name="ro1">
          <table:table-cell office:value-type="string" calcext:value-type="string">
            <text:p>Ebner</text:p>
          </table:table-cell>
          <table:table-cell office:value-type="string" calcext:value-type="string">
            <text:p>Harald</text:p>
          </table:table-cell>
          <table:table-cell table:formula="of:=CONCATENATE([.B125]; &quot; &quot;;[.A125])" office:value-type="string" office:string-value="Harald Ebner" calcext:value-type="string">
            <text:p>Harald Ebner</text:p>
          </table:table-cell>
          <table:table-cell office:value-type="string" calcext:value-type="string">
            <text:p>M</text:p>
          </table:table-cell>
          <table:table-cell office:value-type="float" office:value="857284" calcext:value-type="float">
            <text:p>857284</text:p>
          </table:table-cell>
        </table:table-row>
        <table:table-row table:style-name="ro1">
          <table:table-cell office:value-type="string" calcext:value-type="string">
            <text:p>Echeverria</text:p>
          </table:table-cell>
          <table:table-cell office:value-type="string" calcext:value-type="string">
            <text:p>Axel</text:p>
          </table:table-cell>
          <table:table-cell table:formula="of:=CONCATENATE([.B126]; &quot; &quot;;[.A126])" office:value-type="string" office:string-value="Axel Echeverria" calcext:value-type="string">
            <text:p>Axel Echeverria</text:p>
          </table:table-cell>
          <table:table-cell office:value-type="string" calcext:value-type="string">
            <text:p>M</text:p>
          </table:table-cell>
          <table:table-cell office:value-type="float" office:value="860998" calcext:value-type="float">
            <text:p>860998</text:p>
          </table:table-cell>
        </table:table-row>
        <table:table-row table:style-name="ro1">
          <table:table-cell office:value-type="string" calcext:value-type="string">
            <text:p>Eckert</text:p>
          </table:table-cell>
          <table:table-cell office:value-type="string" calcext:value-type="string">
            <text:p>Leon</text:p>
          </table:table-cell>
          <table:table-cell table:formula="of:=CONCATENATE([.B127]; &quot; &quot;;[.A127])" office:value-type="string" office:string-value="Leon Eckert" calcext:value-type="string">
            <text:p>Leon Eckert</text:p>
          </table:table-cell>
          <table:table-cell office:value-type="string" calcext:value-type="string">
            <text:p>M</text:p>
          </table:table-cell>
          <table:table-cell office:value-type="float" office:value="860382" calcext:value-type="float">
            <text:p>860382</text:p>
          </table:table-cell>
        </table:table-row>
        <table:table-row table:style-name="ro1">
          <table:table-cell office:value-type="string" calcext:value-type="string">
            <text:p>Edelhäußer</text:p>
          </table:table-cell>
          <table:table-cell office:value-type="string" calcext:value-type="string">
            <text:p>Ralph</text:p>
          </table:table-cell>
          <table:table-cell table:formula="of:=CONCATENATE([.B128]; &quot; &quot;;[.A128])" office:value-type="string" office:string-value="Ralph Edelhäußer" calcext:value-type="string">
            <text:p>Ralph Edelhäußer</text:p>
          </table:table-cell>
          <table:table-cell office:value-type="string" calcext:value-type="string">
            <text:p>M</text:p>
          </table:table-cell>
          <table:table-cell office:value-type="float" office:value="861822" calcext:value-type="float">
            <text:p>861822</text:p>
          </table:table-cell>
        </table:table-row>
        <table:table-row table:style-name="ro1">
          <table:table-cell office:value-type="string" calcext:value-type="string">
            <text:p>Ehrhorn</text:p>
          </table:table-cell>
          <table:table-cell office:value-type="string" calcext:value-type="string">
            <text:p>Thomas</text:p>
          </table:table-cell>
          <table:table-cell table:formula="of:=CONCATENATE([.B129]; &quot; &quot;;[.A129])" office:value-type="string" office:string-value="Thomas Ehrhorn" calcext:value-type="string">
            <text:p>Thomas Ehrhorn</text:p>
          </table:table-cell>
          <table:table-cell office:value-type="string" calcext:value-type="string">
            <text:p>M</text:p>
          </table:table-cell>
          <table:table-cell office:value-type="float" office:value="857276" calcext:value-type="float">
            <text:p>857276</text:p>
          </table:table-cell>
        </table:table-row>
        <table:table-row table:style-name="ro1">
          <table:table-cell office:value-type="string" calcext:value-type="string">
            <text:p>Eichwede</text:p>
          </table:table-cell>
          <table:table-cell office:value-type="string" calcext:value-type="string">
            <text:p>Sonja</text:p>
          </table:table-cell>
          <table:table-cell table:formula="of:=CONCATENATE([.B130]; &quot; &quot;;[.A130])" office:value-type="string" office:string-value="Sonja Eichwede" calcext:value-type="string">
            <text:p>Sonja Eichwede</text:p>
          </table:table-cell>
          <table:table-cell office:value-type="string" calcext:value-type="string">
            <text:p>F</text:p>
          </table:table-cell>
          <table:table-cell office:value-type="float" office:value="860474" calcext:value-type="float">
            <text:p>860474</text:p>
          </table:table-cell>
        </table:table-row>
        <table:table-row table:style-name="ro1">
          <table:table-cell office:value-type="string" calcext:value-type="string">
            <text:p>Emmerich</text:p>
          </table:table-cell>
          <table:table-cell office:value-type="string" calcext:value-type="string">
            <text:p>Marcel</text:p>
          </table:table-cell>
          <table:table-cell table:formula="of:=CONCATENATE([.B131]; &quot; &quot;;[.A131])" office:value-type="string" office:string-value="Marcel Emmerich" calcext:value-type="string">
            <text:p>Marcel Emmerich</text:p>
          </table:table-cell>
          <table:table-cell office:value-type="string" calcext:value-type="string">
            <text:p>M</text:p>
          </table:table-cell>
          <table:table-cell office:value-type="float" office:value="863346" calcext:value-type="float">
            <text:p>863346</text:p>
          </table:table-cell>
        </table:table-row>
        <table:table-row table:style-name="ro1">
          <table:table-cell office:value-type="string" calcext:value-type="string">
            <text:p>Engelhard</text:p>
          </table:table-cell>
          <table:table-cell office:value-type="string" calcext:value-type="string">
            <text:p>Alexander</text:p>
          </table:table-cell>
          <table:table-cell table:formula="of:=CONCATENATE([.B132]; &quot; &quot;;[.A132])" office:value-type="string" office:string-value="Alexander Engelhard" calcext:value-type="string">
            <text:p>Alexander Engelhard</text:p>
          </table:table-cell>
          <table:table-cell office:value-type="string" calcext:value-type="string">
            <text:p>M</text:p>
          </table:table-cell>
          <table:table-cell office:value-type="float" office:value="861748" calcext:value-type="float">
            <text:p>861748</text:p>
          </table:table-cell>
        </table:table-row>
        <table:table-row table:style-name="ro1">
          <table:table-cell office:value-type="string" calcext:value-type="string">
            <text:p>Engelhardt</text:p>
          </table:table-cell>
          <table:table-cell office:value-type="string" calcext:value-type="string">
            <text:p>Heike</text:p>
          </table:table-cell>
          <table:table-cell table:formula="of:=CONCATENATE([.B133]; &quot; &quot;;[.A133])" office:value-type="string" office:string-value="Heike Engelhardt" calcext:value-type="string">
            <text:p>Heike Engelhardt</text:p>
          </table:table-cell>
          <table:table-cell office:value-type="string" calcext:value-type="string">
            <text:p>F</text:p>
          </table:table-cell>
          <table:table-cell office:value-type="float" office:value="860228" calcext:value-type="float">
            <text:p>860228</text:p>
          </table:table-cell>
        </table:table-row>
        <table:table-row table:style-name="ro1">
          <table:table-cell office:value-type="string" calcext:value-type="string">
            <text:p>Englhardt-Kopf</text:p>
          </table:table-cell>
          <table:table-cell office:value-type="string" calcext:value-type="string">
            <text:p>Martina</text:p>
          </table:table-cell>
          <table:table-cell table:formula="of:=CONCATENATE([.B134]; &quot; &quot;;[.A134])" office:value-type="string" office:string-value="Martina Englhardt-Kopf" calcext:value-type="string">
            <text:p>Martina Englhardt-Kopf</text:p>
          </table:table-cell>
          <table:table-cell office:value-type="string" calcext:value-type="string">
            <text:p>F</text:p>
          </table:table-cell>
          <table:table-cell office:value-type="float" office:value="860320" calcext:value-type="float">
            <text:p>860320</text:p>
          </table:table-cell>
        </table:table-row>
        <table:table-row table:style-name="ro1">
          <table:table-cell office:value-type="string" calcext:value-type="string">
            <text:p>Erndl</text:p>
          </table:table-cell>
          <table:table-cell office:value-type="string" calcext:value-type="string">
            <text:p>Thomas</text:p>
          </table:table-cell>
          <table:table-cell table:formula="of:=CONCATENATE([.B135]; &quot; &quot;;[.A135])" office:value-type="string" office:string-value="Thomas Erndl" calcext:value-type="string">
            <text:p>Thomas Erndl</text:p>
          </table:table-cell>
          <table:table-cell office:value-type="string" calcext:value-type="string">
            <text:p>M</text:p>
          </table:table-cell>
          <table:table-cell office:value-type="float" office:value="857286" calcext:value-type="float">
            <text:p>857286</text:p>
          </table:table-cell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Klaus</text:p>
          </table:table-cell>
          <table:table-cell table:formula="of:=CONCATENATE([.B136]; &quot; &quot;;[.A136])" office:value-type="string" office:string-value="Klaus Ernst" calcext:value-type="string">
            <text:p>Klaus Ernst</text:p>
          </table:table-cell>
          <table:table-cell office:value-type="string" calcext:value-type="string">
            <text:p>M</text:p>
          </table:table-cell>
          <table:table-cell office:value-type="float" office:value="857282" calcext:value-type="float">
            <text:p>857282</text:p>
          </table:table-cell>
        </table:table-row>
        <table:table-row table:style-name="ro1">
          <table:table-cell office:value-type="string" calcext:value-type="string">
            <text:p>Esdar</text:p>
          </table:table-cell>
          <table:table-cell office:value-type="string" calcext:value-type="string">
            <text:p>Dr. Wiebke</text:p>
          </table:table-cell>
          <table:table-cell table:formula="of:=CONCATENATE([.B137]; &quot; &quot;;[.A137])" office:value-type="string" office:string-value="Dr. Wiebke Esdar" calcext:value-type="string">
            <text:p>Dr. Wiebke Esdar</text:p>
          </table:table-cell>
          <table:table-cell office:value-type="string" calcext:value-type="string">
            <text:p>F</text:p>
          </table:table-cell>
          <table:table-cell office:value-type="float" office:value="857288" calcext:value-type="float">
            <text:p>857288</text:p>
          </table:table-cell>
        </table:table-row>
        <table:table-row table:style-name="ro1">
          <table:table-cell office:value-type="string" calcext:value-type="string">
            <text:p>Esken</text:p>
          </table:table-cell>
          <table:table-cell office:value-type="string" calcext:value-type="string">
            <text:p>Saskia</text:p>
          </table:table-cell>
          <table:table-cell table:formula="of:=CONCATENATE([.B138]; &quot; &quot;;[.A138])" office:value-type="string" office:string-value="Saskia Esken" calcext:value-type="string">
            <text:p>Saskia Esken</text:p>
          </table:table-cell>
          <table:table-cell office:value-type="string" calcext:value-type="string">
            <text:p>F</text:p>
          </table:table-cell>
          <table:table-cell office:value-type="float" office:value="857280" calcext:value-type="float">
            <text:p>857280</text:p>
          </table:table-cell>
        </table:table-row>
        <table:table-row table:style-name="ro1">
          <table:table-cell office:value-type="string" calcext:value-type="string">
            <text:p>Espendiller</text:p>
          </table:table-cell>
          <table:table-cell office:value-type="string" calcext:value-type="string">
            <text:p>Dr. Michael</text:p>
          </table:table-cell>
          <table:table-cell table:formula="of:=CONCATENATE([.B139]; &quot; &quot;;[.A139])" office:value-type="string" office:string-value="Dr. Michael Espendiller" calcext:value-type="string">
            <text:p>Dr. Michael Espendiller</text:p>
          </table:table-cell>
          <table:table-cell office:value-type="string" calcext:value-type="string">
            <text:p>M</text:p>
          </table:table-cell>
          <table:table-cell office:value-type="float" office:value="857290" calcext:value-type="float">
            <text:p>857290</text:p>
          </table:table-cell>
        </table:table-row>
        <table:table-row table:style-name="ro1">
          <table:table-cell office:value-type="string" calcext:value-type="string">
            <text:p>Faber</text:p>
          </table:table-cell>
          <table:table-cell office:value-type="string" calcext:value-type="string">
            <text:p>Dr. Marcus</text:p>
          </table:table-cell>
          <table:table-cell table:formula="of:=CONCATENATE([.B140]; &quot; &quot;;[.A140])" office:value-type="string" office:string-value="Dr. Marcus Faber" calcext:value-type="string">
            <text:p>Dr. Marcus Faber</text:p>
          </table:table-cell>
          <table:table-cell office:value-type="string" calcext:value-type="string">
            <text:p>M</text:p>
          </table:table-cell>
          <table:table-cell office:value-type="float" office:value="857296" calcext:value-type="float">
            <text:p>857296</text:p>
          </table:table-cell>
        </table:table-row>
        <table:table-row table:style-name="ro1">
          <table:table-cell office:value-type="string" calcext:value-type="string">
            <text:p>Färber</text:p>
          </table:table-cell>
          <table:table-cell office:value-type="string" calcext:value-type="string">
            <text:p>Hermann</text:p>
          </table:table-cell>
          <table:table-cell table:formula="of:=CONCATENATE([.B141]; &quot; &quot;;[.A141])" office:value-type="string" office:string-value="Hermann Färber" calcext:value-type="string">
            <text:p>Hermann Färber</text:p>
          </table:table-cell>
          <table:table-cell office:value-type="string" calcext:value-type="string">
            <text:p>M</text:p>
          </table:table-cell>
          <table:table-cell office:value-type="float" office:value="857322" calcext:value-type="float">
            <text:p>857322</text:p>
          </table:table-cell>
        </table:table-row>
        <table:table-row table:style-name="ro1">
          <table:table-cell office:value-type="string" calcext:value-type="string">
            <text:p>Fäscher</text:p>
          </table:table-cell>
          <table:table-cell office:value-type="string" calcext:value-type="string">
            <text:p>Ariane</text:p>
          </table:table-cell>
          <table:table-cell table:formula="of:=CONCATENATE([.B142]; &quot; &quot;;[.A142])" office:value-type="string" office:string-value="Ariane Fäscher" calcext:value-type="string">
            <text:p>Ariane Fäscher</text:p>
          </table:table-cell>
          <table:table-cell office:value-type="string" calcext:value-type="string">
            <text:p>F</text:p>
          </table:table-cell>
          <table:table-cell office:value-type="float" office:value="860484" calcext:value-type="float">
            <text:p>860484</text:p>
          </table:table-cell>
        </table:table-row>
        <table:table-row table:style-name="ro1">
          <table:table-cell office:value-type="string" calcext:value-type="string">
            <text:p>Fahimi</text:p>
          </table:table-cell>
          <table:table-cell office:value-type="string" calcext:value-type="string">
            <text:p>Yasmin</text:p>
          </table:table-cell>
          <table:table-cell table:formula="of:=CONCATENATE([.B143]; &quot; &quot;;[.A143])" office:value-type="string" office:string-value="Yasmin Fahimi" calcext:value-type="string">
            <text:p>Yasmin Fahimi</text:p>
          </table:table-cell>
          <table:table-cell office:value-type="string" calcext:value-type="string">
            <text:p>F</text:p>
          </table:table-cell>
          <table:table-cell office:value-type="float" office:value="857316" calcext:value-type="float">
            <text:p>857316</text:p>
          </table:table-cell>
        </table:table-row>
        <table:table-row table:style-name="ro1">
          <table:table-cell office:value-type="string" calcext:value-type="string">
            <text:p>Farle</text:p>
          </table:table-cell>
          <table:table-cell office:value-type="string" calcext:value-type="string">
            <text:p>Robert</text:p>
          </table:table-cell>
          <table:table-cell table:formula="of:=CONCATENATE([.B144]; &quot; &quot;;[.A144])" office:value-type="string" office:string-value="Robert Farle" calcext:value-type="string">
            <text:p>Robert Farle</text:p>
          </table:table-cell>
          <table:table-cell office:value-type="string" calcext:value-type="string">
            <text:p>M</text:p>
          </table:table-cell>
          <table:table-cell office:value-type="float" office:value="863326" calcext:value-type="float">
            <text:p>863326</text:p>
          </table:table-cell>
        </table:table-row>
        <table:table-row table:style-name="ro1">
          <table:table-cell office:value-type="string" calcext:value-type="string">
            <text:p>Fechner</text:p>
          </table:table-cell>
          <table:table-cell office:value-type="string" calcext:value-type="string">
            <text:p>Dr. Johannes</text:p>
          </table:table-cell>
          <table:table-cell table:formula="of:=CONCATENATE([.B145]; &quot; &quot;;[.A145])" office:value-type="string" office:string-value="Dr. Johannes Fechner" calcext:value-type="string">
            <text:p>Dr. Johannes Fechner</text:p>
          </table:table-cell>
          <table:table-cell office:value-type="string" calcext:value-type="string">
            <text:p>M</text:p>
          </table:table-cell>
          <table:table-cell office:value-type="float" office:value="857324" calcext:value-type="float">
            <text:p>857324</text:p>
          </table:table-cell>
        </table:table-row>
        <table:table-row table:style-name="ro1">
          <table:table-cell office:value-type="string" calcext:value-type="string">
            <text:p>Feiler</text:p>
          </table:table-cell>
          <table:table-cell office:value-type="string" calcext:value-type="string">
            <text:p>Uwe</text:p>
          </table:table-cell>
          <table:table-cell table:formula="of:=CONCATENATE([.B146]; &quot; &quot;;[.A146])" office:value-type="string" office:string-value="Uwe Feiler" calcext:value-type="string">
            <text:p>Uwe Feiler</text:p>
          </table:table-cell>
          <table:table-cell office:value-type="string" calcext:value-type="string">
            <text:p>M</text:p>
          </table:table-cell>
          <table:table-cell office:value-type="float" office:value="857298" calcext:value-type="float">
            <text:p>857298</text:p>
          </table:table-cell>
        </table:table-row>
        <table:table-row table:style-name="ro1">
          <table:table-cell office:value-type="string" calcext:value-type="string">
            <text:p>Felser</text:p>
          </table:table-cell>
          <table:table-cell office:value-type="string" calcext:value-type="string">
            <text:p>Peter</text:p>
          </table:table-cell>
          <table:table-cell table:formula="of:=CONCATENATE([.B147]; &quot; &quot;;[.A147])" office:value-type="string" office:string-value="Peter Felser" calcext:value-type="string">
            <text:p>Peter Felser</text:p>
          </table:table-cell>
          <table:table-cell office:value-type="string" calcext:value-type="string">
            <text:p>M</text:p>
          </table:table-cell>
          <table:table-cell office:value-type="float" office:value="857292" calcext:value-type="float">
            <text:p>857292</text:p>
          </table:table-cell>
        </table:table-row>
        <table:table-row table:style-name="ro1">
          <table:table-cell office:value-type="string" calcext:value-type="string">
            <text:p>Ferlemann</text:p>
          </table:table-cell>
          <table:table-cell office:value-type="string" calcext:value-type="string">
            <text:p>Enak</text:p>
          </table:table-cell>
          <table:table-cell table:formula="of:=CONCATENATE([.B148]; &quot; &quot;;[.A148])" office:value-type="string" office:string-value="Enak Ferlemann" calcext:value-type="string">
            <text:p>Enak Ferlemann</text:p>
          </table:table-cell>
          <table:table-cell office:value-type="string" calcext:value-type="string">
            <text:p>M</text:p>
          </table:table-cell>
          <table:table-cell office:value-type="float" office:value="857318" calcext:value-type="float">
            <text:p>857318</text:p>
          </table:table-cell>
        </table:table-row>
        <table:table-row table:style-name="ro1">
          <table:table-cell office:value-type="string" calcext:value-type="string">
            <text:p>Ferschl</text:p>
          </table:table-cell>
          <table:table-cell office:value-type="string" calcext:value-type="string">
            <text:p>Susanne</text:p>
          </table:table-cell>
          <table:table-cell table:formula="of:=CONCATENATE([.B149]; &quot; &quot;;[.A149])" office:value-type="string" office:string-value="Susanne Ferschl" calcext:value-type="string">
            <text:p>Susanne Ferschl</text:p>
          </table:table-cell>
          <table:table-cell office:value-type="string" calcext:value-type="string">
            <text:p>F</text:p>
          </table:table-cell>
          <table:table-cell office:value-type="float" office:value="857312" calcext:value-type="float">
            <text:p>857312</text:p>
          </table:table-cell>
        </table:table-row>
        <table:table-row table:style-name="ro1">
          <table:table-cell office:value-type="string" calcext:value-type="string">
            <text:p>Fester</text:p>
          </table:table-cell>
          <table:table-cell office:value-type="string" calcext:value-type="string">
            <text:p>Emilia</text:p>
          </table:table-cell>
          <table:table-cell table:formula="of:=CONCATENATE([.B150]; &quot; &quot;;[.A150])" office:value-type="string" office:string-value="Emilia Fester" calcext:value-type="string">
            <text:p>Emilia Fester</text:p>
          </table:table-cell>
          <table:table-cell office:value-type="string" calcext:value-type="string">
            <text:p>F</text:p>
          </table:table-cell>
          <table:table-cell office:value-type="float" office:value="860704" calcext:value-type="float">
            <text:p>860704</text:p>
          </table:table-cell>
        </table:table-row>
        <table:table-row table:style-name="ro1">
          <table:table-cell office:value-type="string" calcext:value-type="string">
            <text:p>Fiedler</text:p>
          </table:table-cell>
          <table:table-cell office:value-type="string" calcext:value-type="string">
            <text:p>Sebastian</text:p>
          </table:table-cell>
          <table:table-cell table:formula="of:=CONCATENATE([.B151]; &quot; &quot;;[.A151])" office:value-type="string" office:string-value="Sebastian Fiedler" calcext:value-type="string">
            <text:p>Sebastian Fiedler</text:p>
          </table:table-cell>
          <table:table-cell office:value-type="string" calcext:value-type="string">
            <text:p>M</text:p>
          </table:table-cell>
          <table:table-cell office:value-type="float" office:value="861716" calcext:value-type="float">
            <text:p>861716</text:p>
          </table:table-cell>
        </table:table-row>
        <table:table-row table:style-name="ro1">
          <table:table-cell office:value-type="string" calcext:value-type="string">
            <text:p>Föst</text:p>
          </table:table-cell>
          <table:table-cell office:value-type="string" calcext:value-type="string">
            <text:p>Daniel</text:p>
          </table:table-cell>
          <table:table-cell table:formula="of:=CONCATENATE([.B152]; &quot; &quot;;[.A152])" office:value-type="string" office:string-value="Daniel Föst" calcext:value-type="string">
            <text:p>Daniel Föst</text:p>
          </table:table-cell>
          <table:table-cell office:value-type="string" calcext:value-type="string">
            <text:p>M</text:p>
          </table:table-cell>
          <table:table-cell office:value-type="float" office:value="857310" calcext:value-type="float">
            <text:p>857310</text:p>
          </table:table-cell>
        </table:table-row>
        <table:table-row table:style-name="ro1">
          <table:table-cell office:value-type="string" calcext:value-type="string">
            <text:p>Franke</text:p>
          </table:table-cell>
          <table:table-cell office:value-type="string" calcext:value-type="string">
            <text:p>Dr. Edgar</text:p>
          </table:table-cell>
          <table:table-cell table:formula="of:=CONCATENATE([.B153]; &quot; &quot;;[.A153])" office:value-type="string" office:string-value="Dr. Edgar Franke" calcext:value-type="string">
            <text:p>Dr. Edgar Franke</text:p>
          </table:table-cell>
          <table:table-cell office:value-type="string" calcext:value-type="string">
            <text:p>M</text:p>
          </table:table-cell>
          <table:table-cell office:value-type="float" office:value="857306" calcext:value-type="float">
            <text:p>857306</text:p>
          </table:table-cell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Thorsten</text:p>
          </table:table-cell>
          <table:table-cell table:formula="of:=CONCATENATE([.B154]; &quot; &quot;;[.A154])" office:value-type="string" office:string-value="Thorsten Frei" calcext:value-type="string">
            <text:p>Thorsten Frei</text:p>
          </table:table-cell>
          <table:table-cell office:value-type="string" calcext:value-type="string">
            <text:p>M</text:p>
          </table:table-cell>
          <table:table-cell office:value-type="float" office:value="857308" calcext:value-type="float">
            <text:p>857308</text:p>
          </table:table-cell>
        </table:table-row>
        <table:table-row table:style-name="ro1">
          <table:table-cell office:value-type="string" calcext:value-type="string">
            <text:p>Fricke</text:p>
          </table:table-cell>
          <table:table-cell office:value-type="string" calcext:value-type="string">
            <text:p>Otto</text:p>
          </table:table-cell>
          <table:table-cell table:formula="of:=CONCATENATE([.B155]; &quot; &quot;;[.A155])" office:value-type="string" office:string-value="Otto Fricke" calcext:value-type="string">
            <text:p>Otto Fricke</text:p>
          </table:table-cell>
          <table:table-cell office:value-type="string" calcext:value-type="string">
            <text:p>M</text:p>
          </table:table-cell>
          <table:table-cell office:value-type="float" office:value="857314" calcext:value-type="float">
            <text:p>857314</text:p>
          </table:table-cell>
        </table:table-row>
        <table:table-row table:style-name="ro1">
          <table:table-cell office:value-type="string" calcext:value-type="string">
            <text:p>Friedhoff</text:p>
          </table:table-cell>
          <table:table-cell office:value-type="string" calcext:value-type="string">
            <text:p>Dietmar</text:p>
          </table:table-cell>
          <table:table-cell table:formula="of:=CONCATENATE([.B156]; &quot; &quot;;[.A156])" office:value-type="string" office:string-value="Dietmar Friedhoff" calcext:value-type="string">
            <text:p>Dietmar Friedhoff</text:p>
          </table:table-cell>
          <table:table-cell office:value-type="string" calcext:value-type="string">
            <text:p>M</text:p>
          </table:table-cell>
          <table:table-cell office:value-type="float" office:value="857302" calcext:value-type="float">
            <text:p>857302</text:p>
          </table:table-cell>
        </table:table-row>
        <table:table-row table:style-name="ro1">
          <table:table-cell office:value-type="string" calcext:value-type="string">
            <text:p>Friedrich</text:p>
          </table:table-cell>
          <table:table-cell office:value-type="string" calcext:value-type="string">
            <text:p>Dr. Hans-Peter</text:p>
          </table:table-cell>
          <table:table-cell table:formula="of:=CONCATENATE([.B157]; &quot; &quot;;[.A157])" office:value-type="string" office:string-value="Dr. Hans-Peter Friedrich" calcext:value-type="string">
            <text:p>Dr. Hans-Peter Friedrich</text:p>
          </table:table-cell>
          <table:table-cell office:value-type="string" calcext:value-type="string">
            <text:p>M</text:p>
          </table:table-cell>
          <table:table-cell office:value-type="float" office:value="857300" calcext:value-type="float">
            <text:p>857300</text:p>
          </table:table-cell>
        </table:table-row>
        <table:table-row table:style-name="ro1">
          <table:table-cell office:value-type="string" calcext:value-type="string">
            <text:p>Frieser</text:p>
          </table:table-cell>
          <table:table-cell office:value-type="string" calcext:value-type="string">
            <text:p>Michael</text:p>
          </table:table-cell>
          <table:table-cell table:formula="of:=CONCATENATE([.B158]; &quot; &quot;;[.A158])" office:value-type="string" office:string-value="Michael Frieser" calcext:value-type="string">
            <text:p>Michael Frieser</text:p>
          </table:table-cell>
          <table:table-cell office:value-type="string" calcext:value-type="string">
            <text:p>M</text:p>
          </table:table-cell>
          <table:table-cell office:value-type="float" office:value="857294" calcext:value-type="float">
            <text:p>857294</text:p>
          </table:table-cell>
        </table:table-row>
        <table:table-row table:style-name="ro1">
          <table:table-cell office:value-type="string" calcext:value-type="string">
            <text:p>Frömming</text:p>
          </table:table-cell>
          <table:table-cell office:value-type="string" calcext:value-type="string">
            <text:p>Dr. Götz</text:p>
          </table:table-cell>
          <table:table-cell table:formula="of:=CONCATENATE([.B159]; &quot; &quot;;[.A159])" office:value-type="string" office:string-value="Dr. Götz Frömming" calcext:value-type="string">
            <text:p>Dr. Götz Frömming</text:p>
          </table:table-cell>
          <table:table-cell office:value-type="string" calcext:value-type="string">
            <text:p>M</text:p>
          </table:table-cell>
          <table:table-cell office:value-type="float" office:value="857320" calcext:value-type="float">
            <text:p>857320</text:p>
          </table:table-cell>
        </table:table-row>
        <table:table-row table:style-name="ro1">
          <table:table-cell office:value-type="string" calcext:value-type="string">
            <text:p>Frohnmaier</text:p>
          </table:table-cell>
          <table:table-cell office:value-type="string" calcext:value-type="string">
            <text:p>Markus</text:p>
          </table:table-cell>
          <table:table-cell table:formula="of:=CONCATENATE([.B160]; &quot; &quot;;[.A160])" office:value-type="string" office:string-value="Markus Frohnmaier" calcext:value-type="string">
            <text:p>Markus Frohnmaier</text:p>
          </table:table-cell>
          <table:table-cell office:value-type="string" calcext:value-type="string">
            <text:p>M</text:p>
          </table:table-cell>
          <table:table-cell office:value-type="float" office:value="857304" calcext:value-type="float">
            <text:p>857304</text:p>
          </table:table-cell>
        </table:table-row>
        <table:table-row table:style-name="ro1">
          <table:table-cell office:value-type="string" calcext:value-type="string">
            <text:p>Funke</text:p>
          </table:table-cell>
          <table:table-cell office:value-type="string" calcext:value-type="string">
            <text:p>Fabian</text:p>
          </table:table-cell>
          <table:table-cell table:formula="of:=CONCATENATE([.B161]; &quot; &quot;;[.A161])" office:value-type="string" office:string-value="Fabian Funke" calcext:value-type="string">
            <text:p>Fabian Funke</text:p>
          </table:table-cell>
          <table:table-cell office:value-type="string" calcext:value-type="string">
            <text:p>M</text:p>
          </table:table-cell>
          <table:table-cell office:value-type="float" office:value="861290" calcext:value-type="float">
            <text:p>861290</text:p>
          </table:table-cell>
        </table:table-row>
        <table:table-row table:style-name="ro1">
          <table:table-cell office:value-type="string" calcext:value-type="string">
            <text:p>Funke-Kaiser</text:p>
          </table:table-cell>
          <table:table-cell office:value-type="string" calcext:value-type="string">
            <text:p>Maximilian</text:p>
          </table:table-cell>
          <table:table-cell table:formula="of:=CONCATENATE([.B162]; &quot; &quot;;[.A162])" office:value-type="string" office:string-value="Maximilian Funke-Kaiser" calcext:value-type="string">
            <text:p>Maximilian Funke-Kaiser</text:p>
          </table:table-cell>
          <table:table-cell office:value-type="string" calcext:value-type="string">
            <text:p>M</text:p>
          </table:table-cell>
          <table:table-cell office:value-type="float" office:value="860504" calcext:value-type="float">
            <text:p>860504</text:p>
          </table:table-cell>
        </table:table-row>
        <table:table-row table:style-name="ro1">
          <table:table-cell office:value-type="string" calcext:value-type="string">
            <text:p>Gädechens</text:p>
          </table:table-cell>
          <table:table-cell office:value-type="string" calcext:value-type="string">
            <text:p>Ingo</text:p>
          </table:table-cell>
          <table:table-cell table:formula="of:=CONCATENATE([.B163]; &quot; &quot;;[.A163])" office:value-type="string" office:string-value="Ingo Gädechens" calcext:value-type="string">
            <text:p>Ingo Gädechens</text:p>
          </table:table-cell>
          <table:table-cell office:value-type="string" calcext:value-type="string">
            <text:p>M</text:p>
          </table:table-cell>
          <table:table-cell office:value-type="float" office:value="857372" calcext:value-type="float">
            <text:p>857372</text:p>
          </table:table-cell>
        </table:table-row>
        <table:table-row table:style-name="ro1">
          <table:table-cell office:value-type="string" calcext:value-type="string">
            <text:p>Gambir</text:p>
          </table:table-cell>
          <table:table-cell office:value-type="string" calcext:value-type="string">
            <text:p>Schahina</text:p>
          </table:table-cell>
          <table:table-cell table:formula="of:=CONCATENATE([.B164]; &quot; &quot;;[.A164])" office:value-type="string" office:string-value="Schahina Gambir" calcext:value-type="string">
            <text:p>Schahina Gambir</text:p>
          </table:table-cell>
          <table:table-cell office:value-type="string" calcext:value-type="string">
            <text:p>F</text:p>
          </table:table-cell>
          <table:table-cell office:value-type="float" office:value="860934" calcext:value-type="float">
            <text:p>860934</text:p>
          </table:table-cell>
        </table:table-row>
        <table:table-row table:style-name="ro1">
          <table:table-cell office:value-type="string" calcext:value-type="string">
            <text:p>Ganserer</text:p>
          </table:table-cell>
          <table:table-cell office:value-type="string" calcext:value-type="string">
            <text:p>Tessa</text:p>
          </table:table-cell>
          <table:table-cell table:formula="of:=CONCATENATE([.B165]; &quot; &quot;;[.A165])" office:value-type="string" office:string-value="Tessa Ganserer" calcext:value-type="string">
            <text:p>Tessa Ganserer</text:p>
          </table:table-cell>
          <table:table-cell office:value-type="string" calcext:value-type="string">
            <text:p>F</text:p>
          </table:table-cell>
          <table:table-cell office:value-type="float" office:value="860336" calcext:value-type="float">
            <text:p>860336</text:p>
          </table:table-cell>
        </table:table-row>
        <table:table-row table:style-name="ro1">
          <table:table-cell office:value-type="string" calcext:value-type="string">
            <text:p>Gassner-Herz</text:p>
          </table:table-cell>
          <table:table-cell office:value-type="string" calcext:value-type="string">
            <text:p>Martin</text:p>
          </table:table-cell>
          <table:table-cell table:formula="of:=CONCATENATE([.B166]; &quot; &quot;;[.A166])" office:value-type="string" office:string-value="Martin Gassner-Herz" calcext:value-type="string">
            <text:p>Martin Gassner-Herz</text:p>
          </table:table-cell>
          <table:table-cell office:value-type="string" calcext:value-type="string">
            <text:p>M</text:p>
          </table:table-cell>
          <table:table-cell office:value-type="float" office:value="860520" calcext:value-type="float">
            <text:p>860520</text:p>
          </table:table-cell>
        </table:table-row>
        <table:table-row table:style-name="ro1">
          <table:table-cell office:value-type="string" calcext:value-type="string">
            <text:p>Gastel</text:p>
          </table:table-cell>
          <table:table-cell office:value-type="string" calcext:value-type="string">
            <text:p>Matthias</text:p>
          </table:table-cell>
          <table:table-cell table:formula="of:=CONCATENATE([.B167]; &quot; &quot;;[.A167])" office:value-type="string" office:string-value="Matthias Gastel" calcext:value-type="string">
            <text:p>Matthias Gastel</text:p>
          </table:table-cell>
          <table:table-cell office:value-type="string" calcext:value-type="string">
            <text:p>M</text:p>
          </table:table-cell>
          <table:table-cell office:value-type="float" office:value="857368" calcext:value-type="float">
            <text:p>857368</text:p>
          </table:table-cell>
        </table:table-row>
        <table:table-row table:style-name="ro1">
          <table:table-cell office:value-type="string" calcext:value-type="string">
            <text:p>Gauland</text:p>
          </table:table-cell>
          <table:table-cell office:value-type="string" calcext:value-type="string">
            <text:p>Dr. Alexander</text:p>
          </table:table-cell>
          <table:table-cell table:formula="of:=CONCATENATE([.B168]; &quot; &quot;;[.A168])" office:value-type="string" office:string-value="Dr. Alexander Gauland" calcext:value-type="string">
            <text:p>Dr. Alexander Gauland</text:p>
          </table:table-cell>
          <table:table-cell office:value-type="string" calcext:value-type="string">
            <text:p>M</text:p>
          </table:table-cell>
          <table:table-cell office:value-type="float" office:value="857328" calcext:value-type="float">
            <text:p>857328</text:p>
          </table:table-cell>
        </table:table-row>
        <table:table-row table:style-name="ro1">
          <table:table-cell office:value-type="string" calcext:value-type="string">
            <text:p>Gava</text:p>
          </table:table-cell>
          <table:table-cell office:value-type="string" calcext:value-type="string">
            <text:p>Manuel</text:p>
          </table:table-cell>
          <table:table-cell table:formula="of:=CONCATENATE([.B169]; &quot; &quot;;[.A169])" office:value-type="string" office:string-value="Manuel Gava" calcext:value-type="string">
            <text:p>Manuel Gava</text:p>
          </table:table-cell>
          <table:table-cell office:value-type="string" calcext:value-type="string">
            <text:p>M</text:p>
          </table:table-cell>
          <table:table-cell office:value-type="float" office:value="860882" calcext:value-type="float">
            <text:p>860882</text:p>
          </table:table-cell>
        </table:table-row>
        <table:table-row table:style-name="ro1">
          <table:table-cell office:value-type="string" calcext:value-type="string">
            <text:p>Gebhart</text:p>
          </table:table-cell>
          <table:table-cell office:value-type="string" calcext:value-type="string">
            <text:p>Dr. Thomas</text:p>
          </table:table-cell>
          <table:table-cell table:formula="of:=CONCATENATE([.B170]; &quot; &quot;;[.A170])" office:value-type="string" office:string-value="Dr. Thomas Gebhart" calcext:value-type="string">
            <text:p>Dr. Thomas Gebhart</text:p>
          </table:table-cell>
          <table:table-cell office:value-type="string" calcext:value-type="string">
            <text:p>M</text:p>
          </table:table-cell>
          <table:table-cell office:value-type="float" office:value="863124" calcext:value-type="float">
            <text:p>863124</text:p>
          </table:table-cell>
        </table:table-row>
        <table:table-row table:style-name="ro1">
          <table:table-cell office:value-type="string" calcext:value-type="string">
            <text:p>Gehring</text:p>
          </table:table-cell>
          <table:table-cell office:value-type="string" calcext:value-type="string">
            <text:p>Kai</text:p>
          </table:table-cell>
          <table:table-cell table:formula="of:=CONCATENATE([.B171]; &quot; &quot;;[.A171])" office:value-type="string" office:string-value="Kai Gehring" calcext:value-type="string">
            <text:p>Kai Gehring</text:p>
          </table:table-cell>
          <table:table-cell office:value-type="string" calcext:value-type="string">
            <text:p>M</text:p>
          </table:table-cell>
          <table:table-cell office:value-type="float" office:value="857348" calcext:value-type="float">
            <text:p>857348</text:p>
          </table:table-cell>
        </table:table-row>
        <table:table-row table:style-name="ro1">
          <table:table-cell office:value-type="string" calcext:value-type="string">
            <text:p>Geissler</text:p>
          </table:table-cell>
          <table:table-cell office:value-type="string" calcext:value-type="string">
            <text:p>Dr. Jonas</text:p>
          </table:table-cell>
          <table:table-cell table:formula="of:=CONCATENATE([.B172]; &quot; &quot;;[.A172])" office:value-type="string" office:string-value="Dr. Jonas Geissler" calcext:value-type="string">
            <text:p>Dr. Jonas Geissler</text:p>
          </table:table-cell>
          <table:table-cell office:value-type="string" calcext:value-type="string">
            <text:p>M</text:p>
          </table:table-cell>
          <table:table-cell office:value-type="float" office:value="861556" calcext:value-type="float">
            <text:p>861556</text:p>
          </table:table-cell>
        </table:table-row>
        <table:table-row table:style-name="ro1">
          <table:table-cell office:value-type="string" calcext:value-type="string">
            <text:p>Gelbhaar</text:p>
          </table:table-cell>
          <table:table-cell office:value-type="string" calcext:value-type="string">
            <text:p>Stefan</text:p>
          </table:table-cell>
          <table:table-cell table:formula="of:=CONCATENATE([.B173]; &quot; &quot;;[.A173])" office:value-type="string" office:string-value="Stefan Gelbhaar" calcext:value-type="string">
            <text:p>Stefan Gelbhaar</text:p>
          </table:table-cell>
          <table:table-cell office:value-type="string" calcext:value-type="string">
            <text:p>M</text:p>
          </table:table-cell>
          <table:table-cell office:value-type="float" office:value="857334" calcext:value-type="float">
            <text:p>857334</text:p>
          </table:table-cell>
        </table:table-row>
        <table:table-row table:style-name="ro1">
          <table:table-cell office:value-type="string" calcext:value-type="string">
            <text:p>Gerdes</text:p>
          </table:table-cell>
          <table:table-cell office:value-type="string" calcext:value-type="string">
            <text:p>Michael</text:p>
          </table:table-cell>
          <table:table-cell table:formula="of:=CONCATENATE([.B174]; &quot; &quot;;[.A174])" office:value-type="string" office:string-value="Michael Gerdes" calcext:value-type="string">
            <text:p>Michael Gerdes</text:p>
          </table:table-cell>
          <table:table-cell office:value-type="string" calcext:value-type="string">
            <text:p>M</text:p>
          </table:table-cell>
          <table:table-cell office:value-type="float" office:value="857362" calcext:value-type="float">
            <text:p>857362</text:p>
          </table:table-cell>
        </table:table-row>
        <table:table-row table:style-name="ro1">
          <table:table-cell office:value-type="string" calcext:value-type="string">
            <text:p>Gerschau</text:p>
          </table:table-cell>
          <table:table-cell office:value-type="string" calcext:value-type="string">
            <text:p>Knut</text:p>
          </table:table-cell>
          <table:table-cell table:formula="of:=CONCATENATE([.B175]; &quot; &quot;;[.A175])" office:value-type="string" office:string-value="Knut Gerschau" calcext:value-type="string">
            <text:p>Knut Gerschau</text:p>
          </table:table-cell>
          <table:table-cell office:value-type="string" calcext:value-type="string">
            <text:p>M</text:p>
          </table:table-cell>
          <table:table-cell office:value-type="float" office:value="860534" calcext:value-type="float">
            <text:p>860534</text:p>
          </table:table-cell>
        </table:table-row>
        <table:table-row table:style-name="ro1">
          <table:table-cell office:value-type="string" calcext:value-type="string">
            <text:p>Gerster</text:p>
          </table:table-cell>
          <table:table-cell office:value-type="string" calcext:value-type="string">
            <text:p>Martin</text:p>
          </table:table-cell>
          <table:table-cell table:formula="of:=CONCATENATE([.B176]; &quot; &quot;;[.A176])" office:value-type="string" office:string-value="Martin Gerster" calcext:value-type="string">
            <text:p>Martin Gerster</text:p>
          </table:table-cell>
          <table:table-cell office:value-type="string" calcext:value-type="string">
            <text:p>M</text:p>
          </table:table-cell>
          <table:table-cell office:value-type="float" office:value="857338" calcext:value-type="float">
            <text:p>857338</text:p>
          </table:table-cell>
        </table:table-row>
        <table:table-row table:style-name="ro1">
          <table:table-cell office:value-type="string" calcext:value-type="string">
            <text:p>Gesenhues</text:p>
          </table:table-cell>
          <table:table-cell office:value-type="string" calcext:value-type="string">
            <text:p>Dr. Jan-Niclas</text:p>
          </table:table-cell>
          <table:table-cell table:formula="of:=CONCATENATE([.B177]; &quot; &quot;;[.A177])" office:value-type="string" office:string-value="Dr. Jan-Niclas Gesenhues" calcext:value-type="string">
            <text:p>Dr. Jan-Niclas Gesenhues</text:p>
          </table:table-cell>
          <table:table-cell office:value-type="string" calcext:value-type="string">
            <text:p>M</text:p>
          </table:table-cell>
          <table:table-cell office:value-type="float" office:value="860906" calcext:value-type="float">
            <text:p>860906</text:p>
          </table:table-cell>
        </table:table-row>
        <table:table-row table:style-name="ro1">
          <table:table-cell office:value-type="string" calcext:value-type="string">
            <text:p>Glaser</text:p>
          </table:table-cell>
          <table:table-cell office:value-type="string" calcext:value-type="string">
            <text:p>Albrecht</text:p>
          </table:table-cell>
          <table:table-cell table:formula="of:=CONCATENATE([.B178]; &quot; &quot;;[.A178])" office:value-type="string" office:string-value="Albrecht Glaser" calcext:value-type="string">
            <text:p>Albrecht Glaser</text:p>
          </table:table-cell>
          <table:table-cell office:value-type="string" calcext:value-type="string">
            <text:p>M</text:p>
          </table:table-cell>
          <table:table-cell office:value-type="float" office:value="857350" calcext:value-type="float">
            <text:p>857350</text:p>
          </table:table-cell>
        </table:table-row>
        <table:table-row table:style-name="ro1">
          <table:table-cell office:value-type="string" calcext:value-type="string">
            <text:p>Glöckner</text:p>
          </table:table-cell>
          <table:table-cell office:value-type="string" calcext:value-type="string">
            <text:p>Angelika</text:p>
          </table:table-cell>
          <table:table-cell table:formula="of:=CONCATENATE([.B179]; &quot; &quot;;[.A179])" office:value-type="string" office:string-value="Angelika Glöckner" calcext:value-type="string">
            <text:p>Angelika Glöckner</text:p>
          </table:table-cell>
          <table:table-cell office:value-type="string" calcext:value-type="string">
            <text:p>F</text:p>
          </table:table-cell>
          <table:table-cell office:value-type="float" office:value="857370" calcext:value-type="float">
            <text:p>857370</text:p>
          </table:table-cell>
        </table:table-row>
        <table:table-row table:style-name="ro1">
          <table:table-cell office:value-type="string" calcext:value-type="string">
            <text:p>Gnauck</text:p>
          </table:table-cell>
          <table:table-cell office:value-type="string" calcext:value-type="string">
            <text:p>Hannes</text:p>
          </table:table-cell>
          <table:table-cell table:formula="of:=CONCATENATE([.B180]; &quot; &quot;;[.A180])" office:value-type="string" office:string-value="Hannes Gnauck" calcext:value-type="string">
            <text:p>Hannes Gnauck</text:p>
          </table:table-cell>
          <table:table-cell office:value-type="string" calcext:value-type="string">
            <text:p>M</text:p>
          </table:table-cell>
          <table:table-cell office:value-type="float" office:value="860536" calcext:value-type="float">
            <text:p>860536</text:p>
          </table:table-cell>
        </table:table-row>
        <table:table-row table:style-name="ro1">
          <table:table-cell office:value-type="string" calcext:value-type="string">
            <text:p>Göring-Eckardt</text:p>
          </table:table-cell>
          <table:table-cell office:value-type="string" calcext:value-type="string">
            <text:p>Katrin</text:p>
          </table:table-cell>
          <table:table-cell table:formula="of:=CONCATENATE([.B181]; &quot; &quot;;[.A181])" office:value-type="string" office:string-value="Katrin Göring-Eckardt" calcext:value-type="string">
            <text:p>Katrin Göring-Eckardt</text:p>
          </table:table-cell>
          <table:table-cell office:value-type="string" calcext:value-type="string">
            <text:p>F</text:p>
          </table:table-cell>
          <table:table-cell office:value-type="float" office:value="857330" calcext:value-type="float">
            <text:p>857330</text:p>
          </table:table-cell>
        </table:table-row>
        <table:table-row table:style-name="ro1">
          <table:table-cell office:value-type="string" calcext:value-type="string">
            <text:p>Görke</text:p>
          </table:table-cell>
          <table:table-cell office:value-type="string" calcext:value-type="string">
            <text:p>Christian</text:p>
          </table:table-cell>
          <table:table-cell table:formula="of:=CONCATENATE([.B182]; &quot; &quot;;[.A182])" office:value-type="string" office:string-value="Christian Görke" calcext:value-type="string">
            <text:p>Christian Görke</text:p>
          </table:table-cell>
          <table:table-cell office:value-type="string" calcext:value-type="string">
            <text:p>M</text:p>
          </table:table-cell>
          <table:table-cell office:value-type="float" office:value="860512" calcext:value-type="float">
            <text:p>860512</text:p>
          </table:table-cell>
        </table:table-row>
        <table:table-row table:style-name="ro1">
          <table:table-cell office:value-type="string" calcext:value-type="string">
            <text:p>Gohlke</text:p>
          </table:table-cell>
          <table:table-cell office:value-type="string" calcext:value-type="string">
            <text:p>Nicole</text:p>
          </table:table-cell>
          <table:table-cell table:formula="of:=CONCATENATE([.B183]; &quot; &quot;;[.A183])" office:value-type="string" office:string-value="Nicole Gohlke" calcext:value-type="string">
            <text:p>Nicole Gohlke</text:p>
          </table:table-cell>
          <table:table-cell office:value-type="string" calcext:value-type="string">
            <text:p>F</text:p>
          </table:table-cell>
          <table:table-cell office:value-type="float" office:value="857380" calcext:value-type="float">
            <text:p>857380</text:p>
          </table:table-cell>
        </table:table-row>
        <table:table-row table:style-name="ro1">
          <table:table-cell office:value-type="string" calcext:value-type="string">
            <text:p>Gottschalk</text:p>
          </table:table-cell>
          <table:table-cell office:value-type="string" calcext:value-type="string">
            <text:p>Kay</text:p>
          </table:table-cell>
          <table:table-cell table:formula="of:=CONCATENATE([.B184]; &quot; &quot;;[.A184])" office:value-type="string" office:string-value="Kay Gottschalk" calcext:value-type="string">
            <text:p>Kay Gottschalk</text:p>
          </table:table-cell>
          <table:table-cell office:value-type="string" calcext:value-type="string">
            <text:p>M</text:p>
          </table:table-cell>
          <table:table-cell office:value-type="float" office:value="857332" calcext:value-type="float">
            <text:p>857332</text:p>
          </table:table-cell>
        </table:table-row>
        <table:table-row table:style-name="ro1">
          <table:table-cell office:value-type="string" calcext:value-type="string">
            <text:p>Gräßle</text:p>
          </table:table-cell>
          <table:table-cell office:value-type="string" calcext:value-type="string">
            <text:p>Dr. Ingeborg</text:p>
          </table:table-cell>
          <table:table-cell table:formula="of:=CONCATENATE([.B185]; &quot; &quot;;[.A185])" office:value-type="string" office:string-value="Dr. Ingeborg Gräßle" calcext:value-type="string">
            <text:p>Dr. Ingeborg Gräßle</text:p>
          </table:table-cell>
          <table:table-cell office:value-type="string" calcext:value-type="string">
            <text:p>F</text:p>
          </table:table-cell>
          <table:table-cell office:value-type="float" office:value="860112" calcext:value-type="float">
            <text:p>860112</text:p>
          </table:table-cell>
        </table:table-row>
        <table:table-row table:style-name="ro1">
          <table:table-cell office:value-type="string" calcext:value-type="string">
            <text:p>Gramling</text:p>
          </table:table-cell>
          <table:table-cell office:value-type="string" calcext:value-type="string">
            <text:p>Fabian</text:p>
          </table:table-cell>
          <table:table-cell table:formula="of:=CONCATENATE([.B186]; &quot; &quot;;[.A186])" office:value-type="string" office:string-value="Fabian Gramling" calcext:value-type="string">
            <text:p>Fabian Gramling</text:p>
          </table:table-cell>
          <table:table-cell office:value-type="string" calcext:value-type="string">
            <text:p>M</text:p>
          </table:table-cell>
          <table:table-cell office:value-type="float" office:value="861744" calcext:value-type="float">
            <text:p>861744</text:p>
          </table:table-cell>
        </table:table-row>
        <table:table-row table:style-name="ro1">
          <table:table-cell office:value-type="string" calcext:value-type="string">
            <text:p>Grau</text:p>
          </table:table-cell>
          <table:table-cell office:value-type="string" calcext:value-type="string">
            <text:p>Prof. Dr. Armin</text:p>
          </table:table-cell>
          <table:table-cell table:formula="of:=CONCATENATE([.B187]; &quot; &quot;;[.A187])" office:value-type="string" office:string-value="Prof. Dr. Armin Grau" calcext:value-type="string">
            <text:p>Prof. Dr. Armin Grau</text:p>
          </table:table-cell>
          <table:table-cell office:value-type="string" calcext:value-type="string">
            <text:p>M</text:p>
          </table:table-cell>
          <table:table-cell office:value-type="float" office:value="861218" calcext:value-type="float">
            <text:p>861218</text:p>
          </table:table-cell>
        </table:table-row>
        <table:table-row table:style-name="ro1">
          <table:table-cell office:value-type="string" calcext:value-type="string">
            <text:p>Gremmels</text:p>
          </table:table-cell>
          <table:table-cell office:value-type="string" calcext:value-type="string">
            <text:p>Timon</text:p>
          </table:table-cell>
          <table:table-cell table:formula="of:=CONCATENATE([.B188]; &quot; &quot;;[.A188])" office:value-type="string" office:string-value="Timon Gremmels" calcext:value-type="string">
            <text:p>Timon Gremmels</text:p>
          </table:table-cell>
          <table:table-cell office:value-type="string" calcext:value-type="string">
            <text:p>M</text:p>
          </table:table-cell>
          <table:table-cell office:value-type="float" office:value="857384" calcext:value-type="float">
            <text:p>857384</text:p>
          </table:table-cell>
        </table:table-row>
        <table:table-row table:style-name="ro1">
          <table:table-cell office:value-type="string" calcext:value-type="string">
            <text:p>Griese</text:p>
          </table:table-cell>
          <table:table-cell office:value-type="string" calcext:value-type="string">
            <text:p>Kerstin</text:p>
          </table:table-cell>
          <table:table-cell table:formula="of:=CONCATENATE([.B189]; &quot; &quot;;[.A189])" office:value-type="string" office:string-value="Kerstin Griese" calcext:value-type="string">
            <text:p>Kerstin Griese</text:p>
          </table:table-cell>
          <table:table-cell office:value-type="string" calcext:value-type="string">
            <text:p>F</text:p>
          </table:table-cell>
          <table:table-cell office:value-type="float" office:value="857340" calcext:value-type="float">
            <text:p>857340</text:p>
          </table:table-cell>
        </table:table-row>
        <table:table-row table:style-name="ro1">
          <table:table-cell office:value-type="string" calcext:value-type="string">
            <text:p>Gröhe</text:p>
          </table:table-cell>
          <table:table-cell office:value-type="string" calcext:value-type="string">
            <text:p>Hermann</text:p>
          </table:table-cell>
          <table:table-cell table:formula="of:=CONCATENATE([.B190]; &quot; &quot;;[.A190])" office:value-type="string" office:string-value="Hermann Gröhe" calcext:value-type="string">
            <text:p>Hermann Gröhe</text:p>
          </table:table-cell>
          <table:table-cell office:value-type="string" calcext:value-type="string">
            <text:p>M</text:p>
          </table:table-cell>
          <table:table-cell office:value-type="float" office:value="857336" calcext:value-type="float">
            <text:p>857336</text:p>
          </table:table-cell>
        </table:table-row>
        <table:table-row table:style-name="ro1">
          <table:table-cell office:value-type="string" calcext:value-type="string">
            <text:p>Grötsch</text:p>
          </table:table-cell>
          <table:table-cell office:value-type="string" calcext:value-type="string">
            <text:p>Uli</text:p>
          </table:table-cell>
          <table:table-cell table:formula="of:=CONCATENATE([.B191]; &quot; &quot;;[.A191])" office:value-type="string" office:string-value="Uli Grötsch" calcext:value-type="string">
            <text:p>Uli Grötsch</text:p>
          </table:table-cell>
          <table:table-cell office:value-type="string" calcext:value-type="string">
            <text:p>M</text:p>
          </table:table-cell>
          <table:table-cell office:value-type="float" office:value="857364" calcext:value-type="float">
            <text:p>857364</text:p>
          </table:table-cell>
        </table:table-row>
        <table:table-row table:style-name="ro1">
          <table:table-cell office:value-type="string" calcext:value-type="string">
            <text:p>Grosse-Brömer</text:p>
          </table:table-cell>
          <table:table-cell office:value-type="string" calcext:value-type="string">
            <text:p>Michael</text:p>
          </table:table-cell>
          <table:table-cell table:formula="of:=CONCATENATE([.B192]; &quot; &quot;;[.A192])" office:value-type="string" office:string-value="Michael Grosse-Brömer" calcext:value-type="string">
            <text:p>Michael Grosse-Brömer</text:p>
          </table:table-cell>
          <table:table-cell office:value-type="string" calcext:value-type="string">
            <text:p>M</text:p>
          </table:table-cell>
          <table:table-cell office:value-type="float" office:value="857344" calcext:value-type="float">
            <text:p>857344</text:p>
          </table:table-cell>
        </table:table-row>
        <table:table-row table:style-name="ro1">
          <table:table-cell office:value-type="string" calcext:value-type="string">
            <text:p>Grübel</text:p>
          </table:table-cell>
          <table:table-cell office:value-type="string" calcext:value-type="string">
            <text:p>Markus</text:p>
          </table:table-cell>
          <table:table-cell table:formula="of:=CONCATENATE([.B193]; &quot; &quot;;[.A193])" office:value-type="string" office:string-value="Markus Grübel" calcext:value-type="string">
            <text:p>Markus Grübel</text:p>
          </table:table-cell>
          <table:table-cell office:value-type="string" calcext:value-type="string">
            <text:p>M</text:p>
          </table:table-cell>
          <table:table-cell office:value-type="float" office:value="857360" calcext:value-type="float">
            <text:p>857360</text:p>
          </table:table-cell>
        </table:table-row>
        <table:table-row table:style-name="ro1">
          <table:table-cell office:value-type="string" calcext:value-type="string">
            <text:p>Grütters</text:p>
          </table:table-cell>
          <table:table-cell office:value-type="string" calcext:value-type="string">
            <text:p>Prof. Monika</text:p>
          </table:table-cell>
          <table:table-cell table:formula="of:=CONCATENATE([.B194]; &quot; &quot;;[.A194])" office:value-type="string" office:string-value="Prof. Monika Grütters" calcext:value-type="string">
            <text:p>Prof. Monika Grütters</text:p>
          </table:table-cell>
          <table:table-cell office:value-type="string" calcext:value-type="string">
            <text:p>F</text:p>
          </table:table-cell>
          <table:table-cell office:value-type="float" office:value="857378" calcext:value-type="float">
            <text:p>857378</text:p>
          </table:table-cell>
        </table:table-row>
        <table:table-row table:style-name="ro1">
          <table:table-cell office:value-type="string" calcext:value-type="string">
            <text:p>Grützmacher</text:p>
          </table:table-cell>
          <table:table-cell office:value-type="string" calcext:value-type="string">
            <text:p>Sabine</text:p>
          </table:table-cell>
          <table:table-cell table:formula="of:=CONCATENATE([.B195]; &quot; &quot;;[.A195])" office:value-type="string" office:string-value="Sabine Grützmacher" calcext:value-type="string">
            <text:p>Sabine Grützmacher</text:p>
          </table:table-cell>
          <table:table-cell office:value-type="string" calcext:value-type="string">
            <text:p>F</text:p>
          </table:table-cell>
          <table:table-cell office:value-type="float" office:value="861782" calcext:value-type="float">
            <text:p>861782</text:p>
          </table:table-cell>
        </table:table-row>
        <table:table-row table:style-name="ro1">
          <table:table-cell office:value-type="string" calcext:value-type="string">
            <text:p>Grund</text:p>
          </table:table-cell>
          <table:table-cell office:value-type="string" calcext:value-type="string">
            <text:p>Manfred</text:p>
          </table:table-cell>
          <table:table-cell table:formula="of:=CONCATENATE([.B196]; &quot; &quot;;[.A196])" office:value-type="string" office:string-value="Manfred Grund" calcext:value-type="string">
            <text:p>Manfred Grund</text:p>
          </table:table-cell>
          <table:table-cell office:value-type="string" calcext:value-type="string">
            <text:p>M</text:p>
          </table:table-cell>
          <table:table-cell office:value-type="float" office:value="857366" calcext:value-type="float">
            <text:p>857366</text:p>
          </table:table-cell>
        </table:table-row>
        <table:table-row table:style-name="ro1">
          <table:table-cell office:value-type="string" calcext:value-type="string">
            <text:p>Grundl</text:p>
          </table:table-cell>
          <table:table-cell office:value-type="string" calcext:value-type="string">
            <text:p>Erhard</text:p>
          </table:table-cell>
          <table:table-cell table:formula="of:=CONCATENATE([.B197]; &quot; &quot;;[.A197])" office:value-type="string" office:string-value="Erhard Grundl" calcext:value-type="string">
            <text:p>Erhard Grundl</text:p>
          </table:table-cell>
          <table:table-cell office:value-type="string" calcext:value-type="string">
            <text:p>M</text:p>
          </table:table-cell>
          <table:table-cell office:value-type="float" office:value="857346" calcext:value-type="float">
            <text:p>857346</text:p>
          </table:table-cell>
        </table:table-row>
        <table:table-row table:style-name="ro1">
          <table:table-cell office:value-type="string" calcext:value-type="string">
            <text:p>Grundmann</text:p>
          </table:table-cell>
          <table:table-cell office:value-type="string" calcext:value-type="string">
            <text:p>Oliver</text:p>
          </table:table-cell>
          <table:table-cell table:formula="of:=CONCATENATE([.B198]; &quot; &quot;;[.A198])" office:value-type="string" office:string-value="Oliver Grundmann" calcext:value-type="string">
            <text:p>Oliver Grundmann</text:p>
          </table:table-cell>
          <table:table-cell office:value-type="string" calcext:value-type="string">
            <text:p>M</text:p>
          </table:table-cell>
          <table:table-cell office:value-type="float" office:value="857356" calcext:value-type="float">
            <text:p>857356</text:p>
          </table:table-cell>
        </table:table-row>
        <table:table-row table:style-name="ro1">
          <table:table-cell office:value-type="string" calcext:value-type="string">
            <text:p>Güler</text:p>
          </table:table-cell>
          <table:table-cell office:value-type="string" calcext:value-type="string">
            <text:p>Serap</text:p>
          </table:table-cell>
          <table:table-cell table:formula="of:=CONCATENATE([.B199]; &quot; &quot;;[.A199])" office:value-type="string" office:string-value="Serap Güler" calcext:value-type="string">
            <text:p>Serap Güler</text:p>
          </table:table-cell>
          <table:table-cell office:value-type="string" calcext:value-type="string">
            <text:p>F</text:p>
          </table:table-cell>
          <table:table-cell office:value-type="float" office:value="860942" calcext:value-type="float">
            <text:p>860942</text:p>
          </table:table-cell>
        </table:table-row>
        <table:table-row table:style-name="ro1">
          <table:table-cell office:value-type="string" calcext:value-type="string">
            <text:p>Güntzler</text:p>
          </table:table-cell>
          <table:table-cell office:value-type="string" calcext:value-type="string">
            <text:p>Fritz</text:p>
          </table:table-cell>
          <table:table-cell table:formula="of:=CONCATENATE([.B200]; &quot; &quot;;[.A200])" office:value-type="string" office:string-value="Fritz Güntzler" calcext:value-type="string">
            <text:p>Fritz Güntzler</text:p>
          </table:table-cell>
          <table:table-cell office:value-type="string" calcext:value-type="string">
            <text:p>M</text:p>
          </table:table-cell>
          <table:table-cell office:value-type="float" office:value="857354" calcext:value-type="float">
            <text:p>857354</text:p>
          </table:table-cell>
        </table:table-row>
        <table:table-row table:style-name="ro1">
          <table:table-cell office:value-type="string" calcext:value-type="string">
            <text:p>Gürpinar</text:p>
          </table:table-cell>
          <table:table-cell office:value-type="string" calcext:value-type="string">
            <text:p>Ates</text:p>
          </table:table-cell>
          <table:table-cell table:formula="of:=CONCATENATE([.B201]; &quot; &quot;;[.A201])" office:value-type="string" office:string-value="Ates Gürpinar" calcext:value-type="string">
            <text:p>Ates Gürpinar</text:p>
          </table:table-cell>
          <table:table-cell office:value-type="string" calcext:value-type="string">
            <text:p>M</text:p>
          </table:table-cell>
          <table:table-cell office:value-type="float" office:value="860516" calcext:value-type="float">
            <text:p>860516</text:p>
          </table:table-cell>
        </table:table-row>
        <table:table-row table:style-name="ro1">
          <table:table-cell office:value-type="string" calcext:value-type="string">
            <text:p>Gutting</text:p>
          </table:table-cell>
          <table:table-cell office:value-type="string" calcext:value-type="string">
            <text:p>Olav</text:p>
          </table:table-cell>
          <table:table-cell table:formula="of:=CONCATENATE([.B202]; &quot; &quot;;[.A202])" office:value-type="string" office:string-value="Olav Gutting" calcext:value-type="string">
            <text:p>Olav Gutting</text:p>
          </table:table-cell>
          <table:table-cell office:value-type="string" calcext:value-type="string">
            <text:p>M</text:p>
          </table:table-cell>
          <table:table-cell office:value-type="float" office:value="857342" calcext:value-type="float">
            <text:p>857342</text:p>
          </table:table-cell>
        </table:table-row>
        <table:table-row table:style-name="ro1">
          <table:table-cell office:value-type="string" calcext:value-type="string">
            <text:p>Gysi</text:p>
          </table:table-cell>
          <table:table-cell office:value-type="string" calcext:value-type="string">
            <text:p>Dr. Gregor</text:p>
          </table:table-cell>
          <table:table-cell table:formula="of:=CONCATENATE([.B203]; &quot; &quot;;[.A203])" office:value-type="string" office:string-value="Dr. Gregor Gysi" calcext:value-type="string">
            <text:p>Dr. Gregor Gysi</text:p>
          </table:table-cell>
          <table:table-cell office:value-type="string" calcext:value-type="string">
            <text:p>M</text:p>
          </table:table-cell>
          <table:table-cell office:value-type="float" office:value="863130" calcext:value-type="float">
            <text:p>863130</text:p>
          </table:table-cell>
        </table:table-row>
        <table:table-row table:style-name="ro1">
          <table:table-cell office:value-type="string" calcext:value-type="string">
            <text:p>Haase</text:p>
          </table:table-cell>
          <table:table-cell office:value-type="string" calcext:value-type="string">
            <text:p>Christian</text:p>
          </table:table-cell>
          <table:table-cell table:formula="of:=CONCATENATE([.B204]; &quot; &quot;;[.A204])" office:value-type="string" office:string-value="Christian Haase" calcext:value-type="string">
            <text:p>Christian Haase</text:p>
          </table:table-cell>
          <table:table-cell office:value-type="string" calcext:value-type="string">
            <text:p>M</text:p>
          </table:table-cell>
          <table:table-cell office:value-type="float" office:value="857456" calcext:value-type="float">
            <text:p>857456</text:p>
          </table:table-cell>
        </table:table-row>
        <table:table-row table:style-name="ro1">
          <table:table-cell office:value-type="string" calcext:value-type="string">
            <text:p>Habeck</text:p>
          </table:table-cell>
          <table:table-cell office:value-type="string" calcext:value-type="string">
            <text:p>Dr. Robert</text:p>
          </table:table-cell>
          <table:table-cell table:formula="of:=CONCATENATE([.B205]; &quot; &quot;;[.A205])" office:value-type="string" office:string-value="Dr. Robert Habeck" calcext:value-type="string">
            <text:p>Dr. Robert Habeck</text:p>
          </table:table-cell>
          <table:table-cell office:value-type="string" calcext:value-type="string">
            <text:p>M</text:p>
          </table:table-cell>
          <table:table-cell office:value-type="float" office:value="861322" calcext:value-type="float">
            <text:p>861322</text:p>
          </table:table-cell>
        </table:table-row>
        <table:table-row table:style-name="ro1">
          <table:table-cell office:value-type="string" calcext:value-type="string">
            <text:p>Hacker</text:p>
          </table:table-cell>
          <table:table-cell office:value-type="string" calcext:value-type="string">
            <text:p>Thomas</text:p>
          </table:table-cell>
          <table:table-cell table:formula="of:=CONCATENATE([.B206]; &quot; &quot;;[.A206])" office:value-type="string" office:string-value="Thomas Hacker" calcext:value-type="string">
            <text:p>Thomas Hacker</text:p>
          </table:table-cell>
          <table:table-cell office:value-type="string" calcext:value-type="string">
            <text:p>M</text:p>
          </table:table-cell>
          <table:table-cell office:value-type="float" office:value="857486" calcext:value-type="float">
            <text:p>857486</text:p>
          </table:table-cell>
        </table:table-row>
        <table:table-row table:style-name="ro1">
          <table:table-cell office:value-type="string" calcext:value-type="string">
            <text:p>Hagedorn</text:p>
          </table:table-cell>
          <table:table-cell office:value-type="string" calcext:value-type="string">
            <text:p>Bettina</text:p>
          </table:table-cell>
          <table:table-cell table:formula="of:=CONCATENATE([.B207]; &quot; &quot;;[.A207])" office:value-type="string" office:string-value="Bettina Hagedorn" calcext:value-type="string">
            <text:p>Bettina Hagedorn</text:p>
          </table:table-cell>
          <table:table-cell office:value-type="string" calcext:value-type="string">
            <text:p>F</text:p>
          </table:table-cell>
          <table:table-cell office:value-type="float" office:value="857422" calcext:value-type="float">
            <text:p>857422</text:p>
          </table:table-cell>
        </table:table-row>
        <table:table-row table:style-name="ro1">
          <table:table-cell office:value-type="string" calcext:value-type="string">
            <text:p>Hagl-Kehl</text:p>
          </table:table-cell>
          <table:table-cell office:value-type="string" calcext:value-type="string">
            <text:p>Rita</text:p>
          </table:table-cell>
          <table:table-cell table:formula="of:=CONCATENATE([.B208]; &quot; &quot;;[.A208])" office:value-type="string" office:string-value="Rita Hagl-Kehl" calcext:value-type="string">
            <text:p>Rita Hagl-Kehl</text:p>
          </table:table-cell>
          <table:table-cell office:value-type="string" calcext:value-type="string">
            <text:p>F</text:p>
          </table:table-cell>
          <table:table-cell office:value-type="float" office:value="857446" calcext:value-type="float">
            <text:p>857446</text:p>
          </table:table-cell>
        </table:table-row>
        <table:table-row table:style-name="ro1">
          <table:table-cell office:value-type="string" calcext:value-type="string">
            <text:p>Hahn</text:p>
          </table:table-cell>
          <table:table-cell office:value-type="string" calcext:value-type="string">
            <text:p>Dr. André</text:p>
          </table:table-cell>
          <table:table-cell table:formula="of:=CONCATENATE([.B209]; &quot; &quot;;[.A209])" office:value-type="string" office:string-value="Dr. André Hahn" calcext:value-type="string">
            <text:p>Dr. André Hahn</text:p>
          </table:table-cell>
          <table:table-cell office:value-type="string" calcext:value-type="string">
            <text:p>M</text:p>
          </table:table-cell>
          <table:table-cell office:value-type="float" office:value="857462" calcext:value-type="float">
            <text:p>857462</text:p>
          </table:table-cell>
        </table:table-row>
        <table:table-row table:style-name="ro1">
          <table:table-cell office:value-type="string" calcext:value-type="string">
            <text:p>Hahn</text:p>
          </table:table-cell>
          <table:table-cell office:value-type="string" calcext:value-type="string">
            <text:p>Florian</text:p>
          </table:table-cell>
          <table:table-cell table:formula="of:=CONCATENATE([.B210]; &quot; &quot;;[.A210])" office:value-type="string" office:string-value="Florian Hahn" calcext:value-type="string">
            <text:p>Florian Hahn</text:p>
          </table:table-cell>
          <table:table-cell office:value-type="string" calcext:value-type="string">
            <text:p>M</text:p>
          </table:table-cell>
          <table:table-cell office:value-type="float" office:value="857470" calcext:value-type="float">
            <text:p>857470</text:p>
          </table:table-cell>
        </table:table-row>
        <table:table-row table:style-name="ro1">
          <table:table-cell office:value-type="string" calcext:value-type="string">
            <text:p>Hakverdi</text:p>
          </table:table-cell>
          <table:table-cell office:value-type="string" calcext:value-type="string">
            <text:p>Metin</text:p>
          </table:table-cell>
          <table:table-cell table:formula="of:=CONCATENATE([.B211]; &quot; &quot;;[.A211])" office:value-type="string" office:string-value="Metin Hakverdi" calcext:value-type="string">
            <text:p>Metin Hakverdi</text:p>
          </table:table-cell>
          <table:table-cell office:value-type="string" calcext:value-type="string">
            <text:p>M</text:p>
          </table:table-cell>
          <table:table-cell office:value-type="float" office:value="857438" calcext:value-type="float">
            <text:p>857438</text:p>
          </table:table-cell>
        </table:table-row>
        <table:table-row table:style-name="ro1">
          <table:table-cell office:value-type="string" calcext:value-type="string">
            <text:p>Hanke</text:p>
          </table:table-cell>
          <table:table-cell office:value-type="string" calcext:value-type="string">
            <text:p>Reginald</text:p>
          </table:table-cell>
          <table:table-cell table:formula="of:=CONCATENATE([.B212]; &quot; &quot;;[.A212])" office:value-type="string" office:string-value="Reginald Hanke" calcext:value-type="string">
            <text:p>Reginald Hanke</text:p>
          </table:table-cell>
          <table:table-cell office:value-type="string" calcext:value-type="string">
            <text:p>M</text:p>
          </table:table-cell>
          <table:table-cell office:value-type="float" office:value="857466" calcext:value-type="float">
            <text:p>857466</text:p>
          </table:table-cell>
        </table:table-row>
        <table:table-row table:style-name="ro1">
          <table:table-cell office:value-type="string" calcext:value-type="string">
            <text:p>Harder-Kühnel</text:p>
          </table:table-cell>
          <table:table-cell office:value-type="string" calcext:value-type="string">
            <text:p>Mariana Iris</text:p>
          </table:table-cell>
          <table:table-cell table:formula="of:=CONCATENATE([.B213]; &quot; &quot;;[.A213])" office:value-type="string" office:string-value="Mariana Iris Harder-Kühnel" calcext:value-type="string">
            <text:p>Mariana Iris Harder-Kühnel</text:p>
          </table:table-cell>
          <table:table-cell office:value-type="string" calcext:value-type="string">
            <text:p>F</text:p>
          </table:table-cell>
          <table:table-cell office:value-type="float" office:value="857390" calcext:value-type="float">
            <text:p>857390</text:p>
          </table:table-cell>
        </table:table-row>
        <table:table-row table:style-name="ro1">
          <table:table-cell office:value-type="string" calcext:value-type="string">
            <text:p>Hardt</text:p>
          </table:table-cell>
          <table:table-cell office:value-type="string" calcext:value-type="string">
            <text:p>Jürgen</text:p>
          </table:table-cell>
          <table:table-cell table:formula="of:=CONCATENATE([.B214]; &quot; &quot;;[.A214])" office:value-type="string" office:string-value="Jürgen Hardt" calcext:value-type="string">
            <text:p>Jürgen Hardt</text:p>
          </table:table-cell>
          <table:table-cell office:value-type="string" calcext:value-type="string">
            <text:p>M</text:p>
          </table:table-cell>
          <table:table-cell office:value-type="float" office:value="857408" calcext:value-type="float">
            <text:p>857408</text:p>
          </table:table-cell>
        </table:table-row>
        <table:table-row table:style-name="ro1">
          <table:table-cell office:value-type="string" calcext:value-type="string">
            <text:p>Hartewig</text:p>
          </table:table-cell>
          <table:table-cell office:value-type="string" calcext:value-type="string">
            <text:p>Philipp</text:p>
          </table:table-cell>
          <table:table-cell table:formula="of:=CONCATENATE([.B215]; &quot; &quot;;[.A215])" office:value-type="string" office:string-value="Philipp Hartewig" calcext:value-type="string">
            <text:p>Philipp Hartewig</text:p>
          </table:table-cell>
          <table:table-cell office:value-type="string" calcext:value-type="string">
            <text:p>M</text:p>
          </table:table-cell>
          <table:table-cell office:value-type="float" office:value="860586" calcext:value-type="float">
            <text:p>860586</text:p>
          </table:table-cell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Sebastian</text:p>
          </table:table-cell>
          <table:table-cell table:formula="of:=CONCATENATE([.B216]; &quot; &quot;;[.A216])" office:value-type="string" office:string-value="Sebastian Hartmann" calcext:value-type="string">
            <text:p>Sebastian Hartmann</text:p>
          </table:table-cell>
          <table:table-cell office:value-type="string" calcext:value-type="string">
            <text:p>M</text:p>
          </table:table-cell>
          <table:table-cell office:value-type="float" office:value="857488" calcext:value-type="float">
            <text:p>857488</text:p>
          </table:table-cell>
        </table:table-row>
        <table:table-row table:style-name="ro1">
          <table:table-cell office:value-type="string" calcext:value-type="string">
            <text:p>Harzer</text:p>
          </table:table-cell>
          <table:table-cell office:value-type="string" calcext:value-type="string">
            <text:p>Ulrike</text:p>
          </table:table-cell>
          <table:table-cell table:formula="of:=CONCATENATE([.B217]; &quot; &quot;;[.A217])" office:value-type="string" office:string-value="Ulrike Harzer" calcext:value-type="string">
            <text:p>Ulrike Harzer</text:p>
          </table:table-cell>
          <table:table-cell office:value-type="string" calcext:value-type="string">
            <text:p>F</text:p>
          </table:table-cell>
          <table:table-cell office:value-type="float" office:value="860588" calcext:value-type="float">
            <text:p>860588</text:p>
          </table:table-cell>
        </table:table-row>
        <table:table-row table:style-name="ro1">
          <table:table-cell office:value-type="string" calcext:value-type="string">
            <text:p>Haßelmann</text:p>
          </table:table-cell>
          <table:table-cell office:value-type="string" calcext:value-type="string">
            <text:p>Britta</text:p>
          </table:table-cell>
          <table:table-cell table:formula="of:=CONCATENATE([.B218]; &quot; &quot;;[.A218])" office:value-type="string" office:string-value="Britta Haßelmann" calcext:value-type="string">
            <text:p>Britta Haßelmann</text:p>
          </table:table-cell>
          <table:table-cell office:value-type="string" calcext:value-type="string">
            <text:p>F</text:p>
          </table:table-cell>
          <table:table-cell office:value-type="float" office:value="857416" calcext:value-type="float">
            <text:p>857416</text:p>
          </table:table-cell>
        </table:table-row>
        <table:table-row table:style-name="ro1">
          <table:table-cell office:value-type="string" calcext:value-type="string">
            <text:p>Hauer</text:p>
          </table:table-cell>
          <table:table-cell office:value-type="string" calcext:value-type="string">
            <text:p>Matthias</text:p>
          </table:table-cell>
          <table:table-cell table:formula="of:=CONCATENATE([.B219]; &quot; &quot;;[.A219])" office:value-type="string" office:string-value="Matthias Hauer" calcext:value-type="string">
            <text:p>Matthias Hauer</text:p>
          </table:table-cell>
          <table:table-cell office:value-type="string" calcext:value-type="string">
            <text:p>M</text:p>
          </table:table-cell>
          <table:table-cell office:value-type="float" office:value="857432" calcext:value-type="float">
            <text:p>857432</text:p>
          </table:table-cell>
        </table:table-row>
        <table:table-row table:style-name="ro1">
          <table:table-cell office:value-type="string" calcext:value-type="string">
            <text:p>Haug</text:p>
          </table:table-cell>
          <table:table-cell office:value-type="string" calcext:value-type="string">
            <text:p>Jochen</text:p>
          </table:table-cell>
          <table:table-cell table:formula="of:=CONCATENATE([.B220]; &quot; &quot;;[.A220])" office:value-type="string" office:string-value="Jochen Haug" calcext:value-type="string">
            <text:p>Jochen Haug</text:p>
          </table:table-cell>
          <table:table-cell office:value-type="string" calcext:value-type="string">
            <text:p>M</text:p>
          </table:table-cell>
          <table:table-cell office:value-type="float" office:value="857388" calcext:value-type="float">
            <text:p>857388</text:p>
          </table:table-cell>
        </table:table-row>
        <table:table-row table:style-name="ro1">
          <table:table-cell office:value-type="string" calcext:value-type="string">
            <text:p>Heck</text:p>
          </table:table-cell>
          <table:table-cell office:value-type="string" calcext:value-type="string">
            <text:p>Dr. Stefan</text:p>
          </table:table-cell>
          <table:table-cell table:formula="of:=CONCATENATE([.B221]; &quot; &quot;;[.A221])" office:value-type="string" office:string-value="Dr. Stefan Heck" calcext:value-type="string">
            <text:p>Dr. Stefan Heck</text:p>
          </table:table-cell>
          <table:table-cell office:value-type="string" calcext:value-type="string">
            <text:p>M</text:p>
          </table:table-cell>
          <table:table-cell office:value-type="float" office:value="860650" calcext:value-type="float">
            <text:p>860650</text:p>
          </table:table-cell>
        </table:table-row>
        <table:table-row table:style-name="ro1">
          <table:table-cell office:value-type="string" calcext:value-type="string">
            <text:p>Heidenblut</text:p>
          </table:table-cell>
          <table:table-cell office:value-type="string" calcext:value-type="string">
            <text:p>Dirk</text:p>
          </table:table-cell>
          <table:table-cell table:formula="of:=CONCATENATE([.B222]; &quot; &quot;;[.A222])" office:value-type="string" office:string-value="Dirk Heidenblut" calcext:value-type="string">
            <text:p>Dirk Heidenblut</text:p>
          </table:table-cell>
          <table:table-cell office:value-type="string" calcext:value-type="string">
            <text:p>M</text:p>
          </table:table-cell>
          <table:table-cell office:value-type="float" office:value="857440" calcext:value-type="float">
            <text:p>857440</text:p>
          </table:table-cell>
        </table:table-row>
        <table:table-row table:style-name="ro1">
          <table:table-cell office:value-type="string" calcext:value-type="string">
            <text:p>Heidt</text:p>
          </table:table-cell>
          <table:table-cell office:value-type="string" calcext:value-type="string">
            <text:p>Peter</text:p>
          </table:table-cell>
          <table:table-cell table:formula="of:=CONCATENATE([.B223]; &quot; &quot;;[.A223])" office:value-type="string" office:string-value="Peter Heidt" calcext:value-type="string">
            <text:p>Peter Heidt</text:p>
          </table:table-cell>
          <table:table-cell office:value-type="string" calcext:value-type="string">
            <text:p>M</text:p>
          </table:table-cell>
          <table:table-cell office:value-type="float" office:value="857476" calcext:value-type="float">
            <text:p>857476</text:p>
          </table:table-cell>
        </table:table-row>
        <table:table-row table:style-name="ro1">
          <table:table-cell office:value-type="string" calcext:value-type="string">
            <text:p>Heil</text:p>
          </table:table-cell>
          <table:table-cell office:value-type="string" calcext:value-type="string">
            <text:p>Hubertus</text:p>
          </table:table-cell>
          <table:table-cell table:formula="of:=CONCATENATE([.B224]; &quot; &quot;;[.A224])" office:value-type="string" office:string-value="Hubertus Heil" calcext:value-type="string">
            <text:p>Hubertus Heil</text:p>
          </table:table-cell>
          <table:table-cell office:value-type="string" calcext:value-type="string">
            <text:p>M</text:p>
          </table:table-cell>
          <table:table-cell office:value-type="float" office:value="857452" calcext:value-type="float">
            <text:p>857452</text:p>
          </table:table-cell>
        </table:table-row>
        <table:table-row table:style-name="ro1">
          <table:table-cell office:value-type="string" calcext:value-type="string">
            <text:p>Heil</text:p>
          </table:table-cell>
          <table:table-cell office:value-type="string" calcext:value-type="string">
            <text:p>Mechthild</text:p>
          </table:table-cell>
          <table:table-cell table:formula="of:=CONCATENATE([.B225]; &quot; &quot;;[.A225])" office:value-type="string" office:string-value="Mechthild Heil" calcext:value-type="string">
            <text:p>Mechthild Heil</text:p>
          </table:table-cell>
          <table:table-cell office:value-type="string" calcext:value-type="string">
            <text:p>F</text:p>
          </table:table-cell>
          <table:table-cell office:value-type="float" office:value="857412" calcext:value-type="float">
            <text:p>857412</text:p>
          </table:table-cell>
        </table:table-row>
        <table:table-row table:style-name="ro1">
          <table:table-cell office:value-type="string" calcext:value-type="string">
            <text:p>Heiligenstadt</text:p>
          </table:table-cell>
          <table:table-cell office:value-type="string" calcext:value-type="string">
            <text:p>Frauke</text:p>
          </table:table-cell>
          <table:table-cell table:formula="of:=CONCATENATE([.B226]; &quot; &quot;;[.A226])" office:value-type="string" office:string-value="Frauke Heiligenstadt" calcext:value-type="string">
            <text:p>Frauke Heiligenstadt</text:p>
          </table:table-cell>
          <table:table-cell office:value-type="string" calcext:value-type="string">
            <text:p>F</text:p>
          </table:table-cell>
          <table:table-cell office:value-type="float" office:value="860864" calcext:value-type="float">
            <text:p>860864</text:p>
          </table:table-cell>
        </table:table-row>
        <table:table-row table:style-name="ro1">
          <table:table-cell office:value-type="string" calcext:value-type="string">
            <text:p>Heilmann</text:p>
          </table:table-cell>
          <table:table-cell office:value-type="string" calcext:value-type="string">
            <text:p>Thomas</text:p>
          </table:table-cell>
          <table:table-cell table:formula="of:=CONCATENATE([.B227]; &quot; &quot;;[.A227])" office:value-type="string" office:string-value="Thomas Heilmann" calcext:value-type="string">
            <text:p>Thomas Heilmann</text:p>
          </table:table-cell>
          <table:table-cell office:value-type="string" calcext:value-type="string">
            <text:p>M</text:p>
          </table:table-cell>
          <table:table-cell office:value-type="float" office:value="857430" calcext:value-type="float">
            <text:p>857430</text:p>
          </table:table-cell>
        </table:table-row>
        <table:table-row table:style-name="ro1">
          <table:table-cell office:value-type="string" calcext:value-type="string">
            <text:p>Heinrich</text:p>
          </table:table-cell>
          <table:table-cell office:value-type="string" calcext:value-type="string">
            <text:p>Gabriela</text:p>
          </table:table-cell>
          <table:table-cell table:formula="of:=CONCATENATE([.B228]; &quot; &quot;;[.A228])" office:value-type="string" office:string-value="Gabriela Heinrich" calcext:value-type="string">
            <text:p>Gabriela Heinrich</text:p>
          </table:table-cell>
          <table:table-cell office:value-type="string" calcext:value-type="string">
            <text:p>F</text:p>
          </table:table-cell>
          <table:table-cell office:value-type="float" office:value="857410" calcext:value-type="float">
            <text:p>857410</text:p>
          </table:table-cell>
        </table:table-row>
        <table:table-row table:style-name="ro1">
          <table:table-cell office:value-type="string" calcext:value-type="string">
            <text:p>Heitmann</text:p>
          </table:table-cell>
          <table:table-cell office:value-type="string" calcext:value-type="string">
            <text:p>Linda</text:p>
          </table:table-cell>
          <table:table-cell table:formula="of:=CONCATENATE([.B229]; &quot; &quot;;[.A229])" office:value-type="string" office:string-value="Linda Heitmann" calcext:value-type="string">
            <text:p>Linda Heitmann</text:p>
          </table:table-cell>
          <table:table-cell office:value-type="string" calcext:value-type="string">
            <text:p>F</text:p>
          </table:table-cell>
          <table:table-cell office:value-type="float" office:value="860706" calcext:value-type="float">
            <text:p>860706</text:p>
          </table:table-cell>
        </table:table-row>
        <table:table-row table:style-name="ro1">
          <table:table-cell office:value-type="string" calcext:value-type="string">
            <text:p>Helferich</text:p>
          </table:table-cell>
          <table:table-cell office:value-type="string" calcext:value-type="string">
            <text:p>Matthias</text:p>
          </table:table-cell>
          <table:table-cell table:formula="of:=CONCATENATE([.B230]; &quot; &quot;;[.A230])" office:value-type="string" office:string-value="Matthias Helferich" calcext:value-type="string">
            <text:p>Matthias Helferich</text:p>
          </table:table-cell>
          <table:table-cell office:value-type="string" calcext:value-type="string">
            <text:p>M</text:p>
          </table:table-cell>
          <table:table-cell office:value-type="float" office:value="860592" calcext:value-type="float">
            <text:p>860592</text:p>
          </table:table-cell>
        </table:table-row>
        <table:table-row table:style-name="ro1">
          <table:table-cell office:value-type="string" calcext:value-type="string">
            <text:p>Helfrich</text:p>
          </table:table-cell>
          <table:table-cell office:value-type="string" calcext:value-type="string">
            <text:p>Mark</text:p>
          </table:table-cell>
          <table:table-cell table:formula="of:=CONCATENATE([.B231]; &quot; &quot;;[.A231])" office:value-type="string" office:string-value="Mark Helfrich" calcext:value-type="string">
            <text:p>Mark Helfrich</text:p>
          </table:table-cell>
          <table:table-cell office:value-type="string" calcext:value-type="string">
            <text:p>M</text:p>
          </table:table-cell>
          <table:table-cell office:value-type="float" office:value="857398" calcext:value-type="float">
            <text:p>857398</text:p>
          </table:table-cell>
        </table:table-row>
        <table:table-row table:style-name="ro1">
          <table:table-cell office:value-type="string" calcext:value-type="string">
            <text:p>Helling-Plahr</text:p>
          </table:table-cell>
          <table:table-cell office:value-type="string" calcext:value-type="string">
            <text:p>Katrin</text:p>
          </table:table-cell>
          <table:table-cell table:formula="of:=CONCATENATE([.B232]; &quot; &quot;;[.A232])" office:value-type="string" office:string-value="Katrin Helling-Plahr" calcext:value-type="string">
            <text:p>Katrin Helling-Plahr</text:p>
          </table:table-cell>
          <table:table-cell office:value-type="string" calcext:value-type="string">
            <text:p>F</text:p>
          </table:table-cell>
          <table:table-cell office:value-type="float" office:value="857420" calcext:value-type="float">
            <text:p>857420</text:p>
          </table:table-cell>
        </table:table-row>
        <table:table-row table:style-name="ro1">
          <table:table-cell office:value-type="string" calcext:value-type="string">
            <text:p>Hellmich</text:p>
          </table:table-cell>
          <table:table-cell office:value-type="string" calcext:value-type="string">
            <text:p>Wolfgang</text:p>
          </table:table-cell>
          <table:table-cell table:formula="of:=CONCATENATE([.B233]; &quot; &quot;;[.A233])" office:value-type="string" office:string-value="Wolfgang Hellmich" calcext:value-type="string">
            <text:p>Wolfgang Hellmich</text:p>
          </table:table-cell>
          <table:table-cell office:value-type="string" calcext:value-type="string">
            <text:p>M</text:p>
          </table:table-cell>
          <table:table-cell office:value-type="float" office:value="857434" calcext:value-type="float">
            <text:p>857434</text:p>
          </table:table-cell>
        </table:table-row>
        <table:table-row table:style-name="ro1">
          <table:table-cell office:value-type="string" calcext:value-type="string">
            <text:p>Henneberger</text:p>
          </table:table-cell>
          <table:table-cell office:value-type="string" calcext:value-type="string">
            <text:p>Kathrin</text:p>
          </table:table-cell>
          <table:table-cell table:formula="of:=CONCATENATE([.B234]; &quot; &quot;;[.A234])" office:value-type="string" office:string-value="Kathrin Henneberger" calcext:value-type="string">
            <text:p>Kathrin Henneberger</text:p>
          </table:table-cell>
          <table:table-cell office:value-type="string" calcext:value-type="string">
            <text:p>F</text:p>
          </table:table-cell>
          <table:table-cell office:value-type="float" office:value="860936" calcext:value-type="float">
            <text:p>860936</text:p>
          </table:table-cell>
        </table:table-row>
        <table:table-row table:style-name="ro1">
          <table:table-cell office:value-type="string" calcext:value-type="string">
            <text:p>Hennig</text:p>
          </table:table-cell>
          <table:table-cell office:value-type="string" calcext:value-type="string">
            <text:p>Anke</text:p>
          </table:table-cell>
          <table:table-cell table:formula="of:=CONCATENATE([.B235]; &quot; &quot;;[.A235])" office:value-type="string" office:string-value="Anke Hennig" calcext:value-type="string">
            <text:p>Anke Hennig</text:p>
          </table:table-cell>
          <table:table-cell office:value-type="string" calcext:value-type="string">
            <text:p>F</text:p>
          </table:table-cell>
          <table:table-cell office:value-type="float" office:value="860878" calcext:value-type="float">
            <text:p>860878</text:p>
          </table:table-cell>
        </table:table-row>
        <table:table-row table:style-name="ro1">
          <table:table-cell office:value-type="string" calcext:value-type="string">
            <text:p>Hennig-Wellsow</text:p>
          </table:table-cell>
          <table:table-cell office:value-type="string" calcext:value-type="string">
            <text:p>Susanne</text:p>
          </table:table-cell>
          <table:table-cell table:formula="of:=CONCATENATE([.B236]; &quot; &quot;;[.A236])" office:value-type="string" office:string-value="Susanne Hennig-Wellsow" calcext:value-type="string">
            <text:p>Susanne Hennig-Wellsow</text:p>
          </table:table-cell>
          <table:table-cell office:value-type="string" calcext:value-type="string">
            <text:p>F</text:p>
          </table:table-cell>
          <table:table-cell office:value-type="float" office:value="860596" calcext:value-type="float">
            <text:p>860596</text:p>
          </table:table-cell>
        </table:table-row>
        <table:table-row table:style-name="ro1">
          <table:table-cell office:value-type="string" calcext:value-type="string">
            <text:p>Hennrich</text:p>
          </table:table-cell>
          <table:table-cell office:value-type="string" calcext:value-type="string">
            <text:p>Michael</text:p>
          </table:table-cell>
          <table:table-cell table:formula="of:=CONCATENATE([.B237]; &quot; &quot;;[.A237])" office:value-type="string" office:string-value="Michael Hennrich" calcext:value-type="string">
            <text:p>Michael Hennrich</text:p>
          </table:table-cell>
          <table:table-cell office:value-type="string" calcext:value-type="string">
            <text:p>M</text:p>
          </table:table-cell>
          <table:table-cell office:value-type="float" office:value="857406" calcext:value-type="float">
            <text:p>857406</text:p>
          </table:table-cell>
        </table:table-row>
        <table:table-row table:style-name="ro1">
          <table:table-cell office:value-type="string" calcext:value-type="string">
            <text:p>Henrichmann</text:p>
          </table:table-cell>
          <table:table-cell office:value-type="string" calcext:value-type="string">
            <text:p>Marc</text:p>
          </table:table-cell>
          <table:table-cell table:formula="of:=CONCATENATE([.B238]; &quot; &quot;;[.A238])" office:value-type="string" office:string-value="Marc Henrichmann" calcext:value-type="string">
            <text:p>Marc Henrichmann</text:p>
          </table:table-cell>
          <table:table-cell office:value-type="string" calcext:value-type="string">
            <text:p>M</text:p>
          </table:table-cell>
          <table:table-cell office:value-type="float" office:value="857478" calcext:value-type="float">
            <text:p>857478</text:p>
          </table:table-cell>
        </table:table-row>
        <table:table-row table:style-name="ro1">
          <table:table-cell office:value-type="string" calcext:value-type="string">
            <text:p>Herbrand</text:p>
          </table:table-cell>
          <table:table-cell office:value-type="string" calcext:value-type="string">
            <text:p>Markus</text:p>
          </table:table-cell>
          <table:table-cell table:formula="of:=CONCATENATE([.B239]; &quot; &quot;;[.A239])" office:value-type="string" office:string-value="Markus Herbrand" calcext:value-type="string">
            <text:p>Markus Herbrand</text:p>
          </table:table-cell>
          <table:table-cell office:value-type="string" calcext:value-type="string">
            <text:p>M</text:p>
          </table:table-cell>
          <table:table-cell office:value-type="float" office:value="857442" calcext:value-type="float">
            <text:p>857442</text:p>
          </table:table-cell>
        </table:table-row>
        <table:table-row table:style-name="ro1">
          <table:table-cell office:value-type="string" calcext:value-type="string">
            <text:p>Herbst</text:p>
          </table:table-cell>
          <table:table-cell office:value-type="string" calcext:value-type="string">
            <text:p>Torsten</text:p>
          </table:table-cell>
          <table:table-cell table:formula="of:=CONCATENATE([.B240]; &quot; &quot;;[.A240])" office:value-type="string" office:string-value="Torsten Herbst" calcext:value-type="string">
            <text:p>Torsten Herbst</text:p>
          </table:table-cell>
          <table:table-cell office:value-type="string" calcext:value-type="string">
            <text:p>M</text:p>
          </table:table-cell>
          <table:table-cell office:value-type="float" office:value="857454" calcext:value-type="float">
            <text:p>857454</text:p>
          </table:table-cell>
        </table:table-row>
        <table:table-row table:style-name="ro1">
          <table:table-cell office:value-type="string" calcext:value-type="string">
            <text:p>Herrmann</text:p>
          </table:table-cell>
          <table:table-cell office:value-type="string" calcext:value-type="string">
            <text:p>Bernhard</text:p>
          </table:table-cell>
          <table:table-cell table:formula="of:=CONCATENATE([.B241]; &quot; &quot;;[.A241])" office:value-type="string" office:string-value="Bernhard Herrmann" calcext:value-type="string">
            <text:p>Bernhard Herrmann</text:p>
          </table:table-cell>
          <table:table-cell office:value-type="string" calcext:value-type="string">
            <text:p>M</text:p>
          </table:table-cell>
          <table:table-cell office:value-type="float" office:value="861258" calcext:value-type="float">
            <text:p>861258</text:p>
          </table:table-cell>
        </table:table-row>
        <table:table-row table:style-name="ro1">
          <table:table-cell office:value-type="string" calcext:value-type="string">
            <text:p>Heselhaus</text:p>
          </table:table-cell>
          <table:table-cell office:value-type="string" calcext:value-type="string">
            <text:p>Nadine</text:p>
          </table:table-cell>
          <table:table-cell table:formula="of:=CONCATENATE([.B242]; &quot; &quot;;[.A242])" office:value-type="string" office:string-value="Nadine Heselhaus" calcext:value-type="string">
            <text:p>Nadine Heselhaus</text:p>
          </table:table-cell>
          <table:table-cell office:value-type="string" calcext:value-type="string">
            <text:p>F</text:p>
          </table:table-cell>
          <table:table-cell office:value-type="float" office:value="860970" calcext:value-type="float">
            <text:p>860970</text:p>
          </table:table-cell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Martin</text:p>
          </table:table-cell>
          <table:table-cell table:formula="of:=CONCATENATE([.B243]; &quot; &quot;;[.A243])" office:value-type="string" office:string-value="Martin Hess" calcext:value-type="string">
            <text:p>Martin Hess</text:p>
          </table:table-cell>
          <table:table-cell office:value-type="string" calcext:value-type="string">
            <text:p>M</text:p>
          </table:table-cell>
          <table:table-cell office:value-type="float" office:value="857490" calcext:value-type="float">
            <text:p>857490</text:p>
          </table:table-cell>
        </table:table-row>
        <table:table-row table:style-name="ro1">
          <table:table-cell office:value-type="string" calcext:value-type="string">
            <text:p>Hessel</text:p>
          </table:table-cell>
          <table:table-cell office:value-type="string" calcext:value-type="string">
            <text:p>Katja</text:p>
          </table:table-cell>
          <table:table-cell table:formula="of:=CONCATENATE([.B244]; &quot; &quot;;[.A244])" office:value-type="string" office:string-value="Katja Hessel" calcext:value-type="string">
            <text:p>Katja Hessel</text:p>
          </table:table-cell>
          <table:table-cell office:value-type="string" calcext:value-type="string">
            <text:p>F</text:p>
          </table:table-cell>
          <table:table-cell office:value-type="float" office:value="857474" calcext:value-type="float">
            <text:p>857474</text:p>
          </table:table-cell>
        </table:table-row>
        <table:table-row table:style-name="ro1">
          <table:table-cell office:value-type="string" calcext:value-type="string">
            <text:p>Heveling</text:p>
          </table:table-cell>
          <table:table-cell office:value-type="string" calcext:value-type="string">
            <text:p>Ansgar</text:p>
          </table:table-cell>
          <table:table-cell table:formula="of:=CONCATENATE([.B245]; &quot; &quot;;[.A245])" office:value-type="string" office:string-value="Ansgar Heveling" calcext:value-type="string">
            <text:p>Ansgar Heveling</text:p>
          </table:table-cell>
          <table:table-cell office:value-type="string" calcext:value-type="string">
            <text:p>M</text:p>
          </table:table-cell>
          <table:table-cell office:value-type="float" office:value="857460" calcext:value-type="float">
            <text:p>857460</text:p>
          </table:table-cell>
        </table:table-row>
        <table:table-row table:style-name="ro1">
          <table:table-cell office:value-type="string" calcext:value-type="string">
            <text:p>Hierl</text:p>
          </table:table-cell>
          <table:table-cell office:value-type="string" calcext:value-type="string">
            <text:p>Susanne</text:p>
          </table:table-cell>
          <table:table-cell table:formula="of:=CONCATENATE([.B246]; &quot; &quot;;[.A246])" office:value-type="string" office:string-value="Susanne Hierl" calcext:value-type="string">
            <text:p>Susanne Hierl</text:p>
          </table:table-cell>
          <table:table-cell office:value-type="string" calcext:value-type="string">
            <text:p>F</text:p>
          </table:table-cell>
          <table:table-cell office:value-type="float" office:value="860324" calcext:value-type="float">
            <text:p>860324</text:p>
          </table:table-cell>
        </table:table-row>
        <table:table-row table:style-name="ro1">
          <table:table-cell office:value-type="string" calcext:value-type="string">
            <text:p>Hilse</text:p>
          </table:table-cell>
          <table:table-cell office:value-type="string" calcext:value-type="string">
            <text:p>Karsten</text:p>
          </table:table-cell>
          <table:table-cell table:formula="of:=CONCATENATE([.B247]; &quot; &quot;;[.A247])" office:value-type="string" office:string-value="Karsten Hilse" calcext:value-type="string">
            <text:p>Karsten Hilse</text:p>
          </table:table-cell>
          <table:table-cell office:value-type="string" calcext:value-type="string">
            <text:p>M</text:p>
          </table:table-cell>
          <table:table-cell office:value-type="float" office:value="857458" calcext:value-type="float">
            <text:p>857458</text:p>
          </table:table-cell>
        </table:table-row>
        <table:table-row table:style-name="ro1">
          <table:table-cell office:value-type="string" calcext:value-type="string">
            <text:p>Hirte</text:p>
          </table:table-cell>
          <table:table-cell office:value-type="string" calcext:value-type="string">
            <text:p>Christian</text:p>
          </table:table-cell>
          <table:table-cell table:formula="of:=CONCATENATE([.B248]; &quot; &quot;;[.A248])" office:value-type="string" office:string-value="Christian Hirte" calcext:value-type="string">
            <text:p>Christian Hirte</text:p>
          </table:table-cell>
          <table:table-cell office:value-type="string" calcext:value-type="string">
            <text:p>M</text:p>
          </table:table-cell>
          <table:table-cell office:value-type="float" office:value="857492" calcext:value-type="float">
            <text:p>857492</text:p>
          </table:table-cell>
        </table:table-row>
        <table:table-row table:style-name="ro1">
          <table:table-cell office:value-type="string" calcext:value-type="string">
            <text:p>Hitschler</text:p>
          </table:table-cell>
          <table:table-cell office:value-type="string" calcext:value-type="string">
            <text:p>Thomas</text:p>
          </table:table-cell>
          <table:table-cell table:formula="of:=CONCATENATE([.B249]; &quot; &quot;;[.A249])" office:value-type="string" office:string-value="Thomas Hitschler" calcext:value-type="string">
            <text:p>Thomas Hitschler</text:p>
          </table:table-cell>
          <table:table-cell office:value-type="string" calcext:value-type="string">
            <text:p>M</text:p>
          </table:table-cell>
          <table:table-cell office:value-type="float" office:value="857396" calcext:value-type="float">
            <text:p>857396</text:p>
          </table:table-cell>
        </table:table-row>
        <table:table-row table:style-name="ro1">
          <table:table-cell office:value-type="string" calcext:value-type="string">
            <text:p>Hocker</text:p>
          </table:table-cell>
          <table:table-cell office:value-type="string" calcext:value-type="string">
            <text:p>Dr. Gero Clemens</text:p>
          </table:table-cell>
          <table:table-cell table:formula="of:=CONCATENATE([.B250]; &quot; &quot;;[.A250])" office:value-type="string" office:string-value="Dr. Gero Clemens Hocker" calcext:value-type="string">
            <text:p>Dr. Gero Clemens Hocker</text:p>
          </table:table-cell>
          <table:table-cell office:value-type="string" calcext:value-type="string">
            <text:p>M</text:p>
          </table:table-cell>
          <table:table-cell office:value-type="float" office:value="857472" calcext:value-type="float">
            <text:p>857472</text:p>
          </table:table-cell>
        </table:table-row>
        <table:table-row table:style-name="ro1">
          <table:table-cell office:value-type="string" calcext:value-type="string">
            <text:p>Höchst</text:p>
          </table:table-cell>
          <table:table-cell office:value-type="string" calcext:value-type="string">
            <text:p>Nicole</text:p>
          </table:table-cell>
          <table:table-cell table:formula="of:=CONCATENATE([.B251]; &quot; &quot;;[.A251])" office:value-type="string" office:string-value="Nicole Höchst" calcext:value-type="string">
            <text:p>Nicole Höchst</text:p>
          </table:table-cell>
          <table:table-cell office:value-type="string" calcext:value-type="string">
            <text:p>F</text:p>
          </table:table-cell>
          <table:table-cell office:value-type="float" office:value="857424" calcext:value-type="float">
            <text:p>857424</text:p>
          </table:table-cell>
        </table:table-row>
        <table:table-row table:style-name="ro1">
          <table:table-cell office:value-type="string" calcext:value-type="string">
            <text:p>Höferlin</text:p>
          </table:table-cell>
          <table:table-cell office:value-type="string" calcext:value-type="string">
            <text:p>Manuel</text:p>
          </table:table-cell>
          <table:table-cell table:formula="of:=CONCATENATE([.B252]; &quot; &quot;;[.A252])" office:value-type="string" office:string-value="Manuel Höferlin" calcext:value-type="string">
            <text:p>Manuel Höferlin</text:p>
          </table:table-cell>
          <table:table-cell office:value-type="string" calcext:value-type="string">
            <text:p>M</text:p>
          </table:table-cell>
          <table:table-cell office:value-type="float" office:value="857484" calcext:value-type="float">
            <text:p>857484</text:p>
          </table:table-cell>
        </table:table-row>
        <table:table-row table:style-name="ro1">
          <table:table-cell office:value-type="string" calcext:value-type="string">
            <text:p>Hönel</text:p>
          </table:table-cell>
          <table:table-cell office:value-type="string" calcext:value-type="string">
            <text:p>Bruno</text:p>
          </table:table-cell>
          <table:table-cell table:formula="of:=CONCATENATE([.B253]; &quot; &quot;;[.A253])" office:value-type="string" office:string-value="Bruno Hönel" calcext:value-type="string">
            <text:p>Bruno Hönel</text:p>
          </table:table-cell>
          <table:table-cell office:value-type="string" calcext:value-type="string">
            <text:p>M</text:p>
          </table:table-cell>
          <table:table-cell office:value-type="float" office:value="861328" calcext:value-type="float">
            <text:p>861328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Alexander</text:p>
          </table:table-cell>
          <table:table-cell table:formula="of:=CONCATENATE([.B254]; &quot; &quot;;[.A254])" office:value-type="string" office:string-value="Alexander Hoffmann" calcext:value-type="string">
            <text:p>Alexander Hoffmann</text:p>
          </table:table-cell>
          <table:table-cell office:value-type="string" calcext:value-type="string">
            <text:p>M</text:p>
          </table:table-cell>
          <table:table-cell office:value-type="float" office:value="857494" calcext:value-type="float">
            <text:p>857494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Dr. Bettina</text:p>
          </table:table-cell>
          <table:table-cell table:formula="of:=CONCATENATE([.B255]; &quot; &quot;;[.A255])" office:value-type="string" office:string-value="Dr. Bettina Hoffmann" calcext:value-type="string">
            <text:p>Dr. Bettina Hoffmann</text:p>
          </table:table-cell>
          <table:table-cell office:value-type="string" calcext:value-type="string">
            <text:p>F</text:p>
          </table:table-cell>
          <table:table-cell office:value-type="float" office:value="857468" calcext:value-type="float">
            <text:p>857468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Dr. Christoph</text:p>
          </table:table-cell>
          <table:table-cell table:formula="of:=CONCATENATE([.B256]; &quot; &quot;;[.A256])" office:value-type="string" office:string-value="Dr. Christoph Hoffmann" calcext:value-type="string">
            <text:p>Dr. Christoph Hoffmann</text:p>
          </table:table-cell>
          <table:table-cell office:value-type="string" calcext:value-type="string">
            <text:p>M</text:p>
          </table:table-cell>
          <table:table-cell office:value-type="float" office:value="857402" calcext:value-type="float">
            <text:p>857402</text:p>
          </table:table-cell>
        </table:table-row>
        <table:table-row table:style-name="ro1">
          <table:table-cell office:value-type="string" calcext:value-type="string">
            <text:p>Hofreiter</text:p>
          </table:table-cell>
          <table:table-cell office:value-type="string" calcext:value-type="string">
            <text:p>Dr. Anton</text:p>
          </table:table-cell>
          <table:table-cell table:formula="of:=CONCATENATE([.B257]; &quot; &quot;;[.A257])" office:value-type="string" office:string-value="Dr. Anton Hofreiter" calcext:value-type="string">
            <text:p>Dr. Anton Hofreiter</text:p>
          </table:table-cell>
          <table:table-cell office:value-type="string" calcext:value-type="string">
            <text:p>M</text:p>
          </table:table-cell>
          <table:table-cell office:value-type="float" office:value="857482" calcext:value-type="float">
            <text:p>857482</text:p>
          </table:table-cell>
        </table:table-row>
        <table:table-row table:style-name="ro1">
          <table:table-cell office:value-type="string" calcext:value-type="string">
            <text:p>Holm</text:p>
          </table:table-cell>
          <table:table-cell office:value-type="string" calcext:value-type="string">
            <text:p>Leif-Erik</text:p>
          </table:table-cell>
          <table:table-cell table:formula="of:=CONCATENATE([.B258]; &quot; &quot;;[.A258])" office:value-type="string" office:string-value="Leif-Erik Holm" calcext:value-type="string">
            <text:p>Leif-Erik Holm</text:p>
          </table:table-cell>
          <table:table-cell office:value-type="string" calcext:value-type="string">
            <text:p>M</text:p>
          </table:table-cell>
          <table:table-cell office:value-type="float" office:value="857480" calcext:value-type="float">
            <text:p>857480</text:p>
          </table:table-cell>
        </table:table-row>
        <table:table-row table:style-name="ro1">
          <table:table-cell office:value-type="string" calcext:value-type="string">
            <text:p>Hoppenstedt</text:p>
          </table:table-cell>
          <table:table-cell office:value-type="string" calcext:value-type="string">
            <text:p>Dr. Hendrik</text:p>
          </table:table-cell>
          <table:table-cell table:formula="of:=CONCATENATE([.B259]; &quot; &quot;;[.A259])" office:value-type="string" office:string-value="Dr. Hendrik Hoppenstedt" calcext:value-type="string">
            <text:p>Dr. Hendrik Hoppenstedt</text:p>
          </table:table-cell>
          <table:table-cell office:value-type="string" calcext:value-type="string">
            <text:p>M</text:p>
          </table:table-cell>
          <table:table-cell office:value-type="float" office:value="857418" calcext:value-type="float">
            <text:p>857418</text:p>
          </table:table-cell>
        </table:table-row>
        <table:table-row table:style-name="ro1">
          <table:table-cell office:value-type="string" calcext:value-type="string">
            <text:p>Hoppermann</text:p>
          </table:table-cell>
          <table:table-cell office:value-type="string" calcext:value-type="string">
            <text:p>Franziska</text:p>
          </table:table-cell>
          <table:table-cell table:formula="of:=CONCATENATE([.B260]; &quot; &quot;;[.A260])" office:value-type="string" office:string-value="Franziska Hoppermann" calcext:value-type="string">
            <text:p>Franziska Hoppermann</text:p>
          </table:table-cell>
          <table:table-cell office:value-type="string" calcext:value-type="string">
            <text:p>F</text:p>
          </table:table-cell>
          <table:table-cell office:value-type="float" office:value="860600" calcext:value-type="float">
            <text:p>860600</text:p>
          </table:table-cell>
        </table:table-row>
        <table:table-row table:style-name="ro1">
          <table:table-cell office:value-type="string" calcext:value-type="string">
            <text:p>Hostert</text:p>
          </table:table-cell>
          <table:table-cell office:value-type="string" calcext:value-type="string">
            <text:p>Jasmina</text:p>
          </table:table-cell>
          <table:table-cell table:formula="of:=CONCATENATE([.B261]; &quot; &quot;;[.A261])" office:value-type="string" office:string-value="Jasmina Hostert" calcext:value-type="string">
            <text:p>Jasmina Hostert</text:p>
          </table:table-cell>
          <table:table-cell office:value-type="string" calcext:value-type="string">
            <text:p>F</text:p>
          </table:table-cell>
          <table:table-cell office:value-type="float" office:value="860128" calcext:value-type="float">
            <text:p>860128</text:p>
          </table:table-cell>
        </table:table-row>
        <table:table-row table:style-name="ro1">
          <table:table-cell office:value-type="string" calcext:value-type="string">
            <text:p>Houben</text:p>
          </table:table-cell>
          <table:table-cell office:value-type="string" calcext:value-type="string">
            <text:p>Reinhard</text:p>
          </table:table-cell>
          <table:table-cell table:formula="of:=CONCATENATE([.B262]; &quot; &quot;;[.A262])" office:value-type="string" office:string-value="Reinhard Houben" calcext:value-type="string">
            <text:p>Reinhard Houben</text:p>
          </table:table-cell>
          <table:table-cell office:value-type="string" calcext:value-type="string">
            <text:p>M</text:p>
          </table:table-cell>
          <table:table-cell office:value-type="float" office:value="857414" calcext:value-type="float">
            <text:p>857414</text:p>
          </table:table-cell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es</text:p>
          </table:table-cell>
          <table:table-cell table:formula="of:=CONCATENATE([.B263]; &quot; &quot;;[.A263])" office:value-type="string" office:string-value="Johannes Huber" calcext:value-type="string">
            <text:p>Johannes Huber</text:p>
          </table:table-cell>
          <table:table-cell office:value-type="string" calcext:value-type="string">
            <text:p>M</text:p>
          </table:table-cell>
          <table:table-cell office:value-type="float" office:value="857428" calcext:value-type="float">
            <text:p>857428</text:p>
          </table:table-cell>
        </table:table-row>
        <table:table-row table:style-name="ro1">
          <table:table-cell office:value-type="string" calcext:value-type="string">
            <text:p>Hubertz</text:p>
          </table:table-cell>
          <table:table-cell office:value-type="string" calcext:value-type="string">
            <text:p>Verena</text:p>
          </table:table-cell>
          <table:table-cell table:formula="of:=CONCATENATE([.B264]; &quot; &quot;;[.A264])" office:value-type="string" office:string-value="Verena Hubertz" calcext:value-type="string">
            <text:p>Verena Hubertz</text:p>
          </table:table-cell>
          <table:table-cell office:value-type="string" calcext:value-type="string">
            <text:p>F</text:p>
          </table:table-cell>
          <table:table-cell office:value-type="float" office:value="861188" calcext:value-type="float">
            <text:p>861188</text:p>
          </table:table-cell>
        </table:table-row>
        <table:table-row table:style-name="ro1">
          <table:table-cell office:value-type="string" calcext:value-type="string">
            <text:p>Hümpfer</text:p>
          </table:table-cell>
          <table:table-cell office:value-type="string" calcext:value-type="string">
            <text:p>Markus</text:p>
          </table:table-cell>
          <table:table-cell table:formula="of:=CONCATENATE([.B265]; &quot; &quot;;[.A265])" office:value-type="string" office:string-value="Markus Hümpfer" calcext:value-type="string">
            <text:p>Markus Hümpfer</text:p>
          </table:table-cell>
          <table:table-cell office:value-type="string" calcext:value-type="string">
            <text:p>M</text:p>
          </table:table-cell>
          <table:table-cell office:value-type="float" office:value="860292" calcext:value-type="float">
            <text:p>860292</text:p>
          </table:table-cell>
        </table:table-row>
        <table:table-row table:style-name="ro1">
          <table:table-cell office:value-type="string" calcext:value-type="string">
            <text:p>Hüppe</text:p>
          </table:table-cell>
          <table:table-cell office:value-type="string" calcext:value-type="string">
            <text:p>Hubert</text:p>
          </table:table-cell>
          <table:table-cell table:formula="of:=CONCATENATE([.B266]; &quot; &quot;;[.A266])" office:value-type="string" office:string-value="Hubert Hüppe" calcext:value-type="string">
            <text:p>Hubert Hüppe</text:p>
          </table:table-cell>
          <table:table-cell office:value-type="string" calcext:value-type="string">
            <text:p>M</text:p>
          </table:table-cell>
          <table:table-cell office:value-type="float" office:value="860964" calcext:value-type="float">
            <text:p>860964</text:p>
          </table:table-cell>
        </table:table-row>
        <table:table-row table:style-name="ro1">
          <table:table-cell office:value-type="string" calcext:value-type="string">
            <text:p>Hunko</text:p>
          </table:table-cell>
          <table:table-cell office:value-type="string" calcext:value-type="string">
            <text:p>Andrej</text:p>
          </table:table-cell>
          <table:table-cell table:formula="of:=CONCATENATE([.B267]; &quot; &quot;;[.A267])" office:value-type="string" office:string-value="Andrej Hunko" calcext:value-type="string">
            <text:p>Andrej Hunko</text:p>
          </table:table-cell>
          <table:table-cell office:value-type="string" calcext:value-type="string">
            <text:p>M</text:p>
          </table:table-cell>
          <table:table-cell office:value-type="float" office:value="857404" calcext:value-type="float">
            <text:p>857404</text:p>
          </table:table-cell>
        </table:table-row>
        <table:table-row table:style-name="ro1">
          <table:table-cell office:value-type="string" calcext:value-type="string">
            <text:p>Huy</text:p>
          </table:table-cell>
          <table:table-cell office:value-type="string" calcext:value-type="string">
            <text:p>Gerrit</text:p>
          </table:table-cell>
          <table:table-cell table:formula="of:=CONCATENATE([.B268]; &quot; &quot;;[.A268])" office:value-type="string" office:string-value="Gerrit Huy" calcext:value-type="string">
            <text:p>Gerrit Huy</text:p>
          </table:table-cell>
          <table:table-cell office:value-type="string" calcext:value-type="string">
            <text:p>F</text:p>
          </table:table-cell>
          <table:table-cell office:value-type="float" office:value="860640" calcext:value-type="float">
            <text:p>860640</text:p>
          </table:table-cell>
        </table:table-row>
        <table:table-row table:style-name="ro1">
          <table:table-cell office:value-type="string" calcext:value-type="string">
            <text:p>in der Beek</text:p>
          </table:table-cell>
          <table:table-cell office:value-type="string" calcext:value-type="string">
            <text:p>Olaf</text:p>
          </table:table-cell>
          <table:table-cell table:formula="of:=CONCATENATE([.B269]; &quot; &quot;;[.A269])" office:value-type="string" office:string-value="Olaf in der Beek" calcext:value-type="string">
            <text:p>Olaf in der Beek</text:p>
          </table:table-cell>
          <table:table-cell office:value-type="string" calcext:value-type="string">
            <text:p>M</text:p>
          </table:table-cell>
          <table:table-cell office:value-type="float" office:value="857498" calcext:value-type="float">
            <text:p>857498</text:p>
          </table:table-cell>
        </table:table-row>
        <table:table-row table:style-name="ro1">
          <table:table-cell office:value-type="string" calcext:value-type="string">
            <text:p>Irlstorfer</text:p>
          </table:table-cell>
          <table:table-cell office:value-type="string" calcext:value-type="string">
            <text:p>Erich</text:p>
          </table:table-cell>
          <table:table-cell table:formula="of:=CONCATENATE([.B270]; &quot; &quot;;[.A270])" office:value-type="string" office:string-value="Erich Irlstorfer" calcext:value-type="string">
            <text:p>Erich Irlstorfer</text:p>
          </table:table-cell>
          <table:table-cell office:value-type="string" calcext:value-type="string">
            <text:p>M</text:p>
          </table:table-cell>
          <table:table-cell office:value-type="float" office:value="857500" calcext:value-type="float">
            <text:p>857500</text:p>
          </table:table-cell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Fabian</text:p>
          </table:table-cell>
          <table:table-cell table:formula="of:=CONCATENATE([.B271]; &quot; &quot;;[.A271])" office:value-type="string" office:string-value="Fabian Jacobi" calcext:value-type="string">
            <text:p>Fabian Jacobi</text:p>
          </table:table-cell>
          <table:table-cell office:value-type="string" calcext:value-type="string">
            <text:p>M</text:p>
          </table:table-cell>
          <table:table-cell office:value-type="float" office:value="857514" calcext:value-type="float">
            <text:p>857514</text:p>
          </table:table-cell>
        </table:table-row>
        <table:table-row table:style-name="ro1">
          <table:table-cell office:value-type="string" calcext:value-type="string">
            <text:p>Janecek</text:p>
          </table:table-cell>
          <table:table-cell office:value-type="string" calcext:value-type="string">
            <text:p>Dieter</text:p>
          </table:table-cell>
          <table:table-cell table:formula="of:=CONCATENATE([.B272]; &quot; &quot;;[.A272])" office:value-type="string" office:string-value="Dieter Janecek" calcext:value-type="string">
            <text:p>Dieter Janecek</text:p>
          </table:table-cell>
          <table:table-cell office:value-type="string" calcext:value-type="string">
            <text:p>M</text:p>
          </table:table-cell>
          <table:table-cell office:value-type="float" office:value="857506" calcext:value-type="float">
            <text:p>857506</text:p>
          </table:table-cell>
        </table:table-row>
        <table:table-row table:style-name="ro1">
          <table:table-cell office:value-type="string" calcext:value-type="string">
            <text:p>Janich</text:p>
          </table:table-cell>
          <table:table-cell office:value-type="string" calcext:value-type="string">
            <text:p>Steffen</text:p>
          </table:table-cell>
          <table:table-cell table:formula="of:=CONCATENATE([.B273]; &quot; &quot;;[.A273])" office:value-type="string" office:string-value="Steffen Janich" calcext:value-type="string">
            <text:p>Steffen Janich</text:p>
          </table:table-cell>
          <table:table-cell office:value-type="string" calcext:value-type="string">
            <text:p>M</text:p>
          </table:table-cell>
          <table:table-cell office:value-type="float" office:value="860662" calcext:value-type="float">
            <text:p>860662</text:p>
          </table:table-cell>
        </table:table-row>
        <table:table-row table:style-name="ro1">
          <table:table-cell office:value-type="string" calcext:value-type="string">
            <text:p>Janssen</text:p>
          </table:table-cell>
          <table:table-cell office:value-type="string" calcext:value-type="string">
            <text:p>Anne</text:p>
          </table:table-cell>
          <table:table-cell table:formula="of:=CONCATENATE([.B274]; &quot; &quot;;[.A274])" office:value-type="string" office:string-value="Anne Janssen" calcext:value-type="string">
            <text:p>Anne Janssen</text:p>
          </table:table-cell>
          <table:table-cell office:value-type="string" calcext:value-type="string">
            <text:p>F</text:p>
          </table:table-cell>
          <table:table-cell office:value-type="float" office:value="860798" calcext:value-type="float">
            <text:p>860798</text:p>
          </table:table-cell>
        </table:table-row>
        <table:table-row table:style-name="ro1">
          <table:table-cell office:value-type="string" calcext:value-type="string">
            <text:p>Jarzombek</text:p>
          </table:table-cell>
          <table:table-cell office:value-type="string" calcext:value-type="string">
            <text:p>Thomas</text:p>
          </table:table-cell>
          <table:table-cell table:formula="of:=CONCATENATE([.B275]; &quot; &quot;;[.A275])" office:value-type="string" office:string-value="Thomas Jarzombek" calcext:value-type="string">
            <text:p>Thomas Jarzombek</text:p>
          </table:table-cell>
          <table:table-cell office:value-type="string" calcext:value-type="string">
            <text:p>M</text:p>
          </table:table-cell>
          <table:table-cell office:value-type="float" office:value="857510" calcext:value-type="float">
            <text:p>857510</text:p>
          </table:table-cell>
        </table:table-row>
        <table:table-row table:style-name="ro1">
          <table:table-cell office:value-type="string" calcext:value-type="string">
            <text:p>Jensen</text:p>
          </table:table-cell>
          <table:table-cell office:value-type="string" calcext:value-type="string">
            <text:p>Gyde</text:p>
          </table:table-cell>
          <table:table-cell table:formula="of:=CONCATENATE([.B276]; &quot; &quot;;[.A276])" office:value-type="string" office:string-value="Gyde Jensen" calcext:value-type="string">
            <text:p>Gyde Jensen</text:p>
          </table:table-cell>
          <table:table-cell office:value-type="string" calcext:value-type="string">
            <text:p>F</text:p>
          </table:table-cell>
          <table:table-cell office:value-type="float" office:value="857518" calcext:value-type="float">
            <text:p>857518</text:p>
          </table:table-cell>
        </table:table-row>
        <table:table-row table:style-name="ro1">
          <table:table-cell office:value-type="string" calcext:value-type="string">
            <text:p>Jongen</text:p>
          </table:table-cell>
          <table:table-cell office:value-type="string" calcext:value-type="string">
            <text:p>Dr. Marc</text:p>
          </table:table-cell>
          <table:table-cell table:formula="of:=CONCATENATE([.B277]; &quot; &quot;;[.A277])" office:value-type="string" office:string-value="Dr. Marc Jongen" calcext:value-type="string">
            <text:p>Dr. Marc Jongen</text:p>
          </table:table-cell>
          <table:table-cell office:value-type="string" calcext:value-type="string">
            <text:p>M</text:p>
          </table:table-cell>
          <table:table-cell office:value-type="float" office:value="857508" calcext:value-type="float">
            <text:p>857508</text:p>
          </table:table-cell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Andreas</text:p>
          </table:table-cell>
          <table:table-cell table:formula="of:=CONCATENATE([.B278]; &quot; &quot;;[.A278])" office:value-type="string" office:string-value="Andreas Jung" calcext:value-type="string">
            <text:p>Andreas Jung</text:p>
          </table:table-cell>
          <table:table-cell office:value-type="string" calcext:value-type="string">
            <text:p>M</text:p>
          </table:table-cell>
          <table:table-cell office:value-type="float" office:value="857502" calcext:value-type="float">
            <text:p>857502</text:p>
          </table:table-cell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Ingmar</text:p>
          </table:table-cell>
          <table:table-cell table:formula="of:=CONCATENATE([.B279]; &quot; &quot;;[.A279])" office:value-type="string" office:string-value="Ingmar Jung" calcext:value-type="string">
            <text:p>Ingmar Jung</text:p>
          </table:table-cell>
          <table:table-cell office:value-type="string" calcext:value-type="string">
            <text:p>M</text:p>
          </table:table-cell>
          <table:table-cell office:value-type="float" office:value="857512" calcext:value-type="float">
            <text:p>857512</text:p>
          </table:table-cell>
        </table:table-row>
        <table:table-row table:style-name="ro1">
          <table:table-cell office:value-type="string" calcext:value-type="string">
            <text:p>Junge</text:p>
          </table:table-cell>
          <table:table-cell office:value-type="string" calcext:value-type="string">
            <text:p>Frank</text:p>
          </table:table-cell>
          <table:table-cell table:formula="of:=CONCATENATE([.B280]; &quot; &quot;;[.A280])" office:value-type="string" office:string-value="Frank Junge" calcext:value-type="string">
            <text:p>Frank Junge</text:p>
          </table:table-cell>
          <table:table-cell office:value-type="string" calcext:value-type="string">
            <text:p>M</text:p>
          </table:table-cell>
          <table:table-cell office:value-type="float" office:value="857516" calcext:value-type="float">
            <text:p>857516</text:p>
          </table:table-cell>
        </table:table-row>
        <table:table-row table:style-name="ro1">
          <table:table-cell office:value-type="string" calcext:value-type="string">
            <text:p>Juratovic</text:p>
          </table:table-cell>
          <table:table-cell office:value-type="string" calcext:value-type="string">
            <text:p>Josip</text:p>
          </table:table-cell>
          <table:table-cell table:formula="of:=CONCATENATE([.B281]; &quot; &quot;;[.A281])" office:value-type="string" office:string-value="Josip Juratovic" calcext:value-type="string">
            <text:p>Josip Juratovic</text:p>
          </table:table-cell>
          <table:table-cell office:value-type="string" calcext:value-type="string">
            <text:p>M</text:p>
          </table:table-cell>
          <table:table-cell office:value-type="float" office:value="857504" calcext:value-type="float">
            <text:p>857504</text:p>
          </table:table-cell>
        </table:table-row>
        <table:table-row table:style-name="ro1">
          <table:table-cell office:value-type="string" calcext:value-type="string">
            <text:p>Jurisch</text:p>
          </table:table-cell>
          <table:table-cell office:value-type="string" calcext:value-type="string">
            <text:p>Dr. Ann-Veruschka</text:p>
          </table:table-cell>
          <table:table-cell table:formula="of:=CONCATENATE([.B282]; &quot; &quot;;[.A282])" office:value-type="string" office:string-value="Dr. Ann-Veruschka Jurisch" calcext:value-type="string">
            <text:p>Dr. Ann-Veruschka Jurisch</text:p>
          </table:table-cell>
          <table:table-cell office:value-type="string" calcext:value-type="string">
            <text:p>F</text:p>
          </table:table-cell>
          <table:table-cell office:value-type="float" office:value="860692" calcext:value-type="float">
            <text:p>860692</text:p>
          </table:table-cell>
        </table:table-row>
        <table:table-row table:style-name="ro1">
          <table:table-cell office:value-type="string" calcext:value-type="string">
            <text:p>Kaczmarek</text:p>
          </table:table-cell>
          <table:table-cell office:value-type="string" calcext:value-type="string">
            <text:p>Oliver</text:p>
          </table:table-cell>
          <table:table-cell table:formula="of:=CONCATENATE([.B283]; &quot; &quot;;[.A283])" office:value-type="string" office:string-value="Oliver Kaczmarek" calcext:value-type="string">
            <text:p>Oliver Kaczmarek</text:p>
          </table:table-cell>
          <table:table-cell office:value-type="string" calcext:value-type="string">
            <text:p>M</text:p>
          </table:table-cell>
          <table:table-cell office:value-type="float" office:value="863312" calcext:value-type="float">
            <text:p>863312</text:p>
          </table:table-cell>
        </table:table-row>
        <table:table-row table:style-name="ro1">
          <table:table-cell office:value-type="string" calcext:value-type="string">
            <text:p>Kaddor</text:p>
          </table:table-cell>
          <table:table-cell office:value-type="string" calcext:value-type="string">
            <text:p>Lamya</text:p>
          </table:table-cell>
          <table:table-cell table:formula="of:=CONCATENATE([.B284]; &quot; &quot;;[.A284])" office:value-type="string" office:string-value="Lamya Kaddor" calcext:value-type="string">
            <text:p>Lamya Kaddor</text:p>
          </table:table-cell>
          <table:table-cell office:value-type="string" calcext:value-type="string">
            <text:p>F</text:p>
          </table:table-cell>
          <table:table-cell office:value-type="float" office:value="860914" calcext:value-type="float">
            <text:p>860914</text:p>
          </table:table-cell>
        </table:table-row>
        <table:table-row table:style-name="ro1">
          <table:table-cell office:value-type="string" calcext:value-type="string">
            <text:p>Kaiser</text:p>
          </table:table-cell>
          <table:table-cell office:value-type="string" calcext:value-type="string">
            <text:p>Elisabeth</text:p>
          </table:table-cell>
          <table:table-cell table:formula="of:=CONCATENATE([.B285]; &quot; &quot;;[.A285])" office:value-type="string" office:string-value="Elisabeth Kaiser" calcext:value-type="string">
            <text:p>Elisabeth Kaiser</text:p>
          </table:table-cell>
          <table:table-cell office:value-type="string" calcext:value-type="string">
            <text:p>F</text:p>
          </table:table-cell>
          <table:table-cell office:value-type="float" office:value="863132" calcext:value-type="float">
            <text:p>863132</text:p>
          </table:table-cell>
        </table:table-row>
        <table:table-row table:style-name="ro1">
          <table:table-cell office:value-type="string" calcext:value-type="string">
            <text:p>Kappert-Gonther</text:p>
          </table:table-cell>
          <table:table-cell office:value-type="string" calcext:value-type="string">
            <text:p>Dr. Kirsten</text:p>
          </table:table-cell>
          <table:table-cell table:formula="of:=CONCATENATE([.B286]; &quot; &quot;;[.A286])" office:value-type="string" office:string-value="Dr. Kirsten Kappert-Gonther" calcext:value-type="string">
            <text:p>Dr. Kirsten Kappert-Gonther</text:p>
          </table:table-cell>
          <table:table-cell office:value-type="string" calcext:value-type="string">
            <text:p>F</text:p>
          </table:table-cell>
          <table:table-cell office:value-type="float" office:value="857550" calcext:value-type="float">
            <text:p>857550</text:p>
          </table:table-cell>
        </table:table-row>
        <table:table-row table:style-name="ro1">
          <table:table-cell office:value-type="string" calcext:value-type="string">
            <text:p>Karaahmetoğlu</text:p>
          </table:table-cell>
          <table:table-cell office:value-type="string" calcext:value-type="string">
            <text:p>Macit</text:p>
          </table:table-cell>
          <table:table-cell table:formula="of:=CONCATENATE([.B287]; &quot; &quot;;[.A287])" office:value-type="string" office:string-value="Macit Karaahmetoğlu" calcext:value-type="string">
            <text:p>Macit Karaahmetoğlu</text:p>
          </table:table-cell>
          <table:table-cell office:value-type="string" calcext:value-type="string">
            <text:p>M</text:p>
          </table:table-cell>
          <table:table-cell office:value-type="float" office:value="860182" calcext:value-type="float">
            <text:p>860182</text:p>
          </table:table-cell>
        </table:table-row>
        <table:table-row table:style-name="ro1">
          <table:table-cell office:value-type="string" calcext:value-type="string">
            <text:p>Karliczek</text:p>
          </table:table-cell>
          <table:table-cell office:value-type="string" calcext:value-type="string">
            <text:p>Anja</text:p>
          </table:table-cell>
          <table:table-cell table:formula="of:=CONCATENATE([.B288]; &quot; &quot;;[.A288])" office:value-type="string" office:string-value="Anja Karliczek" calcext:value-type="string">
            <text:p>Anja Karliczek</text:p>
          </table:table-cell>
          <table:table-cell office:value-type="string" calcext:value-type="string">
            <text:p>F</text:p>
          </table:table-cell>
          <table:table-cell office:value-type="float" office:value="857544" calcext:value-type="float">
            <text:p>857544</text:p>
          </table:table-cell>
        </table:table-row>
        <table:table-row table:style-name="ro1">
          <table:table-cell office:value-type="string" calcext:value-type="string">
            <text:p>Kasper</text:p>
          </table:table-cell>
          <table:table-cell office:value-type="string" calcext:value-type="string">
            <text:p>Carlos</text:p>
          </table:table-cell>
          <table:table-cell table:formula="of:=CONCATENATE([.B289]; &quot; &quot;;[.A289])" office:value-type="string" office:string-value="Carlos Kasper" calcext:value-type="string">
            <text:p>Carlos Kasper</text:p>
          </table:table-cell>
          <table:table-cell office:value-type="string" calcext:value-type="string">
            <text:p>M</text:p>
          </table:table-cell>
          <table:table-cell office:value-type="float" office:value="861280" calcext:value-type="float">
            <text:p>861280</text:p>
          </table:table-cell>
        </table:table-row>
        <table:table-row table:style-name="ro1">
          <table:table-cell office:value-type="string" calcext:value-type="string">
            <text:p>Kassautzki</text:p>
          </table:table-cell>
          <table:table-cell office:value-type="string" calcext:value-type="string">
            <text:p>Anna</text:p>
          </table:table-cell>
          <table:table-cell table:formula="of:=CONCATENATE([.B290]; &quot; &quot;;[.A290])" office:value-type="string" office:string-value="Anna Kassautzki" calcext:value-type="string">
            <text:p>Anna Kassautzki</text:p>
          </table:table-cell>
          <table:table-cell office:value-type="string" calcext:value-type="string">
            <text:p>F</text:p>
          </table:table-cell>
          <table:table-cell office:value-type="float" office:value="860822" calcext:value-type="float">
            <text:p>860822</text:p>
          </table:table-cell>
        </table:table-row>
        <table:table-row table:style-name="ro1">
          <table:table-cell office:value-type="string" calcext:value-type="string">
            <text:p>Katzmarek</text:p>
          </table:table-cell>
          <table:table-cell office:value-type="string" calcext:value-type="string">
            <text:p>Gabriele</text:p>
          </table:table-cell>
          <table:table-cell table:formula="of:=CONCATENATE([.B291]; &quot; &quot;;[.A291])" office:value-type="string" office:string-value="Gabriele Katzmarek" calcext:value-type="string">
            <text:p>Gabriele Katzmarek</text:p>
          </table:table-cell>
          <table:table-cell office:value-type="string" calcext:value-type="string">
            <text:p>F</text:p>
          </table:table-cell>
          <table:table-cell office:value-type="float" office:value="857596" calcext:value-type="float">
            <text:p>857596</text:p>
          </table:table-cell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Dr. Malte</text:p>
          </table:table-cell>
          <table:table-cell table:formula="of:=CONCATENATE([.B292]; &quot; &quot;;[.A292])" office:value-type="string" office:string-value="Dr. Malte Kaufmann" calcext:value-type="string">
            <text:p>Dr. Malte Kaufmann</text:p>
          </table:table-cell>
          <table:table-cell office:value-type="string" calcext:value-type="string">
            <text:p>M</text:p>
          </table:table-cell>
          <table:table-cell office:value-type="float" office:value="860720" calcext:value-type="float">
            <text:p>860720</text:p>
          </table:table-cell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Prof. Dr.-Ing. habil. Michael</text:p>
          </table:table-cell>
          <table:table-cell table:formula="of:=CONCATENATE([.B293]; &quot; &quot;;[.A293])" office:value-type="string" office:string-value="Prof. Dr.-Ing. habil. Michael Kaufmann" calcext:value-type="string">
            <text:p>Prof. Dr.-Ing. habil. Michael Kaufmann</text:p>
          </table:table-cell>
          <table:table-cell office:value-type="string" calcext:value-type="string">
            <text:p>M</text:p>
          </table:table-cell>
          <table:table-cell office:value-type="float" office:value="860722" calcext:value-type="float">
            <text:p>860722</text:p>
          </table:table-cell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ainer Johannes</text:p>
          </table:table-cell>
          <table:table-cell table:formula="of:=CONCATENATE([.B294]; &quot; &quot;;[.A294])" office:value-type="string" office:string-value="Rainer Johannes Keller" calcext:value-type="string">
            <text:p>Rainer Johannes Keller</text:p>
          </table:table-cell>
          <table:table-cell office:value-type="string" calcext:value-type="string">
            <text:p>M</text:p>
          </table:table-cell>
          <table:table-cell office:value-type="float" office:value="861916" calcext:value-type="float">
            <text:p>861916</text:p>
          </table:table-cell>
        </table:table-row>
        <table:table-row table:style-name="ro1">
          <table:table-cell office:value-type="string" calcext:value-type="string">
            <text:p>Kellner</text:p>
          </table:table-cell>
          <table:table-cell office:value-type="string" calcext:value-type="string">
            <text:p>Michael</text:p>
          </table:table-cell>
          <table:table-cell table:formula="of:=CONCATENATE([.B295]; &quot; &quot;;[.A295])" office:value-type="string" office:string-value="Michael Kellner" calcext:value-type="string">
            <text:p>Michael Kellner</text:p>
          </table:table-cell>
          <table:table-cell office:value-type="string" calcext:value-type="string">
            <text:p>M</text:p>
          </table:table-cell>
          <table:table-cell office:value-type="float" office:value="860560" calcext:value-type="float">
            <text:p>860560</text:p>
          </table:table-cell>
        </table:table-row>
        <table:table-row table:style-name="ro1">
          <table:table-cell office:value-type="string" calcext:value-type="string">
            <text:p>Kemmer</text:p>
          </table:table-cell>
          <table:table-cell office:value-type="string" calcext:value-type="string">
            <text:p>Ronja</text:p>
          </table:table-cell>
          <table:table-cell table:formula="of:=CONCATENATE([.B296]; &quot; &quot;;[.A296])" office:value-type="string" office:string-value="Ronja Kemmer" calcext:value-type="string">
            <text:p>Ronja Kemmer</text:p>
          </table:table-cell>
          <table:table-cell office:value-type="string" calcext:value-type="string">
            <text:p>F</text:p>
          </table:table-cell>
          <table:table-cell office:value-type="float" office:value="857538" calcext:value-type="float">
            <text:p>857538</text:p>
          </table:table-cell>
        </table:table-row>
        <table:table-row table:style-name="ro1">
          <table:table-cell office:value-type="string" calcext:value-type="string">
            <text:p>Kersten</text:p>
          </table:table-cell>
          <table:table-cell office:value-type="string" calcext:value-type="string">
            <text:p>Dr. Franziska</text:p>
          </table:table-cell>
          <table:table-cell table:formula="of:=CONCATENATE([.B297]; &quot; &quot;;[.A297])" office:value-type="string" office:string-value="Dr. Franziska Kersten" calcext:value-type="string">
            <text:p>Dr. Franziska Kersten</text:p>
          </table:table-cell>
          <table:table-cell office:value-type="string" calcext:value-type="string">
            <text:p>F</text:p>
          </table:table-cell>
          <table:table-cell office:value-type="float" office:value="861316" calcext:value-type="float">
            <text:p>861316</text:p>
          </table:table-cell>
        </table:table-row>
        <table:table-row table:style-name="ro1">
          <table:table-cell office:value-type="string" calcext:value-type="string">
            <text:p>Keul</text:p>
          </table:table-cell>
          <table:table-cell office:value-type="string" calcext:value-type="string">
            <text:p>Katja</text:p>
          </table:table-cell>
          <table:table-cell table:formula="of:=CONCATENATE([.B298]; &quot; &quot;;[.A298])" office:value-type="string" office:string-value="Katja Keul" calcext:value-type="string">
            <text:p>Katja Keul</text:p>
          </table:table-cell>
          <table:table-cell office:value-type="string" calcext:value-type="string">
            <text:p>F</text:p>
          </table:table-cell>
          <table:table-cell office:value-type="float" office:value="857546" calcext:value-type="float">
            <text:p>857546</text:p>
          </table:table-cell>
        </table:table-row>
        <table:table-row table:style-name="ro1">
          <table:table-cell office:value-type="string" calcext:value-type="string">
            <text:p>Keuter</text:p>
          </table:table-cell>
          <table:table-cell office:value-type="string" calcext:value-type="string">
            <text:p>Stefan</text:p>
          </table:table-cell>
          <table:table-cell table:formula="of:=CONCATENATE([.B299]; &quot; &quot;;[.A299])" office:value-type="string" office:string-value="Stefan Keuter" calcext:value-type="string">
            <text:p>Stefan Keuter</text:p>
          </table:table-cell>
          <table:table-cell office:value-type="string" calcext:value-type="string">
            <text:p>M</text:p>
          </table:table-cell>
          <table:table-cell office:value-type="float" office:value="857560" calcext:value-type="float">
            <text:p>857560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Misbah</text:p>
          </table:table-cell>
          <table:table-cell table:formula="of:=CONCATENATE([.B300]; &quot; &quot;;[.A300])" office:value-type="string" office:string-value="Misbah Khan" calcext:value-type="string">
            <text:p>Misbah Khan</text:p>
          </table:table-cell>
          <table:table-cell office:value-type="string" calcext:value-type="string">
            <text:p>F</text:p>
          </table:table-cell>
          <table:table-cell office:value-type="float" office:value="861222" calcext:value-type="float">
            <text:p>861222</text:p>
          </table:table-cell>
        </table:table-row>
        <table:table-row table:style-name="ro1">
          <table:table-cell office:value-type="string" calcext:value-type="string">
            <text:p>Kiesewetter</text:p>
          </table:table-cell>
          <table:table-cell office:value-type="string" calcext:value-type="string">
            <text:p>Roderich</text:p>
          </table:table-cell>
          <table:table-cell table:formula="of:=CONCATENATE([.B301]; &quot; &quot;;[.A301])" office:value-type="string" office:string-value="Roderich Kiesewetter" calcext:value-type="string">
            <text:p>Roderich Kiesewetter</text:p>
          </table:table-cell>
          <table:table-cell office:value-type="string" calcext:value-type="string">
            <text:p>M</text:p>
          </table:table-cell>
          <table:table-cell office:value-type="float" office:value="857588" calcext:value-type="float">
            <text:p>857588</text:p>
          </table:table-cell>
        </table:table-row>
        <table:table-row table:style-name="ro1">
          <table:table-cell office:value-type="string" calcext:value-type="string">
            <text:p>Kießling</text:p>
          </table:table-cell>
          <table:table-cell office:value-type="string" calcext:value-type="string">
            <text:p>Michael</text:p>
          </table:table-cell>
          <table:table-cell table:formula="of:=CONCATENATE([.B302]; &quot; &quot;;[.A302])" office:value-type="string" office:string-value="Michael Kießling" calcext:value-type="string">
            <text:p>Michael Kießling</text:p>
          </table:table-cell>
          <table:table-cell office:value-type="string" calcext:value-type="string">
            <text:p>M</text:p>
          </table:table-cell>
          <table:table-cell office:value-type="float" office:value="857602" calcext:value-type="float">
            <text:p>857602</text:p>
          </table:table-cell>
        </table:table-row>
        <table:table-row table:style-name="ro1">
          <table:table-cell office:value-type="string" calcext:value-type="string">
            <text:p>Kindler</text:p>
          </table:table-cell>
          <table:table-cell office:value-type="string" calcext:value-type="string">
            <text:p>Sven-Christian</text:p>
          </table:table-cell>
          <table:table-cell table:formula="of:=CONCATENATE([.B303]; &quot; &quot;;[.A303])" office:value-type="string" office:string-value="Sven-Christian Kindler" calcext:value-type="string">
            <text:p>Sven-Christian Kindler</text:p>
          </table:table-cell>
          <table:table-cell office:value-type="string" calcext:value-type="string">
            <text:p>M</text:p>
          </table:table-cell>
          <table:table-cell office:value-type="float" office:value="857556" calcext:value-type="float">
            <text:p>857556</text:p>
          </table:table-cell>
        </table:table-row>
        <table:table-row table:style-name="ro1">
          <table:table-cell office:value-type="string" calcext:value-type="string">
            <text:p>Kippels</text:p>
          </table:table-cell>
          <table:table-cell office:value-type="string" calcext:value-type="string">
            <text:p>Dr. Georg</text:p>
          </table:table-cell>
          <table:table-cell table:formula="of:=CONCATENATE([.B304]; &quot; &quot;;[.A304])" office:value-type="string" office:string-value="Dr. Georg Kippels" calcext:value-type="string">
            <text:p>Dr. Georg Kippels</text:p>
          </table:table-cell>
          <table:table-cell office:value-type="string" calcext:value-type="string">
            <text:p>M</text:p>
          </table:table-cell>
          <table:table-cell office:value-type="float" office:value="857584" calcext:value-type="float">
            <text:p>857584</text:p>
          </table:table-cell>
        </table:table-row>
        <table:table-row table:style-name="ro1">
          <table:table-cell office:value-type="string" calcext:value-type="string">
            <text:p>Kipping</text:p>
          </table:table-cell>
          <table:table-cell office:value-type="string" calcext:value-type="string">
            <text:p>Katja</text:p>
          </table:table-cell>
          <table:table-cell table:formula="of:=CONCATENATE([.B305]; &quot; &quot;;[.A305])" office:value-type="string" office:string-value="Katja Kipping" calcext:value-type="string">
            <text:p>Katja Kipping</text:p>
          </table:table-cell>
          <table:table-cell office:value-type="string" calcext:value-type="string">
            <text:p>F</text:p>
          </table:table-cell>
          <table:table-cell office:value-type="float" office:value="857598" calcext:value-type="float">
            <text:p>857598</text:p>
          </table:table-cell>
        </table:table-row>
        <table:table-row table:style-name="ro1">
          <table:table-cell office:value-type="string" calcext:value-type="string">
            <text:p>Kiziltepe</text:p>
          </table:table-cell>
          <table:table-cell office:value-type="string" calcext:value-type="string">
            <text:p>Cansel</text:p>
          </table:table-cell>
          <table:table-cell table:formula="of:=CONCATENATE([.B306]; &quot; &quot;;[.A306])" office:value-type="string" office:string-value="Cansel Kiziltepe" calcext:value-type="string">
            <text:p>Cansel Kiziltepe</text:p>
          </table:table-cell>
          <table:table-cell office:value-type="string" calcext:value-type="string">
            <text:p>F</text:p>
          </table:table-cell>
          <table:table-cell office:value-type="float" office:value="857554" calcext:value-type="float">
            <text:p>857554</text:p>
          </table:table-cell>
        </table:table-row>
        <table:table-row table:style-name="ro1">
          <table:table-cell office:value-type="string" calcext:value-type="string">
            <text:p>Kleebank</text:p>
          </table:table-cell>
          <table:table-cell office:value-type="string" calcext:value-type="string">
            <text:p>Helmut</text:p>
          </table:table-cell>
          <table:table-cell table:formula="of:=CONCATENATE([.B307]; &quot; &quot;;[.A307])" office:value-type="string" office:string-value="Helmut Kleebank" calcext:value-type="string">
            <text:p>Helmut Kleebank</text:p>
          </table:table-cell>
          <table:table-cell office:value-type="string" calcext:value-type="string">
            <text:p>M</text:p>
          </table:table-cell>
          <table:table-cell office:value-type="float" office:value="861504" calcext:value-type="float">
            <text:p>861504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Karsten</text:p>
          </table:table-cell>
          <table:table-cell table:formula="of:=CONCATENATE([.B308]; &quot; &quot;;[.A308])" office:value-type="string" office:string-value="Karsten Klein" calcext:value-type="string">
            <text:p>Karsten Klein</text:p>
          </table:table-cell>
          <table:table-cell office:value-type="string" calcext:value-type="string">
            <text:p>M</text:p>
          </table:table-cell>
          <table:table-cell office:value-type="float" office:value="857608" calcext:value-type="float">
            <text:p>857608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Dr. Ottilie</text:p>
          </table:table-cell>
          <table:table-cell table:formula="of:=CONCATENATE([.B309]; &quot; &quot;;[.A309])" office:value-type="string" office:string-value="Dr. Ottilie Klein" calcext:value-type="string">
            <text:p>Dr. Ottilie Klein</text:p>
          </table:table-cell>
          <table:table-cell office:value-type="string" calcext:value-type="string">
            <text:p>F</text:p>
          </table:table-cell>
          <table:table-cell office:value-type="float" office:value="860522" calcext:value-type="float">
            <text:p>860522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Volkmar</text:p>
          </table:table-cell>
          <table:table-cell table:formula="of:=CONCATENATE([.B310]; &quot; &quot;;[.A310])" office:value-type="string" office:string-value="Volkmar Klein" calcext:value-type="string">
            <text:p>Volkmar Klein</text:p>
          </table:table-cell>
          <table:table-cell office:value-type="string" calcext:value-type="string">
            <text:p>M</text:p>
          </table:table-cell>
          <table:table-cell office:value-type="float" office:value="857570" calcext:value-type="float">
            <text:p>857570</text:p>
          </table:table-cell>
        </table:table-row>
        <table:table-row table:style-name="ro1">
          <table:table-cell office:value-type="string" calcext:value-type="string">
            <text:p>Klein-Schmeink</text:p>
          </table:table-cell>
          <table:table-cell office:value-type="string" calcext:value-type="string">
            <text:p>Maria</text:p>
          </table:table-cell>
          <table:table-cell table:formula="of:=CONCATENATE([.B311]; &quot; &quot;;[.A311])" office:value-type="string" office:string-value="Maria Klein-Schmeink" calcext:value-type="string">
            <text:p>Maria Klein-Schmeink</text:p>
          </table:table-cell>
          <table:table-cell office:value-type="string" calcext:value-type="string">
            <text:p>F</text:p>
          </table:table-cell>
          <table:table-cell office:value-type="float" office:value="857558" calcext:value-type="float">
            <text:p>857558</text:p>
          </table:table-cell>
        </table:table-row>
        <table:table-row table:style-name="ro1">
          <table:table-cell office:value-type="string" calcext:value-type="string">
            <text:p>Kleinwächter</text:p>
          </table:table-cell>
          <table:table-cell office:value-type="string" calcext:value-type="string">
            <text:p>Norbert</text:p>
          </table:table-cell>
          <table:table-cell table:formula="of:=CONCATENATE([.B312]; &quot; &quot;;[.A312])" office:value-type="string" office:string-value="Norbert Kleinwächter" calcext:value-type="string">
            <text:p>Norbert Kleinwächter</text:p>
          </table:table-cell>
          <table:table-cell office:value-type="string" calcext:value-type="string">
            <text:p>M</text:p>
          </table:table-cell>
          <table:table-cell office:value-type="float" office:value="857576" calcext:value-type="float">
            <text:p>857576</text:p>
          </table:table-cell>
        </table:table-row>
        <table:table-row table:style-name="ro1">
          <table:table-cell office:value-type="string" calcext:value-type="string">
            <text:p>Klinck</text:p>
          </table:table-cell>
          <table:table-cell office:value-type="string" calcext:value-type="string">
            <text:p>Dr. Kristian</text:p>
          </table:table-cell>
          <table:table-cell table:formula="of:=CONCATENATE([.B313]; &quot; &quot;;[.A313])" office:value-type="string" office:string-value="Dr. Kristian Klinck" calcext:value-type="string">
            <text:p>Dr. Kristian Klinck</text:p>
          </table:table-cell>
          <table:table-cell office:value-type="string" calcext:value-type="string">
            <text:p>M</text:p>
          </table:table-cell>
          <table:table-cell office:value-type="float" office:value="861384" calcext:value-type="float">
            <text:p>861384</text:p>
          </table:table-cell>
        </table:table-row>
        <table:table-row table:style-name="ro1">
          <table:table-cell office:value-type="string" calcext:value-type="string">
            <text:p>Klingbeil</text:p>
          </table:table-cell>
          <table:table-cell office:value-type="string" calcext:value-type="string">
            <text:p>Lars</text:p>
          </table:table-cell>
          <table:table-cell table:formula="of:=CONCATENATE([.B314]; &quot; &quot;;[.A314])" office:value-type="string" office:string-value="Lars Klingbeil" calcext:value-type="string">
            <text:p>Lars Klingbeil</text:p>
          </table:table-cell>
          <table:table-cell office:value-type="string" calcext:value-type="string">
            <text:p>M</text:p>
          </table:table-cell>
          <table:table-cell office:value-type="float" office:value="857600" calcext:value-type="float">
            <text:p>857600</text:p>
          </table:table-cell>
        </table:table-row>
        <table:table-row table:style-name="ro1">
          <table:table-cell office:value-type="string" calcext:value-type="string">
            <text:p>Klöckner</text:p>
          </table:table-cell>
          <table:table-cell office:value-type="string" calcext:value-type="string">
            <text:p>Julia</text:p>
          </table:table-cell>
          <table:table-cell table:formula="of:=CONCATENATE([.B315]; &quot; &quot;;[.A315])" office:value-type="string" office:string-value="Julia Klöckner" calcext:value-type="string">
            <text:p>Julia Klöckner</text:p>
          </table:table-cell>
          <table:table-cell office:value-type="string" calcext:value-type="string">
            <text:p>F</text:p>
          </table:table-cell>
          <table:table-cell office:value-type="float" office:value="861140" calcext:value-type="float">
            <text:p>861140</text:p>
          </table:table-cell>
        </table:table-row>
        <table:table-row table:style-name="ro1">
          <table:table-cell office:value-type="string" calcext:value-type="string">
            <text:p>Klose</text:p>
          </table:table-cell>
          <table:table-cell office:value-type="string" calcext:value-type="string">
            <text:p>Annika</text:p>
          </table:table-cell>
          <table:table-cell table:formula="of:=CONCATENATE([.B316]; &quot; &quot;;[.A316])" office:value-type="string" office:string-value="Annika Klose" calcext:value-type="string">
            <text:p>Annika Klose</text:p>
          </table:table-cell>
          <table:table-cell office:value-type="string" calcext:value-type="string">
            <text:p>F</text:p>
          </table:table-cell>
          <table:table-cell office:value-type="float" office:value="860418" calcext:value-type="float">
            <text:p>860418</text:p>
          </table:table-cell>
        </table:table-row>
        <table:table-row table:style-name="ro1">
          <table:table-cell office:value-type="string" calcext:value-type="string">
            <text:p>Kluckert</text:p>
          </table:table-cell>
          <table:table-cell office:value-type="string" calcext:value-type="string">
            <text:p>Daniela</text:p>
          </table:table-cell>
          <table:table-cell table:formula="of:=CONCATENATE([.B317]; &quot; &quot;;[.A317])" office:value-type="string" office:string-value="Daniela Kluckert" calcext:value-type="string">
            <text:p>Daniela Kluckert</text:p>
          </table:table-cell>
          <table:table-cell office:value-type="string" calcext:value-type="string">
            <text:p>F</text:p>
          </table:table-cell>
          <table:table-cell office:value-type="float" office:value="857594" calcext:value-type="float">
            <text:p>857594</text:p>
          </table:table-cell>
        </table:table-row>
        <table:table-row table:style-name="ro1">
          <table:table-cell office:value-type="string" calcext:value-type="string">
            <text:p>Klüssendorf</text:p>
          </table:table-cell>
          <table:table-cell office:value-type="string" calcext:value-type="string">
            <text:p>Tim</text:p>
          </table:table-cell>
          <table:table-cell table:formula="of:=CONCATENATE([.B318]; &quot; &quot;;[.A318])" office:value-type="string" office:string-value="Tim Klüssendorf" calcext:value-type="string">
            <text:p>Tim Klüssendorf</text:p>
          </table:table-cell>
          <table:table-cell office:value-type="string" calcext:value-type="string">
            <text:p>M</text:p>
          </table:table-cell>
          <table:table-cell office:value-type="float" office:value="861362" calcext:value-type="float">
            <text:p>861362</text:p>
          </table:table-cell>
        </table:table-row>
        <table:table-row table:style-name="ro1">
          <table:table-cell office:value-type="string" calcext:value-type="string">
            <text:p>Knoerig</text:p>
          </table:table-cell>
          <table:table-cell office:value-type="string" calcext:value-type="string">
            <text:p>Axel</text:p>
          </table:table-cell>
          <table:table-cell table:formula="of:=CONCATENATE([.B319]; &quot; &quot;;[.A319])" office:value-type="string" office:string-value="Axel Knoerig" calcext:value-type="string">
            <text:p>Axel Knoerig</text:p>
          </table:table-cell>
          <table:table-cell office:value-type="string" calcext:value-type="string">
            <text:p>M</text:p>
          </table:table-cell>
          <table:table-cell office:value-type="float" office:value="857578" calcext:value-type="float">
            <text:p>857578</text:p>
          </table:table-cell>
        </table:table-row>
        <table:table-row table:style-name="ro1">
          <table:table-cell office:value-type="string" calcext:value-type="string">
            <text:p>Kober</text:p>
          </table:table-cell>
          <table:table-cell office:value-type="string" calcext:value-type="string">
            <text:p>Pascal</text:p>
          </table:table-cell>
          <table:table-cell table:formula="of:=CONCATENATE([.B320]; &quot; &quot;;[.A320])" office:value-type="string" office:string-value="Pascal Kober" calcext:value-type="string">
            <text:p>Pascal Kober</text:p>
          </table:table-cell>
          <table:table-cell office:value-type="string" calcext:value-type="string">
            <text:p>M</text:p>
          </table:table-cell>
          <table:table-cell office:value-type="float" office:value="857540" calcext:value-type="float">
            <text:p>857540</text:p>
          </table:table-cell>
        </table:table-row>
        <table:table-row table:style-name="ro1">
          <table:table-cell office:value-type="string" calcext:value-type="string">
            <text:p>Köhler</text:p>
          </table:table-cell>
          <table:table-cell office:value-type="string" calcext:value-type="string">
            <text:p>Dr. Lukas</text:p>
          </table:table-cell>
          <table:table-cell table:formula="of:=CONCATENATE([.B321]; &quot; &quot;;[.A321])" office:value-type="string" office:string-value="Dr. Lukas Köhler" calcext:value-type="string">
            <text:p>Dr. Lukas Köhler</text:p>
          </table:table-cell>
          <table:table-cell office:value-type="string" calcext:value-type="string">
            <text:p>M</text:p>
          </table:table-cell>
          <table:table-cell office:value-type="float" office:value="857606" calcext:value-type="float">
            <text:p>857606</text:p>
          </table:table-cell>
        </table:table-row>
        <table:table-row table:style-name="ro1">
          <table:table-cell office:value-type="string" calcext:value-type="string">
            <text:p>König</text:p>
          </table:table-cell>
          <table:table-cell office:value-type="string" calcext:value-type="string">
            <text:p>Anne</text:p>
          </table:table-cell>
          <table:table-cell table:formula="of:=CONCATENATE([.B322]; &quot; &quot;;[.A322])" office:value-type="string" office:string-value="Anne König" calcext:value-type="string">
            <text:p>Anne König</text:p>
          </table:table-cell>
          <table:table-cell office:value-type="string" calcext:value-type="string">
            <text:p>F</text:p>
          </table:table-cell>
          <table:table-cell office:value-type="float" office:value="861538" calcext:value-type="float">
            <text:p>861538</text:p>
          </table:table-cell>
        </table:table-row>
        <table:table-row table:style-name="ro1">
          <table:table-cell office:value-type="string" calcext:value-type="string">
            <text:p>König</text:p>
          </table:table-cell>
          <table:table-cell office:value-type="string" calcext:value-type="string">
            <text:p>Jörn</text:p>
          </table:table-cell>
          <table:table-cell table:formula="of:=CONCATENATE([.B323]; &quot; &quot;;[.A323])" office:value-type="string" office:string-value="Jörn König" calcext:value-type="string">
            <text:p>Jörn König</text:p>
          </table:table-cell>
          <table:table-cell office:value-type="string" calcext:value-type="string">
            <text:p>M</text:p>
          </table:table-cell>
          <table:table-cell office:value-type="float" office:value="857604" calcext:value-type="float">
            <text:p>857604</text:p>
          </table:table-cell>
        </table:table-row>
        <table:table-row table:style-name="ro1">
          <table:table-cell office:value-type="string" calcext:value-type="string">
            <text:p>Koeppen</text:p>
          </table:table-cell>
          <table:table-cell office:value-type="string" calcext:value-type="string">
            <text:p>Jens</text:p>
          </table:table-cell>
          <table:table-cell table:formula="of:=CONCATENATE([.B324]; &quot; &quot;;[.A324])" office:value-type="string" office:string-value="Jens Koeppen" calcext:value-type="string">
            <text:p>Jens Koeppen</text:p>
          </table:table-cell>
          <table:table-cell office:value-type="string" calcext:value-type="string">
            <text:p>M</text:p>
          </table:table-cell>
          <table:table-cell office:value-type="float" office:value="857548" calcext:value-type="float">
            <text:p>857548</text:p>
          </table:table-cell>
        </table:table-row>
        <table:table-row table:style-name="ro1">
          <table:table-cell office:value-type="string" calcext:value-type="string">
            <text:p>Körber</text:p>
          </table:table-cell>
          <table:table-cell office:value-type="string" calcext:value-type="string">
            <text:p>Carsten</text:p>
          </table:table-cell>
          <table:table-cell table:formula="of:=CONCATENATE([.B325]; &quot; &quot;;[.A325])" office:value-type="string" office:string-value="Carsten Körber" calcext:value-type="string">
            <text:p>Carsten Körber</text:p>
          </table:table-cell>
          <table:table-cell office:value-type="string" calcext:value-type="string">
            <text:p>M</text:p>
          </table:table-cell>
          <table:table-cell office:value-type="float" office:value="857574" calcext:value-type="float">
            <text:p>857574</text:p>
          </table:table-cell>
        </table:table-row>
        <table:table-row table:style-name="ro1">
          <table:table-cell office:value-type="string" calcext:value-type="string">
            <text:p>Kofler</text:p>
          </table:table-cell>
          <table:table-cell office:value-type="string" calcext:value-type="string">
            <text:p>Dr. Bärbel</text:p>
          </table:table-cell>
          <table:table-cell table:formula="of:=CONCATENATE([.B326]; &quot; &quot;;[.A326])" office:value-type="string" office:string-value="Dr. Bärbel Kofler" calcext:value-type="string">
            <text:p>Dr. Bärbel Kofler</text:p>
          </table:table-cell>
          <table:table-cell office:value-type="string" calcext:value-type="string">
            <text:p>F</text:p>
          </table:table-cell>
          <table:table-cell office:value-type="float" office:value="857572" calcext:value-type="float">
            <text:p>857572</text:p>
          </table:table-cell>
        </table:table-row>
        <table:table-row table:style-name="ro1">
          <table:table-cell office:value-type="string" calcext:value-type="string">
            <text:p>Komning</text:p>
          </table:table-cell>
          <table:table-cell office:value-type="string" calcext:value-type="string">
            <text:p>Enrico</text:p>
          </table:table-cell>
          <table:table-cell table:formula="of:=CONCATENATE([.B327]; &quot; &quot;;[.A327])" office:value-type="string" office:string-value="Enrico Komning" calcext:value-type="string">
            <text:p>Enrico Komning</text:p>
          </table:table-cell>
          <table:table-cell office:value-type="string" calcext:value-type="string">
            <text:p>M</text:p>
          </table:table-cell>
          <table:table-cell office:value-type="float" office:value="857566" calcext:value-type="float">
            <text:p>857566</text:p>
          </table:table-cell>
        </table:table-row>
        <table:table-row table:style-name="ro1">
          <table:table-cell office:value-type="string" calcext:value-type="string">
            <text:p>Konrad</text:p>
          </table:table-cell>
          <table:table-cell office:value-type="string" calcext:value-type="string">
            <text:p>Carina</text:p>
          </table:table-cell>
          <table:table-cell table:formula="of:=CONCATENATE([.B328]; &quot; &quot;;[.A328])" office:value-type="string" office:string-value="Carina Konrad" calcext:value-type="string">
            <text:p>Carina Konrad</text:p>
          </table:table-cell>
          <table:table-cell office:value-type="string" calcext:value-type="string">
            <text:p>F</text:p>
          </table:table-cell>
          <table:table-cell office:value-type="float" office:value="857568" calcext:value-type="float">
            <text:p>857568</text:p>
          </table:table-cell>
        </table:table-row>
        <table:table-row table:style-name="ro1">
          <table:table-cell office:value-type="string" calcext:value-type="string">
            <text:p>Koob</text:p>
          </table:table-cell>
          <table:table-cell office:value-type="string" calcext:value-type="string">
            <text:p>Markus</text:p>
          </table:table-cell>
          <table:table-cell table:formula="of:=CONCATENATE([.B329]; &quot; &quot;;[.A329])" office:value-type="string" office:string-value="Markus Koob" calcext:value-type="string">
            <text:p>Markus Koob</text:p>
          </table:table-cell>
          <table:table-cell office:value-type="string" calcext:value-type="string">
            <text:p>M</text:p>
          </table:table-cell>
          <table:table-cell office:value-type="float" office:value="857592" calcext:value-type="float">
            <text:p>857592</text:p>
          </table:table-cell>
        </table:table-row>
        <table:table-row table:style-name="ro1">
          <table:table-cell office:value-type="string" calcext:value-type="string">
            <text:p>Kopf</text:p>
          </table:table-cell>
          <table:table-cell office:value-type="string" calcext:value-type="string">
            <text:p>Chantal</text:p>
          </table:table-cell>
          <table:table-cell table:formula="of:=CONCATENATE([.B330]; &quot; &quot;;[.A330])" office:value-type="string" office:string-value="Chantal Kopf" calcext:value-type="string">
            <text:p>Chantal Kopf</text:p>
          </table:table-cell>
          <table:table-cell office:value-type="string" calcext:value-type="string">
            <text:p>F</text:p>
          </table:table-cell>
          <table:table-cell office:value-type="float" office:value="860140" calcext:value-type="float">
            <text:p>860140</text:p>
          </table:table-cell>
        </table:table-row>
        <table:table-row table:style-name="ro1">
          <table:table-cell office:value-type="string" calcext:value-type="string">
            <text:p>Korte</text:p>
          </table:table-cell>
          <table:table-cell office:value-type="string" calcext:value-type="string">
            <text:p>Jan</text:p>
          </table:table-cell>
          <table:table-cell table:formula="of:=CONCATENATE([.B331]; &quot; &quot;;[.A331])" office:value-type="string" office:string-value="Jan Korte" calcext:value-type="string">
            <text:p>Jan Korte</text:p>
          </table:table-cell>
          <table:table-cell office:value-type="string" calcext:value-type="string">
            <text:p>M</text:p>
          </table:table-cell>
          <table:table-cell office:value-type="float" office:value="857580" calcext:value-type="float">
            <text:p>857580</text:p>
          </table:table-cell>
        </table:table-row>
        <table:table-row table:style-name="ro1">
          <table:table-cell office:value-type="string" calcext:value-type="string">
            <text:p>Koß</text:p>
          </table:table-cell>
          <table:table-cell office:value-type="string" calcext:value-type="string">
            <text:p>Simona</text:p>
          </table:table-cell>
          <table:table-cell table:formula="of:=CONCATENATE([.B332]; &quot; &quot;;[.A332])" office:value-type="string" office:string-value="Simona Koß" calcext:value-type="string">
            <text:p>Simona Koß</text:p>
          </table:table-cell>
          <table:table-cell office:value-type="string" calcext:value-type="string">
            <text:p>F</text:p>
          </table:table-cell>
          <table:table-cell office:value-type="float" office:value="860480" calcext:value-type="float">
            <text:p>860480</text:p>
          </table:table-cell>
        </table:table-row>
        <table:table-row table:style-name="ro1">
          <table:table-cell office:value-type="string" calcext:value-type="string">
            <text:p>Kotré</text:p>
          </table:table-cell>
          <table:table-cell office:value-type="string" calcext:value-type="string">
            <text:p>Steffen</text:p>
          </table:table-cell>
          <table:table-cell table:formula="of:=CONCATENATE([.B333]; &quot; &quot;;[.A333])" office:value-type="string" office:string-value="Steffen Kotré" calcext:value-type="string">
            <text:p>Steffen Kotré</text:p>
          </table:table-cell>
          <table:table-cell office:value-type="string" calcext:value-type="string">
            <text:p>M</text:p>
          </table:table-cell>
          <table:table-cell office:value-type="float" office:value="857630" calcext:value-type="float">
            <text:p>857630</text:p>
          </table:table-cell>
        </table:table-row>
        <table:table-row table:style-name="ro1">
          <table:table-cell office:value-type="string" calcext:value-type="string">
            <text:p>Krämer</text:p>
          </table:table-cell>
          <table:table-cell office:value-type="string" calcext:value-type="string">
            <text:p>Philip</text:p>
          </table:table-cell>
          <table:table-cell table:formula="of:=CONCATENATE([.B334]; &quot; &quot;;[.A334])" office:value-type="string" office:string-value="Philip Krämer" calcext:value-type="string">
            <text:p>Philip Krämer</text:p>
          </table:table-cell>
          <table:table-cell office:value-type="string" calcext:value-type="string">
            <text:p>M</text:p>
          </table:table-cell>
          <table:table-cell office:value-type="float" office:value="860734" calcext:value-type="float">
            <text:p>860734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Laura</text:p>
          </table:table-cell>
          <table:table-cell table:formula="of:=CONCATENATE([.B335]; &quot; &quot;;[.A335])" office:value-type="string" office:string-value="Laura Kraft" calcext:value-type="string">
            <text:p>Laura Kraft</text:p>
          </table:table-cell>
          <table:table-cell office:value-type="string" calcext:value-type="string">
            <text:p>F</text:p>
          </table:table-cell>
          <table:table-cell office:value-type="float" office:value="860960" calcext:value-type="float">
            <text:p>860960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Dr. Rainer</text:p>
          </table:table-cell>
          <table:table-cell table:formula="of:=CONCATENATE([.B336]; &quot; &quot;;[.A336])" office:value-type="string" office:string-value="Dr. Rainer Kraft" calcext:value-type="string">
            <text:p>Dr. Rainer Kraft</text:p>
          </table:table-cell>
          <table:table-cell office:value-type="string" calcext:value-type="string">
            <text:p>M</text:p>
          </table:table-cell>
          <table:table-cell office:value-type="float" office:value="857626" calcext:value-type="float">
            <text:p>857626</text:p>
          </table:table-cell>
        </table:table-row>
        <table:table-row table:style-name="ro1">
          <table:table-cell office:value-type="string" calcext:value-type="string">
            <text:p>Kramme</text:p>
          </table:table-cell>
          <table:table-cell office:value-type="string" calcext:value-type="string">
            <text:p>Anette</text:p>
          </table:table-cell>
          <table:table-cell table:formula="of:=CONCATENATE([.B337]; &quot; &quot;;[.A337])" office:value-type="string" office:string-value="Anette Kramme" calcext:value-type="string">
            <text:p>Anette Kramme</text:p>
          </table:table-cell>
          <table:table-cell office:value-type="string" calcext:value-type="string">
            <text:p>F</text:p>
          </table:table-cell>
          <table:table-cell office:value-type="float" office:value="857618" calcext:value-type="float">
            <text:p>857618</text:p>
          </table:table-cell>
        </table:table-row>
        <table:table-row table:style-name="ro1">
          <table:table-cell office:value-type="string" calcext:value-type="string">
            <text:p>Kreiser</text:p>
          </table:table-cell>
          <table:table-cell office:value-type="string" calcext:value-type="string">
            <text:p>Dunja</text:p>
          </table:table-cell>
          <table:table-cell table:formula="of:=CONCATENATE([.B338]; &quot; &quot;;[.A338])" office:value-type="string" office:string-value="Dunja Kreiser" calcext:value-type="string">
            <text:p>Dunja Kreiser</text:p>
          </table:table-cell>
          <table:table-cell office:value-type="string" calcext:value-type="string">
            <text:p>F</text:p>
          </table:table-cell>
          <table:table-cell office:value-type="float" office:value="860868" calcext:value-type="float">
            <text:p>860868</text:p>
          </table:table-cell>
        </table:table-row>
        <table:table-row table:style-name="ro1">
          <table:table-cell office:value-type="string" calcext:value-type="string">
            <text:p>Krichbaum</text:p>
          </table:table-cell>
          <table:table-cell office:value-type="string" calcext:value-type="string">
            <text:p>Gunther</text:p>
          </table:table-cell>
          <table:table-cell table:formula="of:=CONCATENATE([.B339]; &quot; &quot;;[.A339])" office:value-type="string" office:string-value="Gunther Krichbaum" calcext:value-type="string">
            <text:p>Gunther Krichbaum</text:p>
          </table:table-cell>
          <table:table-cell office:value-type="string" calcext:value-type="string">
            <text:p>M</text:p>
          </table:table-cell>
          <table:table-cell office:value-type="float" office:value="857620" calcext:value-type="float">
            <text:p>857620</text:p>
          </table:table-cell>
        </table:table-row>
        <table:table-row table:style-name="ro1">
          <table:table-cell office:value-type="string" calcext:value-type="string">
            <text:p>Krings</text:p>
          </table:table-cell>
          <table:table-cell office:value-type="string" calcext:value-type="string">
            <text:p>Dr. Günter</text:p>
          </table:table-cell>
          <table:table-cell table:formula="of:=CONCATENATE([.B340]; &quot; &quot;;[.A340])" office:value-type="string" office:string-value="Dr. Günter Krings" calcext:value-type="string">
            <text:p>Dr. Günter Krings</text:p>
          </table:table-cell>
          <table:table-cell office:value-type="string" calcext:value-type="string">
            <text:p>M</text:p>
          </table:table-cell>
          <table:table-cell office:value-type="float" office:value="857610" calcext:value-type="float">
            <text:p>857610</text:p>
          </table:table-cell>
        </table:table-row>
        <table:table-row table:style-name="ro1">
          <table:table-cell office:value-type="string" calcext:value-type="string">
            <text:p>Krischer</text:p>
          </table:table-cell>
          <table:table-cell office:value-type="string" calcext:value-type="string">
            <text:p>Oliver</text:p>
          </table:table-cell>
          <table:table-cell table:formula="of:=CONCATENATE([.B341]; &quot; &quot;;[.A341])" office:value-type="string" office:string-value="Oliver Krischer" calcext:value-type="string">
            <text:p>Oliver Krischer</text:p>
          </table:table-cell>
          <table:table-cell office:value-type="string" calcext:value-type="string">
            <text:p>M</text:p>
          </table:table-cell>
          <table:table-cell office:value-type="float" office:value="857624" calcext:value-type="float">
            <text:p>857624</text:p>
          </table:table-cell>
        </table:table-row>
        <table:table-row table:style-name="ro1">
          <table:table-cell office:value-type="string" calcext:value-type="string">
            <text:p>Kröber</text:p>
          </table:table-cell>
          <table:table-cell office:value-type="string" calcext:value-type="string">
            <text:p>Martin</text:p>
          </table:table-cell>
          <table:table-cell table:formula="of:=CONCATENATE([.B342]; &quot; &quot;;[.A342])" office:value-type="string" office:string-value="Martin Kröber" calcext:value-type="string">
            <text:p>Martin Kröber</text:p>
          </table:table-cell>
          <table:table-cell office:value-type="string" calcext:value-type="string">
            <text:p>M</text:p>
          </table:table-cell>
          <table:table-cell office:value-type="float" office:value="861314" calcext:value-type="float">
            <text:p>861314</text:p>
          </table:table-cell>
        </table:table-row>
        <table:table-row table:style-name="ro1">
          <table:table-cell office:value-type="string" calcext:value-type="string">
            <text:p>Kruse</text:p>
          </table:table-cell>
          <table:table-cell office:value-type="string" calcext:value-type="string">
            <text:p>Michael</text:p>
          </table:table-cell>
          <table:table-cell table:formula="of:=CONCATENATE([.B343]; &quot; &quot;;[.A343])" office:value-type="string" office:string-value="Michael Kruse" calcext:value-type="string">
            <text:p>Michael Kruse</text:p>
          </table:table-cell>
          <table:table-cell office:value-type="string" calcext:value-type="string">
            <text:p>M</text:p>
          </table:table-cell>
          <table:table-cell office:value-type="float" office:value="860754" calcext:value-type="float">
            <text:p>860754</text:p>
          </table:table-cell>
        </table:table-row>
        <table:table-row table:style-name="ro1">
          <table:table-cell office:value-type="string" calcext:value-type="string">
            <text:p>Kuban</text:p>
          </table:table-cell>
          <table:table-cell office:value-type="string" calcext:value-type="string">
            <text:p>Tilman</text:p>
          </table:table-cell>
          <table:table-cell table:formula="of:=CONCATENATE([.B344]; &quot; &quot;;[.A344])" office:value-type="string" office:string-value="Tilman Kuban" calcext:value-type="string">
            <text:p>Tilman Kuban</text:p>
          </table:table-cell>
          <table:table-cell office:value-type="string" calcext:value-type="string">
            <text:p>M</text:p>
          </table:table-cell>
          <table:table-cell office:value-type="float" office:value="860800" calcext:value-type="float">
            <text:p>860800</text:p>
          </table:table-cell>
        </table:table-row>
        <table:table-row table:style-name="ro1">
          <table:table-cell office:value-type="string" calcext:value-type="string">
            <text:p>Kubicki</text:p>
          </table:table-cell>
          <table:table-cell office:value-type="string" calcext:value-type="string">
            <text:p>Wolfgang</text:p>
          </table:table-cell>
          <table:table-cell table:formula="of:=CONCATENATE([.B345]; &quot; &quot;;[.A345])" office:value-type="string" office:string-value="Wolfgang Kubicki" calcext:value-type="string">
            <text:p>Wolfgang Kubicki</text:p>
          </table:table-cell>
          <table:table-cell office:value-type="string" calcext:value-type="string">
            <text:p>M</text:p>
          </table:table-cell>
          <table:table-cell office:value-type="float" office:value="857640" calcext:value-type="float">
            <text:p>857640</text:p>
          </table:table-cell>
        </table:table-row>
        <table:table-row table:style-name="ro1">
          <table:table-cell office:value-type="string" calcext:value-type="string">
            <text:p>Kühn</text:p>
          </table:table-cell>
          <table:table-cell office:value-type="string" calcext:value-type="string">
            <text:p>Christian</text:p>
          </table:table-cell>
          <table:table-cell table:formula="of:=CONCATENATE([.B346]; &quot; &quot;;[.A346])" office:value-type="string" office:string-value="Christian Kühn" calcext:value-type="string">
            <text:p>Christian Kühn</text:p>
          </table:table-cell>
          <table:table-cell office:value-type="string" calcext:value-type="string">
            <text:p>M</text:p>
          </table:table-cell>
          <table:table-cell office:value-type="float" office:value="857612" calcext:value-type="float">
            <text:p>857612</text:p>
          </table:table-cell>
        </table:table-row>
        <table:table-row table:style-name="ro1">
          <table:table-cell office:value-type="string" calcext:value-type="string">
            <text:p>Kühnert</text:p>
          </table:table-cell>
          <table:table-cell office:value-type="string" calcext:value-type="string">
            <text:p>Kevin</text:p>
          </table:table-cell>
          <table:table-cell table:formula="of:=CONCATENATE([.B347]; &quot; &quot;;[.A347])" office:value-type="string" office:string-value="Kevin Kühnert" calcext:value-type="string">
            <text:p>Kevin Kühnert</text:p>
          </table:table-cell>
          <table:table-cell office:value-type="string" calcext:value-type="string">
            <text:p>M</text:p>
          </table:table-cell>
          <table:table-cell office:value-type="float" office:value="860416" calcext:value-type="float">
            <text:p>860416</text:p>
          </table:table-cell>
        </table:table-row>
        <table:table-row table:style-name="ro1">
          <table:table-cell office:value-type="string" calcext:value-type="string">
            <text:p>Künast</text:p>
          </table:table-cell>
          <table:table-cell office:value-type="string" calcext:value-type="string">
            <text:p>Renate</text:p>
          </table:table-cell>
          <table:table-cell table:formula="of:=CONCATENATE([.B348]; &quot; &quot;;[.A348])" office:value-type="string" office:string-value="Renate Künast" calcext:value-type="string">
            <text:p>Renate Künast</text:p>
          </table:table-cell>
          <table:table-cell office:value-type="string" calcext:value-type="string">
            <text:p>F</text:p>
          </table:table-cell>
          <table:table-cell office:value-type="float" office:value="857614" calcext:value-type="float">
            <text:p>857614</text:p>
          </table:table-cell>
        </table:table-row>
        <table:table-row table:style-name="ro1">
          <table:table-cell office:value-type="string" calcext:value-type="string">
            <text:p>Kuhle</text:p>
          </table:table-cell>
          <table:table-cell office:value-type="string" calcext:value-type="string">
            <text:p>Konstantin</text:p>
          </table:table-cell>
          <table:table-cell table:formula="of:=CONCATENATE([.B349]; &quot; &quot;;[.A349])" office:value-type="string" office:string-value="Konstantin Kuhle" calcext:value-type="string">
            <text:p>Konstantin Kuhle</text:p>
          </table:table-cell>
          <table:table-cell office:value-type="string" calcext:value-type="string">
            <text:p>M</text:p>
          </table:table-cell>
          <table:table-cell office:value-type="float" office:value="857616" calcext:value-type="float">
            <text:p>857616</text:p>
          </table:table-cell>
        </table:table-row>
        <table:table-row table:style-name="ro1">
          <table:table-cell office:value-type="string" calcext:value-type="string">
            <text:p>Kurth</text:p>
          </table:table-cell>
          <table:table-cell office:value-type="string" calcext:value-type="string">
            <text:p>Markus</text:p>
          </table:table-cell>
          <table:table-cell table:formula="of:=CONCATENATE([.B350]; &quot; &quot;;[.A350])" office:value-type="string" office:string-value="Markus Kurth" calcext:value-type="string">
            <text:p>Markus Kurth</text:p>
          </table:table-cell>
          <table:table-cell office:value-type="string" calcext:value-type="string">
            <text:p>M</text:p>
          </table:table-cell>
          <table:table-cell office:value-type="float" office:value="857638" calcext:value-type="float">
            <text:p>857638</text:p>
          </table:table-cell>
        </table:table-row>
        <table:table-row table:style-name="ro1">
          <table:table-cell office:value-type="string" calcext:value-type="string">
            <text:p>Lahrkamp</text:p>
          </table:table-cell>
          <table:table-cell office:value-type="string" calcext:value-type="string">
            <text:p>Sarah</text:p>
          </table:table-cell>
          <table:table-cell table:formula="of:=CONCATENATE([.B351]; &quot; &quot;;[.A351])" office:value-type="string" office:string-value="Sarah Lahrkamp" calcext:value-type="string">
            <text:p>Sarah Lahrkamp</text:p>
          </table:table-cell>
          <table:table-cell office:value-type="string" calcext:value-type="string">
            <text:p>F</text:p>
          </table:table-cell>
          <table:table-cell office:value-type="float" office:value="860984" calcext:value-type="float">
            <text:p>860984</text:p>
          </table:table-cell>
        </table:table-row>
        <table:table-row table:style-name="ro1">
          <table:table-cell office:value-type="string" calcext:value-type="string">
            <text:p>Lambsdorff</text:p>
          </table:table-cell>
          <table:table-cell office:value-type="string" calcext:value-type="string">
            <text:p>Alexander Graf</text:p>
          </table:table-cell>
          <table:table-cell table:formula="of:=CONCATENATE([.B352]; &quot; &quot;;[.A352])" office:value-type="string" office:string-value="Alexander Graf Lambsdorff" calcext:value-type="string">
            <text:p>Alexander Graf Lambsdorff</text:p>
          </table:table-cell>
          <table:table-cell office:value-type="string" calcext:value-type="string">
            <text:p>M</text:p>
          </table:table-cell>
          <table:table-cell office:value-type="float" office:value="857686" calcext:value-type="float">
            <text:p>857686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Ricarda</text:p>
          </table:table-cell>
          <table:table-cell table:formula="of:=CONCATENATE([.B353]; &quot; &quot;;[.A353])" office:value-type="string" office:string-value="Ricarda Lang" calcext:value-type="string">
            <text:p>Ricarda Lang</text:p>
          </table:table-cell>
          <table:table-cell office:value-type="string" calcext:value-type="string">
            <text:p>F</text:p>
          </table:table-cell>
          <table:table-cell office:value-type="float" office:value="860132" calcext:value-type="float">
            <text:p>860132</text:p>
          </table:table-cell>
        </table:table-row>
        <table:table-row table:style-name="ro1">
          <table:table-cell office:value-type="string" calcext:value-type="string">
            <text:p>Lange</text:p>
          </table:table-cell>
          <table:table-cell office:value-type="string" calcext:value-type="string">
            <text:p>Ulrich</text:p>
          </table:table-cell>
          <table:table-cell table:formula="of:=CONCATENATE([.B354]; &quot; &quot;;[.A354])" office:value-type="string" office:string-value="Ulrich Lange" calcext:value-type="string">
            <text:p>Ulrich Lange</text:p>
          </table:table-cell>
          <table:table-cell office:value-type="string" calcext:value-type="string">
            <text:p>M</text:p>
          </table:table-cell>
          <table:table-cell office:value-type="float" office:value="863316" calcext:value-type="float">
            <text:p>863316</text:p>
          </table:table-cell>
        </table:table-row>
        <table:table-row table:style-name="ro1">
          <table:table-cell office:value-type="string" calcext:value-type="string">
            <text:p>Larem</text:p>
          </table:table-cell>
          <table:table-cell office:value-type="string" calcext:value-type="string">
            <text:p>Andreas</text:p>
          </table:table-cell>
          <table:table-cell table:formula="of:=CONCATENATE([.B355]; &quot; &quot;;[.A355])" office:value-type="string" office:string-value="Andreas Larem" calcext:value-type="string">
            <text:p>Andreas Larem</text:p>
          </table:table-cell>
          <table:table-cell office:value-type="string" calcext:value-type="string">
            <text:p>M</text:p>
          </table:table-cell>
          <table:table-cell office:value-type="float" office:value="860644" calcext:value-type="float">
            <text:p>860644</text:p>
          </table:table-cell>
        </table:table-row>
        <table:table-row table:style-name="ro1">
          <table:table-cell office:value-type="string" calcext:value-type="string">
            <text:p>Laschet</text:p>
          </table:table-cell>
          <table:table-cell office:value-type="string" calcext:value-type="string">
            <text:p>Armin</text:p>
          </table:table-cell>
          <table:table-cell table:formula="of:=CONCATENATE([.B356]; &quot; &quot;;[.A356])" office:value-type="string" office:string-value="Armin Laschet" calcext:value-type="string">
            <text:p>Armin Laschet</text:p>
          </table:table-cell>
          <table:table-cell office:value-type="string" calcext:value-type="string">
            <text:p>M</text:p>
          </table:table-cell>
          <table:table-cell office:value-type="float" office:value="860940" calcext:value-type="float">
            <text:p>860940</text:p>
          </table:table-cell>
        </table:table-row>
        <table:table-row table:style-name="ro1">
          <table:table-cell office:value-type="string" calcext:value-type="string">
            <text:p>Latendorf</text:p>
          </table:table-cell>
          <table:table-cell office:value-type="string" calcext:value-type="string">
            <text:p>Ina</text:p>
          </table:table-cell>
          <table:table-cell table:formula="of:=CONCATENATE([.B357]; &quot; &quot;;[.A357])" office:value-type="string" office:string-value="Ina Latendorf" calcext:value-type="string">
            <text:p>Ina Latendorf</text:p>
          </table:table-cell>
          <table:table-cell office:value-type="string" calcext:value-type="string">
            <text:p>F</text:p>
          </table:table-cell>
          <table:table-cell office:value-type="float" office:value="860778" calcext:value-type="float">
            <text:p>860778</text:p>
          </table:table-cell>
        </table:table-row>
        <table:table-row table:style-name="ro1">
          <table:table-cell office:value-type="string" calcext:value-type="string">
            <text:p>Launert</text:p>
          </table:table-cell>
          <table:table-cell office:value-type="string" calcext:value-type="string">
            <text:p>Dr. Silke</text:p>
          </table:table-cell>
          <table:table-cell table:formula="of:=CONCATENATE([.B358]; &quot; &quot;;[.A358])" office:value-type="string" office:string-value="Dr. Silke Launert" calcext:value-type="string">
            <text:p>Dr. Silke Launert</text:p>
          </table:table-cell>
          <table:table-cell office:value-type="string" calcext:value-type="string">
            <text:p>F</text:p>
          </table:table-cell>
          <table:table-cell office:value-type="float" office:value="857690" calcext:value-type="float">
            <text:p>857690</text:p>
          </table:table-cell>
        </table:table-row>
        <table:table-row table:style-name="ro1">
          <table:table-cell office:value-type="string" calcext:value-type="string">
            <text:p>Lauterbach</text:p>
          </table:table-cell>
          <table:table-cell office:value-type="string" calcext:value-type="string">
            <text:p>Prof. Dr. Karl</text:p>
          </table:table-cell>
          <table:table-cell table:formula="of:=CONCATENATE([.B359]; &quot; &quot;;[.A359])" office:value-type="string" office:string-value="Prof. Dr. Karl Lauterbach" calcext:value-type="string">
            <text:p>Prof. Dr. Karl Lauterbach</text:p>
          </table:table-cell>
          <table:table-cell office:value-type="string" calcext:value-type="string">
            <text:p>M</text:p>
          </table:table-cell>
          <table:table-cell office:value-type="float" office:value="857696" calcext:value-type="float">
            <text:p>857696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office:value-type="string" calcext:value-type="string">
            <text:p>Caren</text:p>
          </table:table-cell>
          <table:table-cell table:formula="of:=CONCATENATE([.B360]; &quot; &quot;;[.A360])" office:value-type="string" office:string-value="Caren Lay" calcext:value-type="string">
            <text:p>Caren Lay</text:p>
          </table:table-cell>
          <table:table-cell office:value-type="string" calcext:value-type="string">
            <text:p>F</text:p>
          </table:table-cell>
          <table:table-cell office:value-type="float" office:value="857654" calcext:value-type="float">
            <text:p>857654</text:p>
          </table:table-cell>
        </table:table-row>
        <table:table-row table:style-name="ro1">
          <table:table-cell office:value-type="string" calcext:value-type="string">
            <text:p>Lechte</text:p>
          </table:table-cell>
          <table:table-cell office:value-type="string" calcext:value-type="string">
            <text:p>Ulrich</text:p>
          </table:table-cell>
          <table:table-cell table:formula="of:=CONCATENATE([.B361]; &quot; &quot;;[.A361])" office:value-type="string" office:string-value="Ulrich Lechte" calcext:value-type="string">
            <text:p>Ulrich Lechte</text:p>
          </table:table-cell>
          <table:table-cell office:value-type="string" calcext:value-type="string">
            <text:p>M</text:p>
          </table:table-cell>
          <table:table-cell office:value-type="float" office:value="857684" calcext:value-type="float">
            <text:p>857684</text:p>
          </table:table-cell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Jens</text:p>
          </table:table-cell>
          <table:table-cell table:formula="of:=CONCATENATE([.B362]; &quot; &quot;;[.A362])" office:value-type="string" office:string-value="Jens Lehmann" calcext:value-type="string">
            <text:p>Jens Lehmann</text:p>
          </table:table-cell>
          <table:table-cell office:value-type="string" calcext:value-type="string">
            <text:p>M</text:p>
          </table:table-cell>
          <table:table-cell office:value-type="float" office:value="857694" calcext:value-type="float">
            <text:p>857694</text:p>
          </table:table-cell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Sven</text:p>
          </table:table-cell>
          <table:table-cell table:formula="of:=CONCATENATE([.B363]; &quot; &quot;;[.A363])" office:value-type="string" office:string-value="Sven Lehmann" calcext:value-type="string">
            <text:p>Sven Lehmann</text:p>
          </table:table-cell>
          <table:table-cell office:value-type="string" calcext:value-type="string">
            <text:p>M</text:p>
          </table:table-cell>
          <table:table-cell office:value-type="float" office:value="857664" calcext:value-type="float">
            <text:p>857664</text:p>
          </table:table-cell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Sylvia</text:p>
          </table:table-cell>
          <table:table-cell table:formula="of:=CONCATENATE([.B364]; &quot; &quot;;[.A364])" office:value-type="string" office:string-value="Sylvia Lehmann" calcext:value-type="string">
            <text:p>Sylvia Lehmann</text:p>
          </table:table-cell>
          <table:table-cell office:value-type="string" calcext:value-type="string">
            <text:p>F</text:p>
          </table:table-cell>
          <table:table-cell office:value-type="float" office:value="857668" calcext:value-type="float">
            <text:p>857668</text:p>
          </table:table-cell>
        </table:table-row>
        <table:table-row table:style-name="ro1">
          <table:table-cell office:value-type="string" calcext:value-type="string">
            <text:p>Lehrieder</text:p>
          </table:table-cell>
          <table:table-cell office:value-type="string" calcext:value-type="string">
            <text:p>Paul</text:p>
          </table:table-cell>
          <table:table-cell table:formula="of:=CONCATENATE([.B365]; &quot; &quot;;[.A365])" office:value-type="string" office:string-value="Paul Lehrieder" calcext:value-type="string">
            <text:p>Paul Lehrieder</text:p>
          </table:table-cell>
          <table:table-cell office:value-type="string" calcext:value-type="string">
            <text:p>M</text:p>
          </table:table-cell>
          <table:table-cell office:value-type="float" office:value="857676" calcext:value-type="float">
            <text:p>857676</text:p>
          </table:table-cell>
        </table:table-row>
        <table:table-row table:style-name="ro1">
          <table:table-cell office:value-type="string" calcext:value-type="string">
            <text:p>Leikert</text:p>
          </table:table-cell>
          <table:table-cell office:value-type="string" calcext:value-type="string">
            <text:p>Dr. Katja</text:p>
          </table:table-cell>
          <table:table-cell table:formula="of:=CONCATENATE([.B366]; &quot; &quot;;[.A366])" office:value-type="string" office:string-value="Dr. Katja Leikert" calcext:value-type="string">
            <text:p>Dr. Katja Leikert</text:p>
          </table:table-cell>
          <table:table-cell office:value-type="string" calcext:value-type="string">
            <text:p>F</text:p>
          </table:table-cell>
          <table:table-cell office:value-type="float" office:value="857650" calcext:value-type="float">
            <text:p>857650</text:p>
          </table:table-cell>
        </table:table-row>
        <table:table-row table:style-name="ro1">
          <table:table-cell office:value-type="string" calcext:value-type="string">
            <text:p>Leiser</text:p>
          </table:table-cell>
          <table:table-cell office:value-type="string" calcext:value-type="string">
            <text:p>Kevin</text:p>
          </table:table-cell>
          <table:table-cell table:formula="of:=CONCATENATE([.B367]; &quot; &quot;;[.A367])" office:value-type="string" office:string-value="Kevin Leiser" calcext:value-type="string">
            <text:p>Kevin Leiser</text:p>
          </table:table-cell>
          <table:table-cell office:value-type="string" calcext:value-type="string">
            <text:p>M</text:p>
          </table:table-cell>
          <table:table-cell office:value-type="float" office:value="860222" calcext:value-type="float">
            <text:p>860222</text:p>
          </table:table-cell>
        </table:table-row>
        <table:table-row table:style-name="ro1">
          <table:table-cell office:value-type="string" calcext:value-type="string">
            <text:p>Lemke</text:p>
          </table:table-cell>
          <table:table-cell office:value-type="string" calcext:value-type="string">
            <text:p>Steffi</text:p>
          </table:table-cell>
          <table:table-cell table:formula="of:=CONCATENATE([.B368]; &quot; &quot;;[.A368])" office:value-type="string" office:string-value="Steffi Lemke" calcext:value-type="string">
            <text:p>Steffi Lemke</text:p>
          </table:table-cell>
          <table:table-cell office:value-type="string" calcext:value-type="string">
            <text:p>F</text:p>
          </table:table-cell>
          <table:table-cell office:value-type="float" office:value="857674" calcext:value-type="float">
            <text:p>857674</text:p>
          </table:table-cell>
        </table:table-row>
        <table:table-row table:style-name="ro1">
          <table:table-cell office:value-type="string" calcext:value-type="string">
            <text:p>Lenders</text:p>
          </table:table-cell>
          <table:table-cell office:value-type="string" calcext:value-type="string">
            <text:p>Jürgen</text:p>
          </table:table-cell>
          <table:table-cell table:formula="of:=CONCATENATE([.B369]; &quot; &quot;;[.A369])" office:value-type="string" office:string-value="Jürgen Lenders" calcext:value-type="string">
            <text:p>Jürgen Lenders</text:p>
          </table:table-cell>
          <table:table-cell office:value-type="string" calcext:value-type="string">
            <text:p>M</text:p>
          </table:table-cell>
          <table:table-cell office:value-type="float" office:value="860780" calcext:value-type="float">
            <text:p>860780</text:p>
          </table:table-cell>
        </table:table-row>
        <table:table-row table:style-name="ro1">
          <table:table-cell office:value-type="string" calcext:value-type="string">
            <text:p>Lenk</text:p>
          </table:table-cell>
          <table:table-cell office:value-type="string" calcext:value-type="string">
            <text:p>Barbara</text:p>
          </table:table-cell>
          <table:table-cell table:formula="of:=CONCATENATE([.B370]; &quot; &quot;;[.A370])" office:value-type="string" office:string-value="Barbara Lenk" calcext:value-type="string">
            <text:p>Barbara Lenk</text:p>
          </table:table-cell>
          <table:table-cell office:value-type="string" calcext:value-type="string">
            <text:p>F</text:p>
          </table:table-cell>
          <table:table-cell office:value-type="float" office:value="860782" calcext:value-type="float">
            <text:p>860782</text:p>
          </table:table-cell>
        </table:table-row>
        <table:table-row table:style-name="ro1">
          <table:table-cell office:value-type="string" calcext:value-type="string">
            <text:p>Lenkert</text:p>
          </table:table-cell>
          <table:table-cell office:value-type="string" calcext:value-type="string">
            <text:p>Ralph</text:p>
          </table:table-cell>
          <table:table-cell table:formula="of:=CONCATENATE([.B371]; &quot; &quot;;[.A371])" office:value-type="string" office:string-value="Ralph Lenkert" calcext:value-type="string">
            <text:p>Ralph Lenkert</text:p>
          </table:table-cell>
          <table:table-cell office:value-type="string" calcext:value-type="string">
            <text:p>M</text:p>
          </table:table-cell>
          <table:table-cell office:value-type="float" office:value="857698" calcext:value-type="float">
            <text:p>857698</text:p>
          </table:table-cell>
        </table:table-row>
        <table:table-row table:style-name="ro1">
          <table:table-cell office:value-type="string" calcext:value-type="string">
            <text:p>Lenz</text:p>
          </table:table-cell>
          <table:table-cell office:value-type="string" calcext:value-type="string">
            <text:p>Dr. Andreas</text:p>
          </table:table-cell>
          <table:table-cell table:formula="of:=CONCATENATE([.B372]; &quot; &quot;;[.A372])" office:value-type="string" office:string-value="Dr. Andreas Lenz" calcext:value-type="string">
            <text:p>Dr. Andreas Lenz</text:p>
          </table:table-cell>
          <table:table-cell office:value-type="string" calcext:value-type="string">
            <text:p>M</text:p>
          </table:table-cell>
          <table:table-cell office:value-type="float" office:value="857656" calcext:value-type="float">
            <text:p>857656</text:p>
          </table:table-cell>
        </table:table-row>
        <table:table-row table:style-name="ro1">
          <table:table-cell office:value-type="string" calcext:value-type="string">
            <text:p>Leye</text:p>
          </table:table-cell>
          <table:table-cell office:value-type="string" calcext:value-type="string">
            <text:p>Christian</text:p>
          </table:table-cell>
          <table:table-cell table:formula="of:=CONCATENATE([.B373]; &quot; &quot;;[.A373])" office:value-type="string" office:string-value="Christian Leye" calcext:value-type="string">
            <text:p>Christian Leye</text:p>
          </table:table-cell>
          <table:table-cell office:value-type="string" calcext:value-type="string">
            <text:p>M</text:p>
          </table:table-cell>
          <table:table-cell office:value-type="float" office:value="860784" calcext:value-type="float">
            <text:p>860784</text:p>
          </table:table-cell>
        </table:table-row>
        <table:table-row table:style-name="ro1">
          <table:table-cell office:value-type="string" calcext:value-type="string">
            <text:p>Licina-Bode</text:p>
          </table:table-cell>
          <table:table-cell office:value-type="string" calcext:value-type="string">
            <text:p>Luiza</text:p>
          </table:table-cell>
          <table:table-cell table:formula="of:=CONCATENATE([.B374]; &quot; &quot;;[.A374])" office:value-type="string" office:string-value="Luiza Licina-Bode" calcext:value-type="string">
            <text:p>Luiza Licina-Bode</text:p>
          </table:table-cell>
          <table:table-cell office:value-type="string" calcext:value-type="string">
            <text:p>F</text:p>
          </table:table-cell>
          <table:table-cell office:value-type="float" office:value="861002" calcext:value-type="float">
            <text:p>861002</text:p>
          </table:table-cell>
        </table:table-row>
        <table:table-row table:style-name="ro1">
          <table:table-cell office:value-type="string" calcext:value-type="string">
            <text:p>Lieb</text:p>
          </table:table-cell>
          <table:table-cell office:value-type="string" calcext:value-type="string">
            <text:p>Dr. Thorsten</text:p>
          </table:table-cell>
          <table:table-cell table:formula="of:=CONCATENATE([.B375]; &quot; &quot;;[.A375])" office:value-type="string" office:string-value="Dr. Thorsten Lieb" calcext:value-type="string">
            <text:p>Dr. Thorsten Lieb</text:p>
          </table:table-cell>
          <table:table-cell office:value-type="string" calcext:value-type="string">
            <text:p>M</text:p>
          </table:table-cell>
          <table:table-cell office:value-type="float" office:value="860786" calcext:value-type="float">
            <text:p>860786</text:p>
          </table:table-cell>
        </table:table-row>
        <table:table-row table:style-name="ro1">
          <table:table-cell office:value-type="string" calcext:value-type="string">
            <text:p>Liebert</text:p>
          </table:table-cell>
          <table:table-cell office:value-type="string" calcext:value-type="string">
            <text:p>Anja</text:p>
          </table:table-cell>
          <table:table-cell table:formula="of:=CONCATENATE([.B376]; &quot; &quot;;[.A376])" office:value-type="string" office:string-value="Anja Liebert" calcext:value-type="string">
            <text:p>Anja Liebert</text:p>
          </table:table-cell>
          <table:table-cell office:value-type="string" calcext:value-type="string">
            <text:p>F</text:p>
          </table:table-cell>
          <table:table-cell office:value-type="float" office:value="861930" calcext:value-type="float">
            <text:p>861930</text:p>
          </table:table-cell>
        </table:table-row>
        <table:table-row table:style-name="ro1">
          <table:table-cell office:value-type="string" calcext:value-type="string">
            <text:p>Limbacher</text:p>
          </table:table-cell>
          <table:table-cell office:value-type="string" calcext:value-type="string">
            <text:p>Esra</text:p>
          </table:table-cell>
          <table:table-cell table:formula="of:=CONCATENATE([.B377]; &quot; &quot;;[.A377])" office:value-type="string" office:string-value="Esra Limbacher" calcext:value-type="string">
            <text:p>Esra Limbacher</text:p>
          </table:table-cell>
          <table:table-cell office:value-type="string" calcext:value-type="string">
            <text:p>M</text:p>
          </table:table-cell>
          <table:table-cell office:value-type="float" office:value="861252" calcext:value-type="float">
            <text:p>861252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Helge</text:p>
          </table:table-cell>
          <table:table-cell table:formula="of:=CONCATENATE([.B378]; &quot; &quot;;[.A378])" office:value-type="string" office:string-value="Helge Limburg" calcext:value-type="string">
            <text:p>Helge Limburg</text:p>
          </table:table-cell>
          <table:table-cell office:value-type="string" calcext:value-type="string">
            <text:p>M</text:p>
          </table:table-cell>
          <table:table-cell office:value-type="float" office:value="860820" calcext:value-type="float">
            <text:p>860820</text:p>
          </table:table-cell>
        </table:table-row>
        <table:table-row table:style-name="ro1">
          <table:table-cell office:value-type="string" calcext:value-type="string">
            <text:p>Lindemann</text:p>
          </table:table-cell>
          <table:table-cell office:value-type="string" calcext:value-type="string">
            <text:p>Lars</text:p>
          </table:table-cell>
          <table:table-cell table:formula="of:=CONCATENATE([.B379]; &quot; &quot;;[.A379])" office:value-type="string" office:string-value="Lars Lindemann" calcext:value-type="string">
            <text:p>Lars Lindemann</text:p>
          </table:table-cell>
          <table:table-cell office:value-type="string" calcext:value-type="string">
            <text:p>M</text:p>
          </table:table-cell>
          <table:table-cell office:value-type="float" office:value="860788" calcext:value-type="float">
            <text:p>860788</text:p>
          </table:table-cell>
        </table:table-row>
        <table:table-row table:style-name="ro1">
          <table:table-cell office:value-type="string" calcext:value-type="string">
            <text:p>Lindh</text:p>
          </table:table-cell>
          <table:table-cell office:value-type="string" calcext:value-type="string">
            <text:p>Helge</text:p>
          </table:table-cell>
          <table:table-cell table:formula="of:=CONCATENATE([.B380]; &quot; &quot;;[.A380])" office:value-type="string" office:string-value="Helge Lindh" calcext:value-type="string">
            <text:p>Helge Lindh</text:p>
          </table:table-cell>
          <table:table-cell office:value-type="string" calcext:value-type="string">
            <text:p>M</text:p>
          </table:table-cell>
          <table:table-cell office:value-type="float" office:value="857648" calcext:value-type="float">
            <text:p>857648</text:p>
          </table:table-cell>
        </table:table-row>
        <table:table-row table:style-name="ro1">
          <table:table-cell office:value-type="string" calcext:value-type="string">
            <text:p>Lindholz</text:p>
          </table:table-cell>
          <table:table-cell office:value-type="string" calcext:value-type="string">
            <text:p>Andrea</text:p>
          </table:table-cell>
          <table:table-cell table:formula="of:=CONCATENATE([.B381]; &quot; &quot;;[.A381])" office:value-type="string" office:string-value="Andrea Lindholz" calcext:value-type="string">
            <text:p>Andrea Lindholz</text:p>
          </table:table-cell>
          <table:table-cell office:value-type="string" calcext:value-type="string">
            <text:p>F</text:p>
          </table:table-cell>
          <table:table-cell office:value-type="float" office:value="857700" calcext:value-type="float">
            <text:p>857700</text:p>
          </table:table-cell>
        </table:table-row>
        <table:table-row table:style-name="ro1">
          <table:table-cell office:value-type="string" calcext:value-type="string">
            <text:p>Lindner</text:p>
          </table:table-cell>
          <table:table-cell office:value-type="string" calcext:value-type="string">
            <text:p>Christian</text:p>
          </table:table-cell>
          <table:table-cell table:formula="of:=CONCATENATE([.B382]; &quot; &quot;;[.A382])" office:value-type="string" office:string-value="Christian Lindner" calcext:value-type="string">
            <text:p>Christian Lindner</text:p>
          </table:table-cell>
          <table:table-cell office:value-type="string" calcext:value-type="string">
            <text:p>M</text:p>
          </table:table-cell>
          <table:table-cell office:value-type="float" office:value="857658" calcext:value-type="float">
            <text:p>857658</text:p>
          </table:table-cell>
        </table:table-row>
        <table:table-row table:style-name="ro1">
          <table:table-cell office:value-type="string" calcext:value-type="string">
            <text:p>Lindner</text:p>
          </table:table-cell>
          <table:table-cell office:value-type="string" calcext:value-type="string">
            <text:p>Dr. Tobias</text:p>
          </table:table-cell>
          <table:table-cell table:formula="of:=CONCATENATE([.B383]; &quot; &quot;;[.A383])" office:value-type="string" office:string-value="Dr. Tobias Lindner" calcext:value-type="string">
            <text:p>Dr. Tobias Lindner</text:p>
          </table:table-cell>
          <table:table-cell office:value-type="string" calcext:value-type="string">
            <text:p>M</text:p>
          </table:table-cell>
          <table:table-cell office:value-type="float" office:value="857672" calcext:value-type="float">
            <text:p>85767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Michael Georg</text:p>
          </table:table-cell>
          <table:table-cell table:formula="of:=CONCATENATE([.B384]; &quot; &quot;;[.A384])" office:value-type="string" office:string-value="Michael Georg Link" calcext:value-type="string">
            <text:p>Michael Georg Link</text:p>
          </table:table-cell>
          <table:table-cell office:value-type="string" calcext:value-type="string">
            <text:p>M</text:p>
          </table:table-cell>
          <table:table-cell office:value-type="float" office:value="857678" calcext:value-type="float">
            <text:p>857678</text:p>
          </table:table-cell>
        </table:table-row>
        <table:table-row table:style-name="ro1">
          <table:table-cell office:value-type="string" calcext:value-type="string">
            <text:p>Linnemann</text:p>
          </table:table-cell>
          <table:table-cell office:value-type="string" calcext:value-type="string">
            <text:p>Dr. Carsten</text:p>
          </table:table-cell>
          <table:table-cell table:formula="of:=CONCATENATE([.B385]; &quot; &quot;;[.A385])" office:value-type="string" office:string-value="Dr. Carsten Linnemann" calcext:value-type="string">
            <text:p>Dr. Carsten Linnemann</text:p>
          </table:table-cell>
          <table:table-cell office:value-type="string" calcext:value-type="string">
            <text:p>M</text:p>
          </table:table-cell>
          <table:table-cell office:value-type="float" office:value="857688" calcext:value-type="float">
            <text:p>857688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Patricia</text:p>
          </table:table-cell>
          <table:table-cell table:formula="of:=CONCATENATE([.B386]; &quot; &quot;;[.A386])" office:value-type="string" office:string-value="Patricia Lips" calcext:value-type="string">
            <text:p>Patricia Lips</text:p>
          </table:table-cell>
          <table:table-cell office:value-type="string" calcext:value-type="string">
            <text:p>F</text:p>
          </table:table-cell>
          <table:table-cell office:value-type="float" office:value="857666" calcext:value-type="float">
            <text:p>857666</text:p>
          </table:table-cell>
        </table:table-row>
        <table:table-row table:style-name="ro1">
          <table:table-cell office:value-type="string" calcext:value-type="string">
            <text:p>Lötzsch</text:p>
          </table:table-cell>
          <table:table-cell office:value-type="string" calcext:value-type="string">
            <text:p>Dr. Gesine</text:p>
          </table:table-cell>
          <table:table-cell table:formula="of:=CONCATENATE([.B387]; &quot; &quot;;[.A387])" office:value-type="string" office:string-value="Dr. Gesine Lötzsch" calcext:value-type="string">
            <text:p>Dr. Gesine Lötzsch</text:p>
          </table:table-cell>
          <table:table-cell office:value-type="string" calcext:value-type="string">
            <text:p>F</text:p>
          </table:table-cell>
          <table:table-cell office:value-type="float" office:value="857662" calcext:value-type="float">
            <text:p>857662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Denise</text:p>
          </table:table-cell>
          <table:table-cell table:formula="of:=CONCATENATE([.B388]; &quot; &quot;;[.A388])" office:value-type="string" office:string-value="Denise Loop" calcext:value-type="string">
            <text:p>Denise Loop</text:p>
          </table:table-cell>
          <table:table-cell office:value-type="string" calcext:value-type="string">
            <text:p>F</text:p>
          </table:table-cell>
          <table:table-cell office:value-type="float" office:value="861324" calcext:value-type="float">
            <text:p>861324</text:p>
          </table:table-cell>
        </table:table-row>
        <table:table-row table:style-name="ro1">
          <table:table-cell office:value-type="string" calcext:value-type="string">
            <text:p>Loos</text:p>
          </table:table-cell>
          <table:table-cell office:value-type="string" calcext:value-type="string">
            <text:p>Bernhard</text:p>
          </table:table-cell>
          <table:table-cell table:formula="of:=CONCATENATE([.B389]; &quot; &quot;;[.A389])" office:value-type="string" office:string-value="Bernhard Loos" calcext:value-type="string">
            <text:p>Bernhard Loos</text:p>
          </table:table-cell>
          <table:table-cell office:value-type="string" calcext:value-type="string">
            <text:p>M</text:p>
          </table:table-cell>
          <table:table-cell office:value-type="float" office:value="857680" calcext:value-type="float">
            <text:p>857680</text:p>
          </table:table-cell>
        </table:table-row>
        <table:table-row table:style-name="ro1">
          <table:table-cell office:value-type="string" calcext:value-type="string">
            <text:p>Lucassen</text:p>
          </table:table-cell>
          <table:table-cell office:value-type="string" calcext:value-type="string">
            <text:p>Rüdiger</text:p>
          </table:table-cell>
          <table:table-cell table:formula="of:=CONCATENATE([.B390]; &quot; &quot;;[.A390])" office:value-type="string" office:string-value="Rüdiger Lucassen" calcext:value-type="string">
            <text:p>Rüdiger Lucassen</text:p>
          </table:table-cell>
          <table:table-cell office:value-type="string" calcext:value-type="string">
            <text:p>M</text:p>
          </table:table-cell>
          <table:table-cell office:value-type="float" office:value="857652" calcext:value-type="float">
            <text:p>857652</text:p>
          </table:table-cell>
        </table:table-row>
        <table:table-row table:style-name="ro1">
          <table:table-cell office:value-type="string" calcext:value-type="string">
            <text:p>Lucks</text:p>
          </table:table-cell>
          <table:table-cell office:value-type="string" calcext:value-type="string">
            <text:p>Max</text:p>
          </table:table-cell>
          <table:table-cell table:formula="of:=CONCATENATE([.B391]; &quot; &quot;;[.A391])" office:value-type="string" office:string-value="Max Lucks" calcext:value-type="string">
            <text:p>Max Lucks</text:p>
          </table:table-cell>
          <table:table-cell office:value-type="string" calcext:value-type="string">
            <text:p>M</text:p>
          </table:table-cell>
          <table:table-cell office:value-type="float" office:value="860924" calcext:value-type="float">
            <text:p>860924</text:p>
          </table:table-cell>
        </table:table-row>
        <table:table-row table:style-name="ro1">
          <table:table-cell office:value-type="string" calcext:value-type="string">
            <text:p>Luczak</text:p>
          </table:table-cell>
          <table:table-cell office:value-type="string" calcext:value-type="string">
            <text:p>Dr. Jan-Marco</text:p>
          </table:table-cell>
          <table:table-cell table:formula="of:=CONCATENATE([.B392]; &quot; &quot;;[.A392])" office:value-type="string" office:string-value="Dr. Jan-Marco Luczak" calcext:value-type="string">
            <text:p>Dr. Jan-Marco Luczak</text:p>
          </table:table-cell>
          <table:table-cell office:value-type="string" calcext:value-type="string">
            <text:p>M</text:p>
          </table:table-cell>
          <table:table-cell office:value-type="float" office:value="857670" calcext:value-type="float">
            <text:p>857670</text:p>
          </table:table-cell>
        </table:table-row>
        <table:table-row table:style-name="ro1">
          <table:table-cell office:value-type="string" calcext:value-type="string">
            <text:p>Ludwig</text:p>
          </table:table-cell>
          <table:table-cell office:value-type="string" calcext:value-type="string">
            <text:p>Daniela</text:p>
          </table:table-cell>
          <table:table-cell table:formula="of:=CONCATENATE([.B393]; &quot; &quot;;[.A393])" office:value-type="string" office:string-value="Daniela Ludwig" calcext:value-type="string">
            <text:p>Daniela Ludwig</text:p>
          </table:table-cell>
          <table:table-cell office:value-type="string" calcext:value-type="string">
            <text:p>F</text:p>
          </table:table-cell>
          <table:table-cell office:value-type="float" office:value="857682" calcext:value-type="float">
            <text:p>857682</text:p>
          </table:table-cell>
        </table:table-row>
        <table:table-row table:style-name="ro1">
          <table:table-cell office:value-type="string" calcext:value-type="string">
            <text:p>Lührmann</text:p>
          </table:table-cell>
          <table:table-cell office:value-type="string" calcext:value-type="string">
            <text:p>Dr. Anna</text:p>
          </table:table-cell>
          <table:table-cell table:formula="of:=CONCATENATE([.B394]; &quot; &quot;;[.A394])" office:value-type="string" office:string-value="Dr. Anna Lührmann" calcext:value-type="string">
            <text:p>Dr. Anna Lührmann</text:p>
          </table:table-cell>
          <table:table-cell office:value-type="string" calcext:value-type="string">
            <text:p>F</text:p>
          </table:table-cell>
          <table:table-cell office:value-type="float" office:value="860732" calcext:value-type="float">
            <text:p>860732</text:p>
          </table:table-cell>
        </table:table-row>
        <table:table-row table:style-name="ro1">
          <table:table-cell office:value-type="string" calcext:value-type="string">
            <text:p>Lütke</text:p>
          </table:table-cell>
          <table:table-cell office:value-type="string" calcext:value-type="string">
            <text:p>Kristine</text:p>
          </table:table-cell>
          <table:table-cell table:formula="of:=CONCATENATE([.B395]; &quot; &quot;;[.A395])" office:value-type="string" office:string-value="Kristine Lütke" calcext:value-type="string">
            <text:p>Kristine Lütke</text:p>
          </table:table-cell>
          <table:table-cell office:value-type="string" calcext:value-type="string">
            <text:p>F</text:p>
          </table:table-cell>
          <table:table-cell office:value-type="float" office:value="860764" calcext:value-type="float">
            <text:p>860764</text:p>
          </table:table-cell>
        </table:table-row>
        <table:table-row table:style-name="ro1">
          <table:table-cell office:value-type="string" calcext:value-type="string">
            <text:p>Lugk</text:p>
          </table:table-cell>
          <table:table-cell office:value-type="string" calcext:value-type="string">
            <text:p>Bettina</text:p>
          </table:table-cell>
          <table:table-cell table:formula="of:=CONCATENATE([.B396]; &quot; &quot;;[.A396])" office:value-type="string" office:string-value="Bettina Lugk" calcext:value-type="string">
            <text:p>Bettina Lugk</text:p>
          </table:table-cell>
          <table:table-cell office:value-type="string" calcext:value-type="string">
            <text:p>F</text:p>
          </table:table-cell>
          <table:table-cell office:value-type="float" office:value="860978" calcext:value-type="float">
            <text:p>860978</text:p>
          </table:table-cell>
        </table:table-row>
        <table:table-row table:style-name="ro1">
          <table:table-cell office:value-type="string" calcext:value-type="string">
            <text:p>Luksic</text:p>
          </table:table-cell>
          <table:table-cell office:value-type="string" calcext:value-type="string">
            <text:p>Oliver</text:p>
          </table:table-cell>
          <table:table-cell table:formula="of:=CONCATENATE([.B397]; &quot; &quot;;[.A397])" office:value-type="string" office:string-value="Oliver Luksic" calcext:value-type="string">
            <text:p>Oliver Luksic</text:p>
          </table:table-cell>
          <table:table-cell office:value-type="string" calcext:value-type="string">
            <text:p>M</text:p>
          </table:table-cell>
          <table:table-cell office:value-type="float" office:value="857702" calcext:value-type="float">
            <text:p>857702</text:p>
          </table:table-cell>
        </table:table-row>
        <table:table-row table:style-name="ro1">
          <table:table-cell office:value-type="string" calcext:value-type="string">
            <text:p>Lutze</text:p>
          </table:table-cell>
          <table:table-cell office:value-type="string" calcext:value-type="string">
            <text:p>Thomas</text:p>
          </table:table-cell>
          <table:table-cell table:formula="of:=CONCATENATE([.B398]; &quot; &quot;;[.A398])" office:value-type="string" office:string-value="Thomas Lutze" calcext:value-type="string">
            <text:p>Thomas Lutze</text:p>
          </table:table-cell>
          <table:table-cell office:value-type="string" calcext:value-type="string">
            <text:p>M</text:p>
          </table:table-cell>
          <table:table-cell office:value-type="float" office:value="857660" calcext:value-type="float">
            <text:p>857660</text:p>
          </table:table-cell>
        </table:table-row>
        <table:table-row table:style-name="ro1">
          <table:table-cell office:value-type="string" calcext:value-type="string">
            <text:p>Maas</text:p>
          </table:table-cell>
          <table:table-cell office:value-type="string" calcext:value-type="string">
            <text:p>Heiko</text:p>
          </table:table-cell>
          <table:table-cell table:formula="of:=CONCATENATE([.B399]; &quot; &quot;;[.A399])" office:value-type="string" office:string-value="Heiko Maas" calcext:value-type="string">
            <text:p>Heiko Maas</text:p>
          </table:table-cell>
          <table:table-cell office:value-type="string" calcext:value-type="string">
            <text:p>M</text:p>
          </table:table-cell>
          <table:table-cell office:value-type="float" office:value="857754" calcext:value-type="float">
            <text:p>857754</text:p>
          </table:table-cell>
        </table:table-row>
        <table:table-row table:style-name="ro1">
          <table:table-cell office:value-type="string" calcext:value-type="string">
            <text:p>Machalet</text:p>
          </table:table-cell>
          <table:table-cell office:value-type="string" calcext:value-type="string">
            <text:p>Dr. Tanja</text:p>
          </table:table-cell>
          <table:table-cell table:formula="of:=CONCATENATE([.B400]; &quot; &quot;;[.A400])" office:value-type="string" office:string-value="Dr. Tanja Machalet" calcext:value-type="string">
            <text:p>Dr. Tanja Machalet</text:p>
          </table:table-cell>
          <table:table-cell office:value-type="string" calcext:value-type="string">
            <text:p>F</text:p>
          </table:table-cell>
          <table:table-cell office:value-type="float" office:value="861182" calcext:value-type="float">
            <text:p>861182</text:p>
          </table:table-cell>
        </table:table-row>
        <table:table-row table:style-name="ro1">
          <table:table-cell office:value-type="string" calcext:value-type="string">
            <text:p>Mack</text:p>
          </table:table-cell>
          <table:table-cell office:value-type="string" calcext:value-type="string">
            <text:p>Klaus</text:p>
          </table:table-cell>
          <table:table-cell table:formula="of:=CONCATENATE([.B401]; &quot; &quot;;[.A401])" office:value-type="string" office:string-value="Klaus Mack" calcext:value-type="string">
            <text:p>Klaus Mack</text:p>
          </table:table-cell>
          <table:table-cell office:value-type="string" calcext:value-type="string">
            <text:p>M</text:p>
          </table:table-cell>
          <table:table-cell office:value-type="float" office:value="861554" calcext:value-type="float">
            <text:p>861554</text:p>
          </table:table-cell>
        </table:table-row>
        <table:table-row table:style-name="ro1">
          <table:table-cell office:value-type="string" calcext:value-type="string">
            <text:p>Mackensen-Geis</text:p>
          </table:table-cell>
          <table:table-cell office:value-type="string" calcext:value-type="string">
            <text:p>Isabel</text:p>
          </table:table-cell>
          <table:table-cell table:formula="of:=CONCATENATE([.B402]; &quot; &quot;;[.A402])" office:value-type="string" office:string-value="Isabel Mackensen-Geis" calcext:value-type="string">
            <text:p>Isabel Mackensen-Geis</text:p>
          </table:table-cell>
          <table:table-cell office:value-type="string" calcext:value-type="string">
            <text:p>F</text:p>
          </table:table-cell>
          <table:table-cell office:value-type="float" office:value="857764" calcext:value-type="float">
            <text:p>857764</text:p>
          </table:table-cell>
        </table:table-row>
        <table:table-row table:style-name="ro1">
          <table:table-cell office:value-type="string" calcext:value-type="string">
            <text:p>Magwas</text:p>
          </table:table-cell>
          <table:table-cell office:value-type="string" calcext:value-type="string">
            <text:p>Yvonne</text:p>
          </table:table-cell>
          <table:table-cell table:formula="of:=CONCATENATE([.B403]; &quot; &quot;;[.A403])" office:value-type="string" office:string-value="Yvonne Magwas" calcext:value-type="string">
            <text:p>Yvonne Magwas</text:p>
          </table:table-cell>
          <table:table-cell office:value-type="string" calcext:value-type="string">
            <text:p>F</text:p>
          </table:table-cell>
          <table:table-cell office:value-type="float" office:value="857746" calcext:value-type="float">
            <text:p>857746</text:p>
          </table:table-cell>
        </table:table-row>
        <table:table-row table:style-name="ro1">
          <table:table-cell office:value-type="string" calcext:value-type="string">
            <text:p>Malottki</text:p>
          </table:table-cell>
          <table:table-cell office:value-type="string" calcext:value-type="string">
            <text:p>Erik von</text:p>
          </table:table-cell>
          <table:table-cell table:formula="of:=CONCATENATE([.B404]; &quot; &quot;;[.A404])" office:value-type="string" office:string-value="Erik von Malottki" calcext:value-type="string">
            <text:p>Erik von Malottki</text:p>
          </table:table-cell>
          <table:table-cell office:value-type="string" calcext:value-type="string">
            <text:p>M</text:p>
          </table:table-cell>
          <table:table-cell office:value-type="float" office:value="860824" calcext:value-type="float">
            <text:p>860824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Holger</text:p>
          </table:table-cell>
          <table:table-cell table:formula="of:=CONCATENATE([.B405]; &quot; &quot;;[.A405])" office:value-type="string" office:string-value="Holger Mann" calcext:value-type="string">
            <text:p>Holger Mann</text:p>
          </table:table-cell>
          <table:table-cell office:value-type="string" calcext:value-type="string">
            <text:p>M</text:p>
          </table:table-cell>
          <table:table-cell office:value-type="float" office:value="861268" calcext:value-type="float">
            <text:p>861268</text:p>
          </table:table-cell>
        </table:table-row>
        <table:table-row table:style-name="ro1">
          <table:table-cell office:value-type="string" calcext:value-type="string">
            <text:p>Mansmann</text:p>
          </table:table-cell>
          <table:table-cell office:value-type="string" calcext:value-type="string">
            <text:p>Till</text:p>
          </table:table-cell>
          <table:table-cell table:formula="of:=CONCATENATE([.B406]; &quot; &quot;;[.A406])" office:value-type="string" office:string-value="Till Mansmann" calcext:value-type="string">
            <text:p>Till Mansmann</text:p>
          </table:table-cell>
          <table:table-cell office:value-type="string" calcext:value-type="string">
            <text:p>M</text:p>
          </table:table-cell>
          <table:table-cell office:value-type="float" office:value="857714" calcext:value-type="float">
            <text:p>857714</text:p>
          </table:table-cell>
        </table:table-row>
        <table:table-row table:style-name="ro1">
          <table:table-cell office:value-type="string" calcext:value-type="string">
            <text:p>Mansoori</text:p>
          </table:table-cell>
          <table:table-cell office:value-type="string" calcext:value-type="string">
            <text:p>Kaweh</text:p>
          </table:table-cell>
          <table:table-cell table:formula="of:=CONCATENATE([.B407]; &quot; &quot;;[.A407])" office:value-type="string" office:string-value="Kaweh Mansoori" calcext:value-type="string">
            <text:p>Kaweh Mansoori</text:p>
          </table:table-cell>
          <table:table-cell office:value-type="string" calcext:value-type="string">
            <text:p>M</text:p>
          </table:table-cell>
          <table:table-cell office:value-type="float" office:value="860624" calcext:value-type="float">
            <text:p>860624</text:p>
          </table:table-cell>
        </table:table-row>
        <table:table-row table:style-name="ro1">
          <table:table-cell office:value-type="string" calcext:value-type="string">
            <text:p>Martens</text:p>
          </table:table-cell>
          <table:table-cell office:value-type="string" calcext:value-type="string">
            <text:p>Dr. Zanda</text:p>
          </table:table-cell>
          <table:table-cell table:formula="of:=CONCATENATE([.B408]; &quot; &quot;;[.A408])" office:value-type="string" office:string-value="Dr. Zanda Martens" calcext:value-type="string">
            <text:p>Dr. Zanda Martens</text:p>
          </table:table-cell>
          <table:table-cell office:value-type="string" calcext:value-type="string">
            <text:p>F</text:p>
          </table:table-cell>
          <table:table-cell office:value-type="float" office:value="860992" calcext:value-type="float">
            <text:p>860992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Dorothee</text:p>
          </table:table-cell>
          <table:table-cell table:formula="of:=CONCATENATE([.B409]; &quot; &quot;;[.A409])" office:value-type="string" office:string-value="Dorothee Martin" calcext:value-type="string">
            <text:p>Dorothee Martin</text:p>
          </table:table-cell>
          <table:table-cell office:value-type="string" calcext:value-type="string">
            <text:p>F</text:p>
          </table:table-cell>
          <table:table-cell office:value-type="float" office:value="857706" calcext:value-type="float">
            <text:p>857706</text:p>
          </table:table-cell>
        </table:table-row>
        <table:table-row table:style-name="ro1">
          <table:table-cell office:value-type="string" calcext:value-type="string">
            <text:p>Marvi</text:p>
          </table:table-cell>
          <table:table-cell office:value-type="string" calcext:value-type="string">
            <text:p>Parsa</text:p>
          </table:table-cell>
          <table:table-cell table:formula="of:=CONCATENATE([.B410]; &quot; &quot;;[.A410])" office:value-type="string" office:string-value="Parsa Marvi" calcext:value-type="string">
            <text:p>Parsa Marvi</text:p>
          </table:table-cell>
          <table:table-cell office:value-type="string" calcext:value-type="string">
            <text:p>M</text:p>
          </table:table-cell>
          <table:table-cell office:value-type="float" office:value="860158" calcext:value-type="float">
            <text:p>860158</text:p>
          </table:table-cell>
        </table:table-row>
        <table:table-row table:style-name="ro1">
          <table:table-cell office:value-type="string" calcext:value-type="string">
            <text:p>Mascheck</text:p>
          </table:table-cell>
          <table:table-cell office:value-type="string" calcext:value-type="string">
            <text:p>Franziska</text:p>
          </table:table-cell>
          <table:table-cell table:formula="of:=CONCATENATE([.B411]; &quot; &quot;;[.A411])" office:value-type="string" office:string-value="Franziska Mascheck" calcext:value-type="string">
            <text:p>Franziska Mascheck</text:p>
          </table:table-cell>
          <table:table-cell office:value-type="string" calcext:value-type="string">
            <text:p>F</text:p>
          </table:table-cell>
          <table:table-cell office:value-type="float" office:value="861710" calcext:value-type="float">
            <text:p>861710</text:p>
          </table:table-cell>
        </table:table-row>
        <table:table-row table:style-name="ro1">
          <table:table-cell office:value-type="string" calcext:value-type="string">
            <text:p>Mast</text:p>
          </table:table-cell>
          <table:table-cell office:value-type="string" calcext:value-type="string">
            <text:p>Katja</text:p>
          </table:table-cell>
          <table:table-cell table:formula="of:=CONCATENATE([.B412]; &quot; &quot;;[.A412])" office:value-type="string" office:string-value="Katja Mast" calcext:value-type="string">
            <text:p>Katja Mast</text:p>
          </table:table-cell>
          <table:table-cell office:value-type="string" calcext:value-type="string">
            <text:p>F</text:p>
          </table:table-cell>
          <table:table-cell office:value-type="float" office:value="857756" calcext:value-type="float">
            <text:p>857756</text:p>
          </table:table-cell>
        </table:table-row>
        <table:table-row table:style-name="ro1">
          <table:table-cell office:value-type="string" calcext:value-type="string">
            <text:p>Mattfeldt</text:p>
          </table:table-cell>
          <table:table-cell office:value-type="string" calcext:value-type="string">
            <text:p>Andreas</text:p>
          </table:table-cell>
          <table:table-cell table:formula="of:=CONCATENATE([.B413]; &quot; &quot;;[.A413])" office:value-type="string" office:string-value="Andreas Mattfeldt" calcext:value-type="string">
            <text:p>Andreas Mattfeldt</text:p>
          </table:table-cell>
          <table:table-cell office:value-type="string" calcext:value-type="string">
            <text:p>M</text:p>
          </table:table-cell>
          <table:table-cell office:value-type="float" office:value="857716" calcext:value-type="float">
            <text:p>857716</text:p>
          </table:table-cell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Stephan</text:p>
          </table:table-cell>
          <table:table-cell table:formula="of:=CONCATENATE([.B414]; &quot; &quot;;[.A414])" office:value-type="string" office:string-value="Stephan Mayer" calcext:value-type="string">
            <text:p>Stephan Mayer</text:p>
          </table:table-cell>
          <table:table-cell office:value-type="string" calcext:value-type="string">
            <text:p>M</text:p>
          </table:table-cell>
          <table:table-cell office:value-type="float" office:value="857710" calcext:value-type="float">
            <text:p>857710</text:p>
          </table:table-cell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Zoe</text:p>
          </table:table-cell>
          <table:table-cell table:formula="of:=CONCATENATE([.B415]; &quot; &quot;;[.A415])" office:value-type="string" office:string-value="Zoe Mayer" calcext:value-type="string">
            <text:p>Zoe Mayer</text:p>
          </table:table-cell>
          <table:table-cell office:value-type="string" calcext:value-type="string">
            <text:p>F</text:p>
          </table:table-cell>
          <table:table-cell office:value-type="float" office:value="860136" calcext:value-type="float">
            <text:p>860136</text:p>
          </table:table-cell>
        </table:table-row>
        <table:table-row table:style-name="ro1">
          <table:table-cell office:value-type="string" calcext:value-type="string">
            <text:p>Mayer-Lay</text:p>
          </table:table-cell>
          <table:table-cell office:value-type="string" calcext:value-type="string">
            <text:p>Volker</text:p>
          </table:table-cell>
          <table:table-cell table:formula="of:=CONCATENATE([.B416]; &quot; &quot;;[.A416])" office:value-type="string" office:string-value="Volker Mayer-Lay" calcext:value-type="string">
            <text:p>Volker Mayer-Lay</text:p>
          </table:table-cell>
          <table:table-cell office:value-type="string" calcext:value-type="string">
            <text:p>M</text:p>
          </table:table-cell>
          <table:table-cell office:value-type="float" office:value="861536" calcext:value-type="float">
            <text:p>861536</text:p>
          </table:table-cell>
        </table:table-row>
        <table:table-row table:style-name="ro1">
          <table:table-cell office:value-type="string" calcext:value-type="string">
            <text:p>Mehltretter</text:p>
          </table:table-cell>
          <table:table-cell office:value-type="string" calcext:value-type="string">
            <text:p>Andreas</text:p>
          </table:table-cell>
          <table:table-cell table:formula="of:=CONCATENATE([.B417]; &quot; &quot;;[.A417])" office:value-type="string" office:string-value="Andreas Mehltretter" calcext:value-type="string">
            <text:p>Andreas Mehltretter</text:p>
          </table:table-cell>
          <table:table-cell office:value-type="string" calcext:value-type="string">
            <text:p>M</text:p>
          </table:table-cell>
          <table:table-cell office:value-type="float" office:value="860282" calcext:value-type="float">
            <text:p>860282</text:p>
          </table:table-cell>
        </table:table-row>
        <table:table-row table:style-name="ro1">
          <table:table-cell office:value-type="string" calcext:value-type="string">
            <text:p>Mehmet Ali</text:p>
          </table:table-cell>
          <table:table-cell office:value-type="string" calcext:value-type="string">
            <text:p>Takis</text:p>
          </table:table-cell>
          <table:table-cell table:formula="of:=CONCATENATE([.B418]; &quot; &quot;;[.A418])" office:value-type="string" office:string-value="Takis Mehmet Ali" calcext:value-type="string">
            <text:p>Takis Mehmet Ali</text:p>
          </table:table-cell>
          <table:table-cell office:value-type="string" calcext:value-type="string">
            <text:p>M</text:p>
          </table:table-cell>
          <table:table-cell office:value-type="float" office:value="860230" calcext:value-type="float">
            <text:p>860230</text:p>
          </table:table-cell>
        </table:table-row>
        <table:table-row table:style-name="ro1">
          <table:table-cell office:value-type="string" calcext:value-type="string">
            <text:p>Meiser</text:p>
          </table:table-cell>
          <table:table-cell office:value-type="string" calcext:value-type="string">
            <text:p>Pascal</text:p>
          </table:table-cell>
          <table:table-cell table:formula="of:=CONCATENATE([.B419]; &quot; &quot;;[.A419])" office:value-type="string" office:string-value="Pascal Meiser" calcext:value-type="string">
            <text:p>Pascal Meiser</text:p>
          </table:table-cell>
          <table:table-cell office:value-type="string" calcext:value-type="string">
            <text:p>M</text:p>
          </table:table-cell>
          <table:table-cell office:value-type="float" office:value="857732" calcext:value-type="float">
            <text:p>857732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Dr. Michael</text:p>
          </table:table-cell>
          <table:table-cell table:formula="of:=CONCATENATE([.B420]; &quot; &quot;;[.A420])" office:value-type="string" office:string-value="Dr. Michael Meister" calcext:value-type="string">
            <text:p>Dr. Michael Meister</text:p>
          </table:table-cell>
          <table:table-cell office:value-type="string" calcext:value-type="string">
            <text:p>M</text:p>
          </table:table-cell>
          <table:table-cell office:value-type="float" office:value="857742" calcext:value-type="float">
            <text:p>857742</text:p>
          </table:table-cell>
        </table:table-row>
        <table:table-row table:style-name="ro1">
          <table:table-cell office:value-type="string" calcext:value-type="string">
            <text:p>Menge</text:p>
          </table:table-cell>
          <table:table-cell office:value-type="string" calcext:value-type="string">
            <text:p>Susanne</text:p>
          </table:table-cell>
          <table:table-cell table:formula="of:=CONCATENATE([.B421]; &quot; &quot;;[.A421])" office:value-type="string" office:string-value="Susanne Menge" calcext:value-type="string">
            <text:p>Susanne Menge</text:p>
          </table:table-cell>
          <table:table-cell office:value-type="string" calcext:value-type="string">
            <text:p>F</text:p>
          </table:table-cell>
          <table:table-cell office:value-type="float" office:value="860842" calcext:value-type="float">
            <text:p>860842</text:p>
          </table:table-cell>
        </table:table-row>
        <table:table-row table:style-name="ro1">
          <table:table-cell office:value-type="string" calcext:value-type="string">
            <text:p>Merten</text:p>
          </table:table-cell>
          <table:table-cell office:value-type="string" calcext:value-type="string">
            <text:p>Anikó</text:p>
          </table:table-cell>
          <table:table-cell table:formula="of:=CONCATENATE([.B422]; &quot; &quot;;[.A422])" office:value-type="string" office:string-value="Anikó Merten" calcext:value-type="string">
            <text:p>Anikó Merten</text:p>
          </table:table-cell>
          <table:table-cell office:value-type="string" calcext:value-type="string">
            <text:p>F</text:p>
          </table:table-cell>
          <table:table-cell office:value-type="float" office:value="860896" calcext:value-type="float">
            <text:p>860896</text:p>
          </table:table-cell>
        </table:table-row>
        <table:table-row table:style-name="ro1">
          <table:table-cell office:value-type="string" calcext:value-type="string">
            <text:p>Merz</text:p>
          </table:table-cell>
          <table:table-cell office:value-type="string" calcext:value-type="string">
            <text:p>Friedrich</text:p>
          </table:table-cell>
          <table:table-cell table:formula="of:=CONCATENATE([.B423]; &quot; &quot;;[.A423])" office:value-type="string" office:string-value="Friedrich Merz" calcext:value-type="string">
            <text:p>Friedrich Merz</text:p>
          </table:table-cell>
          <table:table-cell office:value-type="string" calcext:value-type="string">
            <text:p>M</text:p>
          </table:table-cell>
          <table:table-cell office:value-type="float" office:value="861648" calcext:value-type="float">
            <text:p>861648</text:p>
          </table:table-cell>
        </table:table-row>
        <table:table-row table:style-name="ro1">
          <table:table-cell office:value-type="string" calcext:value-type="string">
            <text:p>Mesarosch</text:p>
          </table:table-cell>
          <table:table-cell office:value-type="string" calcext:value-type="string">
            <text:p>Robin</text:p>
          </table:table-cell>
          <table:table-cell table:formula="of:=CONCATENATE([.B424]; &quot; &quot;;[.A424])" office:value-type="string" office:string-value="Robin Mesarosch" calcext:value-type="string">
            <text:p>Robin Mesarosch</text:p>
          </table:table-cell>
          <table:table-cell office:value-type="string" calcext:value-type="string">
            <text:p>M</text:p>
          </table:table-cell>
          <table:table-cell office:value-type="float" office:value="860198" calcext:value-type="float">
            <text:p>860198</text:p>
          </table:table-cell>
        </table:table-row>
        <table:table-row table:style-name="ro1">
          <table:table-cell office:value-type="string" calcext:value-type="string">
            <text:p>Metzler</text:p>
          </table:table-cell>
          <table:table-cell office:value-type="string" calcext:value-type="string">
            <text:p>Jan</text:p>
          </table:table-cell>
          <table:table-cell table:formula="of:=CONCATENATE([.B425]; &quot; &quot;;[.A425])" office:value-type="string" office:string-value="Jan Metzler" calcext:value-type="string">
            <text:p>Jan Metzler</text:p>
          </table:table-cell>
          <table:table-cell office:value-type="string" calcext:value-type="string">
            <text:p>M</text:p>
          </table:table-cell>
          <table:table-cell office:value-type="float" office:value="857736" calcext:value-type="float">
            <text:p>857736</text:p>
          </table:table-cell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Christoph</text:p>
          </table:table-cell>
          <table:table-cell table:formula="of:=CONCATENATE([.B426]; &quot; &quot;;[.A426])" office:value-type="string" office:string-value="Christoph Meyer" calcext:value-type="string">
            <text:p>Christoph Meyer</text:p>
          </table:table-cell>
          <table:table-cell office:value-type="string" calcext:value-type="string">
            <text:p>M</text:p>
          </table:table-cell>
          <table:table-cell office:value-type="float" office:value="857758" calcext:value-type="float">
            <text:p>857758</text:p>
          </table:table-cell>
        </table:table-row>
        <table:table-row table:style-name="ro1">
          <table:table-cell office:value-type="string" calcext:value-type="string">
            <text:p>Miazga</text:p>
          </table:table-cell>
          <table:table-cell office:value-type="string" calcext:value-type="string">
            <text:p>Corinna</text:p>
          </table:table-cell>
          <table:table-cell table:formula="of:=CONCATENATE([.B427]; &quot; &quot;;[.A427])" office:value-type="string" office:string-value="Corinna Miazga" calcext:value-type="string">
            <text:p>Corinna Miazga</text:p>
          </table:table-cell>
          <table:table-cell office:value-type="string" calcext:value-type="string">
            <text:p>F</text:p>
          </table:table-cell>
          <table:table-cell office:value-type="float" office:value="857734" calcext:value-type="float">
            <text:p>857734</text:p>
          </table:table-cell>
        </table:table-row>
        <table:table-row table:style-name="ro1">
          <table:table-cell office:value-type="string" calcext:value-type="string">
            <text:p>Michaelsen</text:p>
          </table:table-cell>
          <table:table-cell office:value-type="string" calcext:value-type="string">
            <text:p>Swantje Henrike</text:p>
          </table:table-cell>
          <table:table-cell table:formula="of:=CONCATENATE([.B428]; &quot; &quot;;[.A428])" office:value-type="string" office:string-value="Swantje Henrike Michaelsen" calcext:value-type="string">
            <text:p>Swantje Henrike Michaelsen</text:p>
          </table:table-cell>
          <table:table-cell office:value-type="string" calcext:value-type="string">
            <text:p>F</text:p>
          </table:table-cell>
          <table:table-cell office:value-type="float" office:value="860836" calcext:value-type="float">
            <text:p>860836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Kathrin</text:p>
          </table:table-cell>
          <table:table-cell table:formula="of:=CONCATENATE([.B429]; &quot; &quot;;[.A429])" office:value-type="string" office:string-value="Kathrin Michel" calcext:value-type="string">
            <text:p>Kathrin Michel</text:p>
          </table:table-cell>
          <table:table-cell office:value-type="string" calcext:value-type="string">
            <text:p>F</text:p>
          </table:table-cell>
          <table:table-cell office:value-type="float" office:value="861270" calcext:value-type="float">
            <text:p>861270</text:p>
          </table:table-cell>
        </table:table-row>
        <table:table-row table:style-name="ro1">
          <table:table-cell office:value-type="string" calcext:value-type="string">
            <text:p>Middelberg</text:p>
          </table:table-cell>
          <table:table-cell office:value-type="string" calcext:value-type="string">
            <text:p>Dr. Mathias</text:p>
          </table:table-cell>
          <table:table-cell table:formula="of:=CONCATENATE([.B430]; &quot; &quot;;[.A430])" office:value-type="string" office:string-value="Dr. Mathias Middelberg" calcext:value-type="string">
            <text:p>Dr. Mathias Middelberg</text:p>
          </table:table-cell>
          <table:table-cell office:value-type="string" calcext:value-type="string">
            <text:p>M</text:p>
          </table:table-cell>
          <table:table-cell office:value-type="float" office:value="857718" calcext:value-type="float">
            <text:p>857718</text:p>
          </table:table-cell>
        </table:table-row>
        <table:table-row table:style-name="ro1">
          <table:table-cell office:value-type="string" calcext:value-type="string">
            <text:p>Miersch</text:p>
          </table:table-cell>
          <table:table-cell office:value-type="string" calcext:value-type="string">
            <text:p>Dr. Matthias</text:p>
          </table:table-cell>
          <table:table-cell table:formula="of:=CONCATENATE([.B431]; &quot; &quot;;[.A431])" office:value-type="string" office:string-value="Dr. Matthias Miersch" calcext:value-type="string">
            <text:p>Dr. Matthias Miersch</text:p>
          </table:table-cell>
          <table:table-cell office:value-type="string" calcext:value-type="string">
            <text:p>M</text:p>
          </table:table-cell>
          <table:table-cell office:value-type="float" office:value="857728" calcext:value-type="float">
            <text:p>857728</text:p>
          </table:table-cell>
        </table:table-row>
        <table:table-row table:style-name="ro1">
          <table:table-cell office:value-type="string" calcext:value-type="string">
            <text:p>Mieves</text:p>
          </table:table-cell>
          <table:table-cell office:value-type="string" calcext:value-type="string">
            <text:p>Matthias David</text:p>
          </table:table-cell>
          <table:table-cell table:formula="of:=CONCATENATE([.B432]; &quot; &quot;;[.A432])" office:value-type="string" office:string-value="Matthias David Mieves" calcext:value-type="string">
            <text:p>Matthias David Mieves</text:p>
          </table:table-cell>
          <table:table-cell office:value-type="string" calcext:value-type="string">
            <text:p>M</text:p>
          </table:table-cell>
          <table:table-cell office:value-type="float" office:value="861194" calcext:value-type="float">
            <text:p>861194</text:p>
          </table:table-cell>
        </table:table-row>
        <table:table-row table:style-name="ro1">
          <table:table-cell office:value-type="string" calcext:value-type="string">
            <text:p>Mihalic</text:p>
          </table:table-cell>
          <table:table-cell office:value-type="string" calcext:value-type="string">
            <text:p>Dr. Irene</text:p>
          </table:table-cell>
          <table:table-cell table:formula="of:=CONCATENATE([.B433]; &quot; &quot;;[.A433])" office:value-type="string" office:string-value="Dr. Irene Mihalic" calcext:value-type="string">
            <text:p>Dr. Irene Mihalic</text:p>
          </table:table-cell>
          <table:table-cell office:value-type="string" calcext:value-type="string">
            <text:p>F</text:p>
          </table:table-cell>
          <table:table-cell office:value-type="float" office:value="857750" calcext:value-type="float">
            <text:p>857750</text:p>
          </table:table-cell>
        </table:table-row>
        <table:table-row table:style-name="ro1">
          <table:table-cell office:value-type="string" calcext:value-type="string">
            <text:p>Mijatović</text:p>
          </table:table-cell>
          <table:table-cell office:value-type="string" calcext:value-type="string">
            <text:p>Boris</text:p>
          </table:table-cell>
          <table:table-cell table:formula="of:=CONCATENATE([.B434]; &quot; &quot;;[.A434])" office:value-type="string" office:string-value="Boris Mijatović" calcext:value-type="string">
            <text:p>Boris Mijatović</text:p>
          </table:table-cell>
          <table:table-cell office:value-type="string" calcext:value-type="string">
            <text:p>M</text:p>
          </table:table-cell>
          <table:table-cell office:value-type="float" office:value="860738" calcext:value-type="float">
            <text:p>860738</text:p>
          </table:table-cell>
        </table:table-row>
        <table:table-row table:style-name="ro1">
          <table:table-cell office:value-type="string" calcext:value-type="string">
            <text:p>Mittag</text:p>
          </table:table-cell>
          <table:table-cell office:value-type="string" calcext:value-type="string">
            <text:p>Susanne</text:p>
          </table:table-cell>
          <table:table-cell table:formula="of:=CONCATENATE([.B435]; &quot; &quot;;[.A435])" office:value-type="string" office:string-value="Susanne Mittag" calcext:value-type="string">
            <text:p>Susanne Mittag</text:p>
          </table:table-cell>
          <table:table-cell office:value-type="string" calcext:value-type="string">
            <text:p>F</text:p>
          </table:table-cell>
          <table:table-cell office:value-type="float" office:value="857748" calcext:value-type="float">
            <text:p>857748</text:p>
          </table:table-cell>
        </table:table-row>
        <table:table-row table:style-name="ro1">
          <table:table-cell office:value-type="string" calcext:value-type="string">
            <text:p>Möhring</text:p>
          </table:table-cell>
          <table:table-cell office:value-type="string" calcext:value-type="string">
            <text:p>Cornelia</text:p>
          </table:table-cell>
          <table:table-cell table:formula="of:=CONCATENATE([.B436]; &quot; &quot;;[.A436])" office:value-type="string" office:string-value="Cornelia Möhring" calcext:value-type="string">
            <text:p>Cornelia Möhring</text:p>
          </table:table-cell>
          <table:table-cell office:value-type="string" calcext:value-type="string">
            <text:p>F</text:p>
          </table:table-cell>
          <table:table-cell office:value-type="float" office:value="857724" calcext:value-type="float">
            <text:p>857724</text:p>
          </table:table-cell>
        </table:table-row>
        <table:table-row table:style-name="ro1">
          <table:table-cell office:value-type="string" calcext:value-type="string">
            <text:p>Möller</text:p>
          </table:table-cell>
          <table:table-cell office:value-type="string" calcext:value-type="string">
            <text:p>Siemtje</text:p>
          </table:table-cell>
          <table:table-cell table:formula="of:=CONCATENATE([.B437]; &quot; &quot;;[.A437])" office:value-type="string" office:string-value="Siemtje Möller" calcext:value-type="string">
            <text:p>Siemtje Möller</text:p>
          </table:table-cell>
          <table:table-cell office:value-type="string" calcext:value-type="string">
            <text:p>F</text:p>
          </table:table-cell>
          <table:table-cell office:value-type="float" office:value="857744" calcext:value-type="float">
            <text:p>857744</text:p>
          </table:table-cell>
        </table:table-row>
        <table:table-row table:style-name="ro1">
          <table:table-cell office:value-type="string" calcext:value-type="string">
            <text:p>Mörseburg</text:p>
          </table:table-cell>
          <table:table-cell office:value-type="string" calcext:value-type="string">
            <text:p>Maximilian</text:p>
          </table:table-cell>
          <table:table-cell table:formula="of:=CONCATENATE([.B438]; &quot; &quot;;[.A438])" office:value-type="string" office:string-value="Maximilian Mörseburg" calcext:value-type="string">
            <text:p>Maximilian Mörseburg</text:p>
          </table:table-cell>
          <table:table-cell office:value-type="string" calcext:value-type="string">
            <text:p>M</text:p>
          </table:table-cell>
          <table:table-cell office:value-type="float" office:value="861900" calcext:value-type="float">
            <text:p>861900</text:p>
          </table:table-cell>
        </table:table-row>
        <table:table-row table:style-name="ro1">
          <table:table-cell office:value-type="string" calcext:value-type="string">
            <text:p>Mohamed Ali</text:p>
          </table:table-cell>
          <table:table-cell office:value-type="string" calcext:value-type="string">
            <text:p>Amira</text:p>
          </table:table-cell>
          <table:table-cell table:formula="of:=CONCATENATE([.B439]; &quot; &quot;;[.A439])" office:value-type="string" office:string-value="Amira Mohamed Ali" calcext:value-type="string">
            <text:p>Amira Mohamed Ali</text:p>
          </table:table-cell>
          <table:table-cell office:value-type="string" calcext:value-type="string">
            <text:p>F</text:p>
          </table:table-cell>
          <table:table-cell office:value-type="float" office:value="857720" calcext:value-type="float">
            <text:p>857720</text:p>
          </table:table-cell>
        </table:table-row>
        <table:table-row table:style-name="ro1">
          <table:table-cell office:value-type="string" calcext:value-type="string">
            <text:p>Mohrs</text:p>
          </table:table-cell>
          <table:table-cell office:value-type="string" calcext:value-type="string">
            <text:p>Falko</text:p>
          </table:table-cell>
          <table:table-cell table:formula="of:=CONCATENATE([.B440]; &quot; &quot;;[.A440])" office:value-type="string" office:string-value="Falko Mohrs" calcext:value-type="string">
            <text:p>Falko Mohrs</text:p>
          </table:table-cell>
          <table:table-cell office:value-type="string" calcext:value-type="string">
            <text:p>M</text:p>
          </table:table-cell>
          <table:table-cell office:value-type="float" office:value="857730" calcext:value-type="float">
            <text:p>857730</text:p>
          </table:table-cell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Claudia</text:p>
          </table:table-cell>
          <table:table-cell table:formula="of:=CONCATENATE([.B441]; &quot; &quot;;[.A441])" office:value-type="string" office:string-value="Claudia Moll" calcext:value-type="string">
            <text:p>Claudia Moll</text:p>
          </table:table-cell>
          <table:table-cell office:value-type="string" calcext:value-type="string">
            <text:p>F</text:p>
          </table:table-cell>
          <table:table-cell office:value-type="float" office:value="857752" calcext:value-type="float">
            <text:p>857752</text:p>
          </table:table-cell>
        </table:table-row>
        <table:table-row table:style-name="ro1">
          <table:table-cell office:value-type="string" calcext:value-type="string">
            <text:p>Moncsek</text:p>
          </table:table-cell>
          <table:table-cell office:value-type="string" calcext:value-type="string">
            <text:p>Mike</text:p>
          </table:table-cell>
          <table:table-cell table:formula="of:=CONCATENATE([.B442]; &quot; &quot;;[.A442])" office:value-type="string" office:string-value="Mike Moncsek" calcext:value-type="string">
            <text:p>Mike Moncsek</text:p>
          </table:table-cell>
          <table:table-cell office:value-type="string" calcext:value-type="string">
            <text:p>M</text:p>
          </table:table-cell>
          <table:table-cell office:value-type="float" office:value="860898" calcext:value-type="float">
            <text:p>860898</text:p>
          </table:table-cell>
        </table:table-row>
        <table:table-row table:style-name="ro1">
          <table:table-cell office:value-type="string" calcext:value-type="string">
            <text:p>Monstadt</text:p>
          </table:table-cell>
          <table:table-cell office:value-type="string" calcext:value-type="string">
            <text:p>Dietrich</text:p>
          </table:table-cell>
          <table:table-cell table:formula="of:=CONCATENATE([.B443]; &quot; &quot;;[.A443])" office:value-type="string" office:string-value="Dietrich Monstadt" calcext:value-type="string">
            <text:p>Dietrich Monstadt</text:p>
          </table:table-cell>
          <table:table-cell office:value-type="string" calcext:value-type="string">
            <text:p>M</text:p>
          </table:table-cell>
          <table:table-cell office:value-type="float" office:value="857762" calcext:value-type="float">
            <text:p>857762</text:p>
          </table:table-cell>
        </table:table-row>
        <table:table-row table:style-name="ro1">
          <table:table-cell office:value-type="string" calcext:value-type="string">
            <text:p>Moosdorf</text:p>
          </table:table-cell>
          <table:table-cell office:value-type="string" calcext:value-type="string">
            <text:p>Matthias</text:p>
          </table:table-cell>
          <table:table-cell table:formula="of:=CONCATENATE([.B444]; &quot; &quot;;[.A444])" office:value-type="string" office:string-value="Matthias Moosdorf" calcext:value-type="string">
            <text:p>Matthias Moosdorf</text:p>
          </table:table-cell>
          <table:table-cell office:value-type="string" calcext:value-type="string">
            <text:p>M</text:p>
          </table:table-cell>
          <table:table-cell office:value-type="float" office:value="863320" calcext:value-type="float">
            <text:p>863320</text:p>
          </table:table-cell>
        </table:table-row>
        <table:table-row table:style-name="ro1">
          <table:table-cell office:value-type="string" calcext:value-type="string">
            <text:p>Mordhorst</text:p>
          </table:table-cell>
          <table:table-cell office:value-type="string" calcext:value-type="string">
            <text:p>Maximilian</text:p>
          </table:table-cell>
          <table:table-cell table:formula="of:=CONCATENATE([.B445]; &quot; &quot;;[.A445])" office:value-type="string" office:string-value="Maximilian Mordhorst" calcext:value-type="string">
            <text:p>Maximilian Mordhorst</text:p>
          </table:table-cell>
          <table:table-cell office:value-type="string" calcext:value-type="string">
            <text:p>M</text:p>
          </table:table-cell>
          <table:table-cell office:value-type="float" office:value="860900" calcext:value-type="float">
            <text:p>860900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Alexander</text:p>
          </table:table-cell>
          <table:table-cell table:formula="of:=CONCATENATE([.B446]; &quot; &quot;;[.A446])" office:value-type="string" office:string-value="Alexander Müller" calcext:value-type="string">
            <text:p>Alexander Müller</text:p>
          </table:table-cell>
          <table:table-cell office:value-type="string" calcext:value-type="string">
            <text:p>M</text:p>
          </table:table-cell>
          <table:table-cell office:value-type="float" office:value="857774" calcext:value-type="float">
            <text:p>857774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Axel</text:p>
          </table:table-cell>
          <table:table-cell table:formula="of:=CONCATENATE([.B447]; &quot; &quot;;[.A447])" office:value-type="string" office:string-value="Axel Müller" calcext:value-type="string">
            <text:p>Axel Müller</text:p>
          </table:table-cell>
          <table:table-cell office:value-type="string" calcext:value-type="string">
            <text:p>M</text:p>
          </table:table-cell>
          <table:table-cell office:value-type="float" office:value="857788" calcext:value-type="float">
            <text:p>857788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Bettina</text:p>
          </table:table-cell>
          <table:table-cell table:formula="of:=CONCATENATE([.B448]; &quot; &quot;;[.A448])" office:value-type="string" office:string-value="Bettina Müller" calcext:value-type="string">
            <text:p>Bettina Müller</text:p>
          </table:table-cell>
          <table:table-cell office:value-type="string" calcext:value-type="string">
            <text:p>F</text:p>
          </table:table-cell>
          <table:table-cell office:value-type="float" office:value="857768" calcext:value-type="float">
            <text:p>857768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Carsten</text:p>
          </table:table-cell>
          <table:table-cell table:formula="of:=CONCATENATE([.B449]; &quot; &quot;;[.A449])" office:value-type="string" office:string-value="Carsten Müller" calcext:value-type="string">
            <text:p>Carsten Müller</text:p>
          </table:table-cell>
          <table:table-cell office:value-type="string" calcext:value-type="string">
            <text:p>M</text:p>
          </table:table-cell>
          <table:table-cell office:value-type="float" office:value="857782" calcext:value-type="float">
            <text:p>857782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Claudia</text:p>
          </table:table-cell>
          <table:table-cell table:formula="of:=CONCATENATE([.B450]; &quot; &quot;;[.A450])" office:value-type="string" office:string-value="Claudia Müller" calcext:value-type="string">
            <text:p>Claudia Müller</text:p>
          </table:table-cell>
          <table:table-cell office:value-type="string" calcext:value-type="string">
            <text:p>F</text:p>
          </table:table-cell>
          <table:table-cell office:value-type="float" office:value="857790" calcext:value-type="float">
            <text:p>857790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Detlef</text:p>
          </table:table-cell>
          <table:table-cell table:formula="of:=CONCATENATE([.B451]; &quot; &quot;;[.A451])" office:value-type="string" office:string-value="Detlef Müller" calcext:value-type="string">
            <text:p>Detlef Müller</text:p>
          </table:table-cell>
          <table:table-cell office:value-type="string" calcext:value-type="string">
            <text:p>M</text:p>
          </table:table-cell>
          <table:table-cell office:value-type="float" office:value="857770" calcext:value-type="float">
            <text:p>857770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Florian</text:p>
          </table:table-cell>
          <table:table-cell table:formula="of:=CONCATENATE([.B452]; &quot; &quot;;[.A452])" office:value-type="string" office:string-value="Florian Müller" calcext:value-type="string">
            <text:p>Florian Müller</text:p>
          </table:table-cell>
          <table:table-cell office:value-type="string" calcext:value-type="string">
            <text:p>M</text:p>
          </table:table-cell>
          <table:table-cell office:value-type="float" office:value="861766" calcext:value-type="float">
            <text:p>861766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Michael</text:p>
          </table:table-cell>
          <table:table-cell table:formula="of:=CONCATENATE([.B453]; &quot; &quot;;[.A453])" office:value-type="string" office:string-value="Michael Müller" calcext:value-type="string">
            <text:p>Michael Müller</text:p>
          </table:table-cell>
          <table:table-cell office:value-type="string" calcext:value-type="string">
            <text:p>M</text:p>
          </table:table-cell>
          <table:table-cell office:value-type="float" office:value="860414" calcext:value-type="float">
            <text:p>860414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Sascha</text:p>
          </table:table-cell>
          <table:table-cell table:formula="of:=CONCATENATE([.B454]; &quot; &quot;;[.A454])" office:value-type="string" office:string-value="Sascha Müller" calcext:value-type="string">
            <text:p>Sascha Müller</text:p>
          </table:table-cell>
          <table:table-cell office:value-type="string" calcext:value-type="string">
            <text:p>M</text:p>
          </table:table-cell>
          <table:table-cell office:value-type="float" office:value="860318" calcext:value-type="float">
            <text:p>860318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Sepp</text:p>
          </table:table-cell>
          <table:table-cell table:formula="of:=CONCATENATE([.B455]; &quot; &quot;;[.A455])" office:value-type="string" office:string-value="Sepp Müller" calcext:value-type="string">
            <text:p>Sepp Müller</text:p>
          </table:table-cell>
          <table:table-cell office:value-type="string" calcext:value-type="string">
            <text:p>M</text:p>
          </table:table-cell>
          <table:table-cell office:value-type="float" office:value="857766" calcext:value-type="float">
            <text:p>857766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Stefan</text:p>
          </table:table-cell>
          <table:table-cell table:formula="of:=CONCATENATE([.B456]; &quot; &quot;;[.A456])" office:value-type="string" office:string-value="Stefan Müller" calcext:value-type="string">
            <text:p>Stefan Müller</text:p>
          </table:table-cell>
          <table:table-cell office:value-type="string" calcext:value-type="string">
            <text:p>M</text:p>
          </table:table-cell>
          <table:table-cell office:value-type="float" office:value="857778" calcext:value-type="float">
            <text:p>857778</text:p>
          </table:table-cell>
        </table:table-row>
        <table:table-row table:style-name="ro1">
          <table:table-cell office:value-type="string" calcext:value-type="string">
            <text:p>Müller-Gemmeke</text:p>
          </table:table-cell>
          <table:table-cell office:value-type="string" calcext:value-type="string">
            <text:p>Beate</text:p>
          </table:table-cell>
          <table:table-cell table:formula="of:=CONCATENATE([.B457]; &quot; &quot;;[.A457])" office:value-type="string" office:string-value="Beate Müller-Gemmeke" calcext:value-type="string">
            <text:p>Beate Müller-Gemmeke</text:p>
          </table:table-cell>
          <table:table-cell office:value-type="string" calcext:value-type="string">
            <text:p>F</text:p>
          </table:table-cell>
          <table:table-cell office:value-type="float" office:value="857794" calcext:value-type="float">
            <text:p>857794</text:p>
          </table:table-cell>
        </table:table-row>
        <table:table-row table:style-name="ro1">
          <table:table-cell office:value-type="string" calcext:value-type="string">
            <text:p>Müller-Rosentritt</text:p>
          </table:table-cell>
          <table:table-cell office:value-type="string" calcext:value-type="string">
            <text:p>Frank</text:p>
          </table:table-cell>
          <table:table-cell table:formula="of:=CONCATENATE([.B458]; &quot; &quot;;[.A458])" office:value-type="string" office:string-value="Frank Müller-Rosentritt" calcext:value-type="string">
            <text:p>Frank Müller-Rosentritt</text:p>
          </table:table-cell>
          <table:table-cell office:value-type="string" calcext:value-type="string">
            <text:p>M</text:p>
          </table:table-cell>
          <table:table-cell office:value-type="float" office:value="857786" calcext:value-type="float">
            <text:p>857786</text:p>
          </table:table-cell>
        </table:table-row>
        <table:table-row table:style-name="ro1">
          <table:table-cell office:value-type="string" calcext:value-type="string">
            <text:p>Müntefering</text:p>
          </table:table-cell>
          <table:table-cell office:value-type="string" calcext:value-type="string">
            <text:p>Michelle</text:p>
          </table:table-cell>
          <table:table-cell table:formula="of:=CONCATENATE([.B459]; &quot; &quot;;[.A459])" office:value-type="string" office:string-value="Michelle Müntefering" calcext:value-type="string">
            <text:p>Michelle Müntefering</text:p>
          </table:table-cell>
          <table:table-cell office:value-type="string" calcext:value-type="string">
            <text:p>F</text:p>
          </table:table-cell>
          <table:table-cell office:value-type="float" office:value="857780" calcext:value-type="float">
            <text:p>857780</text:p>
          </table:table-cell>
        </table:table-row>
        <table:table-row table:style-name="ro1">
          <table:table-cell office:value-type="string" calcext:value-type="string">
            <text:p>Münzenmaier</text:p>
          </table:table-cell>
          <table:table-cell office:value-type="string" calcext:value-type="string">
            <text:p>Sebastian</text:p>
          </table:table-cell>
          <table:table-cell table:formula="of:=CONCATENATE([.B460]; &quot; &quot;;[.A460])" office:value-type="string" office:string-value="Sebastian Münzenmaier" calcext:value-type="string">
            <text:p>Sebastian Münzenmaier</text:p>
          </table:table-cell>
          <table:table-cell office:value-type="string" calcext:value-type="string">
            <text:p>M</text:p>
          </table:table-cell>
          <table:table-cell office:value-type="float" office:value="857784" calcext:value-type="float">
            <text:p>857784</text:p>
          </table:table-cell>
        </table:table-row>
        <table:table-row table:style-name="ro1">
          <table:table-cell office:value-type="string" calcext:value-type="string">
            <text:p>Mützenich</text:p>
          </table:table-cell>
          <table:table-cell office:value-type="string" calcext:value-type="string">
            <text:p>Dr. Rolf</text:p>
          </table:table-cell>
          <table:table-cell table:formula="of:=CONCATENATE([.B461]; &quot; &quot;;[.A461])" office:value-type="string" office:string-value="Dr. Rolf Mützenich" calcext:value-type="string">
            <text:p>Dr. Rolf Mützenich</text:p>
          </table:table-cell>
          <table:table-cell office:value-type="string" calcext:value-type="string">
            <text:p>M</text:p>
          </table:table-cell>
          <table:table-cell office:value-type="float" office:value="857772" calcext:value-type="float">
            <text:p>857772</text:p>
          </table:table-cell>
        </table:table-row>
        <table:table-row table:style-name="ro1">
          <table:table-cell office:value-type="string" calcext:value-type="string">
            <text:p>Nacke</text:p>
          </table:table-cell>
          <table:table-cell office:value-type="string" calcext:value-type="string">
            <text:p>Dr. Stefan</text:p>
          </table:table-cell>
          <table:table-cell table:formula="of:=CONCATENATE([.B462]; &quot; &quot;;[.A462])" office:value-type="string" office:string-value="Dr. Stefan Nacke" calcext:value-type="string">
            <text:p>Dr. Stefan Nacke</text:p>
          </table:table-cell>
          <table:table-cell office:value-type="string" calcext:value-type="string">
            <text:p>M</text:p>
          </table:table-cell>
          <table:table-cell office:value-type="float" office:value="860956" calcext:value-type="float">
            <text:p>860956</text:p>
          </table:table-cell>
        </table:table-row>
        <table:table-row table:style-name="ro1">
          <table:table-cell office:value-type="string" calcext:value-type="string">
            <text:p>Nanni</text:p>
          </table:table-cell>
          <table:table-cell office:value-type="string" calcext:value-type="string">
            <text:p>Sara</text:p>
          </table:table-cell>
          <table:table-cell table:formula="of:=CONCATENATE([.B463]; &quot; &quot;;[.A463])" office:value-type="string" office:string-value="Sara Nanni" calcext:value-type="string">
            <text:p>Sara Nanni</text:p>
          </table:table-cell>
          <table:table-cell office:value-type="string" calcext:value-type="string">
            <text:p>F</text:p>
          </table:table-cell>
          <table:table-cell office:value-type="float" office:value="860928" calcext:value-type="float">
            <text:p>860928</text:p>
          </table:table-cell>
        </table:table-row>
        <table:table-row table:style-name="ro1">
          <table:table-cell office:value-type="string" calcext:value-type="string">
            <text:p>Nasr</text:p>
          </table:table-cell>
          <table:table-cell office:value-type="string" calcext:value-type="string">
            <text:p>Rasha</text:p>
          </table:table-cell>
          <table:table-cell table:formula="of:=CONCATENATE([.B464]; &quot; &quot;;[.A464])" office:value-type="string" office:string-value="Rasha Nasr" calcext:value-type="string">
            <text:p>Rasha Nasr</text:p>
          </table:table-cell>
          <table:table-cell office:value-type="string" calcext:value-type="string">
            <text:p>F</text:p>
          </table:table-cell>
          <table:table-cell office:value-type="float" office:value="861278" calcext:value-type="float">
            <text:p>861278</text:p>
          </table:table-cell>
        </table:table-row>
        <table:table-row table:style-name="ro1">
          <table:table-cell office:value-type="string" calcext:value-type="string">
            <text:p>Nastic</text:p>
          </table:table-cell>
          <table:table-cell office:value-type="string" calcext:value-type="string">
            <text:p>Zaklin</text:p>
          </table:table-cell>
          <table:table-cell table:formula="of:=CONCATENATE([.B465]; &quot; &quot;;[.A465])" office:value-type="string" office:string-value="Zaklin Nastic" calcext:value-type="string">
            <text:p>Zaklin Nastic</text:p>
          </table:table-cell>
          <table:table-cell office:value-type="string" calcext:value-type="string">
            <text:p>F</text:p>
          </table:table-cell>
          <table:table-cell office:value-type="float" office:value="857806" calcext:value-type="float">
            <text:p>857806</text:p>
          </table:table-cell>
        </table:table-row>
        <table:table-row table:style-name="ro1">
          <table:table-cell office:value-type="string" calcext:value-type="string">
            <text:p>Naujok</text:p>
          </table:table-cell>
          <table:table-cell office:value-type="string" calcext:value-type="string">
            <text:p>Edgar</text:p>
          </table:table-cell>
          <table:table-cell table:formula="of:=CONCATENATE([.B466]; &quot; &quot;;[.A466])" office:value-type="string" office:string-value="Edgar Naujok" calcext:value-type="string">
            <text:p>Edgar Naujok</text:p>
          </table:table-cell>
          <table:table-cell office:value-type="string" calcext:value-type="string">
            <text:p>M</text:p>
          </table:table-cell>
          <table:table-cell office:value-type="float" office:value="863324" calcext:value-type="float">
            <text:p>863324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 office:value-type="string" calcext:value-type="string">
            <text:p>Dr. Ingrid</text:p>
          </table:table-cell>
          <table:table-cell table:formula="of:=CONCATENATE([.B467]; &quot; &quot;;[.A467])" office:value-type="string" office:string-value="Dr. Ingrid Nestle" calcext:value-type="string">
            <text:p>Dr. Ingrid Nestle</text:p>
          </table:table-cell>
          <table:table-cell office:value-type="string" calcext:value-type="string">
            <text:p>F</text:p>
          </table:table-cell>
          <table:table-cell office:value-type="float" office:value="857804" calcext:value-type="float">
            <text:p>857804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Dr. Ophelia</text:p>
          </table:table-cell>
          <table:table-cell table:formula="of:=CONCATENATE([.B468]; &quot; &quot;;[.A468])" office:value-type="string" office:string-value="Dr. Ophelia Nick" calcext:value-type="string">
            <text:p>Dr. Ophelia Nick</text:p>
          </table:table-cell>
          <table:table-cell office:value-type="string" calcext:value-type="string">
            <text:p>F</text:p>
          </table:table-cell>
          <table:table-cell office:value-type="float" office:value="860916" calcext:value-type="float">
            <text:p>860916</text:p>
          </table:table-cell>
        </table:table-row>
        <table:table-row table:style-name="ro1">
          <table:table-cell office:value-type="string" calcext:value-type="string">
            <text:p>Nickholz</text:p>
          </table:table-cell>
          <table:table-cell office:value-type="string" calcext:value-type="string">
            <text:p>Brian</text:p>
          </table:table-cell>
          <table:table-cell table:formula="of:=CONCATENATE([.B469]; &quot; &quot;;[.A469])" office:value-type="string" office:string-value="Brian Nickholz" calcext:value-type="string">
            <text:p>Brian Nickholz</text:p>
          </table:table-cell>
          <table:table-cell office:value-type="string" calcext:value-type="string">
            <text:p>M</text:p>
          </table:table-cell>
          <table:table-cell office:value-type="float" office:value="861098" calcext:value-type="float">
            <text:p>861098</text:p>
          </table:table-cell>
        </table:table-row>
        <table:table-row table:style-name="ro1">
          <table:table-cell office:value-type="string" calcext:value-type="string">
            <text:p>Nicolaisen</text:p>
          </table:table-cell>
          <table:table-cell office:value-type="string" calcext:value-type="string">
            <text:p>Petra</text:p>
          </table:table-cell>
          <table:table-cell table:formula="of:=CONCATENATE([.B470]; &quot; &quot;;[.A470])" office:value-type="string" office:string-value="Petra Nicolaisen" calcext:value-type="string">
            <text:p>Petra Nicolaisen</text:p>
          </table:table-cell>
          <table:table-cell office:value-type="string" calcext:value-type="string">
            <text:p>F</text:p>
          </table:table-cell>
          <table:table-cell office:value-type="float" office:value="857808" calcext:value-type="float">
            <text:p>857808</text:p>
          </table:table-cell>
        </table:table-row>
        <table:table-row table:style-name="ro1">
          <table:table-cell office:value-type="string" calcext:value-type="string">
            <text:p>Nietan</text:p>
          </table:table-cell>
          <table:table-cell office:value-type="string" calcext:value-type="string">
            <text:p>Dietmar</text:p>
          </table:table-cell>
          <table:table-cell table:formula="of:=CONCATENATE([.B471]; &quot; &quot;;[.A471])" office:value-type="string" office:string-value="Dietmar Nietan" calcext:value-type="string">
            <text:p>Dietmar Nietan</text:p>
          </table:table-cell>
          <table:table-cell office:value-type="string" calcext:value-type="string">
            <text:p>M</text:p>
          </table:table-cell>
          <table:table-cell office:value-type="float" office:value="857810" calcext:value-type="float">
            <text:p>857810</text:p>
          </table:table-cell>
        </table:table-row>
        <table:table-row table:style-name="ro1">
          <table:table-cell office:value-type="string" calcext:value-type="string">
            <text:p>Nolte</text:p>
          </table:table-cell>
          <table:table-cell office:value-type="string" calcext:value-type="string">
            <text:p>Jan Ralf</text:p>
          </table:table-cell>
          <table:table-cell table:formula="of:=CONCATENATE([.B472]; &quot; &quot;;[.A472])" office:value-type="string" office:string-value="Jan Ralf Nolte" calcext:value-type="string">
            <text:p>Jan Ralf Nolte</text:p>
          </table:table-cell>
          <table:table-cell office:value-type="string" calcext:value-type="string">
            <text:p>M</text:p>
          </table:table-cell>
          <table:table-cell office:value-type="float" office:value="857798" calcext:value-type="float">
            <text:p>857798</text:p>
          </table:table-cell>
        </table:table-row>
        <table:table-row table:style-name="ro1">
          <table:table-cell office:value-type="string" calcext:value-type="string">
            <text:p>Notz</text:p>
          </table:table-cell>
          <table:table-cell office:value-type="string" calcext:value-type="string">
            <text:p>Dr. Konstantin von</text:p>
          </table:table-cell>
          <table:table-cell table:formula="of:=CONCATENATE([.B473]; &quot; &quot;;[.A473])" office:value-type="string" office:string-value="Dr. Konstantin von Notz" calcext:value-type="string">
            <text:p>Dr. Konstantin von Notz</text:p>
          </table:table-cell>
          <table:table-cell office:value-type="string" calcext:value-type="string">
            <text:p>M</text:p>
          </table:table-cell>
          <table:table-cell office:value-type="float" office:value="857802" calcext:value-type="float">
            <text:p>857802</text:p>
          </table:table-cell>
        </table:table-row>
        <table:table-row table:style-name="ro1">
          <table:table-cell office:value-type="string" calcext:value-type="string">
            <text:p>Nouripour</text:p>
          </table:table-cell>
          <table:table-cell office:value-type="string" calcext:value-type="string">
            <text:p>Omid</text:p>
          </table:table-cell>
          <table:table-cell table:formula="of:=CONCATENATE([.B474]; &quot; &quot;;[.A474])" office:value-type="string" office:string-value="Omid Nouripour" calcext:value-type="string">
            <text:p>Omid Nouripour</text:p>
          </table:table-cell>
          <table:table-cell office:value-type="string" calcext:value-type="string">
            <text:p>M</text:p>
          </table:table-cell>
          <table:table-cell office:value-type="float" office:value="857814" calcext:value-type="float">
            <text:p>857814</text:p>
          </table:table-cell>
        </table:table-row>
        <table:table-row table:style-name="ro1">
          <table:table-cell office:value-type="string" calcext:value-type="string">
            <text:p>Nürnberger</text:p>
          </table:table-cell>
          <table:table-cell office:value-type="string" calcext:value-type="string">
            <text:p>Jörg</text:p>
          </table:table-cell>
          <table:table-cell table:formula="of:=CONCATENATE([.B475]; &quot; &quot;;[.A475])" office:value-type="string" office:string-value="Jörg Nürnberger" calcext:value-type="string">
            <text:p>Jörg Nürnberger</text:p>
          </table:table-cell>
          <table:table-cell office:value-type="string" calcext:value-type="string">
            <text:p>M</text:p>
          </table:table-cell>
          <table:table-cell office:value-type="float" office:value="860288" calcext:value-type="float">
            <text:p>860288</text:p>
          </table:table-cell>
        </table:table-row>
        <table:table-row table:style-name="ro1">
          <table:table-cell office:value-type="string" calcext:value-type="string">
            <text:p>Oehl</text:p>
          </table:table-cell>
          <table:table-cell office:value-type="string" calcext:value-type="string">
            <text:p>Lennard</text:p>
          </table:table-cell>
          <table:table-cell table:formula="of:=CONCATENATE([.B476]; &quot; &quot;;[.A476])" office:value-type="string" office:string-value="Lennard Oehl" calcext:value-type="string">
            <text:p>Lennard Oehl</text:p>
          </table:table-cell>
          <table:table-cell office:value-type="string" calcext:value-type="string">
            <text:p>M</text:p>
          </table:table-cell>
          <table:table-cell office:value-type="float" office:value="861610" calcext:value-type="float">
            <text:p>861610</text:p>
          </table:table-cell>
        </table:table-row>
        <table:table-row table:style-name="ro1">
          <table:table-cell office:value-type="string" calcext:value-type="string">
            <text:p>Oellers</text:p>
          </table:table-cell>
          <table:table-cell office:value-type="string" calcext:value-type="string">
            <text:p>Wilfried</text:p>
          </table:table-cell>
          <table:table-cell table:formula="of:=CONCATENATE([.B477]; &quot; &quot;;[.A477])" office:value-type="string" office:string-value="Wilfried Oellers" calcext:value-type="string">
            <text:p>Wilfried Oellers</text:p>
          </table:table-cell>
          <table:table-cell office:value-type="string" calcext:value-type="string">
            <text:p>M</text:p>
          </table:table-cell>
          <table:table-cell office:value-type="float" office:value="857818" calcext:value-type="float">
            <text:p>857818</text:p>
          </table:table-cell>
        </table:table-row>
        <table:table-row table:style-name="ro1">
          <table:table-cell office:value-type="string" calcext:value-type="string">
            <text:p>Özdemir</text:p>
          </table:table-cell>
          <table:table-cell office:value-type="string" calcext:value-type="string">
            <text:p>Cem</text:p>
          </table:table-cell>
          <table:table-cell table:formula="of:=CONCATENATE([.B478]; &quot; &quot;;[.A478])" office:value-type="string" office:string-value="Cem Özdemir" calcext:value-type="string">
            <text:p>Cem Özdemir</text:p>
          </table:table-cell>
          <table:table-cell office:value-type="string" calcext:value-type="string">
            <text:p>M</text:p>
          </table:table-cell>
          <table:table-cell office:value-type="float" office:value="857832" calcext:value-type="float">
            <text:p>857832</text:p>
          </table:table-cell>
        </table:table-row>
        <table:table-row table:style-name="ro1">
          <table:table-cell office:value-type="string" calcext:value-type="string">
            <text:p>Özdemir</text:p>
          </table:table-cell>
          <table:table-cell office:value-type="string" calcext:value-type="string">
            <text:p>Mahmut</text:p>
          </table:table-cell>
          <table:table-cell table:formula="of:=CONCATENATE([.B479]; &quot; &quot;;[.A479])" office:value-type="string" office:string-value="Mahmut Özdemir" calcext:value-type="string">
            <text:p>Mahmut Özdemir</text:p>
          </table:table-cell>
          <table:table-cell office:value-type="string" calcext:value-type="string">
            <text:p>M</text:p>
          </table:table-cell>
          <table:table-cell office:value-type="float" office:value="857826" calcext:value-type="float">
            <text:p>857826</text:p>
          </table:table-cell>
        </table:table-row>
        <table:table-row table:style-name="ro1">
          <table:table-cell office:value-type="string" calcext:value-type="string">
            <text:p>Özoğuz</text:p>
          </table:table-cell>
          <table:table-cell office:value-type="string" calcext:value-type="string">
            <text:p>Aydan</text:p>
          </table:table-cell>
          <table:table-cell table:formula="of:=CONCATENATE([.B480]; &quot; &quot;;[.A480])" office:value-type="string" office:string-value="Aydan Özoğuz" calcext:value-type="string">
            <text:p>Aydan Özoğuz</text:p>
          </table:table-cell>
          <table:table-cell office:value-type="string" calcext:value-type="string">
            <text:p>F</text:p>
          </table:table-cell>
          <table:table-cell office:value-type="float" office:value="857820" calcext:value-type="float">
            <text:p>857820</text:p>
          </table:table-cell>
        </table:table-row>
        <table:table-row table:style-name="ro1">
          <table:table-cell office:value-type="string" calcext:value-type="string">
            <text:p>Oppelt</text:p>
          </table:table-cell>
          <table:table-cell office:value-type="string" calcext:value-type="string">
            <text:p>Moritz</text:p>
          </table:table-cell>
          <table:table-cell table:formula="of:=CONCATENATE([.B481]; &quot; &quot;;[.A481])" office:value-type="string" office:string-value="Moritz Oppelt" calcext:value-type="string">
            <text:p>Moritz Oppelt</text:p>
          </table:table-cell>
          <table:table-cell office:value-type="string" calcext:value-type="string">
            <text:p>M</text:p>
          </table:table-cell>
          <table:table-cell office:value-type="float" office:value="861820" calcext:value-type="float">
            <text:p>861820</text:p>
          </table:table-cell>
        </table:table-row>
        <table:table-row table:style-name="ro1">
          <table:table-cell office:value-type="string" calcext:value-type="string">
            <text:p>Ortleb</text:p>
          </table:table-cell>
          <table:table-cell office:value-type="string" calcext:value-type="string">
            <text:p>Josephine</text:p>
          </table:table-cell>
          <table:table-cell table:formula="of:=CONCATENATE([.B482]; &quot; &quot;;[.A482])" office:value-type="string" office:string-value="Josephine Ortleb" calcext:value-type="string">
            <text:p>Josephine Ortleb</text:p>
          </table:table-cell>
          <table:table-cell office:value-type="string" calcext:value-type="string">
            <text:p>F</text:p>
          </table:table-cell>
          <table:table-cell office:value-type="float" office:value="857828" calcext:value-type="float">
            <text:p>857828</text:p>
          </table:table-cell>
        </table:table-row>
        <table:table-row table:style-name="ro1">
          <table:table-cell office:value-type="string" calcext:value-type="string">
            <text:p>Oßner</text:p>
          </table:table-cell>
          <table:table-cell office:value-type="string" calcext:value-type="string">
            <text:p>Florian</text:p>
          </table:table-cell>
          <table:table-cell table:formula="of:=CONCATENATE([.B483]; &quot; &quot;;[.A483])" office:value-type="string" office:string-value="Florian Oßner" calcext:value-type="string">
            <text:p>Florian Oßner</text:p>
          </table:table-cell>
          <table:table-cell office:value-type="string" calcext:value-type="string">
            <text:p>M</text:p>
          </table:table-cell>
          <table:table-cell office:value-type="float" office:value="857822" calcext:value-type="float">
            <text:p>857822</text:p>
          </table:table-cell>
        </table:table-row>
        <table:table-row table:style-name="ro1">
          <table:table-cell office:value-type="string" calcext:value-type="string">
            <text:p>Oster</text:p>
          </table:table-cell>
          <table:table-cell office:value-type="string" calcext:value-type="string">
            <text:p>Josef</text:p>
          </table:table-cell>
          <table:table-cell table:formula="of:=CONCATENATE([.B484]; &quot; &quot;;[.A484])" office:value-type="string" office:string-value="Josef Oster" calcext:value-type="string">
            <text:p>Josef Oster</text:p>
          </table:table-cell>
          <table:table-cell office:value-type="string" calcext:value-type="string">
            <text:p>M</text:p>
          </table:table-cell>
          <table:table-cell office:value-type="float" office:value="857816" calcext:value-type="float">
            <text:p>857816</text:p>
          </table:table-cell>
        </table:table-row>
        <table:table-row table:style-name="ro1">
          <table:table-cell office:value-type="string" calcext:value-type="string">
            <text:p>Otte</text:p>
          </table:table-cell>
          <table:table-cell office:value-type="string" calcext:value-type="string">
            <text:p>Henning</text:p>
          </table:table-cell>
          <table:table-cell table:formula="of:=CONCATENATE([.B485]; &quot; &quot;;[.A485])" office:value-type="string" office:string-value="Henning Otte" calcext:value-type="string">
            <text:p>Henning Otte</text:p>
          </table:table-cell>
          <table:table-cell office:value-type="string" calcext:value-type="string">
            <text:p>M</text:p>
          </table:table-cell>
          <table:table-cell office:value-type="float" office:value="857830" calcext:value-type="float">
            <text:p>857830</text:p>
          </table:table-cell>
        </table:table-row>
        <table:table-row table:style-name="ro1">
          <table:table-cell office:value-type="string" calcext:value-type="string">
            <text:p>Otte</text:p>
          </table:table-cell>
          <table:table-cell office:value-type="string" calcext:value-type="string">
            <text:p>Karoline</text:p>
          </table:table-cell>
          <table:table-cell table:formula="of:=CONCATENATE([.B486]; &quot; &quot;;[.A486])" office:value-type="string" office:string-value="Karoline Otte" calcext:value-type="string">
            <text:p>Karoline Otte</text:p>
          </table:table-cell>
          <table:table-cell office:value-type="string" calcext:value-type="string">
            <text:p>F</text:p>
          </table:table-cell>
          <table:table-cell office:value-type="float" office:value="860832" calcext:value-type="float">
            <text:p>860832</text:p>
          </table:table-cell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Gerold</text:p>
          </table:table-cell>
          <table:table-cell table:formula="of:=CONCATENATE([.B487]; &quot; &quot;;[.A487])" office:value-type="string" office:string-value="Gerold Otten" calcext:value-type="string">
            <text:p>Gerold Otten</text:p>
          </table:table-cell>
          <table:table-cell office:value-type="string" calcext:value-type="string">
            <text:p>M</text:p>
          </table:table-cell>
          <table:table-cell office:value-type="float" office:value="857834" calcext:value-type="float">
            <text:p>857834</text:p>
          </table:table-cell>
        </table:table-row>
        <table:table-row table:style-name="ro1">
          <table:table-cell office:value-type="string" calcext:value-type="string">
            <text:p>Pahlke</text:p>
          </table:table-cell>
          <table:table-cell office:value-type="string" calcext:value-type="string">
            <text:p>Julian</text:p>
          </table:table-cell>
          <table:table-cell table:formula="of:=CONCATENATE([.B488]; &quot; &quot;;[.A488])" office:value-type="string" office:string-value="Julian Pahlke" calcext:value-type="string">
            <text:p>Julian Pahlke</text:p>
          </table:table-cell>
          <table:table-cell office:value-type="string" calcext:value-type="string">
            <text:p>M</text:p>
          </table:table-cell>
          <table:table-cell office:value-type="float" office:value="860840" calcext:value-type="float">
            <text:p>860840</text:p>
          </table:table-cell>
        </table:table-row>
        <table:table-row table:style-name="ro1">
          <table:table-cell office:value-type="string" calcext:value-type="string">
            <text:p>Pantazis</text:p>
          </table:table-cell>
          <table:table-cell office:value-type="string" calcext:value-type="string">
            <text:p>Dr. Christos</text:p>
          </table:table-cell>
          <table:table-cell table:formula="of:=CONCATENATE([.B489]; &quot; &quot;;[.A489])" office:value-type="string" office:string-value="Dr. Christos Pantazis" calcext:value-type="string">
            <text:p>Dr. Christos Pantazis</text:p>
          </table:table-cell>
          <table:table-cell office:value-type="string" calcext:value-type="string">
            <text:p>M</text:p>
          </table:table-cell>
          <table:table-cell office:value-type="float" office:value="860892" calcext:value-type="float">
            <text:p>860892</text:p>
          </table:table-cell>
        </table:table-row>
        <table:table-row table:style-name="ro1">
          <table:table-cell office:value-type="string" calcext:value-type="string">
            <text:p>Papenbrock</text:p>
          </table:table-cell>
          <table:table-cell office:value-type="string" calcext:value-type="string">
            <text:p>Wiebke</text:p>
          </table:table-cell>
          <table:table-cell table:formula="of:=CONCATENATE([.B490]; &quot; &quot;;[.A490])" office:value-type="string" office:string-value="Wiebke Papenbrock" calcext:value-type="string">
            <text:p>Wiebke Papenbrock</text:p>
          </table:table-cell>
          <table:table-cell office:value-type="string" calcext:value-type="string">
            <text:p>F</text:p>
          </table:table-cell>
          <table:table-cell office:value-type="float" office:value="860488" calcext:value-type="float">
            <text:p>860488</text:p>
          </table:table-cell>
        </table:table-row>
        <table:table-row table:style-name="ro1">
          <table:table-cell office:value-type="string" calcext:value-type="string">
            <text:p>Papendieck</text:p>
          </table:table-cell>
          <table:table-cell office:value-type="string" calcext:value-type="string">
            <text:p>Mathias</text:p>
          </table:table-cell>
          <table:table-cell table:formula="of:=CONCATENATE([.B491]; &quot; &quot;;[.A491])" office:value-type="string" office:string-value="Mathias Papendieck" calcext:value-type="string">
            <text:p>Mathias Papendieck</text:p>
          </table:table-cell>
          <table:table-cell office:value-type="string" calcext:value-type="string">
            <text:p>M</text:p>
          </table:table-cell>
          <table:table-cell office:value-type="float" office:value="860472" calcext:value-type="float">
            <text:p>860472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string" calcext:value-type="string">
            <text:p>Petra</text:p>
          </table:table-cell>
          <table:table-cell table:formula="of:=CONCATENATE([.B492]; &quot; &quot;;[.A492])" office:value-type="string" office:string-value="Petra Pau" calcext:value-type="string">
            <text:p>Petra Pau</text:p>
          </table:table-cell>
          <table:table-cell office:value-type="string" calcext:value-type="string">
            <text:p>F</text:p>
          </table:table-cell>
          <table:table-cell office:value-type="float" office:value="857870" calcext:value-type="float">
            <text:p>857870</text:p>
          </table:table-cell>
        </table:table-row>
        <table:table-row table:style-name="ro1">
          <table:table-cell office:value-type="string" calcext:value-type="string">
            <text:p>Paus</text:p>
          </table:table-cell>
          <table:table-cell office:value-type="string" calcext:value-type="string">
            <text:p>Lisa</text:p>
          </table:table-cell>
          <table:table-cell table:formula="of:=CONCATENATE([.B493]; &quot; &quot;;[.A493])" office:value-type="string" office:string-value="Lisa Paus" calcext:value-type="string">
            <text:p>Lisa Paus</text:p>
          </table:table-cell>
          <table:table-cell office:value-type="string" calcext:value-type="string">
            <text:p>F</text:p>
          </table:table-cell>
          <table:table-cell office:value-type="float" office:value="857850" calcext:value-type="float">
            <text:p>857850</text:p>
          </table:table-cell>
        </table:table-row>
        <table:table-row table:style-name="ro1">
          <table:table-cell office:value-type="string" calcext:value-type="string">
            <text:p>Pawlik</text:p>
          </table:table-cell>
          <table:table-cell office:value-type="string" calcext:value-type="string">
            <text:p>Natalie</text:p>
          </table:table-cell>
          <table:table-cell table:formula="of:=CONCATENATE([.B494]; &quot; &quot;;[.A494])" office:value-type="string" office:string-value="Natalie Pawlik" calcext:value-type="string">
            <text:p>Natalie Pawlik</text:p>
          </table:table-cell>
          <table:table-cell office:value-type="string" calcext:value-type="string">
            <text:p>F</text:p>
          </table:table-cell>
          <table:table-cell office:value-type="float" office:value="860626" calcext:value-type="float">
            <text:p>860626</text:p>
          </table:table-cell>
        </table:table-row>
        <table:table-row table:style-name="ro1">
          <table:table-cell office:value-type="string" calcext:value-type="string">
            <text:p>Peick</text:p>
          </table:table-cell>
          <table:table-cell office:value-type="string" calcext:value-type="string">
            <text:p>Jens</text:p>
          </table:table-cell>
          <table:table-cell table:formula="of:=CONCATENATE([.B495]; &quot; &quot;;[.A495])" office:value-type="string" office:string-value="Jens Peick" calcext:value-type="string">
            <text:p>Jens Peick</text:p>
          </table:table-cell>
          <table:table-cell office:value-type="string" calcext:value-type="string">
            <text:p>M</text:p>
          </table:table-cell>
          <table:table-cell office:value-type="float" office:value="861118" calcext:value-type="float">
            <text:p>861118</text:p>
          </table:table-cell>
        </table:table-row>
        <table:table-row table:style-name="ro1">
          <table:table-cell office:value-type="string" calcext:value-type="string">
            <text:p>Pellmann</text:p>
          </table:table-cell>
          <table:table-cell office:value-type="string" calcext:value-type="string">
            <text:p>Sören</text:p>
          </table:table-cell>
          <table:table-cell table:formula="of:=CONCATENATE([.B496]; &quot; &quot;;[.A496])" office:value-type="string" office:string-value="Sören Pellmann" calcext:value-type="string">
            <text:p>Sören Pellmann</text:p>
          </table:table-cell>
          <table:table-cell office:value-type="string" calcext:value-type="string">
            <text:p>M</text:p>
          </table:table-cell>
          <table:table-cell office:value-type="float" office:value="857858" calcext:value-type="float">
            <text:p>857858</text:p>
          </table:table-cell>
        </table:table-row>
        <table:table-row table:style-name="ro1">
          <table:table-cell office:value-type="string" calcext:value-type="string">
            <text:p>Perli</text:p>
          </table:table-cell>
          <table:table-cell office:value-type="string" calcext:value-type="string">
            <text:p>Victor</text:p>
          </table:table-cell>
          <table:table-cell table:formula="of:=CONCATENATE([.B497]; &quot; &quot;;[.A497])" office:value-type="string" office:string-value="Victor Perli" calcext:value-type="string">
            <text:p>Victor Perli</text:p>
          </table:table-cell>
          <table:table-cell office:value-type="string" calcext:value-type="string">
            <text:p>M</text:p>
          </table:table-cell>
          <table:table-cell office:value-type="float" office:value="857872" calcext:value-type="float">
            <text:p>857872</text:p>
          </table:table-cell>
        </table:table-row>
        <table:table-row table:style-name="ro1">
          <table:table-cell office:value-type="string" calcext:value-type="string">
            <text:p>Peterka</text:p>
          </table:table-cell>
          <table:table-cell office:value-type="string" calcext:value-type="string">
            <text:p>Tobias Matthias</text:p>
          </table:table-cell>
          <table:table-cell table:formula="of:=CONCATENATE([.B498]; &quot; &quot;;[.A498])" office:value-type="string" office:string-value="Tobias Matthias Peterka" calcext:value-type="string">
            <text:p>Tobias Matthias Peterka</text:p>
          </table:table-cell>
          <table:table-cell office:value-type="string" calcext:value-type="string">
            <text:p>M</text:p>
          </table:table-cell>
          <table:table-cell office:value-type="float" office:value="857866" calcext:value-type="float">
            <text:p>857866</text:p>
          </table:table-cell>
        </table:table-row>
        <table:table-row table:style-name="ro1">
          <table:table-cell office:value-type="string" calcext:value-type="string">
            <text:p>Petry</text:p>
          </table:table-cell>
          <table:table-cell office:value-type="string" calcext:value-type="string">
            <text:p>Christian</text:p>
          </table:table-cell>
          <table:table-cell table:formula="of:=CONCATENATE([.B499]; &quot; &quot;;[.A499])" office:value-type="string" office:string-value="Christian Petry" calcext:value-type="string">
            <text:p>Christian Petry</text:p>
          </table:table-cell>
          <table:table-cell office:value-type="string" calcext:value-type="string">
            <text:p>M</text:p>
          </table:table-cell>
          <table:table-cell office:value-type="float" office:value="863314" calcext:value-type="float">
            <text:p>863314</text:p>
          </table:table-cell>
        </table:table-row>
        <table:table-row table:style-name="ro1">
          <table:table-cell office:value-type="string" calcext:value-type="string">
            <text:p>Philippi</text:p>
          </table:table-cell>
          <table:table-cell office:value-type="string" calcext:value-type="string">
            <text:p>Dr. Andreas</text:p>
          </table:table-cell>
          <table:table-cell table:formula="of:=CONCATENATE([.B500]; &quot; &quot;;[.A500])" office:value-type="string" office:string-value="Dr. Andreas Philippi" calcext:value-type="string">
            <text:p>Dr. Andreas Philippi</text:p>
          </table:table-cell>
          <table:table-cell office:value-type="string" calcext:value-type="string">
            <text:p>M</text:p>
          </table:table-cell>
          <table:table-cell office:value-type="float" office:value="860874" calcext:value-type="float">
            <text:p>860874</text:p>
          </table:table-cell>
        </table:table-row>
        <table:table-row table:style-name="ro1">
          <table:table-cell office:value-type="string" calcext:value-type="string">
            <text:p>Piechotta</text:p>
          </table:table-cell>
          <table:table-cell office:value-type="string" calcext:value-type="string">
            <text:p>Dr. med. Paula</text:p>
          </table:table-cell>
          <table:table-cell table:formula="of:=CONCATENATE([.B501]; &quot; &quot;;[.A501])" office:value-type="string" office:string-value="Dr. med. Paula Piechotta" calcext:value-type="string">
            <text:p>Dr. med. Paula Piechotta</text:p>
          </table:table-cell>
          <table:table-cell office:value-type="string" calcext:value-type="string">
            <text:p>F</text:p>
          </table:table-cell>
          <table:table-cell office:value-type="float" office:value="861256" calcext:value-type="float">
            <text:p>861256</text:p>
          </table:table-cell>
        </table:table-row>
        <table:table-row table:style-name="ro1">
          <table:table-cell office:value-type="string" calcext:value-type="string">
            <text:p>Pilsinger</text:p>
          </table:table-cell>
          <table:table-cell office:value-type="string" calcext:value-type="string">
            <text:p>Stephan</text:p>
          </table:table-cell>
          <table:table-cell table:formula="of:=CONCATENATE([.B502]; &quot; &quot;;[.A502])" office:value-type="string" office:string-value="Stephan Pilsinger" calcext:value-type="string">
            <text:p>Stephan Pilsinger</text:p>
          </table:table-cell>
          <table:table-cell office:value-type="string" calcext:value-type="string">
            <text:p>M</text:p>
          </table:table-cell>
          <table:table-cell office:value-type="float" office:value="857848" calcext:value-type="float">
            <text:p>857848</text:p>
          </table:table-cell>
        </table:table-row>
        <table:table-row table:style-name="ro1">
          <table:table-cell office:value-type="string" calcext:value-type="string">
            <text:p>Plobner</text:p>
          </table:table-cell>
          <table:table-cell office:value-type="string" calcext:value-type="string">
            <text:p>Jan</text:p>
          </table:table-cell>
          <table:table-cell table:formula="of:=CONCATENATE([.B503]; &quot; &quot;;[.A503])" office:value-type="string" office:string-value="Jan Plobner" calcext:value-type="string">
            <text:p>Jan Plobner</text:p>
          </table:table-cell>
          <table:table-cell office:value-type="string" calcext:value-type="string">
            <text:p>M</text:p>
          </table:table-cell>
          <table:table-cell office:value-type="float" office:value="860306" calcext:value-type="float">
            <text:p>860306</text:p>
          </table:table-cell>
        </table:table-row>
        <table:table-row table:style-name="ro1">
          <table:table-cell office:value-type="string" calcext:value-type="string">
            <text:p>Ploß</text:p>
          </table:table-cell>
          <table:table-cell office:value-type="string" calcext:value-type="string">
            <text:p>Dr. Christoph</text:p>
          </table:table-cell>
          <table:table-cell table:formula="of:=CONCATENATE([.B504]; &quot; &quot;;[.A504])" office:value-type="string" office:string-value="Dr. Christoph Ploß" calcext:value-type="string">
            <text:p>Dr. Christoph Ploß</text:p>
          </table:table-cell>
          <table:table-cell office:value-type="string" calcext:value-type="string">
            <text:p>M</text:p>
          </table:table-cell>
          <table:table-cell office:value-type="float" office:value="857842" calcext:value-type="float">
            <text:p>857842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Dr. Martin</text:p>
          </table:table-cell>
          <table:table-cell table:formula="of:=CONCATENATE([.B505]; &quot; &quot;;[.A505])" office:value-type="string" office:string-value="Dr. Martin Plum" calcext:value-type="string">
            <text:p>Dr. Martin Plum</text:p>
          </table:table-cell>
          <table:table-cell office:value-type="string" calcext:value-type="string">
            <text:p>M</text:p>
          </table:table-cell>
          <table:table-cell office:value-type="float" office:value="861042" calcext:value-type="float">
            <text:p>861042</text:p>
          </table:table-cell>
        </table:table-row>
        <table:table-row table:style-name="ro1">
          <table:table-cell office:value-type="string" calcext:value-type="string">
            <text:p>Pohl</text:p>
          </table:table-cell>
          <table:table-cell office:value-type="string" calcext:value-type="string">
            <text:p>Jürgen</text:p>
          </table:table-cell>
          <table:table-cell table:formula="of:=CONCATENATE([.B506]; &quot; &quot;;[.A506])" office:value-type="string" office:string-value="Jürgen Pohl" calcext:value-type="string">
            <text:p>Jürgen Pohl</text:p>
          </table:table-cell>
          <table:table-cell office:value-type="string" calcext:value-type="string">
            <text:p>M</text:p>
          </table:table-cell>
          <table:table-cell office:value-type="float" office:value="857846" calcext:value-type="float">
            <text:p>857846</text:p>
          </table:table-cell>
        </table:table-row>
        <table:table-row table:style-name="ro1">
          <table:table-cell office:value-type="string" calcext:value-type="string">
            <text:p>Polat</text:p>
          </table:table-cell>
          <table:table-cell office:value-type="string" calcext:value-type="string">
            <text:p>Filiz</text:p>
          </table:table-cell>
          <table:table-cell table:formula="of:=CONCATENATE([.B507]; &quot; &quot;;[.A507])" office:value-type="string" office:string-value="Filiz Polat" calcext:value-type="string">
            <text:p>Filiz Polat</text:p>
          </table:table-cell>
          <table:table-cell office:value-type="string" calcext:value-type="string">
            <text:p>F</text:p>
          </table:table-cell>
          <table:table-cell office:value-type="float" office:value="857860" calcext:value-type="float">
            <text:p>857860</text:p>
          </table:table-cell>
        </table:table-row>
        <table:table-row table:style-name="ro1">
          <table:table-cell office:value-type="string" calcext:value-type="string">
            <text:p>Poschmann</text:p>
          </table:table-cell>
          <table:table-cell office:value-type="string" calcext:value-type="string">
            <text:p>Sabine</text:p>
          </table:table-cell>
          <table:table-cell table:formula="of:=CONCATENATE([.B508]; &quot; &quot;;[.A508])" office:value-type="string" office:string-value="Sabine Poschmann" calcext:value-type="string">
            <text:p>Sabine Poschmann</text:p>
          </table:table-cell>
          <table:table-cell office:value-type="string" calcext:value-type="string">
            <text:p>F</text:p>
          </table:table-cell>
          <table:table-cell office:value-type="float" office:value="857864" calcext:value-type="float">
            <text:p>857864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Achim</text:p>
          </table:table-cell>
          <table:table-cell table:formula="of:=CONCATENATE([.B509]; &quot; &quot;;[.A509])" office:value-type="string" office:string-value="Achim Post" calcext:value-type="string">
            <text:p>Achim Post</text:p>
          </table:table-cell>
          <table:table-cell office:value-type="string" calcext:value-type="string">
            <text:p>M</text:p>
          </table:table-cell>
          <table:table-cell office:value-type="float" office:value="857844" calcext:value-type="float">
            <text:p>857844</text:p>
          </table:table-cell>
        </table:table-row>
        <table:table-row table:style-name="ro1">
          <table:table-cell office:value-type="string" calcext:value-type="string">
            <text:p>Protschka</text:p>
          </table:table-cell>
          <table:table-cell office:value-type="string" calcext:value-type="string">
            <text:p>Stephan</text:p>
          </table:table-cell>
          <table:table-cell table:formula="of:=CONCATENATE([.B510]; &quot; &quot;;[.A510])" office:value-type="string" office:string-value="Stephan Protschka" calcext:value-type="string">
            <text:p>Stephan Protschka</text:p>
          </table:table-cell>
          <table:table-cell office:value-type="string" calcext:value-type="string">
            <text:p>M</text:p>
          </table:table-cell>
          <table:table-cell office:value-type="float" office:value="857868" calcext:value-type="float">
            <text:p>857868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Thomas</text:p>
          </table:table-cell>
          <table:table-cell table:formula="of:=CONCATENATE([.B511]; &quot; &quot;;[.A511])" office:value-type="string" office:string-value="Thomas Rachel" calcext:value-type="string">
            <text:p>Thomas Rachel</text:p>
          </table:table-cell>
          <table:table-cell office:value-type="string" calcext:value-type="string">
            <text:p>M</text:p>
          </table:table-cell>
          <table:table-cell office:value-type="float" office:value="857924" calcext:value-type="float">
            <text:p>857924</text:p>
          </table:table-cell>
        </table:table-row>
        <table:table-row table:style-name="ro1">
          <table:table-cell office:value-type="string" calcext:value-type="string">
            <text:p>Radomski</text:p>
          </table:table-cell>
          <table:table-cell office:value-type="string" calcext:value-type="string">
            <text:p>Kerstin</text:p>
          </table:table-cell>
          <table:table-cell table:formula="of:=CONCATENATE([.B512]; &quot; &quot;;[.A512])" office:value-type="string" office:string-value="Kerstin Radomski" calcext:value-type="string">
            <text:p>Kerstin Radomski</text:p>
          </table:table-cell>
          <table:table-cell office:value-type="string" calcext:value-type="string">
            <text:p>F</text:p>
          </table:table-cell>
          <table:table-cell office:value-type="float" office:value="857880" calcext:value-type="float">
            <text:p>857880</text:p>
          </table:table-cell>
        </table:table-row>
        <table:table-row table:style-name="ro1">
          <table:table-cell office:value-type="string" calcext:value-type="string">
            <text:p>Radwan</text:p>
          </table:table-cell>
          <table:table-cell office:value-type="string" calcext:value-type="string">
            <text:p>Alexander</text:p>
          </table:table-cell>
          <table:table-cell table:formula="of:=CONCATENATE([.B513]; &quot; &quot;;[.A513])" office:value-type="string" office:string-value="Alexander Radwan" calcext:value-type="string">
            <text:p>Alexander Radwan</text:p>
          </table:table-cell>
          <table:table-cell office:value-type="string" calcext:value-type="string">
            <text:p>M</text:p>
          </table:table-cell>
          <table:table-cell office:value-type="float" office:value="857896" calcext:value-type="float">
            <text:p>857896</text:p>
          </table:table-cell>
        </table:table-row>
        <table:table-row table:style-name="ro1">
          <table:table-cell office:value-type="string" calcext:value-type="string">
            <text:p>Raffelhüschen</text:p>
          </table:table-cell>
          <table:table-cell office:value-type="string" calcext:value-type="string">
            <text:p>Claudia</text:p>
          </table:table-cell>
          <table:table-cell table:formula="of:=CONCATENATE([.B514]; &quot; &quot;;[.A514])" office:value-type="string" office:string-value="Claudia Raffelhüschen" calcext:value-type="string">
            <text:p>Claudia Raffelhüschen</text:p>
          </table:table-cell>
          <table:table-cell office:value-type="string" calcext:value-type="string">
            <text:p>F</text:p>
          </table:table-cell>
          <table:table-cell office:value-type="float" office:value="866132" calcext:value-type="float">
            <text:p>866132</text:p>
          </table:table-cell>
        </table:table-row>
        <table:table-row table:style-name="ro1">
          <table:table-cell office:value-type="string" calcext:value-type="string">
            <text:p>Rainer</text:p>
          </table:table-cell>
          <table:table-cell office:value-type="string" calcext:value-type="string">
            <text:p>Alois</text:p>
          </table:table-cell>
          <table:table-cell table:formula="of:=CONCATENATE([.B515]; &quot; &quot;;[.A515])" office:value-type="string" office:string-value="Alois Rainer" calcext:value-type="string">
            <text:p>Alois Rainer</text:p>
          </table:table-cell>
          <table:table-cell office:value-type="string" calcext:value-type="string">
            <text:p>M</text:p>
          </table:table-cell>
          <table:table-cell office:value-type="float" office:value="857914" calcext:value-type="float">
            <text:p>857914</text:p>
          </table:table-cell>
        </table:table-row>
        <table:table-row table:style-name="ro1">
          <table:table-cell office:value-type="string" calcext:value-type="string">
            <text:p>Ramsauer</text:p>
          </table:table-cell>
          <table:table-cell office:value-type="string" calcext:value-type="string">
            <text:p>Dr. Peter</text:p>
          </table:table-cell>
          <table:table-cell table:formula="of:=CONCATENATE([.B516]; &quot; &quot;;[.A516])" office:value-type="string" office:string-value="Dr. Peter Ramsauer" calcext:value-type="string">
            <text:p>Dr. Peter Ramsauer</text:p>
          </table:table-cell>
          <table:table-cell office:value-type="string" calcext:value-type="string">
            <text:p>M</text:p>
          </table:table-cell>
          <table:table-cell office:value-type="float" office:value="857876" calcext:value-type="float">
            <text:p>857876</text:p>
          </table:table-cell>
        </table:table-row>
        <table:table-row table:style-name="ro1">
          <table:table-cell office:value-type="string" calcext:value-type="string">
            <text:p>Redder</text:p>
          </table:table-cell>
          <table:table-cell office:value-type="string" calcext:value-type="string">
            <text:p>Dr. Volker</text:p>
          </table:table-cell>
          <table:table-cell table:formula="of:=CONCATENATE([.B517]; &quot; &quot;;[.A517])" office:value-type="string" office:string-value="Dr. Volker Redder" calcext:value-type="string">
            <text:p>Dr. Volker Redder</text:p>
          </table:table-cell>
          <table:table-cell office:value-type="string" calcext:value-type="string">
            <text:p>M</text:p>
          </table:table-cell>
          <table:table-cell office:value-type="float" office:value="861060" calcext:value-type="float">
            <text:p>861060</text:p>
          </table:table-cell>
        </table:table-row>
        <table:table-row table:style-name="ro1">
          <table:table-cell office:value-type="string" calcext:value-type="string">
            <text:p>Rehbaum</text:p>
          </table:table-cell>
          <table:table-cell office:value-type="string" calcext:value-type="string">
            <text:p>Henning</text:p>
          </table:table-cell>
          <table:table-cell table:formula="of:=CONCATENATE([.B518]; &quot; &quot;;[.A518])" office:value-type="string" office:string-value="Henning Rehbaum" calcext:value-type="string">
            <text:p>Henning Rehbaum</text:p>
          </table:table-cell>
          <table:table-cell office:value-type="string" calcext:value-type="string">
            <text:p>M</text:p>
          </table:table-cell>
          <table:table-cell office:value-type="float" office:value="861928" calcext:value-type="float">
            <text:p>861928</text:p>
          </table:table-cell>
        </table:table-row>
        <table:table-row table:style-name="ro1">
          <table:table-cell office:value-type="string" calcext:value-type="string">
            <text:p>Reichardt</text:p>
          </table:table-cell>
          <table:table-cell office:value-type="string" calcext:value-type="string">
            <text:p>Martin</text:p>
          </table:table-cell>
          <table:table-cell table:formula="of:=CONCATENATE([.B519]; &quot; &quot;;[.A519])" office:value-type="string" office:string-value="Martin Reichardt" calcext:value-type="string">
            <text:p>Martin Reichardt</text:p>
          </table:table-cell>
          <table:table-cell office:value-type="string" calcext:value-type="string">
            <text:p>M</text:p>
          </table:table-cell>
          <table:table-cell office:value-type="float" office:value="857894" calcext:value-type="float">
            <text:p>857894</text:p>
          </table:table-cell>
        </table:table-row>
        <table:table-row table:style-name="ro1">
          <table:table-cell office:value-type="string" calcext:value-type="string">
            <text:p>Reichel</text:p>
          </table:table-cell>
          <table:table-cell office:value-type="string" calcext:value-type="string">
            <text:p>Dr. Markus</text:p>
          </table:table-cell>
          <table:table-cell table:formula="of:=CONCATENATE([.B520]; &quot; &quot;;[.A520])" office:value-type="string" office:string-value="Dr. Markus Reichel" calcext:value-type="string">
            <text:p>Dr. Markus Reichel</text:p>
          </table:table-cell>
          <table:table-cell office:value-type="string" calcext:value-type="string">
            <text:p>M</text:p>
          </table:table-cell>
          <table:table-cell office:value-type="float" office:value="861274" calcext:value-type="float">
            <text:p>861274</text:p>
          </table:table-cell>
        </table:table-row>
        <table:table-row table:style-name="ro1">
          <table:table-cell office:value-type="string" calcext:value-type="string">
            <text:p>Reichinnek</text:p>
          </table:table-cell>
          <table:table-cell office:value-type="string" calcext:value-type="string">
            <text:p>Heidi</text:p>
          </table:table-cell>
          <table:table-cell table:formula="of:=CONCATENATE([.B521]; &quot; &quot;;[.A521])" office:value-type="string" office:string-value="Heidi Reichinnek" calcext:value-type="string">
            <text:p>Heidi Reichinnek</text:p>
          </table:table-cell>
          <table:table-cell office:value-type="string" calcext:value-type="string">
            <text:p>F</text:p>
          </table:table-cell>
          <table:table-cell office:value-type="float" office:value="861074" calcext:value-type="float">
            <text:p>861074</text:p>
          </table:table-cell>
        </table:table-row>
        <table:table-row table:style-name="ro1">
          <table:table-cell office:value-type="string" calcext:value-type="string">
            <text:p>Reinalter</text:p>
          </table:table-cell>
          <table:table-cell office:value-type="string" calcext:value-type="string">
            <text:p>Prof. Dr. Anja</text:p>
          </table:table-cell>
          <table:table-cell table:formula="of:=CONCATENATE([.B522]; &quot; &quot;;[.A522])" office:value-type="string" office:string-value="Prof. Dr. Anja Reinalter" calcext:value-type="string">
            <text:p>Prof. Dr. Anja Reinalter</text:p>
          </table:table-cell>
          <table:table-cell office:value-type="string" calcext:value-type="string">
            <text:p>F</text:p>
          </table:table-cell>
          <table:table-cell office:value-type="float" office:value="860176" calcext:value-type="float">
            <text:p>860176</text:p>
          </table:table-cell>
        </table:table-row>
        <table:table-row table:style-name="ro1">
          <table:table-cell office:value-type="string" calcext:value-type="string">
            <text:p>Reinhold</text:p>
          </table:table-cell>
          <table:table-cell office:value-type="string" calcext:value-type="string">
            <text:p>Hagen</text:p>
          </table:table-cell>
          <table:table-cell table:formula="of:=CONCATENATE([.B523]; &quot; &quot;;[.A523])" office:value-type="string" office:string-value="Hagen Reinhold" calcext:value-type="string">
            <text:p>Hagen Reinhold</text:p>
          </table:table-cell>
          <table:table-cell office:value-type="string" calcext:value-type="string">
            <text:p>M</text:p>
          </table:table-cell>
          <table:table-cell office:value-type="float" office:value="857902" calcext:value-type="float">
            <text:p>857902</text:p>
          </table:table-cell>
        </table:table-row>
        <table:table-row table:style-name="ro1">
          <table:table-cell office:value-type="string" calcext:value-type="string">
            <text:p>Renner</text:p>
          </table:table-cell>
          <table:table-cell office:value-type="string" calcext:value-type="string">
            <text:p>Martin Erwin</text:p>
          </table:table-cell>
          <table:table-cell table:formula="of:=CONCATENATE([.B524]; &quot; &quot;;[.A524])" office:value-type="string" office:string-value="Martin Erwin Renner" calcext:value-type="string">
            <text:p>Martin Erwin Renner</text:p>
          </table:table-cell>
          <table:table-cell office:value-type="string" calcext:value-type="string">
            <text:p>M</text:p>
          </table:table-cell>
          <table:table-cell office:value-type="float" office:value="857898" calcext:value-type="float">
            <text:p>857898</text:p>
          </table:table-cell>
        </table:table-row>
        <table:table-row table:style-name="ro1">
          <table:table-cell office:value-type="string" calcext:value-type="string">
            <text:p>Renner</text:p>
          </table:table-cell>
          <table:table-cell office:value-type="string" calcext:value-type="string">
            <text:p>Martina</text:p>
          </table:table-cell>
          <table:table-cell table:formula="of:=CONCATENATE([.B525]; &quot; &quot;;[.A525])" office:value-type="string" office:string-value="Martina Renner" calcext:value-type="string">
            <text:p>Martina Renner</text:p>
          </table:table-cell>
          <table:table-cell office:value-type="string" calcext:value-type="string">
            <text:p>F</text:p>
          </table:table-cell>
          <table:table-cell office:value-type="float" office:value="857908" calcext:value-type="float">
            <text:p>857908</text:p>
          </table:table-cell>
        </table:table-row>
        <table:table-row table:style-name="ro1">
          <table:table-cell office:value-type="string" calcext:value-type="string">
            <text:p>Reuther</text:p>
          </table:table-cell>
          <table:table-cell office:value-type="string" calcext:value-type="string">
            <text:p>Bernd</text:p>
          </table:table-cell>
          <table:table-cell table:formula="of:=CONCATENATE([.B526]; &quot; &quot;;[.A526])" office:value-type="string" office:string-value="Bernd Reuther" calcext:value-type="string">
            <text:p>Bernd Reuther</text:p>
          </table:table-cell>
          <table:table-cell office:value-type="string" calcext:value-type="string">
            <text:p>M</text:p>
          </table:table-cell>
          <table:table-cell office:value-type="float" office:value="857906" calcext:value-type="float">
            <text:p>857906</text:p>
          </table:table-cell>
        </table:table-row>
        <table:table-row table:style-name="ro1">
          <table:table-cell office:value-type="string" calcext:value-type="string">
            <text:p>Rhie</text:p>
          </table:table-cell>
          <table:table-cell office:value-type="string" calcext:value-type="string">
            <text:p>Ye-One</text:p>
          </table:table-cell>
          <table:table-cell table:formula="of:=CONCATENATE([.B527]; &quot; &quot;;[.A527])" office:value-type="string" office:string-value="Ye-One Rhie" calcext:value-type="string">
            <text:p>Ye-One Rhie</text:p>
          </table:table-cell>
          <table:table-cell office:value-type="string" calcext:value-type="string">
            <text:p>F</text:p>
          </table:table-cell>
          <table:table-cell office:value-type="float" office:value="860996" calcext:value-type="float">
            <text:p>860996</text:p>
          </table:table-cell>
        </table:table-row>
        <table:table-row table:style-name="ro1">
          <table:table-cell office:value-type="string" calcext:value-type="string">
            <text:p>Rief</text:p>
          </table:table-cell>
          <table:table-cell office:value-type="string" calcext:value-type="string">
            <text:p>Josef</text:p>
          </table:table-cell>
          <table:table-cell table:formula="of:=CONCATENATE([.B528]; &quot; &quot;;[.A528])" office:value-type="string" office:string-value="Josef Rief" calcext:value-type="string">
            <text:p>Josef Rief</text:p>
          </table:table-cell>
          <table:table-cell office:value-type="string" calcext:value-type="string">
            <text:p>M</text:p>
          </table:table-cell>
          <table:table-cell office:value-type="float" office:value="857912" calcext:value-type="float">
            <text:p>857912</text:p>
          </table:table-cell>
        </table:table-row>
        <table:table-row table:style-name="ro1">
          <table:table-cell office:value-type="string" calcext:value-type="string">
            <text:p>Riexinger</text:p>
          </table:table-cell>
          <table:table-cell office:value-type="string" calcext:value-type="string">
            <text:p>Bernd</text:p>
          </table:table-cell>
          <table:table-cell table:formula="of:=CONCATENATE([.B529]; &quot; &quot;;[.A529])" office:value-type="string" office:string-value="Bernd Riexinger" calcext:value-type="string">
            <text:p>Bernd Riexinger</text:p>
          </table:table-cell>
          <table:table-cell office:value-type="string" calcext:value-type="string">
            <text:p>M</text:p>
          </table:table-cell>
          <table:table-cell office:value-type="float" office:value="857886" calcext:value-type="float">
            <text:p>857886</text:p>
          </table:table-cell>
        </table:table-row>
        <table:table-row table:style-name="ro1">
          <table:table-cell office:value-type="string" calcext:value-type="string">
            <text:p>Rimkus</text:p>
          </table:table-cell>
          <table:table-cell office:value-type="string" calcext:value-type="string">
            <text:p>Andreas</text:p>
          </table:table-cell>
          <table:table-cell table:formula="of:=CONCATENATE([.B530]; &quot; &quot;;[.A530])" office:value-type="string" office:string-value="Andreas Rimkus" calcext:value-type="string">
            <text:p>Andreas Rimkus</text:p>
          </table:table-cell>
          <table:table-cell office:value-type="string" calcext:value-type="string">
            <text:p>M</text:p>
          </table:table-cell>
          <table:table-cell office:value-type="float" office:value="857900" calcext:value-type="float">
            <text:p>857900</text:p>
          </table:table-cell>
        </table:table-row>
        <table:table-row table:style-name="ro1">
          <table:table-cell office:value-type="string" calcext:value-type="string">
            <text:p>Rinck</text:p>
          </table:table-cell>
          <table:table-cell office:value-type="string" calcext:value-type="string">
            <text:p>Frank</text:p>
          </table:table-cell>
          <table:table-cell table:formula="of:=CONCATENATE([.B531]; &quot; &quot;;[.A531])" office:value-type="string" office:string-value="Frank Rinck" calcext:value-type="string">
            <text:p>Frank Rinck</text:p>
          </table:table-cell>
          <table:table-cell office:value-type="string" calcext:value-type="string">
            <text:p>M</text:p>
          </table:table-cell>
          <table:table-cell office:value-type="float" office:value="861108" calcext:value-type="float">
            <text:p>861108</text:p>
          </table:table-cell>
        </table:table-row>
        <table:table-row table:style-name="ro1">
          <table:table-cell office:value-type="string" calcext:value-type="string">
            <text:p>Rix</text:p>
          </table:table-cell>
          <table:table-cell office:value-type="string" calcext:value-type="string">
            <text:p>Sönke</text:p>
          </table:table-cell>
          <table:table-cell table:formula="of:=CONCATENATE([.B532]; &quot; &quot;;[.A532])" office:value-type="string" office:string-value="Sönke Rix" calcext:value-type="string">
            <text:p>Sönke Rix</text:p>
          </table:table-cell>
          <table:table-cell office:value-type="string" calcext:value-type="string">
            <text:p>M</text:p>
          </table:table-cell>
          <table:table-cell office:value-type="float" office:value="857882" calcext:value-type="float">
            <text:p>857882</text:p>
          </table:table-cell>
        </table:table-row>
        <table:table-row table:style-name="ro1">
          <table:table-cell office:value-type="string" calcext:value-type="string">
            <text:p>Rößner</text:p>
          </table:table-cell>
          <table:table-cell office:value-type="string" calcext:value-type="string">
            <text:p>Tabea</text:p>
          </table:table-cell>
          <table:table-cell table:formula="of:=CONCATENATE([.B533]; &quot; &quot;;[.A533])" office:value-type="string" office:string-value="Tabea Rößner" calcext:value-type="string">
            <text:p>Tabea Rößner</text:p>
          </table:table-cell>
          <table:table-cell office:value-type="string" calcext:value-type="string">
            <text:p>F</text:p>
          </table:table-cell>
          <table:table-cell office:value-type="float" office:value="857920" calcext:value-type="float">
            <text:p>857920</text:p>
          </table:table-cell>
        </table:table-row>
        <table:table-row table:style-name="ro1">
          <table:table-cell office:value-type="string" calcext:value-type="string">
            <text:p>Röttgen</text:p>
          </table:table-cell>
          <table:table-cell office:value-type="string" calcext:value-type="string">
            <text:p>Dr. Norbert</text:p>
          </table:table-cell>
          <table:table-cell table:formula="of:=CONCATENATE([.B534]; &quot; &quot;;[.A534])" office:value-type="string" office:string-value="Dr. Norbert Röttgen" calcext:value-type="string">
            <text:p>Dr. Norbert Röttgen</text:p>
          </table:table-cell>
          <table:table-cell office:value-type="string" calcext:value-type="string">
            <text:p>M</text:p>
          </table:table-cell>
          <table:table-cell office:value-type="float" office:value="857928" calcext:value-type="float">
            <text:p>857928</text:p>
          </table:table-cell>
        </table:table-row>
        <table:table-row table:style-name="ro1">
          <table:table-cell office:value-type="string" calcext:value-type="string">
            <text:p>Röwekamp</text:p>
          </table:table-cell>
          <table:table-cell office:value-type="string" calcext:value-type="string">
            <text:p>Thomas</text:p>
          </table:table-cell>
          <table:table-cell table:formula="of:=CONCATENATE([.B535]; &quot; &quot;;[.A535])" office:value-type="string" office:string-value="Thomas Röwekamp" calcext:value-type="string">
            <text:p>Thomas Röwekamp</text:p>
          </table:table-cell>
          <table:table-cell office:value-type="string" calcext:value-type="string">
            <text:p>M</text:p>
          </table:table-cell>
          <table:table-cell office:value-type="float" office:value="860556" calcext:value-type="float">
            <text:p>860556</text:p>
          </table:table-cell>
        </table:table-row>
        <table:table-row table:style-name="ro1">
          <table:table-cell office:value-type="string" calcext:value-type="string">
            <text:p>Rohde</text:p>
          </table:table-cell>
          <table:table-cell office:value-type="string" calcext:value-type="string">
            <text:p>Dennis</text:p>
          </table:table-cell>
          <table:table-cell table:formula="of:=CONCATENATE([.B536]; &quot; &quot;;[.A536])" office:value-type="string" office:string-value="Dennis Rohde" calcext:value-type="string">
            <text:p>Dennis Rohde</text:p>
          </table:table-cell>
          <table:table-cell office:value-type="string" calcext:value-type="string">
            <text:p>M</text:p>
          </table:table-cell>
          <table:table-cell office:value-type="float" office:value="857890" calcext:value-type="float">
            <text:p>857890</text:p>
          </table:table-cell>
        </table:table-row>
        <table:table-row table:style-name="ro1">
          <table:table-cell office:value-type="string" calcext:value-type="string">
            <text:p>Rohwer</text:p>
          </table:table-cell>
          <table:table-cell office:value-type="string" calcext:value-type="string">
            <text:p>Lars</text:p>
          </table:table-cell>
          <table:table-cell table:formula="of:=CONCATENATE([.B537]; &quot; &quot;;[.A537])" office:value-type="string" office:string-value="Lars Rohwer" calcext:value-type="string">
            <text:p>Lars Rohwer</text:p>
          </table:table-cell>
          <table:table-cell office:value-type="string" calcext:value-type="string">
            <text:p>M</text:p>
          </table:table-cell>
          <table:table-cell office:value-type="float" office:value="861562" calcext:value-type="float">
            <text:p>861562</text:p>
          </table:table-cell>
        </table:table-row>
        <table:table-row table:style-name="ro1">
          <table:table-cell office:value-type="string" calcext:value-type="string">
            <text:p>Roloff</text:p>
          </table:table-cell>
          <table:table-cell office:value-type="string" calcext:value-type="string">
            <text:p>Sebastian</text:p>
          </table:table-cell>
          <table:table-cell table:formula="of:=CONCATENATE([.B538]; &quot; &quot;;[.A538])" office:value-type="string" office:string-value="Sebastian Roloff" calcext:value-type="string">
            <text:p>Sebastian Roloff</text:p>
          </table:table-cell>
          <table:table-cell office:value-type="string" calcext:value-type="string">
            <text:p>M</text:p>
          </table:table-cell>
          <table:table-cell office:value-type="float" office:value="860266" calcext:value-type="float">
            <text:p>860266</text:p>
          </table:table-cell>
        </table:table-row>
        <table:table-row table:style-name="ro1">
          <table:table-cell office:value-type="string" calcext:value-type="string">
            <text:p>Rosemann</text:p>
          </table:table-cell>
          <table:table-cell office:value-type="string" calcext:value-type="string">
            <text:p>Dr. Martin</text:p>
          </table:table-cell>
          <table:table-cell table:formula="of:=CONCATENATE([.B539]; &quot; &quot;;[.A539])" office:value-type="string" office:string-value="Dr. Martin Rosemann" calcext:value-type="string">
            <text:p>Dr. Martin Rosemann</text:p>
          </table:table-cell>
          <table:table-cell office:value-type="string" calcext:value-type="string">
            <text:p>M</text:p>
          </table:table-cell>
          <table:table-cell office:value-type="float" office:value="857926" calcext:value-type="float">
            <text:p>857926</text:p>
          </table:table-cell>
        </table:table-row>
        <table:table-row table:style-name="ro1">
          <table:table-cell office:value-type="string" calcext:value-type="string">
            <text:p>Rosenthal</text:p>
          </table:table-cell>
          <table:table-cell office:value-type="string" calcext:value-type="string">
            <text:p>Jessica</text:p>
          </table:table-cell>
          <table:table-cell table:formula="of:=CONCATENATE([.B540]; &quot; &quot;;[.A540])" office:value-type="string" office:string-value="Jessica Rosenthal" calcext:value-type="string">
            <text:p>Jessica Rosenthal</text:p>
          </table:table-cell>
          <table:table-cell office:value-type="string" calcext:value-type="string">
            <text:p>F</text:p>
          </table:table-cell>
          <table:table-cell office:value-type="float" office:value="860982" calcext:value-type="float">
            <text:p>860982</text:p>
          </table:table-cell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Claudia</text:p>
          </table:table-cell>
          <table:table-cell table:formula="of:=CONCATENATE([.B541]; &quot; &quot;;[.A541])" office:value-type="string" office:string-value="Claudia Roth" calcext:value-type="string">
            <text:p>Claudia Roth</text:p>
          </table:table-cell>
          <table:table-cell office:value-type="string" calcext:value-type="string">
            <text:p>F</text:p>
          </table:table-cell>
          <table:table-cell office:value-type="float" office:value="857916" calcext:value-type="float">
            <text:p>857916</text:p>
          </table:table-cell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Michael</text:p>
          </table:table-cell>
          <table:table-cell table:formula="of:=CONCATENATE([.B542]; &quot; &quot;;[.A542])" office:value-type="string" office:string-value="Michael Roth" calcext:value-type="string">
            <text:p>Michael Roth</text:p>
          </table:table-cell>
          <table:table-cell office:value-type="string" calcext:value-type="string">
            <text:p>M</text:p>
          </table:table-cell>
          <table:table-cell office:value-type="float" office:value="857922" calcext:value-type="float">
            <text:p>857922</text:p>
          </table:table-cell>
        </table:table-row>
        <table:table-row table:style-name="ro1">
          <table:table-cell office:value-type="string" calcext:value-type="string">
            <text:p>Rottmann</text:p>
          </table:table-cell>
          <table:table-cell office:value-type="string" calcext:value-type="string">
            <text:p>Dr. Manuela</text:p>
          </table:table-cell>
          <table:table-cell table:formula="of:=CONCATENATE([.B543]; &quot; &quot;;[.A543])" office:value-type="string" office:string-value="Dr. Manuela Rottmann" calcext:value-type="string">
            <text:p>Dr. Manuela Rottmann</text:p>
          </table:table-cell>
          <table:table-cell office:value-type="string" calcext:value-type="string">
            <text:p>F</text:p>
          </table:table-cell>
          <table:table-cell office:value-type="float" office:value="857878" calcext:value-type="float">
            <text:p>857878</text:p>
          </table:table-cell>
        </table:table-row>
        <table:table-row table:style-name="ro1">
          <table:table-cell office:value-type="string" calcext:value-type="string">
            <text:p>Rouenhoff</text:p>
          </table:table-cell>
          <table:table-cell office:value-type="string" calcext:value-type="string">
            <text:p>Stefan</text:p>
          </table:table-cell>
          <table:table-cell table:formula="of:=CONCATENATE([.B544]; &quot; &quot;;[.A544])" office:value-type="string" office:string-value="Stefan Rouenhoff" calcext:value-type="string">
            <text:p>Stefan Rouenhoff</text:p>
          </table:table-cell>
          <table:table-cell office:value-type="string" calcext:value-type="string">
            <text:p>M</text:p>
          </table:table-cell>
          <table:table-cell office:value-type="float" office:value="857892" calcext:value-type="float">
            <text:p>857892</text:p>
          </table:table-cell>
        </table:table-row>
        <table:table-row table:style-name="ro1">
          <table:table-cell office:value-type="string" calcext:value-type="string">
            <text:p>Rudolph</text:p>
          </table:table-cell>
          <table:table-cell office:value-type="string" calcext:value-type="string">
            <text:p>Dr. Thorsten</text:p>
          </table:table-cell>
          <table:table-cell table:formula="of:=CONCATENATE([.B545]; &quot; &quot;;[.A545])" office:value-type="string" office:string-value="Dr. Thorsten Rudolph" calcext:value-type="string">
            <text:p>Dr. Thorsten Rudolph</text:p>
          </table:table-cell>
          <table:table-cell office:value-type="string" calcext:value-type="string">
            <text:p>M</text:p>
          </table:table-cell>
          <table:table-cell office:value-type="float" office:value="861184" calcext:value-type="float">
            <text:p>861184</text:p>
          </table:table-cell>
        </table:table-row>
        <table:table-row table:style-name="ro1">
          <table:table-cell office:value-type="string" calcext:value-type="string">
            <text:p>Rudolph</text:p>
          </table:table-cell>
          <table:table-cell office:value-type="string" calcext:value-type="string">
            <text:p>Tina</text:p>
          </table:table-cell>
          <table:table-cell table:formula="of:=CONCATENATE([.B546]; &quot; &quot;;[.A546])" office:value-type="string" office:string-value="Tina Rudolph" calcext:value-type="string">
            <text:p>Tina Rudolph</text:p>
          </table:table-cell>
          <table:table-cell office:value-type="string" calcext:value-type="string">
            <text:p>F</text:p>
          </table:table-cell>
          <table:table-cell office:value-type="float" office:value="861438" calcext:value-type="float">
            <text:p>861438</text:p>
          </table:table-cell>
        </table:table-row>
        <table:table-row table:style-name="ro1">
          <table:table-cell office:value-type="string" calcext:value-type="string">
            <text:p>Rüddel</text:p>
          </table:table-cell>
          <table:table-cell office:value-type="string" calcext:value-type="string">
            <text:p>Erwin</text:p>
          </table:table-cell>
          <table:table-cell table:formula="of:=CONCATENATE([.B547]; &quot; &quot;;[.A547])" office:value-type="string" office:string-value="Erwin Rüddel" calcext:value-type="string">
            <text:p>Erwin Rüddel</text:p>
          </table:table-cell>
          <table:table-cell office:value-type="string" calcext:value-type="string">
            <text:p>M</text:p>
          </table:table-cell>
          <table:table-cell office:value-type="float" office:value="857930" calcext:value-type="float">
            <text:p>857930</text:p>
          </table:table-cell>
        </table:table-row>
        <table:table-row table:style-name="ro1">
          <table:table-cell office:value-type="string" calcext:value-type="string">
            <text:p>Rüffer</text:p>
          </table:table-cell>
          <table:table-cell office:value-type="string" calcext:value-type="string">
            <text:p>Corinna</text:p>
          </table:table-cell>
          <table:table-cell table:formula="of:=CONCATENATE([.B548]; &quot; &quot;;[.A548])" office:value-type="string" office:string-value="Corinna Rüffer" calcext:value-type="string">
            <text:p>Corinna Rüffer</text:p>
          </table:table-cell>
          <table:table-cell office:value-type="string" calcext:value-type="string">
            <text:p>F</text:p>
          </table:table-cell>
          <table:table-cell office:value-type="float" office:value="857888" calcext:value-type="float">
            <text:p>857888</text:p>
          </table:table-cell>
        </table:table-row>
        <table:table-row table:style-name="ro1">
          <table:table-cell office:value-type="string" calcext:value-type="string">
            <text:p>Rützel</text:p>
          </table:table-cell>
          <table:table-cell office:value-type="string" calcext:value-type="string">
            <text:p>Bernd</text:p>
          </table:table-cell>
          <table:table-cell table:formula="of:=CONCATENATE([.B549]; &quot; &quot;;[.A549])" office:value-type="string" office:string-value="Bernd Rützel" calcext:value-type="string">
            <text:p>Bernd Rützel</text:p>
          </table:table-cell>
          <table:table-cell office:value-type="string" calcext:value-type="string">
            <text:p>M</text:p>
          </table:table-cell>
          <table:table-cell office:value-type="float" office:value="857910" calcext:value-type="float">
            <text:p>857910</text:p>
          </table:table-cell>
        </table:table-row>
        <table:table-row table:style-name="ro1">
          <table:table-cell office:value-type="string" calcext:value-type="string">
            <text:p>Rupprecht</text:p>
          </table:table-cell>
          <table:table-cell office:value-type="string" calcext:value-type="string">
            <text:p>Albert</text:p>
          </table:table-cell>
          <table:table-cell table:formula="of:=CONCATENATE([.B550]; &quot; &quot;;[.A550])" office:value-type="string" office:string-value="Albert Rupprecht" calcext:value-type="string">
            <text:p>Albert Rupprecht</text:p>
          </table:table-cell>
          <table:table-cell office:value-type="string" calcext:value-type="string">
            <text:p>M</text:p>
          </table:table-cell>
          <table:table-cell office:value-type="float" office:value="857884" calcext:value-type="float">
            <text:p>857884</text:p>
          </table:table-cell>
        </table:table-row>
        <table:table-row table:style-name="ro1">
          <table:table-cell office:value-type="string" calcext:value-type="string">
            <text:p>Ryglewski</text:p>
          </table:table-cell>
          <table:table-cell office:value-type="string" calcext:value-type="string">
            <text:p>Sarah</text:p>
          </table:table-cell>
          <table:table-cell table:formula="of:=CONCATENATE([.B551]; &quot; &quot;;[.A551])" office:value-type="string" office:string-value="Sarah Ryglewski" calcext:value-type="string">
            <text:p>Sarah Ryglewski</text:p>
          </table:table-cell>
          <table:table-cell office:value-type="string" calcext:value-type="string">
            <text:p>F</text:p>
          </table:table-cell>
          <table:table-cell office:value-type="float" office:value="857904" calcext:value-type="float">
            <text:p>857904</text:p>
          </table:table-cell>
        </table:table-row>
        <table:table-row table:style-name="ro1">
          <table:table-cell office:value-type="string" calcext:value-type="string">
            <text:p>Saathoff</text:p>
          </table:table-cell>
          <table:table-cell office:value-type="string" calcext:value-type="string">
            <text:p>Johann</text:p>
          </table:table-cell>
          <table:table-cell table:formula="of:=CONCATENATE([.B552]; &quot; &quot;;[.A552])" office:value-type="string" office:string-value="Johann Saathoff" calcext:value-type="string">
            <text:p>Johann Saathoff</text:p>
          </table:table-cell>
          <table:table-cell office:value-type="string" calcext:value-type="string">
            <text:p>M</text:p>
          </table:table-cell>
          <table:table-cell office:value-type="float" office:value="857972" calcext:value-type="float">
            <text:p>857972</text:p>
          </table:table-cell>
        </table:table-row>
        <table:table-row table:style-name="ro1">
          <table:table-cell office:value-type="string" calcext:value-type="string">
            <text:p>Saleh</text:p>
          </table:table-cell>
          <table:table-cell office:value-type="string" calcext:value-type="string">
            <text:p>Kassem Taher</text:p>
          </table:table-cell>
          <table:table-cell table:formula="of:=CONCATENATE([.B553]; &quot; &quot;;[.A553])" office:value-type="string" office:string-value="Kassem Taher Saleh" calcext:value-type="string">
            <text:p>Kassem Taher Saleh</text:p>
          </table:table-cell>
          <table:table-cell office:value-type="string" calcext:value-type="string">
            <text:p>M</text:p>
          </table:table-cell>
          <table:table-cell office:value-type="float" office:value="861262" calcext:value-type="float">
            <text:p>861262</text:p>
          </table:table-cell>
        </table:table-row>
        <table:table-row table:style-name="ro1">
          <table:table-cell office:value-type="string" calcext:value-type="string">
            <text:p>Santos Firnhaber</text:p>
          </table:table-cell>
          <table:table-cell office:value-type="string" calcext:value-type="string">
            <text:p>Catarina dos</text:p>
          </table:table-cell>
          <table:table-cell table:formula="of:=CONCATENATE([.B554]; &quot; &quot;;[.A554])" office:value-type="string" office:string-value="Catarina dos Santos Firnhaber" calcext:value-type="string">
            <text:p>Catarina dos Santos Firnhaber</text:p>
          </table:table-cell>
          <table:table-cell office:value-type="string" calcext:value-type="string">
            <text:p>F</text:p>
          </table:table-cell>
          <table:table-cell office:value-type="float" office:value="860952" calcext:value-type="float">
            <text:p>860952</text:p>
          </table:table-cell>
        </table:table-row>
        <table:table-row table:style-name="ro1">
          <table:table-cell office:value-type="string" calcext:value-type="string">
            <text:p>Sattelberger</text:p>
          </table:table-cell>
          <table:table-cell office:value-type="string" calcext:value-type="string">
            <text:p>Dr. h. c. Thomas</text:p>
          </table:table-cell>
          <table:table-cell table:formula="of:=CONCATENATE([.B555]; &quot; &quot;;[.A555])" office:value-type="string" office:string-value="Dr. h. c. Thomas Sattelberger" calcext:value-type="string">
            <text:p>Dr. h. c. Thomas Sattelberger</text:p>
          </table:table-cell>
          <table:table-cell office:value-type="string" calcext:value-type="string">
            <text:p>M</text:p>
          </table:table-cell>
          <table:table-cell office:value-type="float" office:value="863128" calcext:value-type="float">
            <text:p>863128</text:p>
          </table:table-cell>
        </table:table-row>
        <table:table-row table:style-name="ro1">
          <table:table-cell office:value-type="string" calcext:value-type="string">
            <text:p>Sauter</text:p>
          </table:table-cell>
          <table:table-cell office:value-type="string" calcext:value-type="string">
            <text:p>Christian</text:p>
          </table:table-cell>
          <table:table-cell table:formula="of:=CONCATENATE([.B556]; &quot; &quot;;[.A556])" office:value-type="string" office:string-value="Christian Sauter" calcext:value-type="string">
            <text:p>Christian Sauter</text:p>
          </table:table-cell>
          <table:table-cell office:value-type="string" calcext:value-type="string">
            <text:p>M</text:p>
          </table:table-cell>
          <table:table-cell office:value-type="float" office:value="857932" calcext:value-type="float">
            <text:p>857932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Axel</text:p>
          </table:table-cell>
          <table:table-cell table:formula="of:=CONCATENATE([.B557]; &quot; &quot;;[.A557])" office:value-type="string" office:string-value="Axel Schäfer" calcext:value-type="string">
            <text:p>Axel Schäfer</text:p>
          </table:table-cell>
          <table:table-cell office:value-type="string" calcext:value-type="string">
            <text:p>M</text:p>
          </table:table-cell>
          <table:table-cell office:value-type="float" office:value="857946" calcext:value-type="float">
            <text:p>857946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Ingo</text:p>
          </table:table-cell>
          <table:table-cell table:formula="of:=CONCATENATE([.B558]; &quot; &quot;;[.A558])" office:value-type="string" office:string-value="Ingo Schäfer" calcext:value-type="string">
            <text:p>Ingo Schäfer</text:p>
          </table:table-cell>
          <table:table-cell office:value-type="string" calcext:value-type="string">
            <text:p>M</text:p>
          </table:table-cell>
          <table:table-cell office:value-type="float" office:value="861050" calcext:value-type="float">
            <text:p>861050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Jamila</text:p>
          </table:table-cell>
          <table:table-cell table:formula="of:=CONCATENATE([.B559]; &quot; &quot;;[.A559])" office:value-type="string" office:string-value="Jamila Schäfer" calcext:value-type="string">
            <text:p>Jamila Schäfer</text:p>
          </table:table-cell>
          <table:table-cell office:value-type="string" calcext:value-type="string">
            <text:p>F</text:p>
          </table:table-cell>
          <table:table-cell office:value-type="float" office:value="860330" calcext:value-type="float">
            <text:p>860330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Dr. Sebastian</text:p>
          </table:table-cell>
          <table:table-cell table:formula="of:=CONCATENATE([.B560]; &quot; &quot;;[.A560])" office:value-type="string" office:string-value="Dr. Sebastian Schäfer" calcext:value-type="string">
            <text:p>Dr. Sebastian Schäfer</text:p>
          </table:table-cell>
          <table:table-cell office:value-type="string" calcext:value-type="string">
            <text:p>M</text:p>
          </table:table-cell>
          <table:table-cell office:value-type="float" office:value="860174" calcext:value-type="float">
            <text:p>860174</text:p>
          </table:table-cell>
        </table:table-row>
        <table:table-row table:style-name="ro1">
          <table:table-cell office:value-type="string" calcext:value-type="string">
            <text:p>Schäffler</text:p>
          </table:table-cell>
          <table:table-cell office:value-type="string" calcext:value-type="string">
            <text:p>Frank</text:p>
          </table:table-cell>
          <table:table-cell table:formula="of:=CONCATENATE([.B561]; &quot; &quot;;[.A561])" office:value-type="string" office:string-value="Frank Schäffler" calcext:value-type="string">
            <text:p>Frank Schäffler</text:p>
          </table:table-cell>
          <table:table-cell office:value-type="string" calcext:value-type="string">
            <text:p>M</text:p>
          </table:table-cell>
          <table:table-cell office:value-type="float" office:value="857952" calcext:value-type="float">
            <text:p>857952</text:p>
          </table:table-cell>
        </table:table-row>
        <table:table-row table:style-name="ro1">
          <table:table-cell office:value-type="string" calcext:value-type="string">
            <text:p>Schätzl</text:p>
          </table:table-cell>
          <table:table-cell office:value-type="string" calcext:value-type="string">
            <text:p>Johannes</text:p>
          </table:table-cell>
          <table:table-cell table:formula="of:=CONCATENATE([.B562]; &quot; &quot;;[.A562])" office:value-type="string" office:string-value="Johannes Schätzl" calcext:value-type="string">
            <text:p>Johannes Schätzl</text:p>
          </table:table-cell>
          <table:table-cell office:value-type="string" calcext:value-type="string">
            <text:p>M</text:p>
          </table:table-cell>
          <table:table-cell office:value-type="float" office:value="860286" calcext:value-type="float">
            <text:p>860286</text:p>
          </table:table-cell>
        </table:table-row>
        <table:table-row table:style-name="ro1">
          <table:table-cell office:value-type="string" calcext:value-type="string">
            <text:p>Schäuble</text:p>
          </table:table-cell>
          <table:table-cell office:value-type="string" calcext:value-type="string">
            <text:p>Dr. Wolfgang</text:p>
          </table:table-cell>
          <table:table-cell table:formula="of:=CONCATENATE([.B563]; &quot; &quot;;[.A563])" office:value-type="string" office:string-value="Dr. Wolfgang Schäuble" calcext:value-type="string">
            <text:p>Dr. Wolfgang Schäuble</text:p>
          </table:table-cell>
          <table:table-cell office:value-type="string" calcext:value-type="string">
            <text:p>M</text:p>
          </table:table-cell>
          <table:table-cell office:value-type="float" office:value="857936" calcext:value-type="float">
            <text:p>857936</text:p>
          </table:table-cell>
        </table:table-row>
        <table:table-row table:style-name="ro1">
          <table:table-cell office:value-type="string" calcext:value-type="string">
            <text:p>Schamber</text:p>
          </table:table-cell>
          <table:table-cell office:value-type="string" calcext:value-type="string">
            <text:p>Rebecca</text:p>
          </table:table-cell>
          <table:table-cell table:formula="of:=CONCATENATE([.B564]; &quot; &quot;;[.A564])" office:value-type="string" office:string-value="Rebecca Schamber" calcext:value-type="string">
            <text:p>Rebecca Schamber</text:p>
          </table:table-cell>
          <table:table-cell office:value-type="string" calcext:value-type="string">
            <text:p>F</text:p>
          </table:table-cell>
          <table:table-cell office:value-type="float" office:value="860884" calcext:value-type="float">
            <text:p>860884</text:p>
          </table:table-cell>
        </table:table-row>
        <table:table-row table:style-name="ro1">
          <table:table-cell office:value-type="string" calcext:value-type="string">
            <text:p>Schattner</text:p>
          </table:table-cell>
          <table:table-cell office:value-type="string" calcext:value-type="string">
            <text:p>Bernd</text:p>
          </table:table-cell>
          <table:table-cell table:formula="of:=CONCATENATE([.B565]; &quot; &quot;;[.A565])" office:value-type="string" office:string-value="Bernd Schattner" calcext:value-type="string">
            <text:p>Bernd Schattner</text:p>
          </table:table-cell>
          <table:table-cell office:value-type="string" calcext:value-type="string">
            <text:p>M</text:p>
          </table:table-cell>
          <table:table-cell office:value-type="float" office:value="861158" calcext:value-type="float">
            <text:p>861158</text:p>
          </table:table-cell>
        </table:table-row>
        <table:table-row table:style-name="ro1">
          <table:table-cell office:value-type="string" calcext:value-type="string">
            <text:p>Schauws</text:p>
          </table:table-cell>
          <table:table-cell office:value-type="string" calcext:value-type="string">
            <text:p>Ulle</text:p>
          </table:table-cell>
          <table:table-cell table:formula="of:=CONCATENATE([.B566]; &quot; &quot;;[.A566])" office:value-type="string" office:string-value="Ulle Schauws" calcext:value-type="string">
            <text:p>Ulle Schauws</text:p>
          </table:table-cell>
          <table:table-cell office:value-type="string" calcext:value-type="string">
            <text:p>F</text:p>
          </table:table-cell>
          <table:table-cell office:value-type="float" office:value="857942" calcext:value-type="float">
            <text:p>857942</text:p>
          </table:table-cell>
        </table:table-row>
        <table:table-row table:style-name="ro1">
          <table:table-cell office:value-type="string" calcext:value-type="string">
            <text:p>Scheer</text:p>
          </table:table-cell>
          <table:table-cell office:value-type="string" calcext:value-type="string">
            <text:p>Dr. Nina</text:p>
          </table:table-cell>
          <table:table-cell table:formula="of:=CONCATENATE([.B567]; &quot; &quot;;[.A567])" office:value-type="string" office:string-value="Dr. Nina Scheer" calcext:value-type="string">
            <text:p>Dr. Nina Scheer</text:p>
          </table:table-cell>
          <table:table-cell office:value-type="string" calcext:value-type="string">
            <text:p>F</text:p>
          </table:table-cell>
          <table:table-cell office:value-type="float" office:value="857962" calcext:value-type="float">
            <text:p>857962</text:p>
          </table:table-cell>
        </table:table-row>
        <table:table-row table:style-name="ro1">
          <table:table-cell office:value-type="string" calcext:value-type="string">
            <text:p>Schenderlein</text:p>
          </table:table-cell>
          <table:table-cell office:value-type="string" calcext:value-type="string">
            <text:p>Dr. Christiane</text:p>
          </table:table-cell>
          <table:table-cell table:formula="of:=CONCATENATE([.B568]; &quot; &quot;;[.A568])" office:value-type="string" office:string-value="Dr. Christiane Schenderlein" calcext:value-type="string">
            <text:p>Dr. Christiane Schenderlein</text:p>
          </table:table-cell>
          <table:table-cell office:value-type="string" calcext:value-type="string">
            <text:p>F</text:p>
          </table:table-cell>
          <table:table-cell office:value-type="float" office:value="861272" calcext:value-type="float">
            <text:p>861272</text:p>
          </table:table-cell>
        </table:table-row>
        <table:table-row table:style-name="ro1">
          <table:table-cell office:value-type="string" calcext:value-type="string">
            <text:p>Scheuer</text:p>
          </table:table-cell>
          <table:table-cell office:value-type="string" calcext:value-type="string">
            <text:p>Andreas</text:p>
          </table:table-cell>
          <table:table-cell table:formula="of:=CONCATENATE([.B569]; &quot; &quot;;[.A569])" office:value-type="string" office:string-value="Andreas Scheuer" calcext:value-type="string">
            <text:p>Andreas Scheuer</text:p>
          </table:table-cell>
          <table:table-cell office:value-type="string" calcext:value-type="string">
            <text:p>M</text:p>
          </table:table-cell>
          <table:table-cell office:value-type="float" office:value="857964" calcext:value-type="float">
            <text:p>857964</text:p>
          </table:table-cell>
        </table:table-row>
        <table:table-row table:style-name="ro1">
          <table:table-cell office:value-type="string" calcext:value-type="string">
            <text:p>Schieder</text:p>
          </table:table-cell>
          <table:table-cell office:value-type="string" calcext:value-type="string">
            <text:p>Marianne</text:p>
          </table:table-cell>
          <table:table-cell table:formula="of:=CONCATENATE([.B570]; &quot; &quot;;[.A570])" office:value-type="string" office:string-value="Marianne Schieder" calcext:value-type="string">
            <text:p>Marianne Schieder</text:p>
          </table:table-cell>
          <table:table-cell office:value-type="string" calcext:value-type="string">
            <text:p>F</text:p>
          </table:table-cell>
          <table:table-cell office:value-type="float" office:value="857968" calcext:value-type="float">
            <text:p>857968</text:p>
          </table:table-cell>
        </table:table-row>
        <table:table-row table:style-name="ro1">
          <table:table-cell office:value-type="string" calcext:value-type="string">
            <text:p>Schiefner</text:p>
          </table:table-cell>
          <table:table-cell office:value-type="string" calcext:value-type="string">
            <text:p>Udo</text:p>
          </table:table-cell>
          <table:table-cell table:formula="of:=CONCATENATE([.B571]; &quot; &quot;;[.A571])" office:value-type="string" office:string-value="Udo Schiefner" calcext:value-type="string">
            <text:p>Udo Schiefner</text:p>
          </table:table-cell>
          <table:table-cell office:value-type="string" calcext:value-type="string">
            <text:p>M</text:p>
          </table:table-cell>
          <table:table-cell office:value-type="float" office:value="857940" calcext:value-type="float">
            <text:p>857940</text:p>
          </table:table-cell>
        </table:table-row>
        <table:table-row table:style-name="ro1">
          <table:table-cell office:value-type="string" calcext:value-type="string">
            <text:p>Schielke-Ziesing</text:p>
          </table:table-cell>
          <table:table-cell office:value-type="string" calcext:value-type="string">
            <text:p>Ulrike</text:p>
          </table:table-cell>
          <table:table-cell table:formula="of:=CONCATENATE([.B572]; &quot; &quot;;[.A572])" office:value-type="string" office:string-value="Ulrike Schielke-Ziesing" calcext:value-type="string">
            <text:p>Ulrike Schielke-Ziesing</text:p>
          </table:table-cell>
          <table:table-cell office:value-type="string" calcext:value-type="string">
            <text:p>F</text:p>
          </table:table-cell>
          <table:table-cell office:value-type="float" office:value="857954" calcext:value-type="float">
            <text:p>857954</text:p>
          </table:table-cell>
        </table:table-row>
        <table:table-row table:style-name="ro1">
          <table:table-cell office:value-type="string" calcext:value-type="string">
            <text:p>Schierenbeck</text:p>
          </table:table-cell>
          <table:table-cell office:value-type="string" calcext:value-type="string">
            <text:p>Peggy</text:p>
          </table:table-cell>
          <table:table-cell table:formula="of:=CONCATENATE([.B573]; &quot; &quot;;[.A573])" office:value-type="string" office:string-value="Peggy Schierenbeck" calcext:value-type="string">
            <text:p>Peggy Schierenbeck</text:p>
          </table:table-cell>
          <table:table-cell office:value-type="string" calcext:value-type="string">
            <text:p>F</text:p>
          </table:table-cell>
          <table:table-cell office:value-type="float" office:value="860880" calcext:value-type="float">
            <text:p>860880</text:p>
          </table:table-cell>
        </table:table-row>
        <table:table-row table:style-name="ro1">
          <table:table-cell office:value-type="string" calcext:value-type="string">
            <text:p>Schimke</text:p>
          </table:table-cell>
          <table:table-cell office:value-type="string" calcext:value-type="string">
            <text:p>Jana</text:p>
          </table:table-cell>
          <table:table-cell table:formula="of:=CONCATENATE([.B574]; &quot; &quot;;[.A574])" office:value-type="string" office:string-value="Jana Schimke" calcext:value-type="string">
            <text:p>Jana Schimke</text:p>
          </table:table-cell>
          <table:table-cell office:value-type="string" calcext:value-type="string">
            <text:p>F</text:p>
          </table:table-cell>
          <table:table-cell office:value-type="float" office:value="857976" calcext:value-type="float">
            <text:p>857976</text:p>
          </table:table-cell>
        </table:table-row>
        <table:table-row table:style-name="ro1">
          <table:table-cell office:value-type="string" calcext:value-type="string">
            <text:p>Schisanowski</text:p>
          </table:table-cell>
          <table:table-cell office:value-type="string" calcext:value-type="string">
            <text:p>Timo</text:p>
          </table:table-cell>
          <table:table-cell table:formula="of:=CONCATENATE([.B575]; &quot; &quot;;[.A575])" office:value-type="string" office:string-value="Timo Schisanowski" calcext:value-type="string">
            <text:p>Timo Schisanowski</text:p>
          </table:table-cell>
          <table:table-cell office:value-type="string" calcext:value-type="string">
            <text:p>M</text:p>
          </table:table-cell>
          <table:table-cell office:value-type="float" office:value="861110" calcext:value-type="float">
            <text:p>861110</text:p>
          </table:table-cell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Christoph</text:p>
          </table:table-cell>
          <table:table-cell table:formula="of:=CONCATENATE([.B576]; &quot; &quot;;[.A576])" office:value-type="string" office:string-value="Christoph Schmid" calcext:value-type="string">
            <text:p>Christoph Schmid</text:p>
          </table:table-cell>
          <table:table-cell office:value-type="string" calcext:value-type="string">
            <text:p>M</text:p>
          </table:table-cell>
          <table:table-cell office:value-type="float" office:value="860280" calcext:value-type="float">
            <text:p>860280</text:p>
          </table:table-cell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Dr. Nils</text:p>
          </table:table-cell>
          <table:table-cell table:formula="of:=CONCATENATE([.B577]; &quot; &quot;;[.A577])" office:value-type="string" office:string-value="Dr. Nils Schmid" calcext:value-type="string">
            <text:p>Dr. Nils Schmid</text:p>
          </table:table-cell>
          <table:table-cell office:value-type="string" calcext:value-type="string">
            <text:p>M</text:p>
          </table:table-cell>
          <table:table-cell office:value-type="float" office:value="857958" calcext:value-type="float">
            <text:p>857958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Dagmar</text:p>
          </table:table-cell>
          <table:table-cell table:formula="of:=CONCATENATE([.B578]; &quot; &quot;;[.A578])" office:value-type="string" office:string-value="Dagmar Schmidt" calcext:value-type="string">
            <text:p>Dagmar Schmidt</text:p>
          </table:table-cell>
          <table:table-cell office:value-type="string" calcext:value-type="string">
            <text:p>F</text:p>
          </table:table-cell>
          <table:table-cell office:value-type="float" office:value="857966" calcext:value-type="float">
            <text:p>857966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Eugen</text:p>
          </table:table-cell>
          <table:table-cell table:formula="of:=CONCATENATE([.B579]; &quot; &quot;;[.A579])" office:value-type="string" office:string-value="Eugen Schmidt" calcext:value-type="string">
            <text:p>Eugen Schmidt</text:p>
          </table:table-cell>
          <table:table-cell office:value-type="string" calcext:value-type="string">
            <text:p>M</text:p>
          </table:table-cell>
          <table:table-cell office:value-type="float" office:value="861178" calcext:value-type="float">
            <text:p>861178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Jan Wenzel</text:p>
          </table:table-cell>
          <table:table-cell table:formula="of:=CONCATENATE([.B580]; &quot; &quot;;[.A580])" office:value-type="string" office:string-value="Jan Wenzel Schmidt" calcext:value-type="string">
            <text:p>Jan Wenzel Schmidt</text:p>
          </table:table-cell>
          <table:table-cell office:value-type="string" calcext:value-type="string">
            <text:p>M</text:p>
          </table:table-cell>
          <table:table-cell office:value-type="float" office:value="861180" calcext:value-type="float">
            <text:p>861180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Stefan</text:p>
          </table:table-cell>
          <table:table-cell table:formula="of:=CONCATENATE([.B581]; &quot; &quot;;[.A581])" office:value-type="string" office:string-value="Stefan Schmidt" calcext:value-type="string">
            <text:p>Stefan Schmidt</text:p>
          </table:table-cell>
          <table:table-cell office:value-type="string" calcext:value-type="string">
            <text:p>M</text:p>
          </table:table-cell>
          <table:table-cell office:value-type="float" office:value="857950" calcext:value-type="float">
            <text:p>857950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Uwe</text:p>
          </table:table-cell>
          <table:table-cell table:formula="of:=CONCATENATE([.B582]; &quot; &quot;;[.A582])" office:value-type="string" office:string-value="Uwe Schmidt" calcext:value-type="string">
            <text:p>Uwe Schmidt</text:p>
          </table:table-cell>
          <table:table-cell office:value-type="string" calcext:value-type="string">
            <text:p>M</text:p>
          </table:table-cell>
          <table:table-cell office:value-type="float" office:value="857938" calcext:value-type="float">
            <text:p>857938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Carsten</text:p>
          </table:table-cell>
          <table:table-cell table:formula="of:=CONCATENATE([.B583]; &quot; &quot;;[.A583])" office:value-type="string" office:string-value="Carsten Schneider" calcext:value-type="string">
            <text:p>Carsten Schneider</text:p>
          </table:table-cell>
          <table:table-cell office:value-type="string" calcext:value-type="string">
            <text:p>M</text:p>
          </table:table-cell>
          <table:table-cell office:value-type="float" office:value="857990" calcext:value-type="float">
            <text:p>857990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Daniel</text:p>
          </table:table-cell>
          <table:table-cell table:formula="of:=CONCATENATE([.B584]; &quot; &quot;;[.A584])" office:value-type="string" office:string-value="Daniel Schneider" calcext:value-type="string">
            <text:p>Daniel Schneider</text:p>
          </table:table-cell>
          <table:table-cell office:value-type="string" calcext:value-type="string">
            <text:p>M</text:p>
          </table:table-cell>
          <table:table-cell office:value-type="float" office:value="860886" calcext:value-type="float">
            <text:p>860886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Jörg</text:p>
          </table:table-cell>
          <table:table-cell table:formula="of:=CONCATENATE([.B585]; &quot; &quot;;[.A585])" office:value-type="string" office:string-value="Jörg Schneider" calcext:value-type="string">
            <text:p>Jörg Schneider</text:p>
          </table:table-cell>
          <table:table-cell office:value-type="string" calcext:value-type="string">
            <text:p>M</text:p>
          </table:table-cell>
          <table:table-cell office:value-type="float" office:value="858002" calcext:value-type="float">
            <text:p>858002</text:p>
          </table:table-cell>
        </table:table-row>
        <table:table-row table:style-name="ro1">
          <table:table-cell office:value-type="string" calcext:value-type="string">
            <text:p>Schnieder</text:p>
          </table:table-cell>
          <table:table-cell office:value-type="string" calcext:value-type="string">
            <text:p>Patrick</text:p>
          </table:table-cell>
          <table:table-cell table:formula="of:=CONCATENATE([.B586]; &quot; &quot;;[.A586])" office:value-type="string" office:string-value="Patrick Schnieder" calcext:value-type="string">
            <text:p>Patrick Schnieder</text:p>
          </table:table-cell>
          <table:table-cell office:value-type="string" calcext:value-type="string">
            <text:p>M</text:p>
          </table:table-cell>
          <table:table-cell office:value-type="float" office:value="857992" calcext:value-type="float">
            <text:p>857992</text:p>
          </table:table-cell>
        </table:table-row>
        <table:table-row table:style-name="ro1">
          <table:table-cell office:value-type="string" calcext:value-type="string">
            <text:p>Schön</text:p>
          </table:table-cell>
          <table:table-cell office:value-type="string" calcext:value-type="string">
            <text:p>Nadine</text:p>
          </table:table-cell>
          <table:table-cell table:formula="of:=CONCATENATE([.B587]; &quot; &quot;;[.A587])" office:value-type="string" office:string-value="Nadine Schön" calcext:value-type="string">
            <text:p>Nadine Schön</text:p>
          </table:table-cell>
          <table:table-cell office:value-type="string" calcext:value-type="string">
            <text:p>F</text:p>
          </table:table-cell>
          <table:table-cell office:value-type="float" office:value="858006" calcext:value-type="float">
            <text:p>858006</text:p>
          </table:table-cell>
        </table:table-row>
        <table:table-row table:style-name="ro1">
          <table:table-cell office:value-type="string" calcext:value-type="string">
            <text:p>Schönberger</text:p>
          </table:table-cell>
          <table:table-cell office:value-type="string" calcext:value-type="string">
            <text:p>Marlene</text:p>
          </table:table-cell>
          <table:table-cell table:formula="of:=CONCATENATE([.B588]; &quot; &quot;;[.A588])" office:value-type="string" office:string-value="Marlene Schönberger" calcext:value-type="string">
            <text:p>Marlene Schönberger</text:p>
          </table:table-cell>
          <table:table-cell office:value-type="string" calcext:value-type="string">
            <text:p>F</text:p>
          </table:table-cell>
          <table:table-cell office:value-type="float" office:value="860342" calcext:value-type="float">
            <text:p>860342</text:p>
          </table:table-cell>
        </table:table-row>
        <table:table-row table:style-name="ro1">
          <table:table-cell office:value-type="string" calcext:value-type="string">
            <text:p>Scholz</text:p>
          </table:table-cell>
          <table:table-cell office:value-type="string" calcext:value-type="string">
            <text:p>Olaf</text:p>
          </table:table-cell>
          <table:table-cell table:formula="of:=CONCATENATE([.B589]; &quot; &quot;;[.A589])" office:value-type="string" office:string-value="Olaf Scholz" calcext:value-type="string">
            <text:p>Olaf Scholz</text:p>
          </table:table-cell>
          <table:table-cell office:value-type="string" calcext:value-type="string">
            <text:p>M</text:p>
          </table:table-cell>
          <table:table-cell office:value-type="float" office:value="860468" calcext:value-type="float">
            <text:p>860468</text:p>
          </table:table-cell>
        </table:table-row>
        <table:table-row table:style-name="ro1">
          <table:table-cell office:value-type="string" calcext:value-type="string">
            <text:p>Schraps</text:p>
          </table:table-cell>
          <table:table-cell office:value-type="string" calcext:value-type="string">
            <text:p>Johannes</text:p>
          </table:table-cell>
          <table:table-cell table:formula="of:=CONCATENATE([.B590]; &quot; &quot;;[.A590])" office:value-type="string" office:string-value="Johannes Schraps" calcext:value-type="string">
            <text:p>Johannes Schraps</text:p>
          </table:table-cell>
          <table:table-cell office:value-type="string" calcext:value-type="string">
            <text:p>M</text:p>
          </table:table-cell>
          <table:table-cell office:value-type="float" office:value="857996" calcext:value-type="float">
            <text:p>857996</text:p>
          </table:table-cell>
        </table:table-row>
        <table:table-row table:style-name="ro1">
          <table:table-cell office:value-type="string" calcext:value-type="string">
            <text:p>Schreider</text:p>
          </table:table-cell>
          <table:table-cell office:value-type="string" calcext:value-type="string">
            <text:p>Christian</text:p>
          </table:table-cell>
          <table:table-cell table:formula="of:=CONCATENATE([.B591]; &quot; &quot;;[.A591])" office:value-type="string" office:string-value="Christian Schreider" calcext:value-type="string">
            <text:p>Christian Schreider</text:p>
          </table:table-cell>
          <table:table-cell office:value-type="string" calcext:value-type="string">
            <text:p>M</text:p>
          </table:table-cell>
          <table:table-cell office:value-type="float" office:value="861204" calcext:value-type="float">
            <text:p>861204</text:p>
          </table:table-cell>
        </table:table-row>
        <table:table-row table:style-name="ro1">
          <table:table-cell office:value-type="string" calcext:value-type="string">
            <text:p>Schreiner</text:p>
          </table:table-cell>
          <table:table-cell office:value-type="string" calcext:value-type="string">
            <text:p>Felix</text:p>
          </table:table-cell>
          <table:table-cell table:formula="of:=CONCATENATE([.B592]; &quot; &quot;;[.A592])" office:value-type="string" office:string-value="Felix Schreiner" calcext:value-type="string">
            <text:p>Felix Schreiner</text:p>
          </table:table-cell>
          <table:table-cell office:value-type="string" calcext:value-type="string">
            <text:p>M</text:p>
          </table:table-cell>
          <table:table-cell office:value-type="float" office:value="857978" calcext:value-type="float">
            <text:p>857978</text:p>
          </table:table-cell>
        </table:table-row>
        <table:table-row table:style-name="ro1">
          <table:table-cell office:value-type="string" calcext:value-type="string">
            <text:p>Schrodi</text:p>
          </table:table-cell>
          <table:table-cell office:value-type="string" calcext:value-type="string">
            <text:p>Michael</text:p>
          </table:table-cell>
          <table:table-cell table:formula="of:=CONCATENATE([.B593]; &quot; &quot;;[.A593])" office:value-type="string" office:string-value="Michael Schrodi" calcext:value-type="string">
            <text:p>Michael Schrodi</text:p>
          </table:table-cell>
          <table:table-cell office:value-type="string" calcext:value-type="string">
            <text:p>M</text:p>
          </table:table-cell>
          <table:table-cell office:value-type="float" office:value="857998" calcext:value-type="float">
            <text:p>857998</text:p>
          </table:table-cell>
        </table:table-row>
        <table:table-row table:style-name="ro1">
          <table:table-cell office:value-type="string" calcext:value-type="string">
            <text:p>Schröder</text:p>
          </table:table-cell>
          <table:table-cell office:value-type="string" calcext:value-type="string">
            <text:p>Christina-Johanne</text:p>
          </table:table-cell>
          <table:table-cell table:formula="of:=CONCATENATE([.B594]; &quot; &quot;;[.A594])" office:value-type="string" office:string-value="Christina-Johanne Schröder" calcext:value-type="string">
            <text:p>Christina-Johanne Schröder</text:p>
          </table:table-cell>
          <table:table-cell office:value-type="string" calcext:value-type="string">
            <text:p>F</text:p>
          </table:table-cell>
          <table:table-cell office:value-type="float" office:value="860816" calcext:value-type="float">
            <text:p>860816</text:p>
          </table:table-cell>
        </table:table-row>
        <table:table-row table:style-name="ro1">
          <table:table-cell office:value-type="string" calcext:value-type="string">
            <text:p>Schröder</text:p>
          </table:table-cell>
          <table:table-cell office:value-type="string" calcext:value-type="string">
            <text:p>Ria</text:p>
          </table:table-cell>
          <table:table-cell table:formula="of:=CONCATENATE([.B595]; &quot; &quot;;[.A595])" office:value-type="string" office:string-value="Ria Schröder" calcext:value-type="string">
            <text:p>Ria Schröder</text:p>
          </table:table-cell>
          <table:table-cell office:value-type="string" calcext:value-type="string">
            <text:p>F</text:p>
          </table:table-cell>
          <table:table-cell office:value-type="float" office:value="861210" calcext:value-type="float">
            <text:p>861210</text:p>
          </table:table-cell>
        </table:table-row>
        <table:table-row table:style-name="ro1">
          <table:table-cell office:value-type="string" calcext:value-type="string">
            <text:p>Schulz</text:p>
          </table:table-cell>
          <table:table-cell office:value-type="string" calcext:value-type="string">
            <text:p>Anja</text:p>
          </table:table-cell>
          <table:table-cell table:formula="of:=CONCATENATE([.B596]; &quot; &quot;;[.A596])" office:value-type="string" office:string-value="Anja Schulz" calcext:value-type="string">
            <text:p>Anja Schulz</text:p>
          </table:table-cell>
          <table:table-cell office:value-type="string" calcext:value-type="string">
            <text:p>F</text:p>
          </table:table-cell>
          <table:table-cell office:value-type="float" office:value="861214" calcext:value-type="float">
            <text:p>861214</text:p>
          </table:table-cell>
        </table:table-row>
        <table:table-row table:style-name="ro1">
          <table:table-cell office:value-type="string" calcext:value-type="string">
            <text:p>Schulz</text:p>
          </table:table-cell>
          <table:table-cell office:value-type="string" calcext:value-type="string">
            <text:p>Uwe</text:p>
          </table:table-cell>
          <table:table-cell table:formula="of:=CONCATENATE([.B597]; &quot; &quot;;[.A597])" office:value-type="string" office:string-value="Uwe Schulz" calcext:value-type="string">
            <text:p>Uwe Schulz</text:p>
          </table:table-cell>
          <table:table-cell office:value-type="string" calcext:value-type="string">
            <text:p>M</text:p>
          </table:table-cell>
          <table:table-cell office:value-type="float" office:value="857986" calcext:value-type="float">
            <text:p>857986</text:p>
          </table:table-cell>
        </table:table-row>
        <table:table-row table:style-name="ro1">
          <table:table-cell office:value-type="string" calcext:value-type="string">
            <text:p>Schulz-Asche</text:p>
          </table:table-cell>
          <table:table-cell office:value-type="string" calcext:value-type="string">
            <text:p>Kordula</text:p>
          </table:table-cell>
          <table:table-cell table:formula="of:=CONCATENATE([.B598]; &quot; &quot;;[.A598])" office:value-type="string" office:string-value="Kordula Schulz-Asche" calcext:value-type="string">
            <text:p>Kordula Schulz-Asche</text:p>
          </table:table-cell>
          <table:table-cell office:value-type="string" calcext:value-type="string">
            <text:p>F</text:p>
          </table:table-cell>
          <table:table-cell office:value-type="float" office:value="858004" calcext:value-type="float">
            <text:p>858004</text:p>
          </table:table-cell>
        </table:table-row>
        <table:table-row table:style-name="ro1">
          <table:table-cell office:value-type="string" calcext:value-type="string">
            <text:p>Schulze</text:p>
          </table:table-cell>
          <table:table-cell office:value-type="string" calcext:value-type="string">
            <text:p>Svenja</text:p>
          </table:table-cell>
          <table:table-cell table:formula="of:=CONCATENATE([.B599]; &quot; &quot;;[.A599])" office:value-type="string" office:string-value="Svenja Schulze" calcext:value-type="string">
            <text:p>Svenja Schulze</text:p>
          </table:table-cell>
          <table:table-cell office:value-type="string" calcext:value-type="string">
            <text:p>F</text:p>
          </table:table-cell>
          <table:table-cell office:value-type="float" office:value="860968" calcext:value-type="float">
            <text:p>860968</text:p>
          </table:table-cell>
        </table:table-row>
        <table:table-row table:style-name="ro1">
          <table:table-cell office:value-type="string" calcext:value-type="string">
            <text:p>Schwabe</text:p>
          </table:table-cell>
          <table:table-cell office:value-type="string" calcext:value-type="string">
            <text:p>Frank</text:p>
          </table:table-cell>
          <table:table-cell table:formula="of:=CONCATENATE([.B600]; &quot; &quot;;[.A600])" office:value-type="string" office:string-value="Frank Schwabe" calcext:value-type="string">
            <text:p>Frank Schwabe</text:p>
          </table:table-cell>
          <table:table-cell office:value-type="string" calcext:value-type="string">
            <text:p>M</text:p>
          </table:table-cell>
          <table:table-cell office:value-type="float" office:value="857980" calcext:value-type="float">
            <text:p>857980</text:p>
          </table:table-cell>
        </table:table-row>
        <table:table-row table:style-name="ro1">
          <table:table-cell office:value-type="string" calcext:value-type="string">
            <text:p>Schwartze</text:p>
          </table:table-cell>
          <table:table-cell office:value-type="string" calcext:value-type="string">
            <text:p>Stefan</text:p>
          </table:table-cell>
          <table:table-cell table:formula="of:=CONCATENATE([.B601]; &quot; &quot;;[.A601])" office:value-type="string" office:string-value="Stefan Schwartze" calcext:value-type="string">
            <text:p>Stefan Schwartze</text:p>
          </table:table-cell>
          <table:table-cell office:value-type="string" calcext:value-type="string">
            <text:p>M</text:p>
          </table:table-cell>
          <table:table-cell office:value-type="float" office:value="857984" calcext:value-type="float">
            <text:p>857984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Andreas</text:p>
          </table:table-cell>
          <table:table-cell table:formula="of:=CONCATENATE([.B602]; &quot; &quot;;[.A602])" office:value-type="string" office:string-value="Andreas Schwarz" calcext:value-type="string">
            <text:p>Andreas Schwarz</text:p>
          </table:table-cell>
          <table:table-cell office:value-type="string" calcext:value-type="string">
            <text:p>M</text:p>
          </table:table-cell>
          <table:table-cell office:value-type="float" office:value="857988" calcext:value-type="float">
            <text:p>857988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Armin</text:p>
          </table:table-cell>
          <table:table-cell table:formula="of:=CONCATENATE([.B603]; &quot; &quot;;[.A603])" office:value-type="string" office:string-value="Armin Schwarz" calcext:value-type="string">
            <text:p>Armin Schwarz</text:p>
          </table:table-cell>
          <table:table-cell office:value-type="string" calcext:value-type="string">
            <text:p>M</text:p>
          </table:table-cell>
          <table:table-cell office:value-type="float" office:value="860632" calcext:value-type="float">
            <text:p>860632</text:p>
          </table:table-cell>
        </table:table-row>
        <table:table-row table:style-name="ro1">
          <table:table-cell office:value-type="string" calcext:value-type="string">
            <text:p>Schwarzelühr-Sutter</text:p>
          </table:table-cell>
          <table:table-cell office:value-type="string" calcext:value-type="string">
            <text:p>Rita</text:p>
          </table:table-cell>
          <table:table-cell table:formula="of:=CONCATENATE([.B604]; &quot; &quot;;[.A604])" office:value-type="string" office:string-value="Rita Schwarzelühr-Sutter" calcext:value-type="string">
            <text:p>Rita Schwarzelühr-Sutter</text:p>
          </table:table-cell>
          <table:table-cell office:value-type="string" calcext:value-type="string">
            <text:p>F</text:p>
          </table:table-cell>
          <table:table-cell office:value-type="float" office:value="857994" calcext:value-type="float">
            <text:p>857994</text:p>
          </table:table-cell>
        </table:table-row>
        <table:table-row table:style-name="ro1">
          <table:table-cell office:value-type="string" calcext:value-type="string">
            <text:p>Seestern-Pauly</text:p>
          </table:table-cell>
          <table:table-cell office:value-type="string" calcext:value-type="string">
            <text:p>Matthias</text:p>
          </table:table-cell>
          <table:table-cell table:formula="of:=CONCATENATE([.B605]; &quot; &quot;;[.A605])" office:value-type="string" office:string-value="Matthias Seestern-Pauly" calcext:value-type="string">
            <text:p>Matthias Seestern-Pauly</text:p>
          </table:table-cell>
          <table:table-cell office:value-type="string" calcext:value-type="string">
            <text:p>M</text:p>
          </table:table-cell>
          <table:table-cell office:value-type="float" office:value="858010" calcext:value-type="float">
            <text:p>858010</text:p>
          </table:table-cell>
        </table:table-row>
        <table:table-row table:style-name="ro1">
          <table:table-cell office:value-type="string" calcext:value-type="string">
            <text:p>Seidler</text:p>
          </table:table-cell>
          <table:table-cell office:value-type="string" calcext:value-type="string">
            <text:p>Stefan</text:p>
          </table:table-cell>
          <table:table-cell table:formula="of:=CONCATENATE([.B606]; &quot; &quot;;[.A606])" office:value-type="string" office:string-value="Stefan Seidler" calcext:value-type="string">
            <text:p>Stefan Seidler</text:p>
          </table:table-cell>
          <table:table-cell office:value-type="string" calcext:value-type="string">
            <text:p>M</text:p>
          </table:table-cell>
          <table:table-cell office:value-type="float" office:value="863288" calcext:value-type="float">
            <text:p>863288</text:p>
          </table:table-cell>
        </table:table-row>
        <table:table-row table:style-name="ro1">
          <table:table-cell office:value-type="string" calcext:value-type="string">
            <text:p>Seif</text:p>
          </table:table-cell>
          <table:table-cell office:value-type="string" calcext:value-type="string">
            <text:p>Detlef</text:p>
          </table:table-cell>
          <table:table-cell table:formula="of:=CONCATENATE([.B607]; &quot; &quot;;[.A607])" office:value-type="string" office:string-value="Detlef Seif" calcext:value-type="string">
            <text:p>Detlef Seif</text:p>
          </table:table-cell>
          <table:table-cell office:value-type="string" calcext:value-type="string">
            <text:p>M</text:p>
          </table:table-cell>
          <table:table-cell office:value-type="float" office:value="858062" calcext:value-type="float">
            <text:p>858062</text:p>
          </table:table-cell>
        </table:table-row>
        <table:table-row table:style-name="ro1">
          <table:table-cell office:value-type="string" calcext:value-type="string">
            <text:p>Seiter</text:p>
          </table:table-cell>
          <table:table-cell office:value-type="string" calcext:value-type="string">
            <text:p>Prof. Dr. Stephan</text:p>
          </table:table-cell>
          <table:table-cell table:formula="of:=CONCATENATE([.B608]; &quot; &quot;;[.A608])" office:value-type="string" office:string-value="Prof. Dr. Stephan Seiter" calcext:value-type="string">
            <text:p>Prof. Dr. Stephan Seiter</text:p>
          </table:table-cell>
          <table:table-cell office:value-type="string" calcext:value-type="string">
            <text:p>M</text:p>
          </table:table-cell>
          <table:table-cell office:value-type="float" office:value="861238" calcext:value-type="float">
            <text:p>861238</text:p>
          </table:table-cell>
        </table:table-row>
        <table:table-row table:style-name="ro1">
          <table:table-cell office:value-type="string" calcext:value-type="string">
            <text:p>Seitz</text:p>
          </table:table-cell>
          <table:table-cell office:value-type="string" calcext:value-type="string">
            <text:p>Thomas</text:p>
          </table:table-cell>
          <table:table-cell table:formula="of:=CONCATENATE([.B609]; &quot; &quot;;[.A609])" office:value-type="string" office:string-value="Thomas Seitz" calcext:value-type="string">
            <text:p>Thomas Seitz</text:p>
          </table:table-cell>
          <table:table-cell office:value-type="string" calcext:value-type="string">
            <text:p>M</text:p>
          </table:table-cell>
          <table:table-cell office:value-type="float" office:value="858072" calcext:value-type="float">
            <text:p>858072</text:p>
          </table:table-cell>
        </table:table-row>
        <table:table-row table:style-name="ro1">
          <table:table-cell office:value-type="string" calcext:value-type="string">
            <text:p>Seitzl</text:p>
          </table:table-cell>
          <table:table-cell office:value-type="string" calcext:value-type="string">
            <text:p>Dr. Lina</text:p>
          </table:table-cell>
          <table:table-cell table:formula="of:=CONCATENATE([.B610]; &quot; &quot;;[.A610])" office:value-type="string" office:string-value="Dr. Lina Seitzl" calcext:value-type="string">
            <text:p>Dr. Lina Seitzl</text:p>
          </table:table-cell>
          <table:table-cell office:value-type="string" calcext:value-type="string">
            <text:p>F</text:p>
          </table:table-cell>
          <table:table-cell office:value-type="float" office:value="860184" calcext:value-type="float">
            <text:p>860184</text:p>
          </table:table-cell>
        </table:table-row>
        <table:table-row table:style-name="ro1">
          <table:table-cell office:value-type="string" calcext:value-type="string">
            <text:p>Sekmen</text:p>
          </table:table-cell>
          <table:table-cell office:value-type="string" calcext:value-type="string">
            <text:p>Melis</text:p>
          </table:table-cell>
          <table:table-cell table:formula="of:=CONCATENATE([.B611]; &quot; &quot;;[.A611])" office:value-type="string" office:string-value="Melis Sekmen" calcext:value-type="string">
            <text:p>Melis Sekmen</text:p>
          </table:table-cell>
          <table:table-cell office:value-type="string" calcext:value-type="string">
            <text:p>F</text:p>
          </table:table-cell>
          <table:table-cell office:value-type="float" office:value="860156" calcext:value-type="float">
            <text:p>860156</text:p>
          </table:table-cell>
        </table:table-row>
        <table:table-row table:style-name="ro1">
          <table:table-cell office:value-type="string" calcext:value-type="string">
            <text:p>Semet</text:p>
          </table:table-cell>
          <table:table-cell office:value-type="string" calcext:value-type="string">
            <text:p>Rainer</text:p>
          </table:table-cell>
          <table:table-cell table:formula="of:=CONCATENATE([.B612]; &quot; &quot;;[.A612])" office:value-type="string" office:string-value="Rainer Semet" calcext:value-type="string">
            <text:p>Rainer Semet</text:p>
          </table:table-cell>
          <table:table-cell office:value-type="string" calcext:value-type="string">
            <text:p>M</text:p>
          </table:table-cell>
          <table:table-cell office:value-type="float" office:value="861240" calcext:value-type="float">
            <text:p>861240</text:p>
          </table:table-cell>
        </table:table-row>
        <table:table-row table:style-name="ro1">
          <table:table-cell office:value-type="string" calcext:value-type="string">
            <text:p>Sichert</text:p>
          </table:table-cell>
          <table:table-cell office:value-type="string" calcext:value-type="string">
            <text:p>Martin</text:p>
          </table:table-cell>
          <table:table-cell table:formula="of:=CONCATENATE([.B613]; &quot; &quot;;[.A613])" office:value-type="string" office:string-value="Martin Sichert" calcext:value-type="string">
            <text:p>Martin Sichert</text:p>
          </table:table-cell>
          <table:table-cell office:value-type="string" calcext:value-type="string">
            <text:p>M</text:p>
          </table:table-cell>
          <table:table-cell office:value-type="float" office:value="858038" calcext:value-type="float">
            <text:p>858038</text:p>
          </table:table-cell>
        </table:table-row>
        <table:table-row table:style-name="ro1">
          <table:table-cell office:value-type="string" calcext:value-type="string">
            <text:p>Silberhorn</text:p>
          </table:table-cell>
          <table:table-cell office:value-type="string" calcext:value-type="string">
            <text:p>Thomas</text:p>
          </table:table-cell>
          <table:table-cell table:formula="of:=CONCATENATE([.B614]; &quot; &quot;;[.A614])" office:value-type="string" office:string-value="Thomas Silberhorn" calcext:value-type="string">
            <text:p>Thomas Silberhorn</text:p>
          </table:table-cell>
          <table:table-cell office:value-type="string" calcext:value-type="string">
            <text:p>M</text:p>
          </table:table-cell>
          <table:table-cell office:value-type="float" office:value="858036" calcext:value-type="float">
            <text:p>858036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Björn</text:p>
          </table:table-cell>
          <table:table-cell table:formula="of:=CONCATENATE([.B615]; &quot; &quot;;[.A615])" office:value-type="string" office:string-value="Björn Simon" calcext:value-type="string">
            <text:p>Björn Simon</text:p>
          </table:table-cell>
          <table:table-cell office:value-type="string" calcext:value-type="string">
            <text:p>M</text:p>
          </table:table-cell>
          <table:table-cell office:value-type="float" office:value="858050" calcext:value-type="float">
            <text:p>858050</text:p>
          </table:table-cell>
        </table:table-row>
        <table:table-row table:style-name="ro1">
          <table:table-cell office:value-type="string" calcext:value-type="string">
            <text:p>Sitte</text:p>
          </table:table-cell>
          <table:table-cell office:value-type="string" calcext:value-type="string">
            <text:p>Dr. Petra</text:p>
          </table:table-cell>
          <table:table-cell table:formula="of:=CONCATENATE([.B616]; &quot; &quot;;[.A616])" office:value-type="string" office:string-value="Dr. Petra Sitte" calcext:value-type="string">
            <text:p>Dr. Petra Sitte</text:p>
          </table:table-cell>
          <table:table-cell office:value-type="string" calcext:value-type="string">
            <text:p>F</text:p>
          </table:table-cell>
          <table:table-cell office:value-type="float" office:value="858018" calcext:value-type="float">
            <text:p>858018</text:p>
          </table:table-cell>
        </table:table-row>
        <table:table-row table:style-name="ro1">
          <table:table-cell office:value-type="string" calcext:value-type="string">
            <text:p>Skudelny</text:p>
          </table:table-cell>
          <table:table-cell office:value-type="string" calcext:value-type="string">
            <text:p>Judith</text:p>
          </table:table-cell>
          <table:table-cell table:formula="of:=CONCATENATE([.B617]; &quot; &quot;;[.A617])" office:value-type="string" office:string-value="Judith Skudelny" calcext:value-type="string">
            <text:p>Judith Skudelny</text:p>
          </table:table-cell>
          <table:table-cell office:value-type="string" calcext:value-type="string">
            <text:p>F</text:p>
          </table:table-cell>
          <table:table-cell office:value-type="float" office:value="858020" calcext:value-type="float">
            <text:p>858020</text:p>
          </table:table-cell>
        </table:table-row>
        <table:table-row table:style-name="ro1">
          <table:table-cell office:value-type="string" calcext:value-type="string">
            <text:p>Slawik</text:p>
          </table:table-cell>
          <table:table-cell office:value-type="string" calcext:value-type="string">
            <text:p>Nyke</text:p>
          </table:table-cell>
          <table:table-cell table:formula="of:=CONCATENATE([.B618]; &quot; &quot;;[.A618])" office:value-type="string" office:string-value="Nyke Slawik" calcext:value-type="string">
            <text:p>Nyke Slawik</text:p>
          </table:table-cell>
          <table:table-cell office:value-type="string" calcext:value-type="string">
            <text:p>F</text:p>
          </table:table-cell>
          <table:table-cell office:value-type="float" office:value="860910" calcext:value-type="float">
            <text:p>860910</text:p>
          </table:table-cell>
        </table:table-row>
        <table:table-row table:style-name="ro1">
          <table:table-cell office:value-type="string" calcext:value-type="string">
            <text:p>Sorge</text:p>
          </table:table-cell>
          <table:table-cell office:value-type="string" calcext:value-type="string">
            <text:p>Tino</text:p>
          </table:table-cell>
          <table:table-cell table:formula="of:=CONCATENATE([.B619]; &quot; &quot;;[.A619])" office:value-type="string" office:string-value="Tino Sorge" calcext:value-type="string">
            <text:p>Tino Sorge</text:p>
          </table:table-cell>
          <table:table-cell office:value-type="string" calcext:value-type="string">
            <text:p>M</text:p>
          </table:table-cell>
          <table:table-cell office:value-type="float" office:value="858066" calcext:value-type="float">
            <text:p>858066</text:p>
          </table:table-cell>
        </table:table-row>
        <table:table-row table:style-name="ro1">
          <table:table-cell office:value-type="string" calcext:value-type="string">
            <text:p>Spahn</text:p>
          </table:table-cell>
          <table:table-cell office:value-type="string" calcext:value-type="string">
            <text:p>Jens</text:p>
          </table:table-cell>
          <table:table-cell table:formula="of:=CONCATENATE([.B620]; &quot; &quot;;[.A620])" office:value-type="string" office:string-value="Jens Spahn" calcext:value-type="string">
            <text:p>Jens Spahn</text:p>
          </table:table-cell>
          <table:table-cell office:value-type="string" calcext:value-type="string">
            <text:p>M</text:p>
          </table:table-cell>
          <table:table-cell office:value-type="float" office:value="858012" calcext:value-type="float">
            <text:p>858012</text:p>
          </table:table-cell>
        </table:table-row>
        <table:table-row table:style-name="ro1">
          <table:table-cell office:value-type="string" calcext:value-type="string">
            <text:p>Spallek</text:p>
          </table:table-cell>
          <table:table-cell office:value-type="string" calcext:value-type="string">
            <text:p>Dr. Anne Monika</text:p>
          </table:table-cell>
          <table:table-cell table:formula="of:=CONCATENATE([.B621]; &quot; &quot;;[.A621])" office:value-type="string" office:string-value="Dr. Anne Monika Spallek" calcext:value-type="string">
            <text:p>Dr. Anne Monika Spallek</text:p>
          </table:table-cell>
          <table:table-cell office:value-type="string" calcext:value-type="string">
            <text:p>F</text:p>
          </table:table-cell>
          <table:table-cell office:value-type="float" office:value="860938" calcext:value-type="float">
            <text:p>860938</text:p>
          </table:table-cell>
        </table:table-row>
        <table:table-row table:style-name="ro1">
          <table:table-cell office:value-type="string" calcext:value-type="string">
            <text:p>Spaniel</text:p>
          </table:table-cell>
          <table:table-cell office:value-type="string" calcext:value-type="string">
            <text:p>Dr. Dirk</text:p>
          </table:table-cell>
          <table:table-cell table:formula="of:=CONCATENATE([.B622]; &quot; &quot;;[.A622])" office:value-type="string" office:string-value="Dr. Dirk Spaniel" calcext:value-type="string">
            <text:p>Dr. Dirk Spaniel</text:p>
          </table:table-cell>
          <table:table-cell office:value-type="string" calcext:value-type="string">
            <text:p>M</text:p>
          </table:table-cell>
          <table:table-cell office:value-type="float" office:value="858024" calcext:value-type="float">
            <text:p>858024</text:p>
          </table:table-cell>
        </table:table-row>
        <table:table-row table:style-name="ro1">
          <table:table-cell office:value-type="string" calcext:value-type="string">
            <text:p>Spellerberg</text:p>
          </table:table-cell>
          <table:table-cell office:value-type="string" calcext:value-type="string">
            <text:p>Merle</text:p>
          </table:table-cell>
          <table:table-cell table:formula="of:=CONCATENATE([.B623]; &quot; &quot;;[.A623])" office:value-type="string" office:string-value="Merle Spellerberg" calcext:value-type="string">
            <text:p>Merle Spellerberg</text:p>
          </table:table-cell>
          <table:table-cell office:value-type="string" calcext:value-type="string">
            <text:p>F</text:p>
          </table:table-cell>
          <table:table-cell office:value-type="float" office:value="861260" calcext:value-type="float">
            <text:p>861260</text:p>
          </table:table-cell>
        </table:table-row>
        <table:table-row table:style-name="ro1">
          <table:table-cell office:value-type="string" calcext:value-type="string">
            <text:p>Springer</text:p>
          </table:table-cell>
          <table:table-cell office:value-type="string" calcext:value-type="string">
            <text:p>René</text:p>
          </table:table-cell>
          <table:table-cell table:formula="of:=CONCATENATE([.B624]; &quot; &quot;;[.A624])" office:value-type="string" office:string-value="René Springer" calcext:value-type="string">
            <text:p>René Springer</text:p>
          </table:table-cell>
          <table:table-cell office:value-type="string" calcext:value-type="string">
            <text:p>M</text:p>
          </table:table-cell>
          <table:table-cell office:value-type="float" office:value="858058" calcext:value-type="float">
            <text:p>858058</text:p>
          </table:table-cell>
        </table:table-row>
        <table:table-row table:style-name="ro1">
          <table:table-cell office:value-type="string" calcext:value-type="string">
            <text:p>Stadler</text:p>
          </table:table-cell>
          <table:table-cell office:value-type="string" calcext:value-type="string">
            <text:p>Svenja</text:p>
          </table:table-cell>
          <table:table-cell table:formula="of:=CONCATENATE([.B625]; &quot; &quot;;[.A625])" office:value-type="string" office:string-value="Svenja Stadler" calcext:value-type="string">
            <text:p>Svenja Stadler</text:p>
          </table:table-cell>
          <table:table-cell office:value-type="string" calcext:value-type="string">
            <text:p>F</text:p>
          </table:table-cell>
          <table:table-cell office:value-type="float" office:value="858016" calcext:value-type="float">
            <text:p>858016</text:p>
          </table:table-cell>
        </table:table-row>
        <table:table-row table:style-name="ro1">
          <table:table-cell office:value-type="string" calcext:value-type="string">
            <text:p>Staffler</text:p>
          </table:table-cell>
          <table:table-cell office:value-type="string" calcext:value-type="string">
            <text:p>Katrin</text:p>
          </table:table-cell>
          <table:table-cell table:formula="of:=CONCATENATE([.B626]; &quot; &quot;;[.A626])" office:value-type="string" office:string-value="Katrin Staffler" calcext:value-type="string">
            <text:p>Katrin Staffler</text:p>
          </table:table-cell>
          <table:table-cell office:value-type="string" calcext:value-type="string">
            <text:p>F</text:p>
          </table:table-cell>
          <table:table-cell office:value-type="float" office:value="858030" calcext:value-type="float">
            <text:p>858030</text:p>
          </table:table-cell>
        </table:table-row>
        <table:table-row table:style-name="ro1">
          <table:table-cell office:value-type="string" calcext:value-type="string">
            <text:p>Stahr</text:p>
          </table:table-cell>
          <table:table-cell office:value-type="string" calcext:value-type="string">
            <text:p>Nina</text:p>
          </table:table-cell>
          <table:table-cell table:formula="of:=CONCATENATE([.B627]; &quot; &quot;;[.A627])" office:value-type="string" office:string-value="Nina Stahr" calcext:value-type="string">
            <text:p>Nina Stahr</text:p>
          </table:table-cell>
          <table:table-cell office:value-type="string" calcext:value-type="string">
            <text:p>F</text:p>
          </table:table-cell>
          <table:table-cell office:value-type="float" office:value="860498" calcext:value-type="float">
            <text:p>860498</text:p>
          </table:table-cell>
        </table:table-row>
        <table:table-row table:style-name="ro1">
          <table:table-cell office:value-type="string" calcext:value-type="string">
            <text:p>Stamm-Fibich</text:p>
          </table:table-cell>
          <table:table-cell office:value-type="string" calcext:value-type="string">
            <text:p>Martina</text:p>
          </table:table-cell>
          <table:table-cell table:formula="of:=CONCATENATE([.B628]; &quot; &quot;;[.A628])" office:value-type="string" office:string-value="Martina Stamm-Fibich" calcext:value-type="string">
            <text:p>Martina Stamm-Fibich</text:p>
          </table:table-cell>
          <table:table-cell office:value-type="string" calcext:value-type="string">
            <text:p>F</text:p>
          </table:table-cell>
          <table:table-cell office:value-type="float" office:value="858054" calcext:value-type="float">
            <text:p>858054</text:p>
          </table:table-cell>
        </table:table-row>
        <table:table-row table:style-name="ro1">
          <table:table-cell office:value-type="string" calcext:value-type="string">
            <text:p>Stark-Watzinger</text:p>
          </table:table-cell>
          <table:table-cell office:value-type="string" calcext:value-type="string">
            <text:p>Bettina</text:p>
          </table:table-cell>
          <table:table-cell table:formula="of:=CONCATENATE([.B629]; &quot; &quot;;[.A629])" office:value-type="string" office:string-value="Bettina Stark-Watzinger" calcext:value-type="string">
            <text:p>Bettina Stark-Watzinger</text:p>
          </table:table-cell>
          <table:table-cell office:value-type="string" calcext:value-type="string">
            <text:p>F</text:p>
          </table:table-cell>
          <table:table-cell office:value-type="float" office:value="858076" calcext:value-type="float">
            <text:p>858076</text:p>
          </table:table-cell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Dr. Till</text:p>
          </table:table-cell>
          <table:table-cell table:formula="of:=CONCATENATE([.B630]; &quot; &quot;;[.A630])" office:value-type="string" office:string-value="Dr. Till Steffen" calcext:value-type="string">
            <text:p>Dr. Till Steffen</text:p>
          </table:table-cell>
          <table:table-cell office:value-type="string" calcext:value-type="string">
            <text:p>M</text:p>
          </table:table-cell>
          <table:table-cell office:value-type="float" office:value="860702" calcext:value-type="float">
            <text:p>860702</text:p>
          </table:table-cell>
        </table:table-row>
        <table:table-row table:style-name="ro1">
          <table:table-cell office:value-type="string" calcext:value-type="string">
            <text:p>Stefinger</text:p>
          </table:table-cell>
          <table:table-cell office:value-type="string" calcext:value-type="string">
            <text:p>Dr. Wolfgang</text:p>
          </table:table-cell>
          <table:table-cell table:formula="of:=CONCATENATE([.B631]; &quot; &quot;;[.A631])" office:value-type="string" office:string-value="Dr. Wolfgang Stefinger" calcext:value-type="string">
            <text:p>Dr. Wolfgang Stefinger</text:p>
          </table:table-cell>
          <table:table-cell office:value-type="string" calcext:value-type="string">
            <text:p>M</text:p>
          </table:table-cell>
          <table:table-cell office:value-type="float" office:value="858064" calcext:value-type="float">
            <text:p>858064</text:p>
          </table:table-cell>
        </table:table-row>
        <table:table-row table:style-name="ro1">
          <table:table-cell office:value-type="string" calcext:value-type="string">
            <text:p>Stegemann</text:p>
          </table:table-cell>
          <table:table-cell office:value-type="string" calcext:value-type="string">
            <text:p>Albert</text:p>
          </table:table-cell>
          <table:table-cell table:formula="of:=CONCATENATE([.B632]; &quot; &quot;;[.A632])" office:value-type="string" office:string-value="Albert Stegemann" calcext:value-type="string">
            <text:p>Albert Stegemann</text:p>
          </table:table-cell>
          <table:table-cell office:value-type="string" calcext:value-type="string">
            <text:p>M</text:p>
          </table:table-cell>
          <table:table-cell office:value-type="float" office:value="858074" calcext:value-type="float">
            <text:p>858074</text:p>
          </table:table-cell>
        </table:table-row>
        <table:table-row table:style-name="ro1">
          <table:table-cell office:value-type="string" calcext:value-type="string">
            <text:p>Stegner</text:p>
          </table:table-cell>
          <table:table-cell office:value-type="string" calcext:value-type="string">
            <text:p>Dr. Ralf</text:p>
          </table:table-cell>
          <table:table-cell table:formula="of:=CONCATENATE([.B633]; &quot; &quot;;[.A633])" office:value-type="string" office:string-value="Dr. Ralf Stegner" calcext:value-type="string">
            <text:p>Dr. Ralf Stegner</text:p>
          </table:table-cell>
          <table:table-cell office:value-type="string" calcext:value-type="string">
            <text:p>M</text:p>
          </table:table-cell>
          <table:table-cell office:value-type="float" office:value="861352" calcext:value-type="float">
            <text:p>861352</text:p>
          </table:table-cell>
        </table:table-row>
        <table:table-row table:style-name="ro1">
          <table:table-cell office:value-type="string" calcext:value-type="string">
            <text:p>Stein</text:p>
          </table:table-cell>
          <table:table-cell office:value-type="string" calcext:value-type="string">
            <text:p>Mathias</text:p>
          </table:table-cell>
          <table:table-cell table:formula="of:=CONCATENATE([.B634]; &quot; &quot;;[.A634])" office:value-type="string" office:string-value="Mathias Stein" calcext:value-type="string">
            <text:p>Mathias Stein</text:p>
          </table:table-cell>
          <table:table-cell office:value-type="string" calcext:value-type="string">
            <text:p>M</text:p>
          </table:table-cell>
          <table:table-cell office:value-type="float" office:value="858042" calcext:value-type="float">
            <text:p>858042</text:p>
          </table:table-cell>
        </table:table-row>
        <table:table-row table:style-name="ro1">
          <table:table-cell office:value-type="string" calcext:value-type="string">
            <text:p>Steiniger</text:p>
          </table:table-cell>
          <table:table-cell office:value-type="string" calcext:value-type="string">
            <text:p>Johannes</text:p>
          </table:table-cell>
          <table:table-cell table:formula="of:=CONCATENATE([.B635]; &quot; &quot;;[.A635])" office:value-type="string" office:string-value="Johannes Steiniger" calcext:value-type="string">
            <text:p>Johannes Steiniger</text:p>
          </table:table-cell>
          <table:table-cell office:value-type="string" calcext:value-type="string">
            <text:p>M</text:p>
          </table:table-cell>
          <table:table-cell office:value-type="float" office:value="858032" calcext:value-type="float">
            <text:p>858032</text:p>
          </table:table-cell>
        </table:table-row>
        <table:table-row table:style-name="ro1">
          <table:table-cell office:value-type="string" calcext:value-type="string">
            <text:p>Steinmüller</text:p>
          </table:table-cell>
          <table:table-cell office:value-type="string" calcext:value-type="string">
            <text:p>Hanna</text:p>
          </table:table-cell>
          <table:table-cell table:formula="of:=CONCATENATE([.B636]; &quot; &quot;;[.A636])" office:value-type="string" office:string-value="Hanna Steinmüller" calcext:value-type="string">
            <text:p>Hanna Steinmüller</text:p>
          </table:table-cell>
          <table:table-cell office:value-type="string" calcext:value-type="string">
            <text:p>F</text:p>
          </table:table-cell>
          <table:table-cell office:value-type="float" office:value="860510" calcext:value-type="float">
            <text:p>860510</text:p>
          </table:table-cell>
        </table:table-row>
        <table:table-row table:style-name="ro1">
          <table:table-cell office:value-type="string" calcext:value-type="string">
            <text:p>Stetten</text:p>
          </table:table-cell>
          <table:table-cell office:value-type="string" calcext:value-type="string">
            <text:p>Christian Freiherr von</text:p>
          </table:table-cell>
          <table:table-cell table:formula="of:=CONCATENATE([.B637]; &quot; &quot;;[.A637])" office:value-type="string" office:string-value="Christian Freiherr von Stetten" calcext:value-type="string">
            <text:p>Christian Freiherr von Stetten</text:p>
          </table:table-cell>
          <table:table-cell office:value-type="string" calcext:value-type="string">
            <text:p>M</text:p>
          </table:table-cell>
          <table:table-cell office:value-type="float" office:value="858026" calcext:value-type="float">
            <text:p>858026</text:p>
          </table:table-cell>
        </table:table-row>
        <table:table-row table:style-name="ro1">
          <table:table-cell office:value-type="string" calcext:value-type="string">
            <text:p>Sthamer</text:p>
          </table:table-cell>
          <table:table-cell office:value-type="string" calcext:value-type="string">
            <text:p>Nadja</text:p>
          </table:table-cell>
          <table:table-cell table:formula="of:=CONCATENATE([.B638]; &quot; &quot;;[.A638])" office:value-type="string" office:string-value="Nadja Sthamer" calcext:value-type="string">
            <text:p>Nadja Sthamer</text:p>
          </table:table-cell>
          <table:table-cell office:value-type="string" calcext:value-type="string">
            <text:p>F</text:p>
          </table:table-cell>
          <table:table-cell office:value-type="float" office:value="861288" calcext:value-type="float">
            <text:p>861288</text:p>
          </table:table-cell>
        </table:table-row>
        <table:table-row table:style-name="ro1">
          <table:table-cell office:value-type="string" calcext:value-type="string">
            <text:p>Stier</text:p>
          </table:table-cell>
          <table:table-cell office:value-type="string" calcext:value-type="string">
            <text:p>Dieter</text:p>
          </table:table-cell>
          <table:table-cell table:formula="of:=CONCATENATE([.B639]; &quot; &quot;;[.A639])" office:value-type="string" office:string-value="Dieter Stier" calcext:value-type="string">
            <text:p>Dieter Stier</text:p>
          </table:table-cell>
          <table:table-cell office:value-type="string" calcext:value-type="string">
            <text:p>M</text:p>
          </table:table-cell>
          <table:table-cell office:value-type="float" office:value="858052" calcext:value-type="float">
            <text:p>858052</text:p>
          </table:table-cell>
        </table:table-row>
        <table:table-row table:style-name="ro1">
          <table:table-cell office:value-type="string" calcext:value-type="string">
            <text:p>Stockmeier</text:p>
          </table:table-cell>
          <table:table-cell office:value-type="string" calcext:value-type="string">
            <text:p>Konrad</text:p>
          </table:table-cell>
          <table:table-cell table:formula="of:=CONCATENATE([.B640]; &quot; &quot;;[.A640])" office:value-type="string" office:string-value="Konrad Stockmeier" calcext:value-type="string">
            <text:p>Konrad Stockmeier</text:p>
          </table:table-cell>
          <table:table-cell office:value-type="string" calcext:value-type="string">
            <text:p>M</text:p>
          </table:table-cell>
          <table:table-cell office:value-type="float" office:value="861292" calcext:value-type="float">
            <text:p>861292</text:p>
          </table:table-cell>
        </table:table-row>
        <table:table-row table:style-name="ro1">
          <table:table-cell office:value-type="string" calcext:value-type="string">
            <text:p>Stöber</text:p>
          </table:table-cell>
          <table:table-cell office:value-type="string" calcext:value-type="string">
            <text:p>Klaus</text:p>
          </table:table-cell>
          <table:table-cell table:formula="of:=CONCATENATE([.B641]; &quot; &quot;;[.A641])" office:value-type="string" office:string-value="Klaus Stöber" calcext:value-type="string">
            <text:p>Klaus Stöber</text:p>
          </table:table-cell>
          <table:table-cell office:value-type="string" calcext:value-type="string">
            <text:p>M</text:p>
          </table:table-cell>
          <table:table-cell office:value-type="float" office:value="863310" calcext:value-type="float">
            <text:p>863310</text:p>
          </table:table-cell>
        </table:table-row>
        <table:table-row table:style-name="ro1">
          <table:table-cell office:value-type="string" calcext:value-type="string">
            <text:p>Stöcker</text:p>
          </table:table-cell>
          <table:table-cell office:value-type="string" calcext:value-type="string">
            <text:p>Diana</text:p>
          </table:table-cell>
          <table:table-cell table:formula="of:=CONCATENATE([.B642]; &quot; &quot;;[.A642])" office:value-type="string" office:string-value="Diana Stöcker" calcext:value-type="string">
            <text:p>Diana Stöcker</text:p>
          </table:table-cell>
          <table:table-cell office:value-type="string" calcext:value-type="string">
            <text:p>F</text:p>
          </table:table-cell>
          <table:table-cell office:value-type="float" office:value="861664" calcext:value-type="float">
            <text:p>861664</text:p>
          </table:table-cell>
        </table:table-row>
        <table:table-row table:style-name="ro1">
          <table:table-cell office:value-type="string" calcext:value-type="string">
            <text:p>Storch</text:p>
          </table:table-cell>
          <table:table-cell office:value-type="string" calcext:value-type="string">
            <text:p>Beatrix von</text:p>
          </table:table-cell>
          <table:table-cell table:formula="of:=CONCATENATE([.B643]; &quot; &quot;;[.A643])" office:value-type="string" office:string-value="Beatrix von Storch" calcext:value-type="string">
            <text:p>Beatrix von Storch</text:p>
          </table:table-cell>
          <table:table-cell office:value-type="string" calcext:value-type="string">
            <text:p>F</text:p>
          </table:table-cell>
          <table:table-cell office:value-type="float" office:value="858070" calcext:value-type="float">
            <text:p>858070</text:p>
          </table:table-cell>
        </table:table-row>
        <table:table-row table:style-name="ro1">
          <table:table-cell office:value-type="string" calcext:value-type="string">
            <text:p>Storjohann</text:p>
          </table:table-cell>
          <table:table-cell office:value-type="string" calcext:value-type="string">
            <text:p>Gero</text:p>
          </table:table-cell>
          <table:table-cell table:formula="of:=CONCATENATE([.B644]; &quot; &quot;;[.A644])" office:value-type="string" office:string-value="Gero Storjohann" calcext:value-type="string">
            <text:p>Gero Storjohann</text:p>
          </table:table-cell>
          <table:table-cell office:value-type="string" calcext:value-type="string">
            <text:p>M</text:p>
          </table:table-cell>
          <table:table-cell office:value-type="float" office:value="858014" calcext:value-type="float">
            <text:p>858014</text:p>
          </table:table-cell>
        </table:table-row>
        <table:table-row table:style-name="ro1">
          <table:table-cell office:value-type="string" calcext:value-type="string">
            <text:p>Strack-Zimmermann</text:p>
          </table:table-cell>
          <table:table-cell office:value-type="string" calcext:value-type="string">
            <text:p>Dr. Marie-Agnes</text:p>
          </table:table-cell>
          <table:table-cell table:formula="of:=CONCATENATE([.B645]; &quot; &quot;;[.A645])" office:value-type="string" office:string-value="Dr. Marie-Agnes Strack-Zimmermann" calcext:value-type="string">
            <text:p>Dr. Marie-Agnes Strack-Zimmermann</text:p>
          </table:table-cell>
          <table:table-cell office:value-type="string" calcext:value-type="string">
            <text:p>F</text:p>
          </table:table-cell>
          <table:table-cell office:value-type="float" office:value="858040" calcext:value-type="float">
            <text:p>858040</text:p>
          </table:table-cell>
        </table:table-row>
        <table:table-row table:style-name="ro1">
          <table:table-cell office:value-type="string" calcext:value-type="string">
            <text:p>Stracke</text:p>
          </table:table-cell>
          <table:table-cell office:value-type="string" calcext:value-type="string">
            <text:p>Stephan</text:p>
          </table:table-cell>
          <table:table-cell table:formula="of:=CONCATENATE([.B646]; &quot; &quot;;[.A646])" office:value-type="string" office:string-value="Stephan Stracke" calcext:value-type="string">
            <text:p>Stephan Stracke</text:p>
          </table:table-cell>
          <table:table-cell office:value-type="string" calcext:value-type="string">
            <text:p>M</text:p>
          </table:table-cell>
          <table:table-cell office:value-type="float" office:value="858034" calcext:value-type="float">
            <text:p>858034</text:p>
          </table:table-cell>
        </table:table-row>
        <table:table-row table:style-name="ro1">
          <table:table-cell office:value-type="string" calcext:value-type="string">
            <text:p>Strasser</text:p>
          </table:table-cell>
          <table:table-cell office:value-type="string" calcext:value-type="string">
            <text:p>Benjamin</text:p>
          </table:table-cell>
          <table:table-cell table:formula="of:=CONCATENATE([.B647]; &quot; &quot;;[.A647])" office:value-type="string" office:string-value="Benjamin Strasser" calcext:value-type="string">
            <text:p>Benjamin Strasser</text:p>
          </table:table-cell>
          <table:table-cell office:value-type="string" calcext:value-type="string">
            <text:p>M</text:p>
          </table:table-cell>
          <table:table-cell office:value-type="float" office:value="858068" calcext:value-type="float">
            <text:p>858068</text:p>
          </table:table-cell>
        </table:table-row>
        <table:table-row table:style-name="ro1">
          <table:table-cell office:value-type="string" calcext:value-type="string">
            <text:p>Straubinger</text:p>
          </table:table-cell>
          <table:table-cell office:value-type="string" calcext:value-type="string">
            <text:p>Max</text:p>
          </table:table-cell>
          <table:table-cell table:formula="of:=CONCATENATE([.B648]; &quot; &quot;;[.A648])" office:value-type="string" office:string-value="Max Straubinger" calcext:value-type="string">
            <text:p>Max Straubinger</text:p>
          </table:table-cell>
          <table:table-cell office:value-type="string" calcext:value-type="string">
            <text:p>M</text:p>
          </table:table-cell>
          <table:table-cell office:value-type="float" office:value="858078" calcext:value-type="float">
            <text:p>858078</text:p>
          </table:table-cell>
        </table:table-row>
        <table:table-row table:style-name="ro1">
          <table:table-cell office:value-type="string" calcext:value-type="string">
            <text:p>Strengmann-Kuhn</text:p>
          </table:table-cell>
          <table:table-cell office:value-type="string" calcext:value-type="string">
            <text:p>Dr. Wolfgang</text:p>
          </table:table-cell>
          <table:table-cell table:formula="of:=CONCATENATE([.B649]; &quot; &quot;;[.A649])" office:value-type="string" office:string-value="Dr. Wolfgang Strengmann-Kuhn" calcext:value-type="string">
            <text:p>Dr. Wolfgang Strengmann-Kuhn</text:p>
          </table:table-cell>
          <table:table-cell office:value-type="string" calcext:value-type="string">
            <text:p>M</text:p>
          </table:table-cell>
          <table:table-cell office:value-type="float" office:value="858022" calcext:value-type="float">
            <text:p>858022</text:p>
          </table:table-cell>
        </table:table-row>
        <table:table-row table:style-name="ro1">
          <table:table-cell office:value-type="string" calcext:value-type="string">
            <text:p>Stüwe</text:p>
          </table:table-cell>
          <table:table-cell office:value-type="string" calcext:value-type="string">
            <text:p>Ruppert</text:p>
          </table:table-cell>
          <table:table-cell table:formula="of:=CONCATENATE([.B650]; &quot; &quot;;[.A650])" office:value-type="string" office:string-value="Ruppert Stüwe" calcext:value-type="string">
            <text:p>Ruppert Stüwe</text:p>
          </table:table-cell>
          <table:table-cell office:value-type="string" calcext:value-type="string">
            <text:p>M</text:p>
          </table:table-cell>
          <table:table-cell office:value-type="float" office:value="860420" calcext:value-type="float">
            <text:p>860420</text:p>
          </table:table-cell>
        </table:table-row>
        <table:table-row table:style-name="ro1">
          <table:table-cell office:value-type="string" calcext:value-type="string">
            <text:p>Stumpp</text:p>
          </table:table-cell>
          <table:table-cell office:value-type="string" calcext:value-type="string">
            <text:p>Christina</text:p>
          </table:table-cell>
          <table:table-cell table:formula="of:=CONCATENATE([.B651]; &quot; &quot;;[.A651])" office:value-type="string" office:string-value="Christina Stumpp" calcext:value-type="string">
            <text:p>Christina Stumpp</text:p>
          </table:table-cell>
          <table:table-cell office:value-type="string" calcext:value-type="string">
            <text:p>F</text:p>
          </table:table-cell>
          <table:table-cell office:value-type="float" office:value="861926" calcext:value-type="float">
            <text:p>861926</text:p>
          </table:table-cell>
        </table:table-row>
        <table:table-row table:style-name="ro1">
          <table:table-cell office:value-type="string" calcext:value-type="string">
            <text:p>Tatti</text:p>
          </table:table-cell>
          <table:table-cell office:value-type="string" calcext:value-type="string">
            <text:p>Jessica</text:p>
          </table:table-cell>
          <table:table-cell table:formula="of:=CONCATENATE([.B652]; &quot; &quot;;[.A652])" office:value-type="string" office:string-value="Jessica Tatti" calcext:value-type="string">
            <text:p>Jessica Tatti</text:p>
          </table:table-cell>
          <table:table-cell office:value-type="string" calcext:value-type="string">
            <text:p>F</text:p>
          </table:table-cell>
          <table:table-cell office:value-type="float" office:value="858092" calcext:value-type="float">
            <text:p>858092</text:p>
          </table:table-cell>
        </table:table-row>
        <table:table-row table:style-name="ro1">
          <table:table-cell office:value-type="string" calcext:value-type="string">
            <text:p>Tausend</text:p>
          </table:table-cell>
          <table:table-cell office:value-type="string" calcext:value-type="string">
            <text:p>Claudia</text:p>
          </table:table-cell>
          <table:table-cell table:formula="of:=CONCATENATE([.B653]; &quot; &quot;;[.A653])" office:value-type="string" office:string-value="Claudia Tausend" calcext:value-type="string">
            <text:p>Claudia Tausend</text:p>
          </table:table-cell>
          <table:table-cell office:value-type="string" calcext:value-type="string">
            <text:p>F</text:p>
          </table:table-cell>
          <table:table-cell office:value-type="float" office:value="858110" calcext:value-type="float">
            <text:p>858110</text:p>
          </table:table-cell>
        </table:table-row>
        <table:table-row table:style-name="ro1">
          <table:table-cell office:value-type="string" calcext:value-type="string">
            <text:p>Tebroke</text:p>
          </table:table-cell>
          <table:table-cell office:value-type="string" calcext:value-type="string">
            <text:p>Dr. Hermann-Josef</text:p>
          </table:table-cell>
          <table:table-cell table:formula="of:=CONCATENATE([.B654]; &quot; &quot;;[.A654])" office:value-type="string" office:string-value="Dr. Hermann-Josef Tebroke" calcext:value-type="string">
            <text:p>Dr. Hermann-Josef Tebroke</text:p>
          </table:table-cell>
          <table:table-cell office:value-type="string" calcext:value-type="string">
            <text:p>M</text:p>
          </table:table-cell>
          <table:table-cell office:value-type="float" office:value="858098" calcext:value-type="float">
            <text:p>858098</text:p>
          </table:table-cell>
        </table:table-row>
        <table:table-row table:style-name="ro1">
          <table:table-cell office:value-type="string" calcext:value-type="string">
            <text:p>Tesfaiesus</text:p>
          </table:table-cell>
          <table:table-cell office:value-type="string" calcext:value-type="string">
            <text:p>Awet</text:p>
          </table:table-cell>
          <table:table-cell table:formula="of:=CONCATENATE([.B655]; &quot; &quot;;[.A655])" office:value-type="string" office:string-value="Awet Tesfaiesus" calcext:value-type="string">
            <text:p>Awet Tesfaiesus</text:p>
          </table:table-cell>
          <table:table-cell office:value-type="string" calcext:value-type="string">
            <text:p>F</text:p>
          </table:table-cell>
          <table:table-cell office:value-type="float" office:value="860740" calcext:value-type="float">
            <text:p>860740</text:p>
          </table:table-cell>
        </table:table-row>
        <table:table-row table:style-name="ro1">
          <table:table-cell office:value-type="string" calcext:value-type="string">
            <text:p>Teuteberg</text:p>
          </table:table-cell>
          <table:table-cell office:value-type="string" calcext:value-type="string">
            <text:p>Linda</text:p>
          </table:table-cell>
          <table:table-cell table:formula="of:=CONCATENATE([.B656]; &quot; &quot;;[.A656])" office:value-type="string" office:string-value="Linda Teuteberg" calcext:value-type="string">
            <text:p>Linda Teuteberg</text:p>
          </table:table-cell>
          <table:table-cell office:value-type="string" calcext:value-type="string">
            <text:p>F</text:p>
          </table:table-cell>
          <table:table-cell office:value-type="float" office:value="858100" calcext:value-type="float">
            <text:p>858100</text:p>
          </table:table-cell>
        </table:table-row>
        <table:table-row table:style-name="ro1">
          <table:table-cell office:value-type="string" calcext:value-type="string">
            <text:p>Teutrine</text:p>
          </table:table-cell>
          <table:table-cell office:value-type="string" calcext:value-type="string">
            <text:p>Jens</text:p>
          </table:table-cell>
          <table:table-cell table:formula="of:=CONCATENATE([.B657]; &quot; &quot;;[.A657])" office:value-type="string" office:string-value="Jens Teutrine" calcext:value-type="string">
            <text:p>Jens Teutrine</text:p>
          </table:table-cell>
          <table:table-cell office:value-type="string" calcext:value-type="string">
            <text:p>M</text:p>
          </table:table-cell>
          <table:table-cell office:value-type="float" office:value="861326" calcext:value-type="float">
            <text:p>861326</text:p>
          </table:table-cell>
        </table:table-row>
        <table:table-row table:style-name="ro1">
          <table:table-cell office:value-type="string" calcext:value-type="string">
            <text:p>Theurer</text:p>
          </table:table-cell>
          <table:table-cell office:value-type="string" calcext:value-type="string">
            <text:p>Michael</text:p>
          </table:table-cell>
          <table:table-cell table:formula="of:=CONCATENATE([.B658]; &quot; &quot;;[.A658])" office:value-type="string" office:string-value="Michael Theurer" calcext:value-type="string">
            <text:p>Michael Theurer</text:p>
          </table:table-cell>
          <table:table-cell office:value-type="string" calcext:value-type="string">
            <text:p>M</text:p>
          </table:table-cell>
          <table:table-cell office:value-type="float" office:value="858104" calcext:value-type="float">
            <text:p>858104</text:p>
          </table:table-cell>
        </table:table-row>
        <table:table-row table:style-name="ro1">
          <table:table-cell office:value-type="string" calcext:value-type="string">
            <text:p>Thews</text:p>
          </table:table-cell>
          <table:table-cell office:value-type="string" calcext:value-type="string">
            <text:p>Michael</text:p>
          </table:table-cell>
          <table:table-cell table:formula="of:=CONCATENATE([.B659]; &quot; &quot;;[.A659])" office:value-type="string" office:string-value="Michael Thews" calcext:value-type="string">
            <text:p>Michael Thews</text:p>
          </table:table-cell>
          <table:table-cell office:value-type="string" calcext:value-type="string">
            <text:p>M</text:p>
          </table:table-cell>
          <table:table-cell office:value-type="float" office:value="858084" calcext:value-type="float">
            <text:p>858084</text:p>
          </table:table-cell>
        </table:table-row>
        <table:table-row table:style-name="ro1">
          <table:table-cell office:value-type="string" calcext:value-type="string">
            <text:p>Thies</text:p>
          </table:table-cell>
          <table:table-cell office:value-type="string" calcext:value-type="string">
            <text:p>Hans-Jürgen</text:p>
          </table:table-cell>
          <table:table-cell table:formula="of:=CONCATENATE([.B660]; &quot; &quot;;[.A660])" office:value-type="string" office:string-value="Hans-Jürgen Thies" calcext:value-type="string">
            <text:p>Hans-Jürgen Thies</text:p>
          </table:table-cell>
          <table:table-cell office:value-type="string" calcext:value-type="string">
            <text:p>M</text:p>
          </table:table-cell>
          <table:table-cell office:value-type="float" office:value="858094" calcext:value-type="float">
            <text:p>858094</text:p>
          </table:table-cell>
        </table:table-row>
        <table:table-row table:style-name="ro1">
          <table:table-cell office:value-type="string" calcext:value-type="string">
            <text:p>Thomae</text:p>
          </table:table-cell>
          <table:table-cell office:value-type="string" calcext:value-type="string">
            <text:p>Stephan</text:p>
          </table:table-cell>
          <table:table-cell table:formula="of:=CONCATENATE([.B661]; &quot; &quot;;[.A661])" office:value-type="string" office:string-value="Stephan Thomae" calcext:value-type="string">
            <text:p>Stephan Thomae</text:p>
          </table:table-cell>
          <table:table-cell office:value-type="string" calcext:value-type="string">
            <text:p>M</text:p>
          </table:table-cell>
          <table:table-cell office:value-type="float" office:value="858080" calcext:value-type="float">
            <text:p>858080</text:p>
          </table:table-cell>
        </table:table-row>
        <table:table-row table:style-name="ro1">
          <table:table-cell office:value-type="string" calcext:value-type="string">
            <text:p>Throm</text:p>
          </table:table-cell>
          <table:table-cell office:value-type="string" calcext:value-type="string">
            <text:p>Alexander</text:p>
          </table:table-cell>
          <table:table-cell table:formula="of:=CONCATENATE([.B662]; &quot; &quot;;[.A662])" office:value-type="string" office:string-value="Alexander Throm" calcext:value-type="string">
            <text:p>Alexander Throm</text:p>
          </table:table-cell>
          <table:table-cell office:value-type="string" calcext:value-type="string">
            <text:p>M</text:p>
          </table:table-cell>
          <table:table-cell office:value-type="float" office:value="858106" calcext:value-type="float">
            <text:p>858106</text:p>
          </table:table-cell>
        </table:table-row>
        <table:table-row table:style-name="ro1">
          <table:table-cell office:value-type="string" calcext:value-type="string">
            <text:p>Tillmann</text:p>
          </table:table-cell>
          <table:table-cell office:value-type="string" calcext:value-type="string">
            <text:p>Antje</text:p>
          </table:table-cell>
          <table:table-cell table:formula="of:=CONCATENATE([.B663]; &quot; &quot;;[.A663])" office:value-type="string" office:string-value="Antje Tillmann" calcext:value-type="string">
            <text:p>Antje Tillmann</text:p>
          </table:table-cell>
          <table:table-cell office:value-type="string" calcext:value-type="string">
            <text:p>F</text:p>
          </table:table-cell>
          <table:table-cell office:value-type="float" office:value="858090" calcext:value-type="float">
            <text:p>858090</text:p>
          </table:table-cell>
        </table:table-row>
        <table:table-row table:style-name="ro1">
          <table:table-cell office:value-type="string" calcext:value-type="string">
            <text:p>Timmermann-Fechter</text:p>
          </table:table-cell>
          <table:table-cell office:value-type="string" calcext:value-type="string">
            <text:p>Astrid</text:p>
          </table:table-cell>
          <table:table-cell table:formula="of:=CONCATENATE([.B664]; &quot; &quot;;[.A664])" office:value-type="string" office:string-value="Astrid Timmermann-Fechter" calcext:value-type="string">
            <text:p>Astrid Timmermann-Fechter</text:p>
          </table:table-cell>
          <table:table-cell office:value-type="string" calcext:value-type="string">
            <text:p>F</text:p>
          </table:table-cell>
          <table:table-cell office:value-type="float" office:value="860944" calcext:value-type="float">
            <text:p>860944</text:p>
          </table:table-cell>
        </table:table-row>
        <table:table-row table:style-name="ro1">
          <table:table-cell office:value-type="string" calcext:value-type="string">
            <text:p>Tippelt</text:p>
          </table:table-cell>
          <table:table-cell office:value-type="string" calcext:value-type="string">
            <text:p>Nico</text:p>
          </table:table-cell>
          <table:table-cell table:formula="of:=CONCATENATE([.B665]; &quot; &quot;;[.A665])" office:value-type="string" office:string-value="Nico Tippelt" calcext:value-type="string">
            <text:p>Nico Tippelt</text:p>
          </table:table-cell>
          <table:table-cell office:value-type="string" calcext:value-type="string">
            <text:p>M</text:p>
          </table:table-cell>
          <table:table-cell office:value-type="float" office:value="861350" calcext:value-type="float">
            <text:p>861350</text:p>
          </table:table-cell>
        </table:table-row>
        <table:table-row table:style-name="ro1">
          <table:table-cell office:value-type="string" calcext:value-type="string">
            <text:p>Todtenhausen</text:p>
          </table:table-cell>
          <table:table-cell office:value-type="string" calcext:value-type="string">
            <text:p>Manfred</text:p>
          </table:table-cell>
          <table:table-cell table:formula="of:=CONCATENATE([.B666]; &quot; &quot;;[.A666])" office:value-type="string" office:string-value="Manfred Todtenhausen" calcext:value-type="string">
            <text:p>Manfred Todtenhausen</text:p>
          </table:table-cell>
          <table:table-cell office:value-type="string" calcext:value-type="string">
            <text:p>M</text:p>
          </table:table-cell>
          <table:table-cell office:value-type="float" office:value="858086" calcext:value-type="float">
            <text:p>858086</text:p>
          </table:table-cell>
        </table:table-row>
        <table:table-row table:style-name="ro1">
          <table:table-cell office:value-type="string" calcext:value-type="string">
            <text:p>Töns</text:p>
          </table:table-cell>
          <table:table-cell office:value-type="string" calcext:value-type="string">
            <text:p>Markus</text:p>
          </table:table-cell>
          <table:table-cell table:formula="of:=CONCATENATE([.B667]; &quot; &quot;;[.A667])" office:value-type="string" office:string-value="Markus Töns" calcext:value-type="string">
            <text:p>Markus Töns</text:p>
          </table:table-cell>
          <table:table-cell office:value-type="string" calcext:value-type="string">
            <text:p>M</text:p>
          </table:table-cell>
          <table:table-cell office:value-type="float" office:value="858096" calcext:value-type="float">
            <text:p>858096</text:p>
          </table:table-cell>
        </table:table-row>
        <table:table-row table:style-name="ro1">
          <table:table-cell office:value-type="string" calcext:value-type="string">
            <text:p>Toncar</text:p>
          </table:table-cell>
          <table:table-cell office:value-type="string" calcext:value-type="string">
            <text:p>Dr. Florian</text:p>
          </table:table-cell>
          <table:table-cell table:formula="of:=CONCATENATE([.B668]; &quot; &quot;;[.A668])" office:value-type="string" office:string-value="Dr. Florian Toncar" calcext:value-type="string">
            <text:p>Dr. Florian Toncar</text:p>
          </table:table-cell>
          <table:table-cell office:value-type="string" calcext:value-type="string">
            <text:p>M</text:p>
          </table:table-cell>
          <table:table-cell office:value-type="float" office:value="858102" calcext:value-type="float">
            <text:p>858102</text:p>
          </table:table-cell>
        </table:table-row>
        <table:table-row table:style-name="ro1">
          <table:table-cell office:value-type="string" calcext:value-type="string">
            <text:p>Träger</text:p>
          </table:table-cell>
          <table:table-cell office:value-type="string" calcext:value-type="string">
            <text:p>Carsten</text:p>
          </table:table-cell>
          <table:table-cell table:formula="of:=CONCATENATE([.B669]; &quot; &quot;;[.A669])" office:value-type="string" office:string-value="Carsten Träger" calcext:value-type="string">
            <text:p>Carsten Träger</text:p>
          </table:table-cell>
          <table:table-cell office:value-type="string" calcext:value-type="string">
            <text:p>M</text:p>
          </table:table-cell>
          <table:table-cell office:value-type="float" office:value="858082" calcext:value-type="float">
            <text:p>858082</text:p>
          </table:table-cell>
        </table:table-row>
        <table:table-row table:style-name="ro1">
          <table:table-cell office:value-type="string" calcext:value-type="string">
            <text:p>Trittin</text:p>
          </table:table-cell>
          <table:table-cell office:value-type="string" calcext:value-type="string">
            <text:p>Jürgen</text:p>
          </table:table-cell>
          <table:table-cell table:formula="of:=CONCATENATE([.B670]; &quot; &quot;;[.A670])" office:value-type="string" office:string-value="Jürgen Trittin" calcext:value-type="string">
            <text:p>Jürgen Trittin</text:p>
          </table:table-cell>
          <table:table-cell office:value-type="string" calcext:value-type="string">
            <text:p>M</text:p>
          </table:table-cell>
          <table:table-cell office:value-type="float" office:value="858108" calcext:value-type="float">
            <text:p>858108</text:p>
          </table:table-cell>
        </table:table-row>
        <table:table-row table:style-name="ro1">
          <table:table-cell office:value-type="string" calcext:value-type="string">
            <text:p>Troff-Schaffarzyk</text:p>
          </table:table-cell>
          <table:table-cell office:value-type="string" calcext:value-type="string">
            <text:p>Anja</text:p>
          </table:table-cell>
          <table:table-cell table:formula="of:=CONCATENATE([.B671]; &quot; &quot;;[.A671])" office:value-type="string" office:string-value="Anja Troff-Schaffarzyk" calcext:value-type="string">
            <text:p>Anja Troff-Schaffarzyk</text:p>
          </table:table-cell>
          <table:table-cell office:value-type="string" calcext:value-type="string">
            <text:p>F</text:p>
          </table:table-cell>
          <table:table-cell office:value-type="float" office:value="860870" calcext:value-type="float">
            <text:p>860870</text:p>
          </table:table-cell>
        </table:table-row>
        <table:table-row table:style-name="ro1">
          <table:table-cell office:value-type="string" calcext:value-type="string">
            <text:p>Türk-Nachbaur</text:p>
          </table:table-cell>
          <table:table-cell office:value-type="string" calcext:value-type="string">
            <text:p>Derya</text:p>
          </table:table-cell>
          <table:table-cell table:formula="of:=CONCATENATE([.B672]; &quot; &quot;;[.A672])" office:value-type="string" office:string-value="Derya Türk-Nachbaur" calcext:value-type="string">
            <text:p>Derya Türk-Nachbaur</text:p>
          </table:table-cell>
          <table:table-cell office:value-type="string" calcext:value-type="string">
            <text:p>F</text:p>
          </table:table-cell>
          <table:table-cell office:value-type="float" office:value="860206" calcext:value-type="float">
            <text:p>860206</text:p>
          </table:table-cell>
        </table:table-row>
        <table:table-row table:style-name="ro1">
          <table:table-cell office:value-type="string" calcext:value-type="string">
            <text:p>Uhl</text:p>
          </table:table-cell>
          <table:table-cell office:value-type="string" calcext:value-type="string">
            <text:p>Markus</text:p>
          </table:table-cell>
          <table:table-cell table:formula="of:=CONCATENATE([.B673]; &quot; &quot;;[.A673])" office:value-type="string" office:string-value="Markus Uhl" calcext:value-type="string">
            <text:p>Markus Uhl</text:p>
          </table:table-cell>
          <table:table-cell office:value-type="string" calcext:value-type="string">
            <text:p>M</text:p>
          </table:table-cell>
          <table:table-cell office:value-type="float" office:value="858112" calcext:value-type="float">
            <text:p>858112</text:p>
          </table:table-cell>
        </table:table-row>
        <table:table-row table:style-name="ro1">
          <table:table-cell office:value-type="string" calcext:value-type="string">
            <text:p>Uhlig</text:p>
          </table:table-cell>
          <table:table-cell office:value-type="string" calcext:value-type="string">
            <text:p>Katrin</text:p>
          </table:table-cell>
          <table:table-cell table:formula="of:=CONCATENATE([.B674]; &quot; &quot;;[.A674])" office:value-type="string" office:string-value="Katrin Uhlig" calcext:value-type="string">
            <text:p>Katrin Uhlig</text:p>
          </table:table-cell>
          <table:table-cell office:value-type="string" calcext:value-type="string">
            <text:p>F</text:p>
          </table:table-cell>
          <table:table-cell office:value-type="float" office:value="860926" calcext:value-type="float">
            <text:p>860926</text:p>
          </table:table-cell>
        </table:table-row>
        <table:table-row table:style-name="ro1">
          <table:table-cell office:value-type="string" calcext:value-type="string">
            <text:p>Ullmann</text:p>
          </table:table-cell>
          <table:table-cell office:value-type="string" calcext:value-type="string">
            <text:p>Prof. Dr. Andrew</text:p>
          </table:table-cell>
          <table:table-cell table:formula="of:=CONCATENATE([.B675]; &quot; &quot;;[.A675])" office:value-type="string" office:string-value="Prof. Dr. Andrew Ullmann" calcext:value-type="string">
            <text:p>Prof. Dr. Andrew Ullmann</text:p>
          </table:table-cell>
          <table:table-cell office:value-type="string" calcext:value-type="string">
            <text:p>M</text:p>
          </table:table-cell>
          <table:table-cell office:value-type="float" office:value="858114" calcext:value-type="float">
            <text:p>858114</text:p>
          </table:table-cell>
        </table:table-row>
        <table:table-row table:style-name="ro1">
          <table:table-cell office:value-type="string" calcext:value-type="string">
            <text:p>Ullrich</text:p>
          </table:table-cell>
          <table:table-cell office:value-type="string" calcext:value-type="string">
            <text:p>Frank</text:p>
          </table:table-cell>
          <table:table-cell table:formula="of:=CONCATENATE([.B676]; &quot; &quot;;[.A676])" office:value-type="string" office:string-value="Frank Ullrich" calcext:value-type="string">
            <text:p>Frank Ullrich</text:p>
          </table:table-cell>
          <table:table-cell office:value-type="string" calcext:value-type="string">
            <text:p>M</text:p>
          </table:table-cell>
          <table:table-cell office:value-type="float" office:value="861430" calcext:value-type="float">
            <text:p>861430</text:p>
          </table:table-cell>
        </table:table-row>
        <table:table-row table:style-name="ro1">
          <table:table-cell office:value-type="string" calcext:value-type="string">
            <text:p>Ullrich</text:p>
          </table:table-cell>
          <table:table-cell office:value-type="string" calcext:value-type="string">
            <text:p>Gerald</text:p>
          </table:table-cell>
          <table:table-cell table:formula="of:=CONCATENATE([.B677]; &quot; &quot;;[.A677])" office:value-type="string" office:string-value="Gerald Ullrich" calcext:value-type="string">
            <text:p>Gerald Ullrich</text:p>
          </table:table-cell>
          <table:table-cell office:value-type="string" calcext:value-type="string">
            <text:p>M</text:p>
          </table:table-cell>
          <table:table-cell office:value-type="float" office:value="858118" calcext:value-type="float">
            <text:p>858118</text:p>
          </table:table-cell>
        </table:table-row>
        <table:table-row table:style-name="ro1">
          <table:table-cell office:value-type="string" calcext:value-type="string">
            <text:p>Ullrich</text:p>
          </table:table-cell>
          <table:table-cell office:value-type="string" calcext:value-type="string">
            <text:p>Dr. Volker</text:p>
          </table:table-cell>
          <table:table-cell table:formula="of:=CONCATENATE([.B678]; &quot; &quot;;[.A678])" office:value-type="string" office:string-value="Dr. Volker Ullrich" calcext:value-type="string">
            <text:p>Dr. Volker Ullrich</text:p>
          </table:table-cell>
          <table:table-cell office:value-type="string" calcext:value-type="string">
            <text:p>M</text:p>
          </table:table-cell>
          <table:table-cell office:value-type="float" office:value="858120" calcext:value-type="float">
            <text:p>858120</text:p>
          </table:table-cell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Alexander</text:p>
          </table:table-cell>
          <table:table-cell table:formula="of:=CONCATENATE([.B679]; &quot; &quot;;[.A679])" office:value-type="string" office:string-value="Alexander Ulrich" calcext:value-type="string">
            <text:p>Alexander Ulrich</text:p>
          </table:table-cell>
          <table:table-cell office:value-type="string" calcext:value-type="string">
            <text:p>M</text:p>
          </table:table-cell>
          <table:table-cell office:value-type="float" office:value="858116" calcext:value-type="float">
            <text:p>858116</text:p>
          </table:table-cell>
        </table:table-row>
        <table:table-row table:style-name="ro1">
          <table:table-cell office:value-type="string" calcext:value-type="string">
            <text:p>Verlinden</text:p>
          </table:table-cell>
          <table:table-cell office:value-type="string" calcext:value-type="string">
            <text:p>Dr. Julia</text:p>
          </table:table-cell>
          <table:table-cell table:formula="of:=CONCATENATE([.B680]; &quot; &quot;;[.A680])" office:value-type="string" office:string-value="Dr. Julia Verlinden" calcext:value-type="string">
            <text:p>Dr. Julia Verlinden</text:p>
          </table:table-cell>
          <table:table-cell office:value-type="string" calcext:value-type="string">
            <text:p>F</text:p>
          </table:table-cell>
          <table:table-cell office:value-type="float" office:value="858122" calcext:value-type="float">
            <text:p>858122</text:p>
          </table:table-cell>
        </table:table-row>
        <table:table-row table:style-name="ro1">
          <table:table-cell office:value-type="string" calcext:value-type="string">
            <text:p>Vieregge</text:p>
          </table:table-cell>
          <table:table-cell office:value-type="string" calcext:value-type="string">
            <text:p>Kerstin</text:p>
          </table:table-cell>
          <table:table-cell table:formula="of:=CONCATENATE([.B681]; &quot; &quot;;[.A681])" office:value-type="string" office:string-value="Kerstin Vieregge" calcext:value-type="string">
            <text:p>Kerstin Vieregge</text:p>
          </table:table-cell>
          <table:table-cell office:value-type="string" calcext:value-type="string">
            <text:p>F</text:p>
          </table:table-cell>
          <table:table-cell office:value-type="float" office:value="858126" calcext:value-type="float">
            <text:p>858126</text:p>
          </table:table-cell>
        </table:table-row>
        <table:table-row table:style-name="ro1">
          <table:table-cell office:value-type="string" calcext:value-type="string">
            <text:p>Völlers</text:p>
          </table:table-cell>
          <table:table-cell office:value-type="string" calcext:value-type="string">
            <text:p>Marja-Liisa</text:p>
          </table:table-cell>
          <table:table-cell table:formula="of:=CONCATENATE([.B682]; &quot; &quot;;[.A682])" office:value-type="string" office:string-value="Marja-Liisa Völlers" calcext:value-type="string">
            <text:p>Marja-Liisa Völlers</text:p>
          </table:table-cell>
          <table:table-cell office:value-type="string" calcext:value-type="string">
            <text:p>F</text:p>
          </table:table-cell>
          <table:table-cell office:value-type="float" office:value="858132" calcext:value-type="float">
            <text:p>858132</text:p>
          </table:table-cell>
        </table:table-row>
        <table:table-row table:style-name="ro1">
          <table:table-cell office:value-type="string" calcext:value-type="string">
            <text:p>Vöpel</text:p>
          </table:table-cell>
          <table:table-cell office:value-type="string" calcext:value-type="string">
            <text:p>Dirk</text:p>
          </table:table-cell>
          <table:table-cell table:formula="of:=CONCATENATE([.B683]; &quot; &quot;;[.A683])" office:value-type="string" office:string-value="Dirk Vöpel" calcext:value-type="string">
            <text:p>Dirk Vöpel</text:p>
          </table:table-cell>
          <table:table-cell office:value-type="string" calcext:value-type="string">
            <text:p>M</text:p>
          </table:table-cell>
          <table:table-cell office:value-type="float" office:value="858128" calcext:value-type="float">
            <text:p>858128</text:p>
          </table:table-cell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Johannes</text:p>
          </table:table-cell>
          <table:table-cell table:formula="of:=CONCATENATE([.B684]; &quot; &quot;;[.A684])" office:value-type="string" office:string-value="Johannes Vogel" calcext:value-type="string">
            <text:p>Johannes Vogel</text:p>
          </table:table-cell>
          <table:table-cell office:value-type="string" calcext:value-type="string">
            <text:p>M</text:p>
          </table:table-cell>
          <table:table-cell office:value-type="float" office:value="858134" calcext:value-type="float">
            <text:p>858134</text:p>
          </table:table-cell>
        </table:table-row>
        <table:table-row table:style-name="ro1">
          <table:table-cell office:value-type="string" calcext:value-type="string">
            <text:p>Vogler</text:p>
          </table:table-cell>
          <table:table-cell office:value-type="string" calcext:value-type="string">
            <text:p>Kathrin</text:p>
          </table:table-cell>
          <table:table-cell table:formula="of:=CONCATENATE([.B685]; &quot; &quot;;[.A685])" office:value-type="string" office:string-value="Kathrin Vogler" calcext:value-type="string">
            <text:p>Kathrin Vogler</text:p>
          </table:table-cell>
          <table:table-cell office:value-type="string" calcext:value-type="string">
            <text:p>F</text:p>
          </table:table-cell>
          <table:table-cell office:value-type="float" office:value="858124" calcext:value-type="float">
            <text:p>858124</text:p>
          </table:table-cell>
        </table:table-row>
        <table:table-row table:style-name="ro1">
          <table:table-cell office:value-type="string" calcext:value-type="string">
            <text:p>Vogt</text:p>
          </table:table-cell>
          <table:table-cell office:value-type="string" calcext:value-type="string">
            <text:p>Dr. Oliver</text:p>
          </table:table-cell>
          <table:table-cell table:formula="of:=CONCATENATE([.B686]; &quot; &quot;;[.A686])" office:value-type="string" office:string-value="Dr. Oliver Vogt" calcext:value-type="string">
            <text:p>Dr. Oliver Vogt</text:p>
          </table:table-cell>
          <table:table-cell office:value-type="string" calcext:value-type="string">
            <text:p>M</text:p>
          </table:table-cell>
          <table:table-cell office:value-type="float" office:value="860962" calcext:value-type="float">
            <text:p>860962</text:p>
          </table:table-cell>
        </table:table-row>
        <table:table-row table:style-name="ro1">
          <table:table-cell office:value-type="string" calcext:value-type="string">
            <text:p>Vries</text:p>
          </table:table-cell>
          <table:table-cell office:value-type="string" calcext:value-type="string">
            <text:p>Christoph de</text:p>
          </table:table-cell>
          <table:table-cell table:formula="of:=CONCATENATE([.B687]; &quot; &quot;;[.A687])" office:value-type="string" office:string-value="Christoph de Vries" calcext:value-type="string">
            <text:p>Christoph de Vries</text:p>
          </table:table-cell>
          <table:table-cell office:value-type="string" calcext:value-type="string">
            <text:p>M</text:p>
          </table:table-cell>
          <table:table-cell office:value-type="float" office:value="858136" calcext:value-type="float">
            <text:p>858136</text:p>
          </table:table-cell>
        </table:table-row>
        <table:table-row table:style-name="ro1">
          <table:table-cell office:value-type="string" calcext:value-type="string">
            <text:p>Wadephul</text:p>
          </table:table-cell>
          <table:table-cell office:value-type="string" calcext:value-type="string">
            <text:p>Dr. Johann David</text:p>
          </table:table-cell>
          <table:table-cell table:formula="of:=CONCATENATE([.B688]; &quot; &quot;;[.A688])" office:value-type="string" office:string-value="Dr. Johann David Wadephul" calcext:value-type="string">
            <text:p>Dr. Johann David Wadephul</text:p>
          </table:table-cell>
          <table:table-cell office:value-type="string" calcext:value-type="string">
            <text:p>M</text:p>
          </table:table-cell>
          <table:table-cell office:value-type="float" office:value="858166" calcext:value-type="float">
            <text:p>858166</text:p>
          </table:table-cell>
        </table:table-row>
        <table:table-row table:style-name="ro1">
          <table:table-cell office:value-type="string" calcext:value-type="string">
            <text:p>Wagener</text:p>
          </table:table-cell>
          <table:table-cell office:value-type="string" calcext:value-type="string">
            <text:p>Niklas</text:p>
          </table:table-cell>
          <table:table-cell table:formula="of:=CONCATENATE([.B689]; &quot; &quot;;[.A689])" office:value-type="string" office:string-value="Niklas Wagener" calcext:value-type="string">
            <text:p>Niklas Wagener</text:p>
          </table:table-cell>
          <table:table-cell office:value-type="string" calcext:value-type="string">
            <text:p>M</text:p>
          </table:table-cell>
          <table:table-cell office:value-type="float" office:value="860340" calcext:value-type="float">
            <text:p>860340</text:p>
          </table:table-cell>
        </table:table-row>
        <table:table-row table:style-name="ro1">
          <table:table-cell office:value-type="string" calcext:value-type="string">
            <text:p>Wagener</text:p>
          </table:table-cell>
          <table:table-cell office:value-type="string" calcext:value-type="string">
            <text:p>Robin</text:p>
          </table:table-cell>
          <table:table-cell table:formula="of:=CONCATENATE([.B690]; &quot; &quot;;[.A690])" office:value-type="string" office:string-value="Robin Wagener" calcext:value-type="string">
            <text:p>Robin Wagener</text:p>
          </table:table-cell>
          <table:table-cell office:value-type="string" calcext:value-type="string">
            <text:p>M</text:p>
          </table:table-cell>
          <table:table-cell office:value-type="float" office:value="860908" calcext:value-type="float">
            <text:p>860908</text:p>
          </table:table-cell>
        </table:table-row>
        <table:table-row table:style-name="ro1">
          <table:table-cell office:value-type="string" calcext:value-type="string">
            <text:p>Wagenknecht</text:p>
          </table:table-cell>
          <table:table-cell office:value-type="string" calcext:value-type="string">
            <text:p>Dr. Sahra</text:p>
          </table:table-cell>
          <table:table-cell table:formula="of:=CONCATENATE([.B691]; &quot; &quot;;[.A691])" office:value-type="string" office:string-value="Dr. Sahra Wagenknecht" calcext:value-type="string">
            <text:p>Dr. Sahra Wagenknecht</text:p>
          </table:table-cell>
          <table:table-cell office:value-type="string" calcext:value-type="string">
            <text:p>F</text:p>
          </table:table-cell>
          <table:table-cell office:value-type="float" office:value="858202" calcext:value-type="float">
            <text:p>858202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Dr. Carolin</text:p>
          </table:table-cell>
          <table:table-cell table:formula="of:=CONCATENATE([.B692]; &quot; &quot;;[.A692])" office:value-type="string" office:string-value="Dr. Carolin Wagner" calcext:value-type="string">
            <text:p>Dr. Carolin Wagner</text:p>
          </table:table-cell>
          <table:table-cell office:value-type="string" calcext:value-type="string">
            <text:p>F</text:p>
          </table:table-cell>
          <table:table-cell office:value-type="float" office:value="860296" calcext:value-type="float">
            <text:p>860296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Johannes</text:p>
          </table:table-cell>
          <table:table-cell table:formula="of:=CONCATENATE([.B693]; &quot; &quot;;[.A693])" office:value-type="string" office:string-value="Johannes Wagner" calcext:value-type="string">
            <text:p>Johannes Wagner</text:p>
          </table:table-cell>
          <table:table-cell office:value-type="string" calcext:value-type="string">
            <text:p>M</text:p>
          </table:table-cell>
          <table:table-cell office:value-type="float" office:value="860346" calcext:value-type="float">
            <text:p>860346</text:p>
          </table:table-cell>
        </table:table-row>
        <table:table-row table:style-name="ro1">
          <table:table-cell office:value-type="string" calcext:value-type="string">
            <text:p>Wallstein</text:p>
          </table:table-cell>
          <table:table-cell office:value-type="string" calcext:value-type="string">
            <text:p>Maja</text:p>
          </table:table-cell>
          <table:table-cell table:formula="of:=CONCATENATE([.B694]; &quot; &quot;;[.A694])" office:value-type="string" office:string-value="Maja Wallstein" calcext:value-type="string">
            <text:p>Maja Wallstein</text:p>
          </table:table-cell>
          <table:table-cell office:value-type="string" calcext:value-type="string">
            <text:p>F</text:p>
          </table:table-cell>
          <table:table-cell office:value-type="float" office:value="860470" calcext:value-type="float">
            <text:p>860470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Hannes</text:p>
          </table:table-cell>
          <table:table-cell table:formula="of:=CONCATENATE([.B695]; &quot; &quot;;[.A695])" office:value-type="string" office:string-value="Hannes Walter" calcext:value-type="string">
            <text:p>Hannes Walter</text:p>
          </table:table-cell>
          <table:table-cell office:value-type="string" calcext:value-type="string">
            <text:p>M</text:p>
          </table:table-cell>
          <table:table-cell office:value-type="float" office:value="860478" calcext:value-type="float">
            <text:p>860478</text:p>
          </table:table-cell>
        </table:table-row>
        <table:table-row table:style-name="ro1">
          <table:table-cell office:value-type="string" calcext:value-type="string">
            <text:p>Walter-Rosenheimer</text:p>
          </table:table-cell>
          <table:table-cell office:value-type="string" calcext:value-type="string">
            <text:p>Beate</text:p>
          </table:table-cell>
          <table:table-cell table:formula="of:=CONCATENATE([.B696]; &quot; &quot;;[.A696])" office:value-type="string" office:string-value="Beate Walter-Rosenheimer" calcext:value-type="string">
            <text:p>Beate Walter-Rosenheimer</text:p>
          </table:table-cell>
          <table:table-cell office:value-type="string" calcext:value-type="string">
            <text:p>F</text:p>
          </table:table-cell>
          <table:table-cell office:value-type="float" office:value="858152" calcext:value-type="float">
            <text:p>858152</text:p>
          </table:table-cell>
        </table:table-row>
        <table:table-row table:style-name="ro1">
          <table:table-cell office:value-type="string" calcext:value-type="string">
            <text:p>Wanderwitz</text:p>
          </table:table-cell>
          <table:table-cell office:value-type="string" calcext:value-type="string">
            <text:p>Marco</text:p>
          </table:table-cell>
          <table:table-cell table:formula="of:=CONCATENATE([.B697]; &quot; &quot;;[.A697])" office:value-type="string" office:string-value="Marco Wanderwitz" calcext:value-type="string">
            <text:p>Marco Wanderwitz</text:p>
          </table:table-cell>
          <table:table-cell office:value-type="string" calcext:value-type="string">
            <text:p>M</text:p>
          </table:table-cell>
          <table:table-cell office:value-type="float" office:value="858160" calcext:value-type="float">
            <text:p>858160</text:p>
          </table:table-cell>
        </table:table-row>
        <table:table-row table:style-name="ro1">
          <table:table-cell office:value-type="string" calcext:value-type="string">
            <text:p>Warken</text:p>
          </table:table-cell>
          <table:table-cell office:value-type="string" calcext:value-type="string">
            <text:p>Nina</text:p>
          </table:table-cell>
          <table:table-cell table:formula="of:=CONCATENATE([.B698]; &quot; &quot;;[.A698])" office:value-type="string" office:string-value="Nina Warken" calcext:value-type="string">
            <text:p>Nina Warken</text:p>
          </table:table-cell>
          <table:table-cell office:value-type="string" calcext:value-type="string">
            <text:p>F</text:p>
          </table:table-cell>
          <table:table-cell office:value-type="float" office:value="858188" calcext:value-type="float">
            <text:p>858188</text:p>
          </table:table-cell>
        </table:table-row>
        <table:table-row table:style-name="ro1">
          <table:table-cell office:value-type="string" calcext:value-type="string">
            <text:p>Weeser</text:p>
          </table:table-cell>
          <table:table-cell office:value-type="string" calcext:value-type="string">
            <text:p>Sandra</text:p>
          </table:table-cell>
          <table:table-cell table:formula="of:=CONCATENATE([.B699]; &quot; &quot;;[.A699])" office:value-type="string" office:string-value="Sandra Weeser" calcext:value-type="string">
            <text:p>Sandra Weeser</text:p>
          </table:table-cell>
          <table:table-cell office:value-type="string" calcext:value-type="string">
            <text:p>F</text:p>
          </table:table-cell>
          <table:table-cell office:value-type="float" office:value="858156" calcext:value-type="float">
            <text:p>858156</text:p>
          </table:table-cell>
        </table:table-row>
        <table:table-row table:style-name="ro1">
          <table:table-cell office:value-type="string" calcext:value-type="string">
            <text:p>Wegge</text:p>
          </table:table-cell>
          <table:table-cell office:value-type="string" calcext:value-type="string">
            <text:p>Carmen</text:p>
          </table:table-cell>
          <table:table-cell table:formula="of:=CONCATENATE([.B700]; &quot; &quot;;[.A700])" office:value-type="string" office:string-value="Carmen Wegge" calcext:value-type="string">
            <text:p>Carmen Wegge</text:p>
          </table:table-cell>
          <table:table-cell office:value-type="string" calcext:value-type="string">
            <text:p>F</text:p>
          </table:table-cell>
          <table:table-cell office:value-type="float" office:value="860290" calcext:value-type="float">
            <text:p>860290</text:p>
          </table:table-cell>
        </table:table-row>
        <table:table-row table:style-name="ro1">
          <table:table-cell office:value-type="string" calcext:value-type="string">
            <text:p>Wegling</text:p>
          </table:table-cell>
          <table:table-cell office:value-type="string" calcext:value-type="string">
            <text:p>Melanie</text:p>
          </table:table-cell>
          <table:table-cell table:formula="of:=CONCATENATE([.B701]; &quot; &quot;;[.A701])" office:value-type="string" office:string-value="Melanie Wegling" calcext:value-type="string">
            <text:p>Melanie Wegling</text:p>
          </table:table-cell>
          <table:table-cell office:value-type="string" calcext:value-type="string">
            <text:p>F</text:p>
          </table:table-cell>
          <table:table-cell office:value-type="float" office:value="860676" calcext:value-type="float">
            <text:p>860676</text:p>
          </table:table-cell>
        </table:table-row>
        <table:table-row table:style-name="ro1">
          <table:table-cell office:value-type="string" calcext:value-type="string">
            <text:p>Weidel</text:p>
          </table:table-cell>
          <table:table-cell office:value-type="string" calcext:value-type="string">
            <text:p>Dr. Alice</text:p>
          </table:table-cell>
          <table:table-cell table:formula="of:=CONCATENATE([.B702]; &quot; &quot;;[.A702])" office:value-type="string" office:string-value="Dr. Alice Weidel" calcext:value-type="string">
            <text:p>Dr. Alice Weidel</text:p>
          </table:table-cell>
          <table:table-cell office:value-type="string" calcext:value-type="string">
            <text:p>F</text:p>
          </table:table-cell>
          <table:table-cell office:value-type="float" office:value="858184" calcext:value-type="float">
            <text:p>858184</text:p>
          </table:table-cell>
        </table:table-row>
        <table:table-row table:style-name="ro1">
          <table:table-cell office:value-type="string" calcext:value-type="string">
            <text:p>Weingarten</text:p>
          </table:table-cell>
          <table:table-cell office:value-type="string" calcext:value-type="string">
            <text:p>Dr. Joe</text:p>
          </table:table-cell>
          <table:table-cell table:formula="of:=CONCATENATE([.B703]; &quot; &quot;;[.A703])" office:value-type="string" office:string-value="Dr. Joe Weingarten" calcext:value-type="string">
            <text:p>Dr. Joe Weingarten</text:p>
          </table:table-cell>
          <table:table-cell office:value-type="string" calcext:value-type="string">
            <text:p>M</text:p>
          </table:table-cell>
          <table:table-cell office:value-type="float" office:value="858196" calcext:value-type="float">
            <text:p>858196</text:p>
          </table:table-cell>
        </table:table-row>
        <table:table-row table:style-name="ro1">
          <table:table-cell office:value-type="string" calcext:value-type="string">
            <text:p>Weisgerber</text:p>
          </table:table-cell>
          <table:table-cell office:value-type="string" calcext:value-type="string">
            <text:p>Dr. Anja</text:p>
          </table:table-cell>
          <table:table-cell table:formula="of:=CONCATENATE([.B704]; &quot; &quot;;[.A704])" office:value-type="string" office:string-value="Dr. Anja Weisgerber" calcext:value-type="string">
            <text:p>Dr. Anja Weisgerber</text:p>
          </table:table-cell>
          <table:table-cell office:value-type="string" calcext:value-type="string">
            <text:p>F</text:p>
          </table:table-cell>
          <table:table-cell office:value-type="float" office:value="858178" calcext:value-type="float">
            <text:p>858178</text:p>
          </table:table-cell>
        </table:table-row>
        <table:table-row table:style-name="ro1">
          <table:table-cell office:value-type="string" calcext:value-type="string">
            <text:p>Weishaupt</text:p>
          </table:table-cell>
          <table:table-cell office:value-type="string" calcext:value-type="string">
            <text:p>Saskia</text:p>
          </table:table-cell>
          <table:table-cell table:formula="of:=CONCATENATE([.B705]; &quot; &quot;;[.A705])" office:value-type="string" office:string-value="Saskia Weishaupt" calcext:value-type="string">
            <text:p>Saskia Weishaupt</text:p>
          </table:table-cell>
          <table:table-cell office:value-type="string" calcext:value-type="string">
            <text:p>F</text:p>
          </table:table-cell>
          <table:table-cell office:value-type="float" office:value="860332" calcext:value-type="float">
            <text:p>860332</text:p>
          </table:table-cell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Maria-Lena</text:p>
          </table:table-cell>
          <table:table-cell table:formula="of:=CONCATENATE([.B706]; &quot; &quot;;[.A706])" office:value-type="string" office:string-value="Maria-Lena Weiss" calcext:value-type="string">
            <text:p>Maria-Lena Weiss</text:p>
          </table:table-cell>
          <table:table-cell office:value-type="string" calcext:value-type="string">
            <text:p>F</text:p>
          </table:table-cell>
          <table:table-cell office:value-type="float" office:value="861824" calcext:value-type="float">
            <text:p>861824</text:p>
          </table:table-cell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Sabine</text:p>
          </table:table-cell>
          <table:table-cell table:formula="of:=CONCATENATE([.B707]; &quot; &quot;;[.A707])" office:value-type="string" office:string-value="Sabine Weiss" calcext:value-type="string">
            <text:p>Sabine Weiss</text:p>
          </table:table-cell>
          <table:table-cell office:value-type="string" calcext:value-type="string">
            <text:p>F</text:p>
          </table:table-cell>
          <table:table-cell office:value-type="float" office:value="858150" calcext:value-type="float">
            <text:p>858150</text:p>
          </table:table-cell>
        </table:table-row>
        <table:table-row table:style-name="ro1">
          <table:table-cell office:value-type="string" calcext:value-type="string">
            <text:p>Wenzel</text:p>
          </table:table-cell>
          <table:table-cell office:value-type="string" calcext:value-type="string">
            <text:p>Stefan</text:p>
          </table:table-cell>
          <table:table-cell table:formula="of:=CONCATENATE([.B708]; &quot; &quot;;[.A708])" office:value-type="string" office:string-value="Stefan Wenzel" calcext:value-type="string">
            <text:p>Stefan Wenzel</text:p>
          </table:table-cell>
          <table:table-cell office:value-type="string" calcext:value-type="string">
            <text:p>M</text:p>
          </table:table-cell>
          <table:table-cell office:value-type="float" office:value="860834" calcext:value-type="float">
            <text:p>860834</text:p>
          </table:table-cell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Lena</text:p>
          </table:table-cell>
          <table:table-cell table:formula="of:=CONCATENATE([.B709]; &quot; &quot;;[.A709])" office:value-type="string" office:string-value="Lena Werner" calcext:value-type="string">
            <text:p>Lena Werner</text:p>
          </table:table-cell>
          <table:table-cell office:value-type="string" calcext:value-type="string">
            <text:p>F</text:p>
          </table:table-cell>
          <table:table-cell office:value-type="float" office:value="861196" calcext:value-type="float">
            <text:p>861196</text:p>
          </table:table-cell>
        </table:table-row>
        <table:table-row table:style-name="ro1">
          <table:table-cell office:value-type="string" calcext:value-type="string">
            <text:p>Westig</text:p>
          </table:table-cell>
          <table:table-cell office:value-type="string" calcext:value-type="string">
            <text:p>Nicole</text:p>
          </table:table-cell>
          <table:table-cell table:formula="of:=CONCATENATE([.B710]; &quot; &quot;;[.A710])" office:value-type="string" office:string-value="Nicole Westig" calcext:value-type="string">
            <text:p>Nicole Westig</text:p>
          </table:table-cell>
          <table:table-cell office:value-type="string" calcext:value-type="string">
            <text:p>F</text:p>
          </table:table-cell>
          <table:table-cell office:value-type="float" office:value="858198" calcext:value-type="float">
            <text:p>858198</text:p>
          </table:table-cell>
        </table:table-row>
        <table:table-row table:style-name="ro1">
          <table:table-cell office:value-type="string" calcext:value-type="string">
            <text:p>Westphal</text:p>
          </table:table-cell>
          <table:table-cell office:value-type="string" calcext:value-type="string">
            <text:p>Bernd</text:p>
          </table:table-cell>
          <table:table-cell table:formula="of:=CONCATENATE([.B711]; &quot; &quot;;[.A711])" office:value-type="string" office:string-value="Bernd Westphal" calcext:value-type="string">
            <text:p>Bernd Westphal</text:p>
          </table:table-cell>
          <table:table-cell office:value-type="string" calcext:value-type="string">
            <text:p>M</text:p>
          </table:table-cell>
          <table:table-cell office:value-type="float" office:value="858148" calcext:value-type="float">
            <text:p>858148</text:p>
          </table:table-cell>
        </table:table-row>
        <table:table-row table:style-name="ro1">
          <table:table-cell office:value-type="string" calcext:value-type="string">
            <text:p>Weyel</text:p>
          </table:table-cell>
          <table:table-cell office:value-type="string" calcext:value-type="string">
            <text:p>Prof. Dr. Harald</text:p>
          </table:table-cell>
          <table:table-cell table:formula="of:=CONCATENATE([.B712]; &quot; &quot;;[.A712])" office:value-type="string" office:string-value="Prof. Dr. Harald Weyel" calcext:value-type="string">
            <text:p>Prof. Dr. Harald Weyel</text:p>
          </table:table-cell>
          <table:table-cell office:value-type="string" calcext:value-type="string">
            <text:p>M</text:p>
          </table:table-cell>
          <table:table-cell office:value-type="float" office:value="858182" calcext:value-type="float">
            <text:p>858182</text:p>
          </table:table-cell>
        </table:table-row>
        <table:table-row table:style-name="ro1">
          <table:table-cell office:value-type="string" calcext:value-type="string">
            <text:p>Whittaker</text:p>
          </table:table-cell>
          <table:table-cell office:value-type="string" calcext:value-type="string">
            <text:p>Kai</text:p>
          </table:table-cell>
          <table:table-cell table:formula="of:=CONCATENATE([.B713]; &quot; &quot;;[.A713])" office:value-type="string" office:string-value="Kai Whittaker" calcext:value-type="string">
            <text:p>Kai Whittaker</text:p>
          </table:table-cell>
          <table:table-cell office:value-type="string" calcext:value-type="string">
            <text:p>M</text:p>
          </table:table-cell>
          <table:table-cell office:value-type="float" office:value="858194" calcext:value-type="float">
            <text:p>858194</text:p>
          </table:table-cell>
        </table:table-row>
        <table:table-row table:style-name="ro1">
          <table:table-cell office:value-type="string" calcext:value-type="string">
            <text:p>Widmann-Mauz</text:p>
          </table:table-cell>
          <table:table-cell office:value-type="string" calcext:value-type="string">
            <text:p>Annette</text:p>
          </table:table-cell>
          <table:table-cell table:formula="of:=CONCATENATE([.B714]; &quot; &quot;;[.A714])" office:value-type="string" office:string-value="Annette Widmann-Mauz" calcext:value-type="string">
            <text:p>Annette Widmann-Mauz</text:p>
          </table:table-cell>
          <table:table-cell office:value-type="string" calcext:value-type="string">
            <text:p>F</text:p>
          </table:table-cell>
          <table:table-cell office:value-type="float" office:value="858200" calcext:value-type="float">
            <text:p>858200</text:p>
          </table:table-cell>
        </table:table-row>
        <table:table-row table:style-name="ro1">
          <table:table-cell office:value-type="string" calcext:value-type="string">
            <text:p>Wiehle</text:p>
          </table:table-cell>
          <table:table-cell office:value-type="string" calcext:value-type="string">
            <text:p>Wolfgang</text:p>
          </table:table-cell>
          <table:table-cell table:formula="of:=CONCATENATE([.B715]; &quot; &quot;;[.A715])" office:value-type="string" office:string-value="Wolfgang Wiehle" calcext:value-type="string">
            <text:p>Wolfgang Wiehle</text:p>
          </table:table-cell>
          <table:table-cell office:value-type="string" calcext:value-type="string">
            <text:p>M</text:p>
          </table:table-cell>
          <table:table-cell office:value-type="float" office:value="858168" calcext:value-type="float">
            <text:p>858168</text:p>
          </table:table-cell>
        </table:table-row>
        <table:table-row table:style-name="ro1">
          <table:table-cell office:value-type="string" calcext:value-type="string">
            <text:p>Wiener</text:p>
          </table:table-cell>
          <table:table-cell office:value-type="string" calcext:value-type="string">
            <text:p>Dr. Klaus</text:p>
          </table:table-cell>
          <table:table-cell table:formula="of:=CONCATENATE([.B716]; &quot; &quot;;[.A716])" office:value-type="string" office:string-value="Dr. Klaus Wiener" calcext:value-type="string">
            <text:p>Dr. Klaus Wiener</text:p>
          </table:table-cell>
          <table:table-cell office:value-type="string" calcext:value-type="string">
            <text:p>M</text:p>
          </table:table-cell>
          <table:table-cell office:value-type="float" office:value="861052" calcext:value-type="float">
            <text:p>861052</text:p>
          </table:table-cell>
        </table:table-row>
        <table:table-row table:style-name="ro1">
          <table:table-cell office:value-type="string" calcext:value-type="string">
            <text:p>Wiese</text:p>
          </table:table-cell>
          <table:table-cell office:value-type="string" calcext:value-type="string">
            <text:p>Dirk</text:p>
          </table:table-cell>
          <table:table-cell table:formula="of:=CONCATENATE([.B717]; &quot; &quot;;[.A717])" office:value-type="string" office:string-value="Dirk Wiese" calcext:value-type="string">
            <text:p>Dirk Wiese</text:p>
          </table:table-cell>
          <table:table-cell office:value-type="string" calcext:value-type="string">
            <text:p>M</text:p>
          </table:table-cell>
          <table:table-cell office:value-type="float" office:value="858180" calcext:value-type="float">
            <text:p>858180</text:p>
          </table:table-cell>
        </table:table-row>
        <table:table-row table:style-name="ro1">
          <table:table-cell office:value-type="string" calcext:value-type="string">
            <text:p>Willsch</text:p>
          </table:table-cell>
          <table:table-cell office:value-type="string" calcext:value-type="string">
            <text:p>Klaus-Peter</text:p>
          </table:table-cell>
          <table:table-cell table:formula="of:=CONCATENATE([.B718]; &quot; &quot;;[.A718])" office:value-type="string" office:string-value="Klaus-Peter Willsch" calcext:value-type="string">
            <text:p>Klaus-Peter Willsch</text:p>
          </table:table-cell>
          <table:table-cell office:value-type="string" calcext:value-type="string">
            <text:p>M</text:p>
          </table:table-cell>
          <table:table-cell office:value-type="float" office:value="858176" calcext:value-type="float">
            <text:p>858176</text:p>
          </table:table-cell>
        </table:table-row>
        <table:table-row table:style-name="ro1">
          <table:table-cell office:value-type="string" calcext:value-type="string">
            <text:p>Winkelmeier-Becker</text:p>
          </table:table-cell>
          <table:table-cell office:value-type="string" calcext:value-type="string">
            <text:p>Elisabeth</text:p>
          </table:table-cell>
          <table:table-cell table:formula="of:=CONCATENATE([.B719]; &quot; &quot;;[.A719])" office:value-type="string" office:string-value="Elisabeth Winkelmeier-Becker" calcext:value-type="string">
            <text:p>Elisabeth Winkelmeier-Becker</text:p>
          </table:table-cell>
          <table:table-cell office:value-type="string" calcext:value-type="string">
            <text:p>F</text:p>
          </table:table-cell>
          <table:table-cell office:value-type="float" office:value="858192" calcext:value-type="float">
            <text:p>858192</text:p>
          </table:table-cell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Tobias</text:p>
          </table:table-cell>
          <table:table-cell table:formula="of:=CONCATENATE([.B720]; &quot; &quot;;[.A720])" office:value-type="string" office:string-value="Tobias Winkler" calcext:value-type="string">
            <text:p>Tobias Winkler</text:p>
          </table:table-cell>
          <table:table-cell office:value-type="string" calcext:value-type="string">
            <text:p>M</text:p>
          </table:table-cell>
          <table:table-cell office:value-type="float" office:value="860366" calcext:value-type="float">
            <text:p>860366</text:p>
          </table:table-cell>
        </table:table-row>
        <table:table-row table:style-name="ro1">
          <table:table-cell office:value-type="string" calcext:value-type="string">
            <text:p>Winklmann</text:p>
          </table:table-cell>
          <table:table-cell office:value-type="string" calcext:value-type="string">
            <text:p>Tina</text:p>
          </table:table-cell>
          <table:table-cell table:formula="of:=CONCATENATE([.B721]; &quot; &quot;;[.A721])" office:value-type="string" office:string-value="Tina Winklmann" calcext:value-type="string">
            <text:p>Tina Winklmann</text:p>
          </table:table-cell>
          <table:table-cell office:value-type="string" calcext:value-type="string">
            <text:p>F</text:p>
          </table:table-cell>
          <table:table-cell office:value-type="float" office:value="860348" calcext:value-type="float">
            <text:p>860348</text:p>
          </table:table-cell>
        </table:table-row>
        <table:table-row table:style-name="ro1">
          <table:table-cell office:value-type="string" calcext:value-type="string">
            <text:p>Wirth</text:p>
          </table:table-cell>
          <table:table-cell office:value-type="string" calcext:value-type="string">
            <text:p>Dr. Christian</text:p>
          </table:table-cell>
          <table:table-cell table:formula="of:=CONCATENATE([.B722]; &quot; &quot;;[.A722])" office:value-type="string" office:string-value="Dr. Christian Wirth" calcext:value-type="string">
            <text:p>Dr. Christian Wirth</text:p>
          </table:table-cell>
          <table:table-cell office:value-type="string" calcext:value-type="string">
            <text:p>M</text:p>
          </table:table-cell>
          <table:table-cell office:value-type="float" office:value="858172" calcext:value-type="float">
            <text:p>858172</text:p>
          </table:table-cell>
        </table:table-row>
        <table:table-row table:style-name="ro1">
          <table:table-cell office:value-type="string" calcext:value-type="string">
            <text:p>Wissing</text:p>
          </table:table-cell>
          <table:table-cell office:value-type="string" calcext:value-type="string">
            <text:p>Dr. Volker</text:p>
          </table:table-cell>
          <table:table-cell table:formula="of:=CONCATENATE([.B723]; &quot; &quot;;[.A723])" office:value-type="string" office:string-value="Dr. Volker Wissing" calcext:value-type="string">
            <text:p>Dr. Volker Wissing</text:p>
          </table:table-cell>
          <table:table-cell office:value-type="string" calcext:value-type="string">
            <text:p>M</text:p>
          </table:table-cell>
          <table:table-cell office:value-type="float" office:value="861446" calcext:value-type="float">
            <text:p>861446</text:p>
          </table:table-cell>
        </table:table-row>
        <table:table-row table:style-name="ro1">
          <table:table-cell office:value-type="string" calcext:value-type="string">
            <text:p>Wissler</text:p>
          </table:table-cell>
          <table:table-cell office:value-type="string" calcext:value-type="string">
            <text:p>Janine</text:p>
          </table:table-cell>
          <table:table-cell table:formula="of:=CONCATENATE([.B724]; &quot; &quot;;[.A724])" office:value-type="string" office:string-value="Janine Wissler" calcext:value-type="string">
            <text:p>Janine Wissler</text:p>
          </table:table-cell>
          <table:table-cell office:value-type="string" calcext:value-type="string">
            <text:p>F</text:p>
          </table:table-cell>
          <table:table-cell office:value-type="float" office:value="861432" calcext:value-type="float">
            <text:p>861432</text:p>
          </table:table-cell>
        </table:table-row>
        <table:table-row table:style-name="ro1">
          <table:table-cell office:value-type="string" calcext:value-type="string">
            <text:p>Witt</text:p>
          </table:table-cell>
          <table:table-cell office:value-type="string" calcext:value-type="string">
            <text:p>Uwe</text:p>
          </table:table-cell>
          <table:table-cell table:formula="of:=CONCATENATE([.B725]; &quot; &quot;;[.A725])" office:value-type="string" office:string-value="Uwe Witt" calcext:value-type="string">
            <text:p>Uwe Witt</text:p>
          </table:table-cell>
          <table:table-cell office:value-type="string" calcext:value-type="string">
            <text:p>M</text:p>
          </table:table-cell>
          <table:table-cell office:value-type="float" office:value="858154" calcext:value-type="float">
            <text:p>858154</text:p>
          </table:table-cell>
        </table:table-row>
        <table:table-row table:style-name="ro1">
          <table:table-cell office:value-type="string" calcext:value-type="string">
            <text:p>Wittmann</text:p>
          </table:table-cell>
          <table:table-cell office:value-type="string" calcext:value-type="string">
            <text:p>Mechthilde</text:p>
          </table:table-cell>
          <table:table-cell table:formula="of:=CONCATENATE([.B726]; &quot; &quot;;[.A726])" office:value-type="string" office:string-value="Mechthilde Wittmann" calcext:value-type="string">
            <text:p>Mechthilde Wittmann</text:p>
          </table:table-cell>
          <table:table-cell office:value-type="string" calcext:value-type="string">
            <text:p>F</text:p>
          </table:table-cell>
          <table:table-cell office:value-type="float" office:value="860322" calcext:value-type="float">
            <text:p>860322</text:p>
          </table:table-cell>
        </table:table-row>
        <table:table-row table:style-name="ro1">
          <table:table-cell office:value-type="string" calcext:value-type="string">
            <text:p>Wollmann</text:p>
          </table:table-cell>
          <table:table-cell office:value-type="string" calcext:value-type="string">
            <text:p>Dr. Herbert</text:p>
          </table:table-cell>
          <table:table-cell table:formula="of:=CONCATENATE([.B727]; &quot; &quot;;[.A727])" office:value-type="string" office:string-value="Dr. Herbert Wollmann" calcext:value-type="string">
            <text:p>Dr. Herbert Wollmann</text:p>
          </table:table-cell>
          <table:table-cell office:value-type="string" calcext:value-type="string">
            <text:p>M</text:p>
          </table:table-cell>
          <table:table-cell office:value-type="float" office:value="861474" calcext:value-type="float">
            <text:p>861474</text:p>
          </table:table-cell>
        </table:table-row>
        <table:table-row table:style-name="ro1">
          <table:table-cell office:value-type="string" calcext:value-type="string">
            <text:p>Wulf</text:p>
          </table:table-cell>
          <table:table-cell office:value-type="string" calcext:value-type="string">
            <text:p>Mareike Lotte</text:p>
          </table:table-cell>
          <table:table-cell table:formula="of:=CONCATENATE([.B728]; &quot; &quot;;[.A728])" office:value-type="string" office:string-value="Mareike Lotte Wulf" calcext:value-type="string">
            <text:p>Mareike Lotte Wulf</text:p>
          </table:table-cell>
          <table:table-cell office:value-type="string" calcext:value-type="string">
            <text:p>F</text:p>
          </table:table-cell>
          <table:table-cell office:value-type="float" office:value="860802" calcext:value-type="float">
            <text:p>860802</text:p>
          </table:table-cell>
        </table:table-row>
        <table:table-row table:style-name="ro1">
          <table:table-cell office:value-type="string" calcext:value-type="string">
            <text:p>Wundrak</text:p>
          </table:table-cell>
          <table:table-cell office:value-type="string" calcext:value-type="string">
            <text:p>Joachim</text:p>
          </table:table-cell>
          <table:table-cell table:formula="of:=CONCATENATE([.B729]; &quot; &quot;;[.A729])" office:value-type="string" office:string-value="Joachim Wundrak" calcext:value-type="string">
            <text:p>Joachim Wundrak</text:p>
          </table:table-cell>
          <table:table-cell office:value-type="string" calcext:value-type="string">
            <text:p>M</text:p>
          </table:table-cell>
          <table:table-cell office:value-type="float" office:value="861462" calcext:value-type="float">
            <text:p>861462</text:p>
          </table:table-cell>
        </table:table-row>
        <table:table-row table:style-name="ro1">
          <table:table-cell office:value-type="string" calcext:value-type="string">
            <text:p>Yüksel</text:p>
          </table:table-cell>
          <table:table-cell office:value-type="string" calcext:value-type="string">
            <text:p>Gülistan</text:p>
          </table:table-cell>
          <table:table-cell table:formula="of:=CONCATENATE([.B730]; &quot; &quot;;[.A730])" office:value-type="string" office:string-value="Gülistan Yüksel" calcext:value-type="string">
            <text:p>Gülistan Yüksel</text:p>
          </table:table-cell>
          <table:table-cell office:value-type="string" calcext:value-type="string">
            <text:p>F</text:p>
          </table:table-cell>
          <table:table-cell office:value-type="float" office:value="858204" calcext:value-type="float">
            <text:p>858204</text:p>
          </table:table-cell>
        </table:table-row>
        <table:table-row table:style-name="ro1">
          <table:table-cell office:value-type="string" calcext:value-type="string">
            <text:p>Zeulner</text:p>
          </table:table-cell>
          <table:table-cell office:value-type="string" calcext:value-type="string">
            <text:p>Emmi</text:p>
          </table:table-cell>
          <table:table-cell table:formula="of:=CONCATENATE([.B731]; &quot; &quot;;[.A731])" office:value-type="string" office:string-value="Emmi Zeulner" calcext:value-type="string">
            <text:p>Emmi Zeulner</text:p>
          </table:table-cell>
          <table:table-cell office:value-type="string" calcext:value-type="string">
            <text:p>F</text:p>
          </table:table-cell>
          <table:table-cell office:value-type="float" office:value="858212" calcext:value-type="float">
            <text:p>858212</text:p>
          </table:table-cell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Kay-Uwe</text:p>
          </table:table-cell>
          <table:table-cell table:formula="of:=CONCATENATE([.B732]; &quot; &quot;;[.A732])" office:value-type="string" office:string-value="Kay-Uwe Ziegler" calcext:value-type="string">
            <text:p>Kay-Uwe Ziegler</text:p>
          </table:table-cell>
          <table:table-cell office:value-type="string" calcext:value-type="string">
            <text:p>M</text:p>
          </table:table-cell>
          <table:table-cell office:value-type="float" office:value="863322" calcext:value-type="float">
            <text:p>863322</text:p>
          </table:table-cell>
        </table:table-row>
        <table:table-row table:style-name="ro1">
          <table:table-cell office:value-type="string" calcext:value-type="string">
            <text:p>Ziemiak</text:p>
          </table:table-cell>
          <table:table-cell office:value-type="string" calcext:value-type="string">
            <text:p>Paul</text:p>
          </table:table-cell>
          <table:table-cell table:formula="of:=CONCATENATE([.B733]; &quot; &quot;;[.A733])" office:value-type="string" office:string-value="Paul Ziemiak" calcext:value-type="string">
            <text:p>Paul Ziemiak</text:p>
          </table:table-cell>
          <table:table-cell office:value-type="string" calcext:value-type="string">
            <text:p>M</text:p>
          </table:table-cell>
          <table:table-cell office:value-type="float" office:value="858210" calcext:value-type="float">
            <text:p>858210</text:p>
          </table:table-cell>
        </table:table-row>
        <table:table-row table:style-name="ro1">
          <table:table-cell office:value-type="string" calcext:value-type="string">
            <text:p>Zierke</text:p>
          </table:table-cell>
          <table:table-cell office:value-type="string" calcext:value-type="string">
            <text:p>Stefan</text:p>
          </table:table-cell>
          <table:table-cell table:formula="of:=CONCATENATE([.B734]; &quot; &quot;;[.A734])" office:value-type="string" office:string-value="Stefan Zierke" calcext:value-type="string">
            <text:p>Stefan Zierke</text:p>
          </table:table-cell>
          <table:table-cell office:value-type="string" calcext:value-type="string">
            <text:p>M</text:p>
          </table:table-cell>
          <table:table-cell office:value-type="float" office:value="858206" calcext:value-type="float">
            <text:p>858206</text:p>
          </table:table-cell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Dr. Jens</text:p>
          </table:table-cell>
          <table:table-cell table:formula="of:=CONCATENATE([.B735]; &quot; &quot;;[.A735])" office:value-type="string" office:string-value="Dr. Jens Zimmermann" calcext:value-type="string">
            <text:p>Dr. Jens Zimmermann</text:p>
          </table:table-cell>
          <table:table-cell office:value-type="string" calcext:value-type="string">
            <text:p>M</text:p>
          </table:table-cell>
          <table:table-cell office:value-type="float" office:value="858214" calcext:value-type="float">
            <text:p>858214</text:p>
          </table:table-cell>
        </table:table-row>
        <table:table-row table:style-name="ro1">
          <table:table-cell office:value-type="string" calcext:value-type="string">
            <text:p>Zippelius</text:p>
          </table:table-cell>
          <table:table-cell office:value-type="string" calcext:value-type="string">
            <text:p>Nicolas</text:p>
          </table:table-cell>
          <table:table-cell table:formula="of:=CONCATENATE([.B736]; &quot; &quot;;[.A736])" office:value-type="string" office:string-value="Nicolas Zippelius" calcext:value-type="string">
            <text:p>Nicolas Zippelius</text:p>
          </table:table-cell>
          <table:table-cell office:value-type="string" calcext:value-type="string">
            <text:p>M</text:p>
          </table:table-cell>
          <table:table-cell office:value-type="float" office:value="861658" calcext:value-type="float">
            <text:p>861658</text:p>
          </table:table-cell>
        </table:table-row>
        <table:table-row table:style-name="ro1">
          <table:table-cell office:value-type="string" calcext:value-type="string">
            <text:p>Zorn</text:p>
          </table:table-cell>
          <table:table-cell office:value-type="string" calcext:value-type="string">
            <text:p>Armand</text:p>
          </table:table-cell>
          <table:table-cell table:formula="of:=CONCATENATE([.B737]; &quot; &quot;;[.A737])" office:value-type="string" office:string-value="Armand Zorn" calcext:value-type="string">
            <text:p>Armand Zorn</text:p>
          </table:table-cell>
          <table:table-cell office:value-type="string" calcext:value-type="string">
            <text:p>M</text:p>
          </table:table-cell>
          <table:table-cell office:value-type="float" office:value="861560" calcext:value-type="float">
            <text:p>861560</text:p>
          </table:table-cell>
        </table:table-row>
        <table:table-row table:style-name="ro1">
          <table:table-cell office:value-type="string" calcext:value-type="string">
            <text:p>Zschau</text:p>
          </table:table-cell>
          <table:table-cell office:value-type="string" calcext:value-type="string">
            <text:p>Katrin</text:p>
          </table:table-cell>
          <table:table-cell table:formula="of:=CONCATENATE([.B738]; &quot; &quot;;[.A738])" office:value-type="string" office:string-value="Katrin Zschau" calcext:value-type="string">
            <text:p>Katrin Zschau</text:p>
          </table:table-cell>
          <table:table-cell office:value-type="string" calcext:value-type="string">
            <text:p>F</text:p>
          </table:table-cell>
          <table:table-cell office:value-type="float" office:value="860826" calcext:value-type="float">
            <text:p>860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1T20:55:57.782340313</dc:date>
    <meta:editing-duration>PT30M28S</meta:editing-duration>
    <meta:editing-cycles>4</meta:editing-cycles>
    <meta:generator>LibreOffice/7.2.3.2$Linux_X86_64 LibreOffice_project/20$Build-2</meta:generator>
    <meta:document-statistic meta:table-count="1" meta:cell-count="3690" meta:object-count="0"/>
  </office:meta>
</office:document-meta>
</file>